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11in"/>
    </style:style>
    <style:style style:name="co2" style:family="table-column">
      <style:table-column-properties fo:break-before="auto" style:column-width="1.0673in"/>
    </style:style>
    <style:style style:name="co3" style:family="table-column">
      <style:table-column-properties fo:break-before="auto" style:column-width="1.3244in"/>
    </style:style>
    <style:style style:name="co4" style:family="table-column">
      <style:table-column-properties fo:break-before="auto" style:column-width="1.0543in"/>
    </style:style>
    <style:style style:name="co5" style:family="table-column">
      <style:table-column-properties fo:break-before="auto" style:column-width="0.9902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0.8744in"/>
    </style:style>
    <style:style style:name="co8" style:family="table-column">
      <style:table-column-properties fo:break-before="auto" style:column-width="0.8228in"/>
    </style:style>
    <style:style style:name="co9" style:family="table-column">
      <style:table-column-properties fo:break-before="auto" style:column-width="0.7839in"/>
    </style:style>
    <style:style style:name="co10" style:family="table-column">
      <style:table-column-properties fo:break-before="auto" style:column-width="0.7717in"/>
    </style:style>
    <style:style style:name="co11" style:family="table-column">
      <style:table-column-properties fo:break-before="auto" style:column-width="0.7972in"/>
    </style:style>
    <style:style style:name="co12" style:family="table-column">
      <style:table-column-properties fo:break-before="auto" style:column-width="0.861in"/>
    </style:style>
    <style:style style:name="co13" style:family="table-column">
      <style:table-column-properties fo:break-before="auto" style:column-width="0.8102in"/>
    </style:style>
    <style:style style:name="co14" style:family="table-column">
      <style:table-column-properties fo:break-before="auto" style:column-width="0.8362in"/>
    </style:style>
    <style:style style:name="co15" style:family="table-column">
      <style:table-column-properties fo:break-before="auto" style:column-width="0.8484in"/>
    </style:style>
    <style:style style:name="co16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_7e_IQ10C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5001" number:language="en" number:country="US">
      <number:number number:decimal-places="0"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Excel_20_Built-in_20_Normal" style:data-style-name="N5001"/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6" style:family="table-cell" style:parent-style-name="Excel_20_Built-in_20_Normal" style:data-style-name="N5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 style:data-style-name="N5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8" style:family="table-cell" style:parent-style-name="Excel_20_Built-in_20_Normal" style:data-style-name="N5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20_Built-in_20_Normal" style:data-style-name="N5001"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 style:data-style-name="N5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 style:data-style-name="N120"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 style:data-style-name="N120"/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6" style:family="table-cell" style:parent-style-name="Excel_20_Built-in_20_Normal" style:data-style-name="N5002"/>
    <style:style style:name="ce17" style:family="table-cell" style:parent-style-name="Excel_20_Built-in_20_Normal"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 style:data-style-name="N12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~IQ10C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2" table:default-cell-style-name="Excel_20_Built-in_20_Normal"/>
        <table:table-column table:style-name="co10" table:default-cell-style-name="Excel_20_Built-in_20_Normal"/>
        <table:table-column table:style-name="co8" table:number-columns-repeated="2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2" table:default-cell-style-name="Excel_20_Built-in_20_Normal"/>
        <table:table-column table:style-name="co15" table:number-columns-repeated="2" table:default-cell-style-name="Excel_20_Built-in_20_Normal"/>
        <table:table-column table:style-name="co11" table:default-cell-style-name="Excel_20_Built-in_20_Normal"/>
        <table:table-column table:style-name="co13" table:default-cell-style-name="Excel_20_Built-in_20_Normal"/>
        <table:table-column table:style-name="co7" table:default-cell-style-name="Excel_20_Built-in_20_Normal"/>
        <table:table-column table:style-name="co16" table:default-cell-style-name="Excel_20_Built-in_20_Normal"/>
        <table:table-column table:style-name="co12" table:default-cell-style-name="Excel_20_Built-in_20_Normal"/>
        <table:table-column table:style-name="co16" table:default-cell-style-name="Excel_20_Built-in_20_Normal"/>
        <table:table-column table:style-name="co1" table:number-columns-repeated="996" table:default-cell-style-name="Excel_20_Built-in_20_Normal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SumAboveBG</text:p>
          </table:table-cell>
          <table:table-cell table:style-name="ce1" office:value-type="string">
            <text:p>Sample name</text:p>
          </table:table-cell>
          <table:table-cell table:style-name="ce1" office:value-type="string">
            <text:p>Blanks</text:p>
          </table:table-cell>
          <table:table-cell table:style-name="ce1"/>
          <table:table-cell table:style-name="ce1" office:value-type="string">
            <text:p>Subtract blanks</text:p>
          </table:table-cell>
          <table:table-cell table:style-name="ce1" office:value-type="string">
            <text:p>Sample name</text:p>
          </table:table-cell>
          <table:table-cell table:style-name="ce1"/>
          <table:table-cell table:style-name="ce2" office:value-type="string">
            <text:p>Re-calculate all the numbers ignoring the contribution of 2-nt product: in calculating abortive probabilities, basically assume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>
            <text:p>RECT- <text:s text:c="2"/>1</text:p>
          </table:table-cell>
          <table:table-cell table:style-name="ce2" office:value-type="float" office:value="15996835.72">
            <text:p>15996836</text:p>
          </table:table-cell>
          <table:table-cell office:value-type="string">
            <text:p>2 nt-N25 (-GreB)</text:p>
          </table:table-cell>
          <table:table-cell table:style-name="ce2" office:value-type="float" office:value="11768335.57">
            <text:p>11768336</text:p>
          </table:table-cell>
          <table:table-cell office:value-type="string">
            <text:p>2 nt-Blank (left)</text:p>
          </table:table-cell>
          <table:table-cell table:style-name="ce2" table:formula="of:=[.B2]-[.D2]" office:value-type="float" office:value="4228500.15">
            <text:p>4228500</text:p>
          </table:table-cell>
          <table:table-cell office:value-type="string">
            <text:p>2 nt-N25 (-GreB)</text:p>
          </table:table-cell>
          <table:table-cell table:style-name="ce2" table:number-columns-repeated="2"/>
          <table:table-cell table:style-name="ce2" office:value-type="string">
            <text:p>that 100% of RNAP comes to the 3rd position.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office:value-type="string">
            <text:p>RECT- <text:s text:c="2"/>2</text:p>
          </table:table-cell>
          <table:table-cell table:style-name="ce2" office:value-type="float" office:value="3205347.89">
            <text:p>3205348</text:p>
          </table:table-cell>
          <table:table-cell office:value-type="string">
            <text:p>3 nt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formula="of:=[.B3]-[.D3]" office:value-type="float" office:value="2892365.28">
            <text:p>2892365</text:p>
          </table:table-cell>
          <table:table-cell office:value-type="string">
            <text:p>3 nt</text:p>
          </table:table-cell>
          <table:table-cell table:style-name="ce2"/>
          <table:table-cell office:value-type="string">
            <text:p>In this set of calculations, the (-GreB) duplicates for each template seem to agree very well.</text:p>
          </table:table-cell>
          <table:table-cell/>
          <table:table-cell table:style-name="ce2" table:number-columns-repeated="2"/>
          <table:table-cell table:number-columns-repeated="1012"/>
        </table:table-row>
        <table:table-row table:style-name="ro1">
          <table:table-cell office:value-type="string">
            <text:p>RECT- <text:s text:c="2"/>3</text:p>
          </table:table-cell>
          <table:table-cell table:style-name="ce2" office:value-type="float" office:value="3397614.24">
            <text:p>3397614</text:p>
          </table:table-cell>
          <table:table-cell office:value-type="string">
            <text:p>4 nt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formula="of:=[.B4]-[.D4]" office:value-type="float" office:value="3283262.35">
            <text:p>3283262</text:p>
          </table:table-cell>
          <table:table-cell office:value-type="string">
            <text:p>4 nt</text:p>
          </table:table-cell>
          <table:table-cell table:style-name="ce2" table:number-columns-repeated="5"/>
          <table:table-cell table:number-columns-repeated="13"/>
          <table:table-cell office:value-type="string">
            <text:p>N25(-GreB)</text:p>
          </table:table-cell>
          <table:table-cell office:value-type="string">
            <text:p>N25(+GreB)</text:p>
          </table:table-cell>
          <table:table-cell office:value-type="string">
            <text:p>N25(-GreB)</text:p>
          </table:table-cell>
          <table:table-cell/>
          <table:table-cell>
            <draw:frame table:end-cell-address="'~IQ10C'.AM27" table:end-x="0.0291in" table:end-y="0.1472in" draw:z-index="5" draw:name="Chart 8" draw:style-name="gr1" svg:width="6.0461in" svg:height="4.2122in" svg:x="0.0913in" svg:y="0.0087in">
              <draw:object draw:notify-on-update-of-ranges="'~IQ10C'.Y7:'~IQ10C'.Y27 '~IQ10C'.Z7:'~IQ10C'.Z27 '~IQ10C'.AA7:'~IQ10C'.AA27 '~IQ10C'.AB7:'~IQ10C'.AB2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994"/>
        </table:table-row>
        <table:table-row table:style-name="ro1">
          <table:table-cell office:value-type="string">
            <text:p>RECT- <text:s text:c="2"/>4</text:p>
          </table:table-cell>
          <table:table-cell table:style-name="ce2" office:value-type="float" office:value="801893.55">
            <text:p>801894</text:p>
          </table:table-cell>
          <table:table-cell office:value-type="string">
            <text:p>5 nt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formula="of:=[.B5]-[.D5]" office:value-type="float" office:value="768428.48">
            <text:p>768428</text:p>
          </table:table-cell>
          <table:table-cell office:value-type="string">
            <text:p>5 nt</text:p>
          </table:table-cell>
          <table:table-cell table:style-name="ce2"/>
          <table:table-cell table:style-name="ce1" office:value-type="string">
            <text:p>RNA (nt)</text:p>
          </table:table-cell>
          <table:table-cell table:style-name="ce8" office:value-type="string">
            <text:p>N25(-GreB)</text:p>
          </table:table-cell>
          <table:table-cell table:style-name="ce12" office:value-type="string">
            <text:p>% Yield</text:p>
          </table:table-cell>
          <table:table-cell table:style-name="ce12" office:value-type="string">
            <text:p>% RNAP</text:p>
          </table:table-cell>
          <table:table-cell table:style-name="ce12" office:value-type="string">
            <text:p>AP</text:p>
          </table:table-cell>
          <table:table-cell table:style-name="ce1" office:value-type="string">
            <text:p>RNA (nt)</text:p>
          </table:table-cell>
          <table:table-cell table:style-name="ce8" office:value-type="string">
            <text:p>N25(+GreB)</text:p>
          </table:table-cell>
          <table:table-cell table:style-name="ce12" office:value-type="string">
            <text:p>% Yield</text:p>
          </table:table-cell>
          <table:table-cell table:style-name="ce12" office:value-type="string">
            <text:p>% RNAP</text:p>
          </table:table-cell>
          <table:table-cell table:style-name="ce12" office:value-type="string">
            <text:p>AP</text:p>
          </table:table-cell>
          <table:table-cell table:style-name="ce1" office:value-type="string">
            <text:p>RNA (nt)</text:p>
          </table:table-cell>
          <table:table-cell table:style-name="ce8" office:value-type="string">
            <text:p>N25(-GreB)</text:p>
          </table:table-cell>
          <table:table-cell table:style-name="ce12" office:value-type="string">
            <text:p>% Yield</text:p>
          </table:table-cell>
          <table:table-cell table:style-name="ce12" office:value-type="string">
            <text:p>% RNAP</text:p>
          </table:table-cell>
          <table:table-cell table:style-name="ce12" office:value-type="string">
            <text:p>AP</text:p>
          </table:table-cell>
          <table:table-cell/>
          <table:table-cell table:style-name="ce1" office:value-type="string">
            <text:p>RNA (nt)</text:p>
          </table:table-cell>
          <table:table-cell table:style-name="ce12" office:value-type="string">
            <text:p>AP</text:p>
          </table:table-cell>
          <table:table-cell table:style-name="ce12" office:value-type="string">
            <text:p>AP</text:p>
          </table:table-cell>
          <table:table-cell table:style-name="ce12" office:value-type="string">
            <text:p>AP</text:p>
          </table:table-cell>
          <table:table-cell table:number-columns-repeated="996"/>
        </table:table-row>
        <table:table-row table:style-name="ro1">
          <table:table-cell office:value-type="string">
            <text:p>RECT- <text:s text:c="2"/>5</text:p>
          </table:table-cell>
          <table:table-cell table:style-name="ce2" office:value-type="float" office:value="1473717.25">
            <text:p>1473717</text:p>
          </table:table-cell>
          <table:table-cell office:value-type="string">
            <text:p>6 nt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formula="of:=[.B6]-[.D6]" office:value-type="float" office:value="1436568.34">
            <text:p>1436568</text:p>
          </table:table-cell>
          <table:table-cell office:value-type="string">
            <text:p>6 nt</text:p>
          </table:table-cell>
          <table:table-cell table:style-name="ce2"/>
          <table:table-cell table:style-name="ce3" office:value-type="float" office:value="2">
            <text:p>2</text:p>
          </table:table-cell>
          <table:table-cell table:style-name="ce9" office:value-type="float" office:value="4228500.15">
            <text:p>4228500</text:p>
          </table:table-cell>
          <table:table-cell table:style-name="ce13" table:formula="of:=[.J6]/[.$J$29]*100" office:value-type="float" office:value="23.5933181051754">
            <text:p>23.6</text:p>
          </table:table-cell>
          <table:table-cell table:style-name="ce13" office:value-type="float" office:value="100">
            <text:p>100.0</text:p>
          </table:table-cell>
          <table:table-cell table:style-name="ce13" table:formula="of:=[.K6]/[.L6]*100" office:value-type="float" office:value="23.5933181051754">
            <text:p>23.6</text:p>
          </table:table-cell>
          <table:table-cell table:style-name="ce3" office:value-type="float" office:value="2">
            <text:p>2</text:p>
          </table:table-cell>
          <table:table-cell table:style-name="ce9" office:value-type="float" office:value="10529768.14">
            <text:p>10529768</text:p>
          </table:table-cell>
          <table:table-cell table:style-name="ce13" table:formula="of:=[.O6]/[.$O$29]*100" office:value-type="float" office:value="68.1854331342579">
            <text:p>68.2</text:p>
          </table:table-cell>
          <table:table-cell table:style-name="ce13" office:value-type="float" office:value="100">
            <text:p>100.0</text:p>
          </table:table-cell>
          <table:table-cell table:style-name="ce13" table:formula="of:=[.P6]/[.Q6]*100" office:value-type="float" office:value="68.1854331342579">
            <text:p>68.2</text:p>
          </table:table-cell>
          <table:table-cell table:style-name="ce3" office:value-type="float" office:value="2">
            <text:p>2</text:p>
          </table:table-cell>
          <table:table-cell table:style-name="ce9" office:value-type="float" office:value="9454479.38">
            <text:p>9454479</text:p>
          </table:table-cell>
          <table:table-cell table:style-name="ce13" table:formula="of:=[.T6]/[.$T$29]*100" office:value-type="float" office:value="53.1614330902691">
            <text:p>53.2</text:p>
          </table:table-cell>
          <table:table-cell table:style-name="ce13" office:value-type="float" office:value="100">
            <text:p>100.0</text:p>
          </table:table-cell>
          <table:table-cell table:style-name="ce13" table:formula="of:=[.U6]/[.V6]*100" office:value-type="float" office:value="53.1614330902691">
            <text:p>53.2</text:p>
          </table:table-cell>
          <table:table-cell/>
          <table:table-cell table:style-name="ce3"/>
          <table:table-cell table:style-name="ce15" table:number-columns-repeated="3"/>
          <table:table-cell table:number-columns-repeated="996"/>
        </table:table-row>
        <table:table-row table:style-name="ro1">
          <table:table-cell office:value-type="string">
            <text:p>RECT- <text:s text:c="2"/>6</text:p>
          </table:table-cell>
          <table:table-cell table:style-name="ce2" office:value-type="float" office:value="538685.38">
            <text:p>538685</text:p>
          </table:table-cell>
          <table:table-cell office:value-type="string">
            <text:p>7 nt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formula="of:=[.B7]-[.D7]" office:value-type="float" office:value="505497.06">
            <text:p>505497</text:p>
          </table:table-cell>
          <table:table-cell office:value-type="string">
            <text:p>7 nt</text:p>
          </table:table-cell>
          <table:table-cell table:style-name="ce2"/>
          <table:table-cell table:style-name="ce4" office:value-type="float" office:value="3">
            <text:p>3</text:p>
          </table:table-cell>
          <table:table-cell table:style-name="ce2" office:value-type="float" office:value="2892365.28">
            <text:p>2892365</text:p>
          </table:table-cell>
          <table:table-cell table:style-name="ce14" table:formula="of:=[.J7]/[.$J$29]*100" office:value-type="float" office:value="16.138226725002">
            <text:p>16.1</text:p>
          </table:table-cell>
          <table:table-cell table:style-name="ce14" office:value-type="float" office:value="100">
            <text:p>100.0</text:p>
          </table:table-cell>
          <table:table-cell table:style-name="ce14" table:formula="of:=[.K7]/[.L7]*100" office:value-type="float" office:value="16.138226725002">
            <text:p>16.1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2376820.41">
            <text:p>2376820</text:p>
          </table:table-cell>
          <table:table-cell table:style-name="ce14" table:formula="of:=[.O7]/[.$O$29]*100" office:value-type="float" office:value="15.3910824040418">
            <text:p>15.4</text:p>
          </table:table-cell>
          <table:table-cell table:style-name="ce14" office:value-type="float" office:value="100">
            <text:p>100.0</text:p>
          </table:table-cell>
          <table:table-cell table:style-name="ce14" table:formula="of:=[.P7]/[.Q7]*100" office:value-type="float" office:value="15.3910824040418">
            <text:p>15.4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2858744.27">
            <text:p>2858744</text:p>
          </table:table-cell>
          <table:table-cell table:style-name="ce14" table:formula="of:=[.T7]/[.$T$29]*100" office:value-type="float" office:value="16.0743850743683">
            <text:p>16.1</text:p>
          </table:table-cell>
          <table:table-cell table:style-name="ce14" office:value-type="float" office:value="100">
            <text:p>100.0</text:p>
          </table:table-cell>
          <table:table-cell table:style-name="ce14" table:formula="of:=[.U7]/[.V7]*100" office:value-type="float" office:value="16.0743850743683">
            <text:p>16.1</text:p>
          </table:table-cell>
          <table:table-cell/>
          <table:table-cell table:style-name="ce4" office:value-type="float" office:value="3">
            <text:p>3</text:p>
          </table:table-cell>
          <table:table-cell table:style-name="ce18" office:value-type="float" office:value="16.138226725002">
            <text:p>16.1</text:p>
          </table:table-cell>
          <table:table-cell table:style-name="ce18" office:value-type="float" office:value="15.3910824040418">
            <text:p>15.4</text:p>
          </table:table-cell>
          <table:table-cell table:style-name="ce18" office:value-type="float" office:value="16.0743850743683">
            <text:p>16.1</text:p>
          </table:table-cell>
          <table:table-cell table:number-columns-repeated="996"/>
        </table:table-row>
        <table:table-row table:style-name="ro1">
          <table:table-cell office:value-type="string">
            <text:p>RECT- <text:s text:c="2"/>7</text:p>
          </table:table-cell>
          <table:table-cell table:style-name="ce2" office:value-type="float" office:value="2675609.32">
            <text:p>2675609</text:p>
          </table:table-cell>
          <table:table-cell office:value-type="string">
            <text:p>8 nt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formula="of:=[.B8]-[.D8]" office:value-type="float" office:value="2644652.97">
            <text:p>2644653</text:p>
          </table:table-cell>
          <table:table-cell office:value-type="string">
            <text:p>8 nt</text:p>
          </table:table-cell>
          <table:table-cell table:style-name="ce2"/>
          <table:table-cell table:style-name="ce4" office:value-type="float" office:value="4">
            <text:p>4</text:p>
          </table:table-cell>
          <table:table-cell table:style-name="ce2" office:value-type="float" office:value="3283262.35">
            <text:p>3283262</text:p>
          </table:table-cell>
          <table:table-cell table:style-name="ce14" table:formula="of:=[.J8]/[.$J$29]*100" office:value-type="float" office:value="18.3192740447924">
            <text:p>18.3</text:p>
          </table:table-cell>
          <table:table-cell table:style-name="ce14" office:value-type="float" office:value="83.9">
            <text:p>83.9</text:p>
          </table:table-cell>
          <table:table-cell table:style-name="ce14" table:formula="of:=[.K8]/[.L8]*100" office:value-type="float" office:value="21.8346532119099">
            <text:p>21.8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3040502.34">
            <text:p>3040502</text:p>
          </table:table-cell>
          <table:table-cell table:style-name="ce14" table:formula="of:=[.O8]/[.$O$29]*100" office:value-type="float" office:value="19.688749670667">
            <text:p>19.7</text:p>
          </table:table-cell>
          <table:table-cell table:style-name="ce14" office:value-type="float" office:value="84.6">
            <text:p>84.6</text:p>
          </table:table-cell>
          <table:table-cell table:style-name="ce14" table:formula="of:=[.P8]/[.Q8]*100" office:value-type="float" office:value="23.2727537478333">
            <text:p>23.3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3264097.48">
            <text:p>3264097</text:p>
          </table:table-cell>
          <table:table-cell table:style-name="ce14" table:formula="of:=[.T8]/[.$T$29]*100" office:value-type="float" office:value="18.3536388212141">
            <text:p>18.4</text:p>
          </table:table-cell>
          <table:table-cell table:style-name="ce14" office:value-type="float" office:value="83.9">
            <text:p>83.9</text:p>
          </table:table-cell>
          <table:table-cell table:style-name="ce14" table:formula="of:=[.U8]/[.V8]*100" office:value-type="float" office:value="21.8756124209941">
            <text:p>21.9</text:p>
          </table:table-cell>
          <table:table-cell/>
          <table:table-cell table:style-name="ce4" office:value-type="float" office:value="4">
            <text:p>4</text:p>
          </table:table-cell>
          <table:table-cell table:style-name="ce18" office:value-type="float" office:value="21.8346532119099">
            <text:p>21.8</text:p>
          </table:table-cell>
          <table:table-cell table:style-name="ce18" office:value-type="float" office:value="23.2727537478333">
            <text:p>23.3</text:p>
          </table:table-cell>
          <table:table-cell table:style-name="ce18" office:value-type="float" office:value="21.8756124209941">
            <text:p>21.9</text:p>
          </table:table-cell>
          <table:table-cell table:number-columns-repeated="996"/>
        </table:table-row>
        <table:table-row table:style-name="ro1">
          <table:table-cell office:value-type="string">
            <text:p>RECT- <text:s text:c="2"/>8</text:p>
          </table:table-cell>
          <table:table-cell table:style-name="ce2" office:value-type="float" office:value="1509527.39">
            <text:p>1509527</text:p>
          </table:table-cell>
          <table:table-cell office:value-type="string">
            <text:p>9 nt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formula="of:=[.B9]-[.D9]" office:value-type="float" office:value="1474105.86">
            <text:p>1474106</text:p>
          </table:table-cell>
          <table:table-cell office:value-type="string">
            <text:p>9 nt</text:p>
          </table:table-cell>
          <table:table-cell table:style-name="ce2"/>
          <table:table-cell table:style-name="ce4" office:value-type="float" office:value="5">
            <text:p>5</text:p>
          </table:table-cell>
          <table:table-cell table:style-name="ce2" office:value-type="float" office:value="768428.48">
            <text:p>768428</text:p>
          </table:table-cell>
          <table:table-cell table:style-name="ce14" table:formula="of:=[.J9]/[.$J$29]*100" office:value-type="float" office:value="4.28751967047144">
            <text:p>4.3</text:p>
          </table:table-cell>
          <table:table-cell table:style-name="ce14" office:value-type="float" office:value="65.6">
            <text:p>65.6</text:p>
          </table:table-cell>
          <table:table-cell table:style-name="ce14" table:formula="of:=[.K9]/[.L9]*100" office:value-type="float" office:value="6.53585315620647">
            <text:p>6.5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412021.53">
            <text:p>412022</text:p>
          </table:table-cell>
          <table:table-cell table:style-name="ce14" table:formula="of:=[.O9]/[.$O$29]*100" office:value-type="float" office:value="2.6680422693229">
            <text:p>2.7</text:p>
          </table:table-cell>
          <table:table-cell table:style-name="ce14" office:value-type="float" office:value="64.9">
            <text:p>64.9</text:p>
          </table:table-cell>
          <table:table-cell table:style-name="ce14" table:formula="of:=[.P9]/[.Q9]*100" office:value-type="float" office:value="4.11100503747751">
            <text:p>4.1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779989.45">
            <text:p>779989</text:p>
          </table:table-cell>
          <table:table-cell table:style-name="ce14" table:formula="of:=[.T9]/[.$T$29]*100" office:value-type="float" office:value="4.38578955970929">
            <text:p>4.4</text:p>
          </table:table-cell>
          <table:table-cell table:style-name="ce14" office:value-type="float" office:value="65.5">
            <text:p>65.5</text:p>
          </table:table-cell>
          <table:table-cell table:style-name="ce14" table:formula="of:=[.U9]/[.V9]*100" office:value-type="float" office:value="6.69586192322029">
            <text:p>6.7</text:p>
          </table:table-cell>
          <table:table-cell/>
          <table:table-cell table:style-name="ce4" office:value-type="float" office:value="5">
            <text:p>5</text:p>
          </table:table-cell>
          <table:table-cell table:style-name="ce18" office:value-type="float" office:value="6.53585315620647">
            <text:p>6.5</text:p>
          </table:table-cell>
          <table:table-cell table:style-name="ce18" office:value-type="float" office:value="4.11100503747751">
            <text:p>4.1</text:p>
          </table:table-cell>
          <table:table-cell table:style-name="ce18" office:value-type="float" office:value="6.69586192322029">
            <text:p>6.7</text:p>
          </table:table-cell>
          <table:table-cell table:number-columns-repeated="996"/>
        </table:table-row>
        <table:table-row table:style-name="ro1">
          <table:table-cell office:value-type="string">
            <text:p>RECT- <text:s text:c="2"/>9</text:p>
          </table:table-cell>
          <table:table-cell table:style-name="ce2" office:value-type="float" office:value="791676.74">
            <text:p>791677</text:p>
          </table:table-cell>
          <table:table-cell office:value-type="string">
            <text:p>10 nt</text:p>
          </table:table-cell>
          <table:table-cell table:style-name="ce2" office:value-type="float" office:value="29668.24">
            <text:p>29668</text:p>
          </table:table-cell>
          <table:table-cell office:value-type="string">
            <text:p>10 nt</text:p>
          </table:table-cell>
          <table:table-cell table:style-name="ce2" table:formula="of:=[.B10]-[.D10]" office:value-type="float" office:value="762008.5">
            <text:p>762009</text:p>
          </table:table-cell>
          <table:table-cell office:value-type="string">
            <text:p>10 nt</text:p>
          </table:table-cell>
          <table:table-cell table:style-name="ce2"/>
          <table:table-cell table:style-name="ce4" office:value-type="float" office:value="6">
            <text:p>6</text:p>
          </table:table-cell>
          <table:table-cell table:style-name="ce2" office:value-type="float" office:value="1436568.34">
            <text:p>1436568</text:p>
          </table:table-cell>
          <table:table-cell table:style-name="ce14" table:formula="of:=[.J10]/[.$J$29]*100" office:value-type="float" office:value="8.01546946272281">
            <text:p>8.0</text:p>
          </table:table-cell>
          <table:table-cell table:style-name="ce14" office:value-type="float" office:value="61.3">
            <text:p>61.3</text:p>
          </table:table-cell>
          <table:table-cell table:style-name="ce14" table:formula="of:=[.K10]/[.L10]*100" office:value-type="float" office:value="13.0758066276065">
            <text:p>13.1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9776.07">
            <text:p>269776</text:p>
          </table:table-cell>
          <table:table-cell table:style-name="ce14" table:formula="of:=[.O10]/[.$O$29]*100" office:value-type="float" office:value="1.74693287996823">
            <text:p>1.7</text:p>
          </table:table-cell>
          <table:table-cell table:style-name="ce14" office:value-type="float" office:value="62.2">
            <text:p>62.2</text:p>
          </table:table-cell>
          <table:table-cell table:style-name="ce14" table:formula="of:=[.P10]/[.Q10]*100" office:value-type="float" office:value="2.80857376200679">
            <text:p>2.8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1481147.49">
            <text:p>1481147</text:p>
          </table:table-cell>
          <table:table-cell table:style-name="ce14" table:formula="of:=[.T10]/[.$T$29]*100" office:value-type="float" office:value="8.32831931000044">
            <text:p>8.3</text:p>
          </table:table-cell>
          <table:table-cell table:style-name="ce14" office:value-type="float" office:value="61.12">
            <text:p>61.1</text:p>
          </table:table-cell>
          <table:table-cell table:style-name="ce14" table:formula="of:=[.U10]/[.V10]*100" office:value-type="float" office:value="13.6261768815452">
            <text:p>13.6</text:p>
          </table:table-cell>
          <table:table-cell/>
          <table:table-cell table:style-name="ce4" office:value-type="float" office:value="6">
            <text:p>6</text:p>
          </table:table-cell>
          <table:table-cell table:style-name="ce18" office:value-type="float" office:value="13.0758066276065">
            <text:p>13.1</text:p>
          </table:table-cell>
          <table:table-cell table:style-name="ce18" office:value-type="float" office:value="2.80857376200679">
            <text:p>2.8</text:p>
          </table:table-cell>
          <table:table-cell table:style-name="ce18" office:value-type="float" office:value="13.6261768815452">
            <text:p>13.6</text:p>
          </table:table-cell>
          <table:table-cell table:number-columns-repeated="996"/>
        </table:table-row>
        <table:table-row table:style-name="ro1">
          <table:table-cell office:value-type="string">
            <text:p>RECT- <text:s/>10</text:p>
          </table:table-cell>
          <table:table-cell table:style-name="ce2" office:value-type="float" office:value="263414.03">
            <text:p>263414</text:p>
          </table:table-cell>
          <table:table-cell office:value-type="string">
            <text:p>11 nt</text:p>
          </table:table-cell>
          <table:table-cell table:style-name="ce2" office:value-type="float" office:value="24956.48">
            <text:p>24956</text:p>
          </table:table-cell>
          <table:table-cell office:value-type="string">
            <text:p>11 nt</text:p>
          </table:table-cell>
          <table:table-cell table:style-name="ce2" table:formula="of:=[.B11]-[.D11]" office:value-type="float" office:value="238457.55">
            <text:p>238458</text:p>
          </table:table-cell>
          <table:table-cell office:value-type="string">
            <text:p>11 nt</text:p>
          </table:table-cell>
          <table:table-cell table:style-name="ce2"/>
          <table:table-cell table:style-name="ce4" office:value-type="float" office:value="7">
            <text:p>7</text:p>
          </table:table-cell>
          <table:table-cell table:style-name="ce2" office:value-type="float" office:value="505497.06">
            <text:p>505497</text:p>
          </table:table-cell>
          <table:table-cell table:style-name="ce14" table:formula="of:=[.J11]/[.$J$29]*100" office:value-type="float" office:value="2.82046884586511">
            <text:p>2.8</text:p>
          </table:table-cell>
          <table:table-cell table:style-name="ce14" office:value-type="float" office:value="53.3">
            <text:p>53.3</text:p>
          </table:table-cell>
          <table:table-cell table:style-name="ce14" table:formula="of:=[.K11]/[.L11]*100" office:value-type="float" office:value="5.29168638999083">
            <text:p>5.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59893.06">
            <text:p>59893</text:p>
          </table:table-cell>
          <table:table-cell table:style-name="ce14" table:formula="of:=[.O11]/[.$O$29]*100" office:value-type="float" office:value="0.387837052396492">
            <text:p>0.4</text:p>
          </table:table-cell>
          <table:table-cell table:style-name="ce14" office:value-type="float" office:value="60.5">
            <text:p>60.5</text:p>
          </table:table-cell>
          <table:table-cell table:style-name="ce14" table:formula="of:=[.P11]/[.Q11]*100" office:value-type="float" office:value="0.641052979167756">
            <text:p>0.6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525623.55">
            <text:p>525624</text:p>
          </table:table-cell>
          <table:table-cell table:style-name="ce14" table:formula="of:=[.T11]/[.$T$29]*100" office:value-type="float" office:value="2.9555198187967">
            <text:p>3.0</text:p>
          </table:table-cell>
          <table:table-cell table:style-name="ce14" office:value-type="float" office:value="52.8">
            <text:p>52.8</text:p>
          </table:table-cell>
          <table:table-cell table:style-name="ce14" table:formula="of:=[.U11]/[.V11]*100" office:value-type="float" office:value="5.59757541438768">
            <text:p>5.6</text:p>
          </table:table-cell>
          <table:table-cell/>
          <table:table-cell table:style-name="ce4" office:value-type="float" office:value="7">
            <text:p>7</text:p>
          </table:table-cell>
          <table:table-cell table:style-name="ce18" office:value-type="float" office:value="5.29168638999083">
            <text:p>5.3</text:p>
          </table:table-cell>
          <table:table-cell table:style-name="ce18" office:value-type="float" office:value="0.641052979167756">
            <text:p>0.6</text:p>
          </table:table-cell>
          <table:table-cell table:style-name="ce18" office:value-type="float" office:value="5.59757541438768">
            <text:p>5.6</text:p>
          </table:table-cell>
          <table:table-cell table:number-columns-repeated="996"/>
        </table:table-row>
        <table:table-row table:style-name="ro1">
          <table:table-cell office:value-type="string">
            <text:p>RECT- <text:s/>11</text:p>
          </table:table-cell>
          <table:table-cell table:style-name="ce2" office:value-type="float" office:value="105726.19">
            <text:p>105726</text:p>
          </table:table-cell>
          <table:table-cell office:value-type="string">
            <text:p>12 nt</text:p>
          </table:table-cell>
          <table:table-cell table:style-name="ce2" office:value-type="float" office:value="23159.54">
            <text:p>23160</text:p>
          </table:table-cell>
          <table:table-cell office:value-type="string">
            <text:p>12 nt</text:p>
          </table:table-cell>
          <table:table-cell table:style-name="ce2" table:formula="of:=[.B12]-[.D12]" office:value-type="float" office:value="82566.65">
            <text:p>82567</text:p>
          </table:table-cell>
          <table:table-cell office:value-type="string">
            <text:p>12 nt</text:p>
          </table:table-cell>
          <table:table-cell table:style-name="ce2"/>
          <table:table-cell table:style-name="ce4" office:value-type="float" office:value="8">
            <text:p>8</text:p>
          </table:table-cell>
          <table:table-cell table:style-name="ce2" office:value-type="float" office:value="2644652.97">
            <text:p>2644653</text:p>
          </table:table-cell>
          <table:table-cell table:style-name="ce14" table:formula="of:=[.J12]/[.$J$29]*100" office:value-type="float" office:value="14.7560923697749">
            <text:p>14.8</text:p>
          </table:table-cell>
          <table:table-cell table:style-name="ce14" office:value-type="float" office:value="50.5">
            <text:p>50.5</text:p>
          </table:table-cell>
          <table:table-cell table:style-name="ce14" table:formula="of:=[.K12]/[.L12]*100" office:value-type="float" office:value="29.2199848906434">
            <text:p>29.2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291891.44">
            <text:p>291891</text:p>
          </table:table-cell>
          <table:table-cell table:style-name="ce14" table:formula="of:=[.O12]/[.$O$29]*100" office:value-type="float" office:value="1.89014078942314">
            <text:p>1.9</text:p>
          </table:table-cell>
          <table:table-cell table:style-name="ce14" office:value-type="float" office:value="60.1">
            <text:p>60.1</text:p>
          </table:table-cell>
          <table:table-cell table:style-name="ce14" table:formula="of:=[.P12]/[.Q12]*100" office:value-type="float" office:value="3.14499299404849">
            <text:p>3.1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2686575.47">
            <text:p>2686575</text:p>
          </table:table-cell>
          <table:table-cell table:style-name="ce14" table:formula="of:=[.T12]/[.$T$29]*100" office:value-type="float" office:value="15.1063000245671">
            <text:p>15.1</text:p>
          </table:table-cell>
          <table:table-cell table:style-name="ce14" office:value-type="float" office:value="49.8">
            <text:p>49.8</text:p>
          </table:table-cell>
          <table:table-cell table:style-name="ce14" table:formula="of:=[.U12]/[.V12]*100" office:value-type="float" office:value="30.3339357923034">
            <text:p>30.3</text:p>
          </table:table-cell>
          <table:table-cell/>
          <table:table-cell table:style-name="ce4" office:value-type="float" office:value="8">
            <text:p>8</text:p>
          </table:table-cell>
          <table:table-cell table:style-name="ce18" office:value-type="float" office:value="29.2199848906434">
            <text:p>29.2</text:p>
          </table:table-cell>
          <table:table-cell table:style-name="ce18" office:value-type="float" office:value="3.14499299404849">
            <text:p>3.1</text:p>
          </table:table-cell>
          <table:table-cell table:style-name="ce18" office:value-type="float" office:value="30.3339357923034">
            <text:p>30.3</text:p>
          </table:table-cell>
          <table:table-cell table:number-columns-repeated="996"/>
        </table:table-row>
        <table:table-row table:style-name="ro1">
          <table:table-cell office:value-type="string">
            <text:p>RECT- <text:s/>12</text:p>
          </table:table-cell>
          <table:table-cell table:style-name="ce2" office:value-type="float" office:value="95848.49">
            <text:p>95848</text:p>
          </table:table-cell>
          <table:table-cell office:value-type="string">
            <text:p>13 nt</text:p>
          </table:table-cell>
          <table:table-cell table:style-name="ce2" office:value-type="float" office:value="23497.97">
            <text:p>23498</text:p>
          </table:table-cell>
          <table:table-cell office:value-type="string">
            <text:p>13 nt</text:p>
          </table:table-cell>
          <table:table-cell table:style-name="ce2" table:formula="of:=[.B13]-[.D13]" office:value-type="float" office:value="72350.52">
            <text:p>72351</text:p>
          </table:table-cell>
          <table:table-cell office:value-type="string">
            <text:p>13 nt</text:p>
          </table:table-cell>
          <table:table-cell table:style-name="ce2"/>
          <table:table-cell table:style-name="ce4" office:value-type="float" office:value="9">
            <text:p>9</text:p>
          </table:table-cell>
          <table:table-cell table:style-name="ce2" office:value-type="float" office:value="1474105.86">
            <text:p>1474106</text:p>
          </table:table-cell>
          <table:table-cell table:style-name="ce14" table:formula="of:=[.J13]/[.$J$29]*100" office:value-type="float" office:value="8.22491361994707">
            <text:p>8.2</text:p>
          </table:table-cell>
          <table:table-cell table:style-name="ce14" office:value-type="float" office:value="35.7">
            <text:p>35.7</text:p>
          </table:table-cell>
          <table:table-cell table:style-name="ce14" table:formula="of:=[.K13]/[.L13]*100" office:value-type="float" office:value="23.0389737253419">
            <text:p>23.0</text:p>
          </table:table-cell>
          <table:table-cell table:style-name="ce4" office:value-type="float" office:value="9">
            <text:p>9</text:p>
          </table:table-cell>
          <table:table-cell table:style-name="ce2" office:value-type="float" office:value="87090.73">
            <text:p>87091</text:p>
          </table:table-cell>
          <table:table-cell table:style-name="ce14" table:formula="of:=[.O13]/[.$O$29]*100" office:value-type="float" office:value="0.563955356668348">
            <text:p>0.6</text:p>
          </table:table-cell>
          <table:table-cell table:style-name="ce14" office:value-type="float" office:value="58.2">
            <text:p>58.2</text:p>
          </table:table-cell>
          <table:table-cell table:style-name="ce14" table:formula="of:=[.P13]/[.Q13]*100" office:value-type="float" office:value="0.968995458193037">
            <text:p>1.0</text:p>
          </table:table-cell>
          <table:table-cell table:style-name="ce4" office:value-type="float" office:value="9">
            <text:p>9</text:p>
          </table:table-cell>
          <table:table-cell table:style-name="ce2" office:value-type="float" office:value="1508647.98">
            <text:p>1508648</text:p>
          </table:table-cell>
          <table:table-cell table:style-name="ce14" table:formula="of:=[.T13]/[.$T$29]*100" office:value-type="float" office:value="8.48295135268883">
            <text:p>8.5</text:p>
          </table:table-cell>
          <table:table-cell table:style-name="ce14" office:value-type="float" office:value="34.7">
            <text:p>34.7</text:p>
          </table:table-cell>
          <table:table-cell table:style-name="ce14" table:formula="of:=[.U13]/[.V13]*100" office:value-type="float" office:value="24.4465456849822">
            <text:p>24.4</text:p>
          </table:table-cell>
          <table:table-cell/>
          <table:table-cell table:style-name="ce4" office:value-type="float" office:value="9">
            <text:p>9</text:p>
          </table:table-cell>
          <table:table-cell table:style-name="ce18" office:value-type="float" office:value="23.0389737253419">
            <text:p>23.0</text:p>
          </table:table-cell>
          <table:table-cell table:style-name="ce18" office:value-type="float" office:value="0.968995458193038">
            <text:p>1.0</text:p>
          </table:table-cell>
          <table:table-cell table:style-name="ce18" office:value-type="float" office:value="24.4465456849822">
            <text:p>24.4</text:p>
          </table:table-cell>
          <table:table-cell table:number-columns-repeated="996"/>
        </table:table-row>
        <table:table-row table:style-name="ro1">
          <table:table-cell office:value-type="string">
            <text:p>RECT- <text:s/>13</text:p>
          </table:table-cell>
          <table:table-cell table:style-name="ce2" office:value-type="float" office:value="115174.28">
            <text:p>115174</text:p>
          </table:table-cell>
          <table:table-cell office:value-type="string">
            <text:p>14 nt</text:p>
          </table:table-cell>
          <table:table-cell table:style-name="ce2" office:value-type="float" office:value="24268.84">
            <text:p>24269</text:p>
          </table:table-cell>
          <table:table-cell office:value-type="string">
            <text:p>14 nt</text:p>
          </table:table-cell>
          <table:table-cell table:style-name="ce2" table:formula="of:=[.B14]-[.D14]" office:value-type="float" office:value="90905.44">
            <text:p>90905</text:p>
          </table:table-cell>
          <table:table-cell office:value-type="string">
            <text:p>14 nt</text:p>
          </table:table-cell>
          <table:table-cell table:style-name="ce2"/>
          <table:table-cell table:style-name="ce4" office:value-type="float" office:value="10">
            <text:p>10</text:p>
          </table:table-cell>
          <table:table-cell table:style-name="ce2" office:value-type="float" office:value="762008.5">
            <text:p>762009</text:p>
          </table:table-cell>
          <table:table-cell table:style-name="ce14" table:formula="of:=[.J14]/[.$J$29]*100" office:value-type="float" office:value="4.25169878245069">
            <text:p>4.3</text:p>
          </table:table-cell>
          <table:table-cell table:style-name="ce14" office:value-type="float" office:value="27.5">
            <text:p>27.5</text:p>
          </table:table-cell>
          <table:table-cell table:style-name="ce14" table:formula="of:=[.K14]/[.L14]*100" office:value-type="float" office:value="15.4607228452753">
            <text:p>15.5</text:p>
          </table:table-cell>
          <table:table-cell table:style-name="ce4" office:value-type="float" office:value="10">
            <text:p>10</text:p>
          </table:table-cell>
          <table:table-cell table:style-name="ce2" office:value-type="float" office:value="42404.13">
            <text:p>42404</text:p>
          </table:table-cell>
          <table:table-cell table:style-name="ce14" table:formula="of:=[.O14]/[.$O$29]*100" office:value-type="float" office:value="0.274587619811672">
            <text:p>0.3</text:p>
          </table:table-cell>
          <table:table-cell table:style-name="ce14" office:value-type="float" office:value="57.6">
            <text:p>57.6</text:p>
          </table:table-cell>
          <table:table-cell table:style-name="ce14" table:formula="of:=[.P14]/[.Q14]*100" office:value-type="float" office:value="0.476714617728598">
            <text:p>0.5</text:p>
          </table:table-cell>
          <table:table-cell table:style-name="ce4" office:value-type="float" office:value="10">
            <text:p>10</text:p>
          </table:table-cell>
          <table:table-cell table:style-name="ce2" office:value-type="float" office:value="783355.88">
            <text:p>783356</text:p>
          </table:table-cell>
          <table:table-cell table:style-name="ce14" table:formula="of:=[.T14]/[.$T$29]*100" office:value-type="float" office:value="4.40471860233608">
            <text:p>4.4</text:p>
          </table:table-cell>
          <table:table-cell table:style-name="ce14" office:value-type="float" office:value="26.2">
            <text:p>26.2</text:p>
          </table:table-cell>
          <table:table-cell table:style-name="ce14" table:formula="of:=[.U14]/[.V14]*100" office:value-type="float" office:value="16.8119030623514">
            <text:p>16.8</text:p>
          </table:table-cell>
          <table:table-cell/>
          <table:table-cell table:style-name="ce4" office:value-type="float" office:value="10">
            <text:p>10</text:p>
          </table:table-cell>
          <table:table-cell table:style-name="ce18" office:value-type="float" office:value="15.4607228452753">
            <text:p>15.5</text:p>
          </table:table-cell>
          <table:table-cell table:style-name="ce18" office:value-type="float" office:value="0.476714617728598">
            <text:p>0.5</text:p>
          </table:table-cell>
          <table:table-cell table:style-name="ce18" office:value-type="float" office:value="16.8119030623514">
            <text:p>16.8</text:p>
          </table:table-cell>
          <table:table-cell table:number-columns-repeated="996"/>
        </table:table-row>
        <table:table-row table:style-name="ro1">
          <table:table-cell office:value-type="string">
            <text:p>RECT- <text:s/>14</text:p>
          </table:table-cell>
          <table:table-cell table:style-name="ce2" office:value-type="float" office:value="69047.52">
            <text:p>69048</text:p>
          </table:table-cell>
          <table:table-cell office:value-type="string">
            <text:p>15 nt</text:p>
          </table:table-cell>
          <table:table-cell table:style-name="ce2" office:value-type="float" office:value="22989.38">
            <text:p>22989</text:p>
          </table:table-cell>
          <table:table-cell office:value-type="string">
            <text:p>15 nt</text:p>
          </table:table-cell>
          <table:table-cell table:style-name="ce2" table:formula="of:=[.B15]-[.D15]" office:value-type="float" office:value="46058.14">
            <text:p>46058</text:p>
          </table:table-cell>
          <table:table-cell office:value-type="string">
            <text:p>15 nt</text:p>
          </table:table-cell>
          <table:table-cell table:style-name="ce2"/>
          <table:table-cell table:style-name="ce4" office:value-type="float" office:value="11">
            <text:p>11</text:p>
          </table:table-cell>
          <table:table-cell table:style-name="ce2" office:value-type="float" office:value="238457.55">
            <text:p>238458</text:p>
          </table:table-cell>
          <table:table-cell table:style-name="ce14" table:formula="of:=[.J15]/[.$J$29]*100" office:value-type="float" office:value="1.33049654301911">
            <text:p>1.3</text:p>
          </table:table-cell>
          <table:table-cell table:style-name="ce14" office:value-type="float" office:value="23.2">
            <text:p>23.2</text:p>
          </table:table-cell>
          <table:table-cell table:style-name="ce14" table:formula="of:=[.K15]/[.L15]*100" office:value-type="float" office:value="5.73489889232374">
            <text:p>5.7</text:p>
          </table:table-cell>
          <table:table-cell table:style-name="ce4" office:value-type="float" office:value="11">
            <text:p>11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1">
            <text:p>11</text:p>
          </table:table-cell>
          <table:table-cell table:style-name="ce2" office:value-type="float" office:value="246625.01">
            <text:p>246625</text:p>
          </table:table-cell>
          <table:table-cell table:style-name="ce14" table:formula="of:=[.T15]/[.$T$29]*100" office:value-type="float" office:value="1.38674362072615">
            <text:p>1.4</text:p>
          </table:table-cell>
          <table:table-cell table:style-name="ce14" office:value-type="float" office:value="21.8">
            <text:p>21.8</text:p>
          </table:table-cell>
          <table:table-cell table:style-name="ce14" table:formula="of:=[.U15]/[.V15]*100" office:value-type="float" office:value="6.36120926938602">
            <text:p>6.4</text:p>
          </table:table-cell>
          <table:table-cell/>
          <table:table-cell table:style-name="ce4" office:value-type="float" office:value="11">
            <text:p>11</text:p>
          </table:table-cell>
          <table:table-cell table:style-name="ce18" office:value-type="float" office:value="5.73489889232374">
            <text:p>5.7</text:p>
          </table:table-cell>
          <table:table-cell table:style-name="ce18"/>
          <table:table-cell table:style-name="ce18" office:value-type="float" office:value="6.36120926938602">
            <text:p>6.4</text:p>
          </table:table-cell>
          <table:table-cell table:number-columns-repeated="996"/>
        </table:table-row>
        <table:table-row table:style-name="ro1">
          <table:table-cell office:value-type="string">
            <text:p>RECT- <text:s/>15</text:p>
          </table:table-cell>
          <table:table-cell table:style-name="ce2" office:value-type="float" office:value="22298103.71">
            <text:p>22298104</text:p>
          </table:table-cell>
          <table:table-cell office:value-type="string">
            <text:p>2 nt-N25 (+GreB)</text:p>
          </table:table-cell>
          <table:table-cell table:style-name="ce2" office:value-type="float" office:value="11768335.57">
            <text:p>11768336</text:p>
          </table:table-cell>
          <table:table-cell office:value-type="string">
            <text:p>2 nt-Blank (left)</text:p>
          </table:table-cell>
          <table:table-cell table:style-name="ce2" table:formula="of:=[.B16]-[.D16]" office:value-type="float" office:value="10529768.14">
            <text:p>10529768</text:p>
          </table:table-cell>
          <table:table-cell office:value-type="string">
            <text:p>2 nt-N25 (+GreB)</text:p>
          </table:table-cell>
          <table:table-cell table:style-name="ce2"/>
          <table:table-cell table:style-name="ce4" office:value-type="float" office:value="12">
            <text:p>12</text:p>
          </table:table-cell>
          <table:table-cell table:style-name="ce2" office:value-type="float" office:value="82566.65">
            <text:p>82567</text:p>
          </table:table-cell>
          <table:table-cell table:style-name="ce14" table:formula="of:=[.J16]/[.$J$29]*100" office:value-type="float" office:value="0.460688463811142">
            <text:p>0.5</text:p>
          </table:table-cell>
          <table:table-cell table:style-name="ce14" office:value-type="float" office:value="21.9">
            <text:p>21.9</text:p>
          </table:table-cell>
          <table:table-cell table:style-name="ce14" table:formula="of:=[.K16]/[.L16]*100" office:value-type="float" office:value="2.10360029137508">
            <text:p>2.1</text:p>
          </table:table-cell>
          <table:table-cell table:style-name="ce4" office:value-type="float" office:value="12">
            <text:p>12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2">
            <text:p>12</text:p>
          </table:table-cell>
          <table:table-cell table:style-name="ce2" office:value-type="float" office:value="68108.44">
            <text:p>68108</text:p>
          </table:table-cell>
          <table:table-cell table:style-name="ce14" table:formula="of:=[.T16]/[.$T$29]*100" office:value-type="float" office:value="0.382965801755507">
            <text:p>0.4</text:p>
          </table:table-cell>
          <table:table-cell table:style-name="ce14" office:value-type="float" office:value="20.4">
            <text:p>20.4</text:p>
          </table:table-cell>
          <table:table-cell table:style-name="ce14" table:formula="of:=[.U16]/[.V16]*100" office:value-type="float" office:value="1.87728334193876">
            <text:p>1.9</text:p>
          </table:table-cell>
          <table:table-cell/>
          <table:table-cell table:style-name="ce4" office:value-type="float" office:value="12">
            <text:p>12</text:p>
          </table:table-cell>
          <table:table-cell table:style-name="ce18" office:value-type="float" office:value="2.10360029137508">
            <text:p>2.1</text:p>
          </table:table-cell>
          <table:table-cell table:style-name="ce18"/>
          <table:table-cell table:style-name="ce18" office:value-type="float" office:value="1.87728334193876">
            <text:p>1.9</text:p>
          </table:table-cell>
          <table:table-cell table:number-columns-repeated="996"/>
        </table:table-row>
        <table:table-row table:style-name="ro1">
          <table:table-cell office:value-type="string">
            <text:p>RECT- <text:s/>16</text:p>
          </table:table-cell>
          <table:table-cell table:style-name="ce2" office:value-type="float" office:value="2689803.02">
            <text:p>2689803</text:p>
          </table:table-cell>
          <table:table-cell office:value-type="string">
            <text:p>3 nt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formula="of:=[.B17]-[.D17]" office:value-type="float" office:value="2376820.41">
            <text:p>2376820</text:p>
          </table:table-cell>
          <table:table-cell office:value-type="string">
            <text:p>3 nt</text:p>
          </table:table-cell>
          <table:table-cell table:style-name="ce2"/>
          <table:table-cell table:style-name="ce4" office:value-type="float" office:value="13">
            <text:p>13</text:p>
          </table:table-cell>
          <table:table-cell table:style-name="ce2" office:value-type="float" office:value="72350.52">
            <text:p>72351</text:p>
          </table:table-cell>
          <table:table-cell table:style-name="ce14" table:formula="of:=[.J17]/[.$J$29]*100" office:value-type="float" office:value="0.403686596401057">
            <text:p>0.4</text:p>
          </table:table-cell>
          <table:table-cell table:style-name="ce14" office:value-type="float" office:value="21.4">
            <text:p>21.4</text:p>
          </table:table-cell>
          <table:table-cell table:style-name="ce14" table:formula="of:=[.K17]/[.L17]*100" office:value-type="float" office:value="1.88638596449092">
            <text:p>1.9</text:p>
          </table:table-cell>
          <table:table-cell table:style-name="ce4" office:value-type="float" office:value="13">
            <text:p>13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3">
            <text:p>13</text:p>
          </table:table-cell>
          <table:table-cell table:style-name="ce2" office:value-type="float" office:value="77129.06">
            <text:p>77129</text:p>
          </table:table-cell>
          <table:table-cell table:style-name="ce14" table:formula="of:=[.T17]/[.$T$29]*100" office:value-type="float" office:value="0.433687694235084">
            <text:p>0.4</text:p>
          </table:table-cell>
          <table:table-cell table:style-name="ce14" office:value-type="float" office:value="20">
            <text:p>20.0</text:p>
          </table:table-cell>
          <table:table-cell table:style-name="ce14" table:formula="of:=[.U17]/[.V17]*100" office:value-type="float" office:value="2.16843847117542">
            <text:p>2.2</text:p>
          </table:table-cell>
          <table:table-cell/>
          <table:table-cell table:style-name="ce4" office:value-type="float" office:value="13">
            <text:p>13</text:p>
          </table:table-cell>
          <table:table-cell table:style-name="ce18" office:value-type="float" office:value="1.88638596449092">
            <text:p>1.9</text:p>
          </table:table-cell>
          <table:table-cell table:style-name="ce18"/>
          <table:table-cell table:style-name="ce18" office:value-type="float" office:value="2.16843847117542">
            <text:p>2.2</text:p>
          </table:table-cell>
          <table:table-cell table:number-columns-repeated="996"/>
        </table:table-row>
        <table:table-row table:style-name="ro1">
          <table:table-cell office:value-type="string">
            <text:p>RECT- <text:s/>17</text:p>
          </table:table-cell>
          <table:table-cell table:style-name="ce2" office:value-type="float" office:value="3154854.23">
            <text:p>3154854</text:p>
          </table:table-cell>
          <table:table-cell office:value-type="string">
            <text:p>4 nt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formula="of:=[.B18]-[.D18]" office:value-type="float" office:value="3040502.34">
            <text:p>3040502</text:p>
          </table:table-cell>
          <table:table-cell office:value-type="string">
            <text:p>4 nt</text:p>
          </table:table-cell>
          <table:table-cell table:style-name="ce2"/>
          <table:table-cell table:style-name="ce4" office:value-type="float" office:value="14">
            <text:p>14</text:p>
          </table:table-cell>
          <table:table-cell table:style-name="ce2" office:value-type="float" office:value="90905.44">
            <text:p>90905</text:p>
          </table:table-cell>
          <table:table-cell table:style-name="ce14" table:formula="of:=[.J18]/[.$J$29]*100" office:value-type="float" office:value="0.507215534427955">
            <text:p>0.5</text:p>
          </table:table-cell>
          <table:table-cell table:style-name="ce14" office:value-type="float" office:value="21">
            <text:p>21.0</text:p>
          </table:table-cell>
          <table:table-cell table:style-name="ce14" table:formula="of:=[.K18]/[.L18]*100" office:value-type="float" office:value="2.41531206870455">
            <text:p>2.4</text:p>
          </table:table-cell>
          <table:table-cell table:style-name="ce4" office:value-type="float" office:value="14">
            <text:p>14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4">
            <text:p>14</text:p>
          </table:table-cell>
          <table:table-cell table:style-name="ce2" office:value-type="float" office:value="98026.82">
            <text:p>98027</text:p>
          </table:table-cell>
          <table:table-cell table:style-name="ce14" table:formula="of:=[.T18]/[.$T$29]*100" office:value-type="float" office:value="0.551193357458235">
            <text:p>0.6</text:p>
          </table:table-cell>
          <table:table-cell table:style-name="ce14" office:value-type="float" office:value="19.6">
            <text:p>19.6</text:p>
          </table:table-cell>
          <table:table-cell table:style-name="ce14" table:formula="of:=[.U18]/[.V18]*100" office:value-type="float" office:value="2.81221100743997">
            <text:p>2.8</text:p>
          </table:table-cell>
          <table:table-cell/>
          <table:table-cell table:style-name="ce4" office:value-type="float" office:value="14">
            <text:p>14</text:p>
          </table:table-cell>
          <table:table-cell table:style-name="ce18" office:value-type="float" office:value="2.41531206870455">
            <text:p>2.4</text:p>
          </table:table-cell>
          <table:table-cell table:style-name="ce18"/>
          <table:table-cell table:style-name="ce18" office:value-type="float" office:value="2.81221100743997">
            <text:p>2.8</text:p>
          </table:table-cell>
          <table:table-cell table:number-columns-repeated="996"/>
        </table:table-row>
        <table:table-row table:style-name="ro1">
          <table:table-cell office:value-type="string">
            <text:p>RECT- <text:s/>18</text:p>
          </table:table-cell>
          <table:table-cell table:style-name="ce2" office:value-type="float" office:value="445486.6">
            <text:p>445487</text:p>
          </table:table-cell>
          <table:table-cell office:value-type="string">
            <text:p>5 nt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formula="of:=[.B19]-[.D19]" office:value-type="float" office:value="412021.53">
            <text:p>412022</text:p>
          </table:table-cell>
          <table:table-cell office:value-type="string">
            <text:p>5 nt</text:p>
          </table:table-cell>
          <table:table-cell table:style-name="ce2"/>
          <table:table-cell table:style-name="ce4" office:value-type="float" office:value="15">
            <text:p>15</text:p>
          </table:table-cell>
          <table:table-cell table:style-name="ce2" office:value-type="float" office:value="46058.14">
            <text:p>46058</text:p>
          </table:table-cell>
          <table:table-cell table:style-name="ce14" table:formula="of:=[.J19]/[.$J$29]*100" office:value-type="float" office:value="0.25698576559178">
            <text:p>0.3</text:p>
          </table:table-cell>
          <table:table-cell table:style-name="ce14" office:value-type="float" office:value="20.5">
            <text:p>20.5</text:p>
          </table:table-cell>
          <table:table-cell table:style-name="ce14" table:formula="of:=[.K19]/[.L19]*100" office:value-type="float" office:value="1.25358910044771">
            <text:p>1.3</text:p>
          </table:table-cell>
          <table:table-cell table:style-name="ce4" office:value-type="float" office:value="15">
            <text:p>15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5">
            <text:p>15</text:p>
          </table:table-cell>
          <table:table-cell table:style-name="ce2" office:value-type="float" office:value="48305.6">
            <text:p>48306</text:p>
          </table:table-cell>
          <table:table-cell table:style-name="ce14" table:formula="of:=[.T19]/[.$T$29]*100" office:value-type="float" office:value="0.271616745784822">
            <text:p>0.3</text:p>
          </table:table-cell>
          <table:table-cell table:style-name="ce14" office:value-type="float" office:value="19">
            <text:p>19.0</text:p>
          </table:table-cell>
          <table:table-cell table:style-name="ce14" table:formula="of:=[.U19]/[.V19]*100" office:value-type="float" office:value="1.42956181992012">
            <text:p>1.4</text:p>
          </table:table-cell>
          <table:table-cell/>
          <table:table-cell table:style-name="ce4" office:value-type="float" office:value="15">
            <text:p>15</text:p>
          </table:table-cell>
          <table:table-cell table:style-name="ce18" office:value-type="float" office:value="1.25358910044771">
            <text:p>1.3</text:p>
          </table:table-cell>
          <table:table-cell table:style-name="ce18"/>
          <table:table-cell table:style-name="ce18" office:value-type="float" office:value="1.42956181992012">
            <text:p>1.4</text:p>
          </table:table-cell>
          <table:table-cell table:number-columns-repeated="996"/>
        </table:table-row>
        <table:table-row table:style-name="ro1">
          <table:table-cell office:value-type="string">
            <text:p>RECT- <text:s/>19</text:p>
          </table:table-cell>
          <table:table-cell table:style-name="ce2" office:value-type="float" office:value="306924.98">
            <text:p>306925</text:p>
          </table:table-cell>
          <table:table-cell office:value-type="string">
            <text:p>6 nt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formula="of:=[.B20]-[.D20]" office:value-type="float" office:value="269776.07">
            <text:p>269776</text:p>
          </table:table-cell>
          <table:table-cell office:value-type="string">
            <text:p>6 nt</text:p>
          </table:table-cell>
          <table:table-cell table:style-name="ce2"/>
          <table:table-cell table:style-name="ce4" office:value-type="float" office:value="16">
            <text:p>16</text:p>
          </table:table-cell>
          <table:table-cell table:style-name="ce2"/>
          <table:table-cell table:style-name="ce14"/>
          <table:table-cell table:style-name="ce2"/>
          <table:table-cell/>
          <table:table-cell table:style-name="ce4" office:value-type="float" office:value="16">
            <text:p>16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6">
            <text:p>16</text:p>
          </table:table-cell>
          <table:table-cell/>
          <table:table-cell table:style-name="ce14" table:number-columns-repeated="2"/>
          <table:table-cell table:number-columns-repeated="2"/>
          <table:table-cell table:style-name="ce4" office:value-type="float" office:value="16">
            <text:p>16</text:p>
          </table:table-cell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<text:s/>20</text:p>
          </table:table-cell>
          <table:table-cell table:style-name="ce2" office:value-type="float" office:value="93081.38">
            <text:p>93081</text:p>
          </table:table-cell>
          <table:table-cell office:value-type="string">
            <text:p>7 nt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formula="of:=[.B21]-[.D21]" office:value-type="float" office:value="59893.06">
            <text:p>59893</text:p>
          </table:table-cell>
          <table:table-cell office:value-type="string">
            <text:p>7 nt</text:p>
          </table:table-cell>
          <table:table-cell table:style-name="ce2"/>
          <table:table-cell table:style-name="ce4" office:value-type="float" office:value="17">
            <text:p>17</text:p>
          </table:table-cell>
          <table:table-cell table:style-name="ce2"/>
          <table:table-cell table:style-name="ce14"/>
          <table:table-cell table:style-name="ce2"/>
          <table:table-cell/>
          <table:table-cell table:style-name="ce4" office:value-type="float" office:value="17">
            <text:p>17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7">
            <text:p>17</text:p>
          </table:table-cell>
          <table:table-cell/>
          <table:table-cell table:style-name="ce14" table:number-columns-repeated="2"/>
          <table:table-cell table:number-columns-repeated="2"/>
          <table:table-cell table:style-name="ce4" office:value-type="float" office:value="17">
            <text:p>17</text:p>
          </table:table-cell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<text:s/>21</text:p>
          </table:table-cell>
          <table:table-cell table:style-name="ce2" office:value-type="float" office:value="322847.79">
            <text:p>322848</text:p>
          </table:table-cell>
          <table:table-cell office:value-type="string">
            <text:p>8 nt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formula="of:=[.B22]-[.D22]" office:value-type="float" office:value="291891.44">
            <text:p>291891</text:p>
          </table:table-cell>
          <table:table-cell office:value-type="string">
            <text:p>8 nt</text:p>
          </table:table-cell>
          <table:table-cell table:style-name="ce2"/>
          <table:table-cell table:style-name="ce4" office:value-type="float" office:value="18">
            <text:p>18</text:p>
          </table:table-cell>
          <table:table-cell table:style-name="ce2"/>
          <table:table-cell table:style-name="ce14"/>
          <table:table-cell table:style-name="ce2"/>
          <table:table-cell/>
          <table:table-cell table:style-name="ce4" office:value-type="float" office:value="18">
            <text:p>18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8">
            <text:p>18</text:p>
          </table:table-cell>
          <table:table-cell/>
          <table:table-cell table:style-name="ce14" table:number-columns-repeated="2"/>
          <table:table-cell table:number-columns-repeated="2"/>
          <table:table-cell table:style-name="ce4" office:value-type="float" office:value="18">
            <text:p>18</text:p>
          </table:table-cell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<text:s/>22</text:p>
          </table:table-cell>
          <table:table-cell table:style-name="ce2" office:value-type="float" office:value="122512.26">
            <text:p>122512</text:p>
          </table:table-cell>
          <table:table-cell office:value-type="string">
            <text:p>9 nt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formula="of:=[.B23]-[.D23]" office:value-type="float" office:value="87090.73">
            <text:p>87091</text:p>
          </table:table-cell>
          <table:table-cell office:value-type="string">
            <text:p>9 nt</text:p>
          </table:table-cell>
          <table:table-cell table:style-name="ce2"/>
          <table:table-cell table:style-name="ce5"/>
          <table:table-cell table:style-name="ce2"/>
          <table:table-cell table:style-name="ce14"/>
          <table:table-cell table:style-name="ce2"/>
          <table:table-cell/>
          <table:table-cell table:style-name="ce5"/>
          <table:table-cell/>
          <table:table-cell table:style-name="ce14" table:number-columns-repeated="2"/>
          <table:table-cell/>
          <table:table-cell table:style-name="ce5"/>
          <table:table-cell/>
          <table:table-cell table:style-name="ce14" table:number-columns-repeated="2"/>
          <table:table-cell table:number-columns-repeated="2"/>
          <table:table-cell table:style-name="ce5"/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<text:s/>23</text:p>
          </table:table-cell>
          <table:table-cell table:style-name="ce2" office:value-type="float" office:value="72072.37">
            <text:p>72072</text:p>
          </table:table-cell>
          <table:table-cell office:value-type="string">
            <text:p>10 nt</text:p>
          </table:table-cell>
          <table:table-cell table:style-name="ce2" office:value-type="float" office:value="29668.24">
            <text:p>29668</text:p>
          </table:table-cell>
          <table:table-cell office:value-type="string">
            <text:p>10 nt</text:p>
          </table:table-cell>
          <table:table-cell table:style-name="ce2" table:formula="of:=[.B24]-[.D24]" office:value-type="float" office:value="42404.13">
            <text:p>42404</text:p>
          </table:table-cell>
          <table:table-cell office:value-type="string">
            <text:p>10 nt</text:p>
          </table:table-cell>
          <table:table-cell table:style-name="ce2"/>
          <table:table-cell table:style-name="ce5"/>
          <table:table-cell table:style-name="ce2"/>
          <table:table-cell table:style-name="ce14"/>
          <table:table-cell table:style-name="ce2"/>
          <table:table-cell/>
          <table:table-cell table:style-name="ce5"/>
          <table:table-cell/>
          <table:table-cell table:style-name="ce14" table:number-columns-repeated="2"/>
          <table:table-cell/>
          <table:table-cell table:style-name="ce5"/>
          <table:table-cell/>
          <table:table-cell table:style-name="ce14" table:number-columns-repeated="2"/>
          <table:table-cell table:number-columns-repeated="2"/>
          <table:table-cell table:style-name="ce5"/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<text:s/>24</text:p>
          </table:table-cell>
          <table:table-cell table:style-name="ce2" office:value-type="float" office:value="21222814.95">
            <text:p>21222815</text:p>
          </table:table-cell>
          <table:table-cell office:value-type="string">
            <text:p>2 nt-N25 (-GreB)</text:p>
          </table:table-cell>
          <table:table-cell table:style-name="ce2" office:value-type="float" office:value="11768335.57">
            <text:p>11768336</text:p>
          </table:table-cell>
          <table:table-cell office:value-type="string">
            <text:p>2 nt-Blank (left)</text:p>
          </table:table-cell>
          <table:table-cell table:style-name="ce2" table:formula="of:=[.B25]-[.D25]" office:value-type="float" office:value="9454479.38">
            <text:p>9454479</text:p>
          </table:table-cell>
          <table:table-cell office:value-type="string">
            <text:p>2 nt-N25 (-GreB)</text:p>
          </table:table-cell>
          <table:table-cell table:style-name="ce2"/>
          <table:table-cell table:style-name="ce4" office:value-type="string">
            <text:p>Total abortive:</text:p>
          </table:table-cell>
          <table:table-cell table:style-name="ce2" table:formula="of:=SUM([.J7:.J24])" office:value-type="float" office:value="14297227.14">
            <text:p>14297227</text:p>
          </table:table-cell>
          <table:table-cell table:style-name="ce14" table:formula="of:=[.J25]/[.$J$29]*100" office:value-type="float" office:value="79.7727364242775">
            <text:p>79.8</text:p>
          </table:table-cell>
          <table:table-cell table:style-name="ce2"/>
          <table:table-cell/>
          <table:table-cell table:style-name="ce4" office:value-type="string">
            <text:p>Total abortive:</text:p>
          </table:table-cell>
          <table:table-cell table:style-name="ce2" table:formula="of:=SUM([.O7:.O24])" office:value-type="float" office:value="6580399.71">
            <text:p>6580400</text:p>
          </table:table-cell>
          <table:table-cell table:style-name="ce14" table:formula="of:=[.O25]/[.$O$29]*100" office:value-type="float" office:value="42.6113280422996">
            <text:p>42.6</text:p>
          </table:table-cell>
          <table:table-cell table:style-name="ce14"/>
          <table:table-cell/>
          <table:table-cell table:style-name="ce4" office:value-type="string">
            <text:p>Total abortive:</text:p>
          </table:table-cell>
          <table:table-cell table:style-name="ce2" table:formula="of:=SUM([.T7:.T24])" office:value-type="float" office:value="14426376.5">
            <text:p>14426377</text:p>
          </table:table-cell>
          <table:table-cell table:style-name="ce14" table:formula="of:=[.T25]/[.$T$29]*100" office:value-type="float" office:value="81.1178297836406">
            <text:p>81.1</text:p>
          </table:table-cell>
          <table:table-cell table:style-name="ce14"/>
          <table:table-cell table:number-columns-repeated="2"/>
          <table:table-cell table:style-name="ce4"/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<text:s/>25</text:p>
          </table:table-cell>
          <table:table-cell table:style-name="ce2" office:value-type="float" office:value="3171726.88">
            <text:p>3171727</text:p>
          </table:table-cell>
          <table:table-cell office:value-type="string">
            <text:p>3 nt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formula="of:=[.B26]-[.D26]" office:value-type="float" office:value="2858744.27">
            <text:p>2858744</text:p>
          </table:table-cell>
          <table:table-cell office:value-type="string">
            <text:p>3 nt</text:p>
          </table:table-cell>
          <table:table-cell table:style-name="ce2"/>
          <table:table-cell table:style-name="ce4"/>
          <table:table-cell table:style-name="ce2"/>
          <table:table-cell table:style-name="ce14"/>
          <table:table-cell table:style-name="ce2"/>
          <table:table-cell/>
          <table:table-cell table:style-name="ce4"/>
          <table:table-cell/>
          <table:table-cell table:style-name="ce14" table:number-columns-repeated="2"/>
          <table:table-cell/>
          <table:table-cell table:style-name="ce4"/>
          <table:table-cell/>
          <table:table-cell table:style-name="ce14" table:number-columns-repeated="2"/>
          <table:table-cell table:number-columns-repeated="2"/>
          <table:table-cell table:style-name="ce4"/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<text:s/>26</text:p>
          </table:table-cell>
          <table:table-cell table:style-name="ce2" office:value-type="float" office:value="3378449.37">
            <text:p>3378449</text:p>
          </table:table-cell>
          <table:table-cell office:value-type="string">
            <text:p>4 nt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formula="of:=[.B27]-[.D27]" office:value-type="float" office:value="3264097.48">
            <text:p>3264097</text:p>
          </table:table-cell>
          <table:table-cell office:value-type="string">
            <text:p>4 nt</text:p>
          </table:table-cell>
          <table:table-cell table:style-name="ce2"/>
          <table:table-cell table:style-name="ce4" office:value-type="string">
            <text:p>FL:</text:p>
          </table:table-cell>
          <table:table-cell table:style-name="ce2" office:value-type="float" office:value="3625220.78">
            <text:p>3625221</text:p>
          </table:table-cell>
          <table:table-cell table:style-name="ce14" table:formula="of:=[.J27]/[.$J$29]*100" office:value-type="float" office:value="20.2272635757225">
            <text:p>20.2</text:p>
          </table:table-cell>
          <table:table-cell table:style-name="ce14" office:value-type="float" office:value="20.2">
            <text:p>20.2</text:p>
          </table:table-cell>
          <table:table-cell office:value-type="float" office:value="20.2">
            <text:p>20.2</text:p>
          </table:table-cell>
          <table:table-cell table:style-name="ce4" office:value-type="string">
            <text:p>FL:</text:p>
          </table:table-cell>
          <table:table-cell table:style-name="ce2" office:value-type="float" office:value="8862441.46">
            <text:p>8862441</text:p>
          </table:table-cell>
          <table:table-cell table:style-name="ce14" table:formula="of:=[.O27]/[.$O$29]*100" office:value-type="float" office:value="57.3886719577004">
            <text:p>57.4</text:p>
          </table:table-cell>
          <table:table-cell table:style-name="ce14" office:value-type="float" office:value="57.4">
            <text:p>57.4</text:p>
          </table:table-cell>
          <table:table-cell office:value-type="float" office:value="57.4">
            <text:p>57.4</text:p>
          </table:table-cell>
          <table:table-cell table:style-name="ce4" office:value-type="string">
            <text:p>FL:</text:p>
          </table:table-cell>
          <table:table-cell table:style-name="ce2" office:value-type="float" office:value="3358093.99">
            <text:p>3358094</text:p>
          </table:table-cell>
          <table:table-cell table:style-name="ce14" table:formula="of:=[.T27]/[.$T$29]*100" office:value-type="float" office:value="18.8821702163594">
            <text:p>18.9</text:p>
          </table:table-cell>
          <table:table-cell table:style-name="ce14" office:value-type="float" office:value="18.9">
            <text:p>18.9</text:p>
          </table:table-cell>
          <table:table-cell office:value-type="float" office:value="18.9">
            <text:p>18.9</text:p>
          </table:table-cell>
          <table:table-cell/>
          <table:table-cell table:style-name="ce4" office:value-type="string">
            <text:p>FL</text:p>
          </table:table-cell>
          <table:table-cell table:style-name="ce18" office:value-type="float" office:value="20.2">
            <text:p>20.2</text:p>
          </table:table-cell>
          <table:table-cell table:style-name="ce18" office:value-type="float" office:value="57.4">
            <text:p>57.4</text:p>
          </table:table-cell>
          <table:table-cell table:style-name="ce18" office:value-type="float" office:value="18.9">
            <text:p>18.9</text:p>
          </table:table-cell>
          <table:table-cell table:number-columns-repeated="996"/>
        </table:table-row>
        <table:table-row table:style-name="ro1">
          <table:table-cell office:value-type="string">
            <text:p>RECT- <text:s/>27</text:p>
          </table:table-cell>
          <table:table-cell table:style-name="ce2" office:value-type="float" office:value="813454.52">
            <text:p>813455</text:p>
          </table:table-cell>
          <table:table-cell office:value-type="string">
            <text:p>5 nt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formula="of:=[.B28]-[.D28]" office:value-type="float" office:value="779989.45">
            <text:p>779989</text:p>
          </table:table-cell>
          <table:table-cell office:value-type="string">
            <text:p>5 nt</text:p>
          </table:table-cell>
          <table:table-cell table:style-name="ce2"/>
          <table:table-cell table:style-name="ce6"/>
          <table:table-cell/>
          <table:table-cell table:style-name="ce2" table:number-columns-repeated="2"/>
          <table:table-cell/>
          <table:table-cell table:style-name="ce6"/>
          <table:table-cell table:number-columns-repeated="4"/>
          <table:table-cell table:style-name="ce6"/>
          <table:table-cell table:number-columns-repeated="6"/>
          <table:table-cell table:style-name="ce15" table:number-columns-repeated="3"/>
          <table:table-cell table:number-columns-repeated="996"/>
        </table:table-row>
        <table:table-row table:style-name="ro1">
          <table:table-cell office:value-type="string">
            <text:p>RECT- <text:s/>28</text:p>
          </table:table-cell>
          <table:table-cell table:style-name="ce2" office:value-type="float" office:value="1518296.4">
            <text:p>1518296</text:p>
          </table:table-cell>
          <table:table-cell office:value-type="string">
            <text:p>6 nt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formula="of:=[.B29]-[.D29]" office:value-type="float" office:value="1481147.49">
            <text:p>1481147</text:p>
          </table:table-cell>
          <table:table-cell office:value-type="string">
            <text:p>6 nt</text:p>
          </table:table-cell>
          <table:table-cell table:style-name="ce2"/>
          <table:table-cell table:style-name="ce7" office:value-type="string">
            <text:p>Total Trxpts:</text:p>
          </table:table-cell>
          <table:table-cell table:style-name="ce2" table:formula="of:=SUM([.J25:.J28])" office:value-type="float" office:value="17922447.92">
            <text:p>17922448</text:p>
          </table:table-cell>
          <table:table-cell table:style-name="ce2" table:number-columns-repeated="2"/>
          <table:table-cell/>
          <table:table-cell table:style-name="ce7" office:value-type="string">
            <text:p>Total Trxpts:</text:p>
          </table:table-cell>
          <table:table-cell table:style-name="ce2" table:formula="of:=SUM([.O25:.O28])" office:value-type="float" office:value="15442841.17">
            <text:p>15442841</text:p>
          </table:table-cell>
          <table:table-cell table:number-columns-repeated="3"/>
          <table:table-cell table:style-name="ce7" office:value-type="string">
            <text:p>Total Trxpts:</text:p>
          </table:table-cell>
          <table:table-cell table:style-name="ce2" table:formula="of:=SUM([.T25:.T28])" office:value-type="float" office:value="17784470.49">
            <text:p>17784470</text:p>
          </table:table-cell>
          <table:table-cell table:number-columns-repeated="1004"/>
        </table:table-row>
        <table:table-row table:style-name="ro1">
          <table:table-cell office:value-type="string">
            <text:p>RECT- <text:s/>29</text:p>
          </table:table-cell>
          <table:table-cell table:style-name="ce2" office:value-type="float" office:value="558811.87">
            <text:p>558812</text:p>
          </table:table-cell>
          <table:table-cell office:value-type="string">
            <text:p>7 nt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formula="of:=[.B30]-[.D30]" office:value-type="float" office:value="525623.55">
            <text:p>525624</text:p>
          </table:table-cell>
          <table:table-cell office:value-type="string">
            <text:p>7 nt</text:p>
          </table:table-cell>
          <table:table-cell table:style-name="ce2"/>
          <table:table-cell table:style-name="ce7" office:value-type="string">
            <text:p>APR:</text:p>
          </table:table-cell>
          <table:table-cell table:style-name="ce2"/>
          <table:table-cell table:style-name="ce2" table:formula="of:=[.K25]/[.K27]" office:value-type="float" office:value="3.9438224614833">
            <text:p>4</text:p>
          </table:table-cell>
          <table:table-cell table:style-name="ce2"/>
          <table:table-cell/>
          <table:table-cell table:style-name="ce4" office:value-type="string">
            <text:p>APR:</text:p>
          </table:table-cell>
          <table:table-cell/>
          <table:table-cell table:style-name="ce2" table:formula="of:=[.P25]/[.P27]" office:value-type="float" office:value="0.742504166566309">
            <text:p>1</text:p>
          </table:table-cell>
          <table:table-cell table:number-columns-repeated="2"/>
          <table:table-cell table:style-name="ce5" office:value-type="string">
            <text:p>APR:</text:p>
          </table:table-cell>
          <table:table-cell/>
          <table:table-cell table:style-name="ce2" table:formula="of:=[.U25]/[.U27]" office:value-type="float" office:value="4.29600140524953">
            <text:p>4</text:p>
          </table:table-cell>
          <table:table-cell table:number-columns-repeated="1003"/>
        </table:table-row>
        <table:table-row table:style-name="ro1">
          <table:table-cell office:value-type="string">
            <text:p>RECT- <text:s/>30</text:p>
          </table:table-cell>
          <table:table-cell table:style-name="ce2" office:value-type="float" office:value="2717531.82">
            <text:p>2717532</text:p>
          </table:table-cell>
          <table:table-cell office:value-type="string">
            <text:p>8 nt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formula="of:=[.B31]-[.D31]" office:value-type="float" office:value="2686575.47">
            <text:p>2686575</text:p>
          </table:table-cell>
          <table:table-cell office:value-type="string">
            <text:p>8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<text:s/>31</text:p>
          </table:table-cell>
          <table:table-cell table:style-name="ce2" office:value-type="float" office:value="1544069.51">
            <text:p>1544070</text:p>
          </table:table-cell>
          <table:table-cell office:value-type="string">
            <text:p>9 nt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formula="of:=[.B32]-[.D32]" office:value-type="float" office:value="1508647.98">
            <text:p>1508648</text:p>
          </table:table-cell>
          <table:table-cell office:value-type="string">
            <text:p>9 nt</text:p>
          </table:table-cell>
          <table:table-cell table:style-name="ce2" table:number-columns-repeated="5"/>
          <table:table-cell table:number-columns-repeated="17"/>
          <table:table-cell>
            <draw:frame table:end-cell-address="'~IQ10C'.AM56" table:end-x="0.0815in" table:end-y="0.1472in" draw:z-index="4" draw:name="Chart 7" draw:style-name="gr1" svg:width="6.0984in" svg:height="4.2307in" svg:x="0.0913in" svg:y="0.1673in">
              <draw:object draw:notify-on-update-of-ranges="'~IQ10C'.Y36:'~IQ10C'.Y56 '~IQ10C'.Z36:'~IQ10C'.Z56 '~IQ10C'.AA36:'~IQ10C'.AA56 '~IQ10C'.AB36:'~IQ10C'.AB5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994"/>
        </table:table-row>
        <table:table-row table:style-name="ro1">
          <table:table-cell office:value-type="string">
            <text:p>RECT- <text:s/>32</text:p>
          </table:table-cell>
          <table:table-cell table:style-name="ce2" office:value-type="float" office:value="813024.12">
            <text:p>813024</text:p>
          </table:table-cell>
          <table:table-cell office:value-type="string">
            <text:p>10 nt</text:p>
          </table:table-cell>
          <table:table-cell table:style-name="ce2" office:value-type="float" office:value="29668.24">
            <text:p>29668</text:p>
          </table:table-cell>
          <table:table-cell office:value-type="string">
            <text:p>10 nt</text:p>
          </table:table-cell>
          <table:table-cell table:style-name="ce2" table:formula="of:=[.B33]-[.D33]" office:value-type="float" office:value="783355.88">
            <text:p>783356</text:p>
          </table:table-cell>
          <table:table-cell office:value-type="string">
            <text:p>10 nt</text:p>
          </table:table-cell>
          <table:table-cell table:style-name="ce2" table:number-columns-repeated="5"/>
          <table:table-cell table:number-columns-repeated="13"/>
          <table:table-cell office:value-type="string">
            <text:p>RL1(-GreB)</text:p>
          </table:table-cell>
          <table:table-cell office:value-type="string">
            <text:p>RL1(+GreB)</text:p>
          </table:table-cell>
          <table:table-cell office:value-type="string">
            <text:p>RL1(-GreB)</text:p>
          </table:table-cell>
          <table:table-cell table:number-columns-repeated="996"/>
        </table:table-row>
        <table:table-row table:style-name="ro1">
          <table:table-cell office:value-type="string">
            <text:p>RECT- <text:s/>33</text:p>
          </table:table-cell>
          <table:table-cell table:style-name="ce2" office:value-type="float" office:value="271581.49">
            <text:p>271581</text:p>
          </table:table-cell>
          <table:table-cell office:value-type="string">
            <text:p>11 nt</text:p>
          </table:table-cell>
          <table:table-cell table:style-name="ce2" office:value-type="float" office:value="24956.48">
            <text:p>24956</text:p>
          </table:table-cell>
          <table:table-cell office:value-type="string">
            <text:p>11 nt</text:p>
          </table:table-cell>
          <table:table-cell table:style-name="ce2" table:formula="of:=[.B34]-[.D34]" office:value-type="float" office:value="246625.01">
            <text:p>246625</text:p>
          </table:table-cell>
          <table:table-cell office:value-type="string">
            <text:p>11 nt</text:p>
          </table:table-cell>
          <table:table-cell table:style-name="ce2"/>
          <table:table-cell table:style-name="ce1" office:value-type="string">
            <text:p>RNA (nt)</text:p>
          </table:table-cell>
          <table:table-cell table:style-name="ce8" office:value-type="string">
            <text:p>RL1(-GreB)</text:p>
          </table:table-cell>
          <table:table-cell table:style-name="ce12" office:value-type="string">
            <text:p>% Yield</text:p>
          </table:table-cell>
          <table:table-cell table:style-name="ce12" office:value-type="string">
            <text:p>% RNAP</text:p>
          </table:table-cell>
          <table:table-cell table:style-name="ce12" office:value-type="string">
            <text:p>AP</text:p>
          </table:table-cell>
          <table:table-cell table:style-name="ce1" office:value-type="string">
            <text:p>RNA (nt)</text:p>
          </table:table-cell>
          <table:table-cell table:style-name="ce8" office:value-type="string">
            <text:p>RL1(+GreB)</text:p>
          </table:table-cell>
          <table:table-cell table:style-name="ce12" office:value-type="string">
            <text:p>% Yield</text:p>
          </table:table-cell>
          <table:table-cell table:style-name="ce12" office:value-type="string">
            <text:p>% RNAP</text:p>
          </table:table-cell>
          <table:table-cell table:style-name="ce12" office:value-type="string">
            <text:p>AP</text:p>
          </table:table-cell>
          <table:table-cell table:style-name="ce1" office:value-type="string">
            <text:p>RNA (nt)</text:p>
          </table:table-cell>
          <table:table-cell table:style-name="ce8" office:value-type="string">
            <text:p>RL1(-GreB)</text:p>
          </table:table-cell>
          <table:table-cell table:style-name="ce12" office:value-type="string">
            <text:p>% Yield</text:p>
          </table:table-cell>
          <table:table-cell table:style-name="ce12" office:value-type="string">
            <text:p>% RNAP</text:p>
          </table:table-cell>
          <table:table-cell table:style-name="ce12" office:value-type="string">
            <text:p>AP</text:p>
          </table:table-cell>
          <table:table-cell/>
          <table:table-cell table:style-name="ce1" office:value-type="string">
            <text:p>RNA (nt)</text:p>
          </table:table-cell>
          <table:table-cell table:style-name="ce12" office:value-type="string">
            <text:p>AP</text:p>
          </table:table-cell>
          <table:table-cell table:style-name="ce12" office:value-type="string">
            <text:p>AP</text:p>
          </table:table-cell>
          <table:table-cell table:style-name="ce12" office:value-type="string">
            <text:p>AP</text:p>
          </table:table-cell>
          <table:table-cell table:number-columns-repeated="996"/>
        </table:table-row>
        <table:table-row table:style-name="ro1">
          <table:table-cell office:value-type="string">
            <text:p>RECT- <text:s/>34</text:p>
          </table:table-cell>
          <table:table-cell table:style-name="ce2" office:value-type="float" office:value="91267.98">
            <text:p>91268</text:p>
          </table:table-cell>
          <table:table-cell office:value-type="string">
            <text:p>12 nt</text:p>
          </table:table-cell>
          <table:table-cell table:style-name="ce2" office:value-type="float" office:value="23159.54">
            <text:p>23160</text:p>
          </table:table-cell>
          <table:table-cell office:value-type="string">
            <text:p>12 nt</text:p>
          </table:table-cell>
          <table:table-cell table:style-name="ce2" table:formula="of:=[.B35]-[.D35]" office:value-type="float" office:value="68108.44">
            <text:p>68108</text:p>
          </table:table-cell>
          <table:table-cell office:value-type="string">
            <text:p>12 nt</text:p>
          </table:table-cell>
          <table:table-cell table:style-name="ce2"/>
          <table:table-cell table:style-name="ce3" office:value-type="float" office:value="2">
            <text:p>2</text:p>
          </table:table-cell>
          <table:table-cell table:style-name="ce9" office:value-type="float" office:value="8379079">
            <text:p>8379079</text:p>
          </table:table-cell>
          <table:table-cell table:style-name="ce13" table:formula="of:=[.J35]/[.$J$58]*100" office:value-type="float" office:value="92.931551431463">
            <text:p>92.9</text:p>
          </table:table-cell>
          <table:table-cell table:style-name="ce13" office:value-type="float" office:value="100">
            <text:p>100.0</text:p>
          </table:table-cell>
          <table:table-cell table:style-name="ce13" table:formula="of:=[.K35]/[.L35]*100" office:value-type="float" office:value="92.931551431463">
            <text:p>92.9</text:p>
          </table:table-cell>
          <table:table-cell table:style-name="ce3" office:value-type="float" office:value="2">
            <text:p>2</text:p>
          </table:table-cell>
          <table:table-cell table:style-name="ce9" office:value-type="float" office:value="2729445">
            <text:p>2729445</text:p>
          </table:table-cell>
          <table:table-cell table:style-name="ce13" table:formula="of:=[.O35]/[.$O$58]*100" office:value-type="float" office:value="55.7450668456252">
            <text:p>55.7</text:p>
          </table:table-cell>
          <table:table-cell table:style-name="ce13" office:value-type="float" office:value="100">
            <text:p>100.0</text:p>
          </table:table-cell>
          <table:table-cell table:style-name="ce13" table:formula="of:=[.P35]/[.Q35]*100" office:value-type="float" office:value="55.7450668456252">
            <text:p>55.7</text:p>
          </table:table-cell>
          <table:table-cell table:style-name="ce3" office:value-type="float" office:value="2">
            <text:p>2</text:p>
          </table:table-cell>
          <table:table-cell table:style-name="ce9" office:value-type="float" office:value="967394">
            <text:p>967394</text:p>
          </table:table-cell>
          <table:table-cell table:style-name="ce13" table:formula="of:=[.T35]/[.$T$58]*100" office:value-type="float" office:value="10.9022386087193">
            <text:p>10.9</text:p>
          </table:table-cell>
          <table:table-cell table:style-name="ce13" office:value-type="float" office:value="100">
            <text:p>100.0</text:p>
          </table:table-cell>
          <table:table-cell table:style-name="ce13" table:formula="of:=[.U35]/[.V35]*100" office:value-type="float" office:value="10.9022386087193">
            <text:p>10.9</text:p>
          </table:table-cell>
          <table:table-cell/>
          <table:table-cell table:style-name="ce3"/>
          <table:table-cell table:number-columns-repeated="999"/>
        </table:table-row>
        <table:table-row table:style-name="ro1">
          <table:table-cell office:value-type="string">
            <text:p>RECT- <text:s/>35</text:p>
          </table:table-cell>
          <table:table-cell table:style-name="ce2" office:value-type="float" office:value="100627.03">
            <text:p>100627</text:p>
          </table:table-cell>
          <table:table-cell office:value-type="string">
            <text:p>13 nt</text:p>
          </table:table-cell>
          <table:table-cell table:style-name="ce2" office:value-type="float" office:value="23497.97">
            <text:p>23498</text:p>
          </table:table-cell>
          <table:table-cell office:value-type="string">
            <text:p>13 nt</text:p>
          </table:table-cell>
          <table:table-cell table:style-name="ce2" table:formula="of:=[.B36]-[.D36]" office:value-type="float" office:value="77129.06">
            <text:p>77129</text:p>
          </table:table-cell>
          <table:table-cell office:value-type="string">
            <text:p>13 nt</text:p>
          </table:table-cell>
          <table:table-cell table:style-name="ce2"/>
          <table:table-cell table:style-name="ce4" office:value-type="float" office:value="3">
            <text:p>3</text:p>
          </table:table-cell>
          <table:table-cell table:style-name="ce2" office:value-type="float" office:value="983837.46">
            <text:p>983837</text:p>
          </table:table-cell>
          <table:table-cell table:style-name="ce14" table:formula="of:=[.J36]/[.$J$58]*100" office:value-type="float" office:value="10.9116457207516">
            <text:p>10.9</text:p>
          </table:table-cell>
          <table:table-cell table:style-name="ce14" office:value-type="float" office:value="100">
            <text:p>100.0</text:p>
          </table:table-cell>
          <table:table-cell table:style-name="ce14" table:formula="of:=[.K36]/[.L36]*100" office:value-type="float" office:value="10.9116457207516">
            <text:p>10.9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474956.91">
            <text:p>1474957</text:p>
          </table:table-cell>
          <table:table-cell table:style-name="ce14" table:formula="of:=[.O36]/[.$O$58]*100" office:value-type="float" office:value="30.1239158665468">
            <text:p>30.1</text:p>
          </table:table-cell>
          <table:table-cell table:style-name="ce14" office:value-type="float" office:value="100">
            <text:p>100.0</text:p>
          </table:table-cell>
          <table:table-cell table:style-name="ce14" table:formula="of:=[.P36]/[.Q36]*100" office:value-type="float" office:value="30.1239158665468">
            <text:p>30.1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877500.66">
            <text:p>877501</text:p>
          </table:table-cell>
          <table:table-cell table:style-name="ce14" table:formula="of:=[.T36]/[.$T$58]*100" office:value-type="float" office:value="9.88916777923853">
            <text:p>9.9</text:p>
          </table:table-cell>
          <table:table-cell table:style-name="ce14" office:value-type="float" office:value="100">
            <text:p>100.0</text:p>
          </table:table-cell>
          <table:table-cell table:style-name="ce14" table:formula="of:=[.U36]/[.V36]*100" office:value-type="float" office:value="9.88916777923853">
            <text:p>9.9</text:p>
          </table:table-cell>
          <table:table-cell/>
          <table:table-cell table:style-name="ce4" office:value-type="float" office:value="3">
            <text:p>3</text:p>
          </table:table-cell>
          <table:table-cell table:style-name="ce18" office:value-type="float" office:value="10.9116457207516">
            <text:p>10.9</text:p>
          </table:table-cell>
          <table:table-cell table:style-name="ce18" office:value-type="float" office:value="30.1239158665468">
            <text:p>30.1</text:p>
          </table:table-cell>
          <table:table-cell table:style-name="ce18" office:value-type="float" office:value="9.88916777923853">
            <text:p>9.9</text:p>
          </table:table-cell>
          <table:table-cell table:number-columns-repeated="996"/>
        </table:table-row>
        <table:table-row table:style-name="ro1">
          <table:table-cell office:value-type="string">
            <text:p>RECT- <text:s/>36</text:p>
          </table:table-cell>
          <table:table-cell table:style-name="ce2" office:value-type="float" office:value="122295.66">
            <text:p>122296</text:p>
          </table:table-cell>
          <table:table-cell office:value-type="string">
            <text:p>14 nt</text:p>
          </table:table-cell>
          <table:table-cell table:style-name="ce2" office:value-type="float" office:value="24268.84">
            <text:p>24269</text:p>
          </table:table-cell>
          <table:table-cell office:value-type="string">
            <text:p>14 nt</text:p>
          </table:table-cell>
          <table:table-cell table:style-name="ce2" table:formula="of:=[.B37]-[.D37]" office:value-type="float" office:value="98026.82">
            <text:p>98027</text:p>
          </table:table-cell>
          <table:table-cell office:value-type="string">
            <text:p>14 nt</text:p>
          </table:table-cell>
          <table:table-cell table:style-name="ce2"/>
          <table:table-cell table:style-name="ce4" office:value-type="float" office:value="4">
            <text:p>4</text:p>
          </table:table-cell>
          <table:table-cell table:style-name="ce2" office:value-type="float" office:value="917103.79">
            <text:p>917104</text:p>
          </table:table-cell>
          <table:table-cell table:style-name="ce14" table:formula="of:=[.J37]/[.$J$58]*100" office:value-type="float" office:value="10.1715090678074">
            <text:p>10.2</text:p>
          </table:table-cell>
          <table:table-cell table:style-name="ce14" office:value-type="float" office:value="89.1">
            <text:p>89.1</text:p>
          </table:table-cell>
          <table:table-cell table:style-name="ce14" table:formula="of:=[.K37]/[.L37]*100" office:value-type="float" office:value="11.4158350929376">
            <text:p>11.4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977254.76">
            <text:p>977255</text:p>
          </table:table-cell>
          <table:table-cell table:style-name="ce14" table:formula="of:=[.O37]/[.$O$58]*100" office:value-type="float" office:value="19.9590509870708">
            <text:p>20.0</text:p>
          </table:table-cell>
          <table:table-cell table:style-name="ce14" office:value-type="float" office:value="69.9">
            <text:p>69.9</text:p>
          </table:table-cell>
          <table:table-cell table:style-name="ce14" table:formula="of:=[.P37]/[.Q37]*100" office:value-type="float" office:value="28.5537210115462">
            <text:p>28.6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819832.52">
            <text:p>819833</text:p>
          </table:table-cell>
          <table:table-cell table:style-name="ce14" table:formula="of:=[.T37]/[.$T$58]*100" office:value-type="float" office:value="9.23926523446253">
            <text:p>9.2</text:p>
          </table:table-cell>
          <table:table-cell table:style-name="ce14" office:value-type="float" office:value="90.1">
            <text:p>90.1</text:p>
          </table:table-cell>
          <table:table-cell table:style-name="ce14" table:formula="of:=[.U37]/[.V37]*100" office:value-type="float" office:value="10.2544564200472">
            <text:p>10.3</text:p>
          </table:table-cell>
          <table:table-cell/>
          <table:table-cell table:style-name="ce4" office:value-type="float" office:value="4">
            <text:p>4</text:p>
          </table:table-cell>
          <table:table-cell table:style-name="ce18" office:value-type="float" office:value="11.4158350929376">
            <text:p>11.4</text:p>
          </table:table-cell>
          <table:table-cell table:style-name="ce18" office:value-type="float" office:value="28.5537210115462">
            <text:p>28.6</text:p>
          </table:table-cell>
          <table:table-cell table:style-name="ce18" office:value-type="float" office:value="10.2544564200472">
            <text:p>10.3</text:p>
          </table:table-cell>
          <table:table-cell table:number-columns-repeated="996"/>
        </table:table-row>
        <table:table-row table:style-name="ro1">
          <table:table-cell office:value-type="string">
            <text:p>RECT- <text:s/>37</text:p>
          </table:table-cell>
          <table:table-cell table:style-name="ce2" office:value-type="float" office:value="71294.98">
            <text:p>71295</text:p>
          </table:table-cell>
          <table:table-cell office:value-type="string">
            <text:p>15 nt</text:p>
          </table:table-cell>
          <table:table-cell table:style-name="ce2" office:value-type="float" office:value="22989.38">
            <text:p>22989</text:p>
          </table:table-cell>
          <table:table-cell office:value-type="string">
            <text:p>15 nt</text:p>
          </table:table-cell>
          <table:table-cell table:style-name="ce2" table:formula="of:=[.B38]-[.D38]" office:value-type="float" office:value="48305.6">
            <text:p>48306</text:p>
          </table:table-cell>
          <table:table-cell office:value-type="string">
            <text:p>15 nt</text:p>
          </table:table-cell>
          <table:table-cell table:style-name="ce2"/>
          <table:table-cell table:style-name="ce4" office:value-type="float" office:value="5">
            <text:p>5</text:p>
          </table:table-cell>
          <table:table-cell table:style-name="ce2" office:value-type="float" office:value="1019514.47">
            <text:p>1019514</text:p>
          </table:table-cell>
          <table:table-cell table:style-name="ce14" table:formula="of:=[.J38]/[.$J$58]*100" office:value-type="float" office:value="11.3073359737897">
            <text:p>11.3</text:p>
          </table:table-cell>
          <table:table-cell table:style-name="ce14" office:value-type="float" office:value="78.9">
            <text:p>78.9</text:p>
          </table:table-cell>
          <table:table-cell table:style-name="ce14" table:formula="of:=[.K38]/[.L38]*100" office:value-type="float" office:value="14.3312243013811">
            <text:p>14.3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58642.74">
            <text:p>258643</text:p>
          </table:table-cell>
          <table:table-cell table:style-name="ce14" table:formula="of:=[.O38]/[.$O$58]*100" office:value-type="float" office:value="5.28241339555685">
            <text:p>5.3</text:p>
          </table:table-cell>
          <table:table-cell table:style-name="ce14" office:value-type="float" office:value="49.9">
            <text:p>49.9</text:p>
          </table:table-cell>
          <table:table-cell table:style-name="ce14" table:formula="of:=[.P38]/[.Q38]*100" office:value-type="float" office:value="10.5859987886911">
            <text:p>10.6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968053.1">
            <text:p>968053</text:p>
          </table:table-cell>
          <table:table-cell table:style-name="ce14" table:formula="of:=[.T38]/[.$T$58]*100" office:value-type="float" office:value="10.9096664669312">
            <text:p>10.9</text:p>
          </table:table-cell>
          <table:table-cell table:style-name="ce14" office:value-type="float" office:value="80.9">
            <text:p>80.9</text:p>
          </table:table-cell>
          <table:table-cell table:style-name="ce14" table:formula="of:=[.U38]/[.V38]*100" office:value-type="float" office:value="13.4853726414477">
            <text:p>13.5</text:p>
          </table:table-cell>
          <table:table-cell/>
          <table:table-cell table:style-name="ce4" office:value-type="float" office:value="5">
            <text:p>5</text:p>
          </table:table-cell>
          <table:table-cell table:style-name="ce18" office:value-type="float" office:value="14.3312243013811">
            <text:p>14.3</text:p>
          </table:table-cell>
          <table:table-cell table:style-name="ce18" office:value-type="float" office:value="10.5859987886911">
            <text:p>10.6</text:p>
          </table:table-cell>
          <table:table-cell table:style-name="ce18" office:value-type="float" office:value="13.4853726414477">
            <text:p>13.5</text:p>
          </table:table-cell>
          <table:table-cell table:number-columns-repeated="996"/>
        </table:table-row>
        <table:table-row table:style-name="ro1">
          <table:table-cell office:value-type="string">
            <text:p>RECT- <text:s/>38</text:p>
          </table:table-cell>
          <table:table-cell table:style-name="ce2" office:value-type="float" office:value="24405173">
            <text:p>24405173</text:p>
          </table:table-cell>
          <table:table-cell office:value-type="string">
            <text:p>2 nt-RL1 (-GreB)*</text:p>
          </table:table-cell>
          <table:table-cell table:style-name="ce2" office:value-type="float" office:value="16026094">
            <text:p>16026094</text:p>
          </table:table-cell>
          <table:table-cell office:value-type="string">
            <text:p>2 nt-Blank (left)</text:p>
          </table:table-cell>
          <table:table-cell table:style-name="ce2" table:formula="of:=[.B39]-[.D39]" office:value-type="float" office:value="8379079">
            <text:p>8379079</text:p>
          </table:table-cell>
          <table:table-cell office:value-type="string">
            <text:p>2 nt-RL1 (-GreB)</text:p>
          </table:table-cell>
          <table:table-cell table:style-name="ce2"/>
          <table:table-cell table:style-name="ce4" office:value-type="float" office:value="6">
            <text:p>6</text:p>
          </table:table-cell>
          <table:table-cell table:style-name="ce2" office:value-type="float" office:value="2701789.17">
            <text:p>2701789</text:p>
          </table:table-cell>
          <table:table-cell table:style-name="ce14" table:formula="of:=[.J39]/[.$J$58]*100" office:value-type="float" office:value="29.9652812927083">
            <text:p>30.0</text:p>
          </table:table-cell>
          <table:table-cell table:style-name="ce14" office:value-type="float" office:value="67.6">
            <text:p>67.6</text:p>
          </table:table-cell>
          <table:table-cell table:style-name="ce14" table:formula="of:=[.K39]/[.L39]*100" office:value-type="float" office:value="44.3273391903968">
            <text:p>44.3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923055.83">
            <text:p>923056</text:p>
          </table:table-cell>
          <table:table-cell table:style-name="ce14" table:formula="of:=[.O39]/[.$O$58]*100" office:value-type="float" office:value="18.8521142377275">
            <text:p>18.9</text:p>
          </table:table-cell>
          <table:table-cell table:style-name="ce14" office:value-type="float" office:value="44.6">
            <text:p>44.6</text:p>
          </table:table-cell>
          <table:table-cell table:style-name="ce14" table:formula="of:=[.P39]/[.Q39]*100" office:value-type="float" office:value="42.2693144343666">
            <text:p>42.3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599926.1">
            <text:p>2599926</text:p>
          </table:table-cell>
          <table:table-cell table:style-name="ce14" table:formula="of:=[.T39]/[.$T$58]*100" office:value-type="float" office:value="29.3003829951778">
            <text:p>29.3</text:p>
          </table:table-cell>
          <table:table-cell table:style-name="ce14" office:value-type="float" office:value="70">
            <text:p>70.0</text:p>
          </table:table-cell>
          <table:table-cell table:style-name="ce14" table:formula="of:=[.U39]/[.V39]*100" office:value-type="float" office:value="41.8576899931111">
            <text:p>41.9</text:p>
          </table:table-cell>
          <table:table-cell/>
          <table:table-cell table:style-name="ce4" office:value-type="float" office:value="6">
            <text:p>6</text:p>
          </table:table-cell>
          <table:table-cell table:style-name="ce18" office:value-type="float" office:value="44.3273391903968">
            <text:p>44.3</text:p>
          </table:table-cell>
          <table:table-cell table:style-name="ce18" office:value-type="float" office:value="42.2693144343666">
            <text:p>42.3</text:p>
          </table:table-cell>
          <table:table-cell table:style-name="ce18" office:value-type="float" office:value="41.8576899931111">
            <text:p>41.9</text:p>
          </table:table-cell>
          <table:table-cell table:number-columns-repeated="996"/>
        </table:table-row>
        <table:table-row table:style-name="ro1">
          <table:table-cell office:value-type="string">
            <text:p>RECT- <text:s/>39</text:p>
          </table:table-cell>
          <table:table-cell table:style-name="ce2" office:value-type="float" office:value="1296820.07">
            <text:p>1296820</text:p>
          </table:table-cell>
          <table:table-cell office:value-type="string">
            <text:p>3 nt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formula="of:=[.B40]-[.D40]" office:value-type="float" office:value="983837.46">
            <text:p>983837</text:p>
          </table:table-cell>
          <table:table-cell office:value-type="string">
            <text:p>3 nt</text:p>
          </table:table-cell>
          <table:table-cell table:style-name="ce2"/>
          <table:table-cell table:style-name="ce4" office:value-type="float" office:value="7">
            <text:p>7</text:p>
          </table:table-cell>
          <table:table-cell table:style-name="ce2" office:value-type="float" office:value="2211686.4">
            <text:p>2211686</text:p>
          </table:table-cell>
          <table:table-cell table:style-name="ce14" table:formula="of:=[.J40]/[.$J$58]*100" office:value-type="float" office:value="24.5295990683304">
            <text:p>24.5</text:p>
          </table:table-cell>
          <table:table-cell table:style-name="ce14" office:value-type="float" office:value="37.6">
            <text:p>37.6</text:p>
          </table:table-cell>
          <table:table-cell table:style-name="ce14" table:formula="of:=[.K40]/[.L40]*100" office:value-type="float" office:value="65.2382953944959">
            <text:p>65.2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09667.51">
            <text:p>309668</text:p>
          </table:table-cell>
          <table:table-cell table:style-name="ce14" table:formula="of:=[.O40]/[.$O$58]*100" office:value-type="float" office:value="6.32452240102597">
            <text:p>6.3</text:p>
          </table:table-cell>
          <table:table-cell table:style-name="ce14" office:value-type="float" office:value="25.7">
            <text:p>25.7</text:p>
          </table:table-cell>
          <table:table-cell table:style-name="ce14" table:formula="of:=[.P40]/[.Q40]*100" office:value-type="float" office:value="24.6090365798676">
            <text:p>24.6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232365.39">
            <text:p>2232365</text:p>
          </table:table-cell>
          <table:table-cell table:style-name="ce14" table:formula="of:=[.T40]/[.$T$58]*100" office:value-type="float" office:value="25.1580846517828">
            <text:p>25.2</text:p>
          </table:table-cell>
          <table:table-cell table:style-name="ce14" office:value-type="float" office:value="40.7">
            <text:p>40.7</text:p>
          </table:table-cell>
          <table:table-cell table:style-name="ce14" table:formula="of:=[.U40]/[.V40]*100" office:value-type="float" office:value="61.8134758029061">
            <text:p>61.8</text:p>
          </table:table-cell>
          <table:table-cell/>
          <table:table-cell table:style-name="ce4" office:value-type="float" office:value="7">
            <text:p>7</text:p>
          </table:table-cell>
          <table:table-cell table:style-name="ce18" office:value-type="float" office:value="65.2382953944959">
            <text:p>65.2</text:p>
          </table:table-cell>
          <table:table-cell table:style-name="ce18" office:value-type="float" office:value="24.6090365798676">
            <text:p>24.6</text:p>
          </table:table-cell>
          <table:table-cell table:style-name="ce18" office:value-type="float" office:value="61.8134758029061">
            <text:p>61.8</text:p>
          </table:table-cell>
          <table:table-cell table:number-columns-repeated="996"/>
        </table:table-row>
        <table:table-row table:style-name="ro1">
          <table:table-cell office:value-type="string">
            <text:p>RECT- <text:s/>40</text:p>
          </table:table-cell>
          <table:table-cell table:style-name="ce2" office:value-type="float" office:value="1031455.68">
            <text:p>1031456</text:p>
          </table:table-cell>
          <table:table-cell office:value-type="string">
            <text:p>4 nt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formula="of:=[.B41]-[.D41]" office:value-type="float" office:value="917103.79">
            <text:p>917104</text:p>
          </table:table-cell>
          <table:table-cell office:value-type="string">
            <text:p>4 nt</text:p>
          </table:table-cell>
          <table:table-cell table:style-name="ce2"/>
          <table:table-cell table:style-name="ce4" office:value-type="float" office:value="8">
            <text:p>8</text:p>
          </table:table-cell>
          <table:table-cell table:style-name="ce2" office:value-type="float" office:value="194093.03">
            <text:p>194093</text:p>
          </table:table-cell>
          <table:table-cell table:style-name="ce14" table:formula="of:=[.J41]/[.$J$58]*100" office:value-type="float" office:value="2.15266694584613">
            <text:p>2.2</text:p>
          </table:table-cell>
          <table:table-cell table:style-name="ce14" office:value-type="float" office:value="13.1">
            <text:p>13.1</text:p>
          </table:table-cell>
          <table:table-cell table:style-name="ce14" table:formula="of:=[.K41]/[.L41]*100" office:value-type="float" office:value="16.4325721056957">
            <text:p>16.4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4379.54">
            <text:p>34380</text:p>
          </table:table-cell>
          <table:table-cell table:style-name="ce14" table:formula="of:=[.O41]/[.$O$58]*100" office:value-type="float" office:value="0.702153644943147">
            <text:p>0.7</text:p>
          </table:table-cell>
          <table:table-cell table:style-name="ce14" office:value-type="float" office:value="19.4">
            <text:p>19.4</text:p>
          </table:table-cell>
          <table:table-cell table:style-name="ce14" table:formula="of:=[.P41]/[.Q41]*100" office:value-type="float" office:value="3.61934868527395">
            <text:p>3.6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173488.59">
            <text:p>173489</text:p>
          </table:table-cell>
          <table:table-cell table:style-name="ce14" table:formula="of:=[.T41]/[.$T$58]*100" office:value-type="float" office:value="1.95516408419969">
            <text:p>2.0</text:p>
          </table:table-cell>
          <table:table-cell table:style-name="ce14" office:value-type="float" office:value="15.5">
            <text:p>15.5</text:p>
          </table:table-cell>
          <table:table-cell table:style-name="ce14" table:formula="of:=[.U41]/[.V41]*100" office:value-type="float" office:value="12.6139618335464">
            <text:p>12.6</text:p>
          </table:table-cell>
          <table:table-cell/>
          <table:table-cell table:style-name="ce4" office:value-type="float" office:value="8">
            <text:p>8</text:p>
          </table:table-cell>
          <table:table-cell table:style-name="ce18" office:value-type="float" office:value="16.4325721056957">
            <text:p>16.4</text:p>
          </table:table-cell>
          <table:table-cell table:style-name="ce18" office:value-type="float" office:value="3.61934868527395">
            <text:p>3.6</text:p>
          </table:table-cell>
          <table:table-cell table:style-name="ce18" office:value-type="float" office:value="12.6139618335464">
            <text:p>12.6</text:p>
          </table:table-cell>
          <table:table-cell table:number-columns-repeated="996"/>
        </table:table-row>
        <table:table-row table:style-name="ro1">
          <table:table-cell office:value-type="string">
            <text:p>RECT- <text:s/>41</text:p>
          </table:table-cell>
          <table:table-cell table:style-name="ce2" office:value-type="float" office:value="1052979.54">
            <text:p>1052980</text:p>
          </table:table-cell>
          <table:table-cell office:value-type="string">
            <text:p>5 nt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formula="of:=[.B42]-[.D42]" office:value-type="float" office:value="1019514.47">
            <text:p>1019514</text:p>
          </table:table-cell>
          <table:table-cell office:value-type="string">
            <text:p>5 nt</text:p>
          </table:table-cell>
          <table:table-cell table:style-name="ce2"/>
          <table:table-cell table:style-name="ce4" office:value-type="float" office:value="9">
            <text:p>9</text:p>
          </table:table-cell>
          <table:table-cell table:style-name="ce2" office:value-type="float" office:value="242500.09">
            <text:p>242500</text:p>
          </table:table-cell>
          <table:table-cell table:style-name="ce14" table:formula="of:=[.J42]/[.$J$58]*100" office:value-type="float" office:value="2.68954494712001">
            <text:p>2.7</text:p>
          </table:table-cell>
          <table:table-cell table:style-name="ce14" office:value-type="float" office:value="10.9">
            <text:p>10.9</text:p>
          </table:table-cell>
          <table:table-cell table:style-name="ce14" table:formula="of:=[.K42]/[.L42]*100" office:value-type="float" office:value="24.6747242855047">
            <text:p>24.7</text:p>
          </table:table-cell>
          <table:table-cell table:style-name="ce4" office:value-type="float" office:value="9">
            <text:p>9</text:p>
          </table:table-cell>
          <table:table-cell table:style-name="ce2" office:value-type="float" office:value="24993.99">
            <text:p>24994</text:p>
          </table:table-cell>
          <table:table-cell table:style-name="ce14" table:formula="of:=[.O42]/[.$O$58]*100" office:value-type="float" office:value="0.510467015561365">
            <text:p>0.5</text:p>
          </table:table-cell>
          <table:table-cell table:style-name="ce14" office:value-type="float" office:value="18.7">
            <text:p>18.7</text:p>
          </table:table-cell>
          <table:table-cell table:style-name="ce14" table:formula="of:=[.P42]/[.Q42]*100" office:value-type="float" office:value="2.72977013669179">
            <text:p>2.7</text:p>
          </table:table-cell>
          <table:table-cell table:style-name="ce4" office:value-type="float" office:value="9">
            <text:p>9</text:p>
          </table:table-cell>
          <table:table-cell table:style-name="ce2" office:value-type="float" office:value="240644.13">
            <text:p>240644</text:p>
          </table:table-cell>
          <table:table-cell table:style-name="ce14" table:formula="of:=[.T42]/[.$T$58]*100" office:value-type="float" office:value="2.71198676552436">
            <text:p>2.7</text:p>
          </table:table-cell>
          <table:table-cell table:style-name="ce14" office:value-type="float" office:value="13.5">
            <text:p>13.5</text:p>
          </table:table-cell>
          <table:table-cell table:style-name="ce14" table:formula="of:=[.U42]/[.V42]*100" office:value-type="float" office:value="20.088790855736">
            <text:p>20.1</text:p>
          </table:table-cell>
          <table:table-cell/>
          <table:table-cell table:style-name="ce4" office:value-type="float" office:value="9">
            <text:p>9</text:p>
          </table:table-cell>
          <table:table-cell table:style-name="ce18" office:value-type="float" office:value="24.6747242855047">
            <text:p>24.7</text:p>
          </table:table-cell>
          <table:table-cell table:style-name="ce18" office:value-type="float" office:value="2.72977013669179">
            <text:p>2.7</text:p>
          </table:table-cell>
          <table:table-cell table:style-name="ce18" office:value-type="float" office:value="20.088790855736">
            <text:p>20.1</text:p>
          </table:table-cell>
          <table:table-cell table:number-columns-repeated="996"/>
        </table:table-row>
        <table:table-row table:style-name="ro1">
          <table:table-cell office:value-type="string">
            <text:p>RECT- <text:s/>42</text:p>
          </table:table-cell>
          <table:table-cell table:style-name="ce2" office:value-type="float" office:value="2738938.08">
            <text:p>2738938</text:p>
          </table:table-cell>
          <table:table-cell office:value-type="string">
            <text:p>6 nt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formula="of:=[.B43]-[.D43]" office:value-type="float" office:value="2701789.17">
            <text:p>2701789</text:p>
          </table:table-cell>
          <table:table-cell office:value-type="string">
            <text:p>6 nt</text:p>
          </table:table-cell>
          <table:table-cell table:style-name="ce2"/>
          <table:table-cell table:style-name="ce4" office:value-type="float" office:value="10">
            <text:p>10</text:p>
          </table:table-cell>
          <table:table-cell table:style-name="ce2" office:value-type="float" office:value="155304.09">
            <text:p>155304</text:p>
          </table:table-cell>
          <table:table-cell table:style-name="ce14" table:formula="of:=[.J43]/[.$J$58]*100" office:value-type="float" office:value="1.72246257940181">
            <text:p>1.7</text:p>
          </table:table-cell>
          <table:table-cell table:style-name="ce14" office:value-type="float" office:value="8.2">
            <text:p>8.2</text:p>
          </table:table-cell>
          <table:table-cell table:style-name="ce14" table:formula="of:=[.K43]/[.L43]*100" office:value-type="float" office:value="21.0056412122172">
            <text:p>21.0</text:p>
          </table:table-cell>
          <table:table-cell table:style-name="ce4" office:value-type="float" office:value="10">
            <text:p>10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0">
            <text:p>10</text:p>
          </table:table-cell>
          <table:table-cell table:style-name="ce2" office:value-type="float" office:value="150306.11">
            <text:p>150306</text:p>
          </table:table-cell>
          <table:table-cell table:style-name="ce14" table:formula="of:=[.T43]/[.$T$58]*100" office:value-type="float" office:value="1.69390452656148">
            <text:p>1.7</text:p>
          </table:table-cell>
          <table:table-cell table:style-name="ce14" office:value-type="float" office:value="10.8">
            <text:p>10.8</text:p>
          </table:table-cell>
          <table:table-cell table:style-name="ce14" table:formula="of:=[.U43]/[.V43]*100" office:value-type="float" office:value="15.6843011718655">
            <text:p>15.7</text:p>
          </table:table-cell>
          <table:table-cell/>
          <table:table-cell table:style-name="ce4" office:value-type="float" office:value="10">
            <text:p>10</text:p>
          </table:table-cell>
          <table:table-cell table:style-name="ce18" office:value-type="float" office:value="21.0056412122172">
            <text:p>21.0</text:p>
          </table:table-cell>
          <table:table-cell table:style-name="ce18"/>
          <table:table-cell table:style-name="ce18" office:value-type="float" office:value="15.6843011718655">
            <text:p>15.7</text:p>
          </table:table-cell>
          <table:table-cell table:number-columns-repeated="996"/>
        </table:table-row>
        <table:table-row table:style-name="ro1">
          <table:table-cell office:value-type="string">
            <text:p>RECT- <text:s/>43</text:p>
          </table:table-cell>
          <table:table-cell table:style-name="ce2" office:value-type="float" office:value="2244874.72">
            <text:p>2244875</text:p>
          </table:table-cell>
          <table:table-cell office:value-type="string">
            <text:p>7 nt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formula="of:=[.B44]-[.D44]" office:value-type="float" office:value="2211686.4">
            <text:p>2211686</text:p>
          </table:table-cell>
          <table:table-cell office:value-type="string">
            <text:p>7 nt</text:p>
          </table:table-cell>
          <table:table-cell table:style-name="ce2"/>
          <table:table-cell table:style-name="ce4" office:value-type="float" office:value="11">
            <text:p>11</text:p>
          </table:table-cell>
          <table:table-cell table:style-name="ce2" office:value-type="float" office:value="101482.37">
            <text:p>101482</text:p>
          </table:table-cell>
          <table:table-cell table:style-name="ce14" table:formula="of:=[.J44]/[.$J$58]*100" office:value-type="float" office:value="1.12553110992768">
            <text:p>1.1</text:p>
          </table:table-cell>
          <table:table-cell table:style-name="ce14" office:value-type="float" office:value="6.5">
            <text:p>6.5</text:p>
          </table:table-cell>
          <table:table-cell table:style-name="ce14" table:formula="of:=[.K44]/[.L44]*100" office:value-type="float" office:value="17.3158632296567">
            <text:p>17.3</text:p>
          </table:table-cell>
          <table:table-cell table:style-name="ce4" office:value-type="float" office:value="11">
            <text:p>11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1">
            <text:p>11</text:p>
          </table:table-cell>
          <table:table-cell table:style-name="ce2" office:value-type="float" office:value="98956.82">
            <text:p>98957</text:p>
          </table:table-cell>
          <table:table-cell table:style-name="ce14" table:formula="of:=[.T44]/[.$T$58]*100" office:value-type="float" office:value="1.11521351548602">
            <text:p>1.1</text:p>
          </table:table-cell>
          <table:table-cell table:style-name="ce14" office:value-type="float" office:value="9.1">
            <text:p>9.1</text:p>
          </table:table-cell>
          <table:table-cell table:style-name="ce14" table:formula="of:=[.U44]/[.V44]*100" office:value-type="float" office:value="12.2550935767695">
            <text:p>12.3</text:p>
          </table:table-cell>
          <table:table-cell/>
          <table:table-cell table:style-name="ce4" office:value-type="float" office:value="11">
            <text:p>11</text:p>
          </table:table-cell>
          <table:table-cell table:style-name="ce18" office:value-type="float" office:value="17.3158632296567">
            <text:p>17.3</text:p>
          </table:table-cell>
          <table:table-cell table:style-name="ce18"/>
          <table:table-cell table:style-name="ce18" office:value-type="float" office:value="12.2550935767695">
            <text:p>12.3</text:p>
          </table:table-cell>
          <table:table-cell table:number-columns-repeated="996"/>
        </table:table-row>
        <table:table-row table:style-name="ro1">
          <table:table-cell office:value-type="string">
            <text:p>RECT- <text:s/>44</text:p>
          </table:table-cell>
          <table:table-cell table:style-name="ce2" office:value-type="float" office:value="225049.38">
            <text:p>225049</text:p>
          </table:table-cell>
          <table:table-cell office:value-type="string">
            <text:p>8 nt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formula="of:=[.B45]-[.D45]" office:value-type="float" office:value="194093.03">
            <text:p>194093</text:p>
          </table:table-cell>
          <table:table-cell office:value-type="string">
            <text:p>8 nt</text:p>
          </table:table-cell>
          <table:table-cell table:style-name="ce2"/>
          <table:table-cell table:style-name="ce4" office:value-type="float" office:value="12">
            <text:p>12</text:p>
          </table:table-cell>
          <table:table-cell table:style-name="ce2" office:value-type="float" office:value="229656.48">
            <text:p>229656</text:p>
          </table:table-cell>
          <table:table-cell table:style-name="ce14" table:formula="of:=[.J45]/[.$J$58]*100" office:value-type="float" office:value="2.54709771595288">
            <text:p>2.5</text:p>
          </table:table-cell>
          <table:table-cell table:style-name="ce14" office:value-type="float" office:value="5.4">
            <text:p>5.4</text:p>
          </table:table-cell>
          <table:table-cell table:style-name="ce14" table:formula="of:=[.K45]/[.L45]*100" office:value-type="float" office:value="47.1684762213496">
            <text:p>47.2</text:p>
          </table:table-cell>
          <table:table-cell table:style-name="ce4" office:value-type="float" office:value="12">
            <text:p>12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2">
            <text:p>12</text:p>
          </table:table-cell>
          <table:table-cell table:style-name="ce2" office:value-type="float" office:value="218365.69">
            <text:p>218366</text:p>
          </table:table-cell>
          <table:table-cell table:style-name="ce14" table:formula="of:=[.T45]/[.$T$58]*100" office:value-type="float" office:value="2.46091546602277">
            <text:p>2.5</text:p>
          </table:table-cell>
          <table:table-cell table:style-name="ce14" office:value-type="float" office:value="8">
            <text:p>8.0</text:p>
          </table:table-cell>
          <table:table-cell table:style-name="ce14" table:formula="of:=[.U45]/[.V45]*100" office:value-type="float" office:value="30.7614433252846">
            <text:p>30.8</text:p>
          </table:table-cell>
          <table:table-cell/>
          <table:table-cell table:style-name="ce4" office:value-type="float" office:value="12">
            <text:p>12</text:p>
          </table:table-cell>
          <table:table-cell table:style-name="ce18" office:value-type="float" office:value="47.1684762213496">
            <text:p>47.2</text:p>
          </table:table-cell>
          <table:table-cell table:style-name="ce18"/>
          <table:table-cell table:style-name="ce18" office:value-type="float" office:value="30.7614433252846">
            <text:p>30.8</text:p>
          </table:table-cell>
          <table:table-cell table:number-columns-repeated="996"/>
        </table:table-row>
        <table:table-row table:style-name="ro1">
          <table:table-cell office:value-type="string">
            <text:p>RECT- <text:s/>45</text:p>
          </table:table-cell>
          <table:table-cell table:style-name="ce2" office:value-type="float" office:value="277921.62">
            <text:p>277922</text:p>
          </table:table-cell>
          <table:table-cell office:value-type="string">
            <text:p>9 nt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formula="of:=[.B46]-[.D46]" office:value-type="float" office:value="242500.09">
            <text:p>242500</text:p>
          </table:table-cell>
          <table:table-cell office:value-type="string">
            <text:p>9 nt</text:p>
          </table:table-cell>
          <table:table-cell table:style-name="ce2"/>
          <table:table-cell table:style-name="ce4" office:value-type="float" office:value="13">
            <text:p>13</text:p>
          </table:table-cell>
          <table:table-cell table:style-name="ce2" office:value-type="float" office:value="136677.49">
            <text:p>136677</text:p>
          </table:table-cell>
          <table:table-cell table:style-name="ce14" table:formula="of:=[.J46]/[.$J$58]*100" office:value-type="float" office:value="1.51587676777582">
            <text:p>1.5</text:p>
          </table:table-cell>
          <table:table-cell table:style-name="ce14" office:value-type="float" office:value="2.9">
            <text:p>2.9</text:p>
          </table:table-cell>
          <table:table-cell table:style-name="ce14" table:formula="of:=[.K46]/[.L46]*100" office:value-type="float" office:value="52.2716126819249">
            <text:p>52.3</text:p>
          </table:table-cell>
          <table:table-cell table:style-name="ce4" office:value-type="float" office:value="13">
            <text:p>13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3">
            <text:p>13</text:p>
          </table:table-cell>
          <table:table-cell table:style-name="ce2" office:value-type="float" office:value="127877.61">
            <text:p>127878</text:p>
          </table:table-cell>
          <table:table-cell table:style-name="ce14" table:formula="of:=[.T46]/[.$T$58]*100" office:value-type="float" office:value="1.4411420961188">
            <text:p>1.4</text:p>
          </table:table-cell>
          <table:table-cell table:style-name="ce14" office:value-type="float" office:value="5.5">
            <text:p>5.5</text:p>
          </table:table-cell>
          <table:table-cell table:style-name="ce14" table:formula="of:=[.U46]/[.V46]*100" office:value-type="float" office:value="26.2025835657964">
            <text:p>26.2</text:p>
          </table:table-cell>
          <table:table-cell/>
          <table:table-cell table:style-name="ce4" office:value-type="float" office:value="13">
            <text:p>13</text:p>
          </table:table-cell>
          <table:table-cell table:style-name="ce18" office:value-type="float" office:value="52.2716126819249">
            <text:p>52.3</text:p>
          </table:table-cell>
          <table:table-cell table:style-name="ce18"/>
          <table:table-cell table:style-name="ce18" office:value-type="float" office:value="26.2025835657964">
            <text:p>26.2</text:p>
          </table:table-cell>
          <table:table-cell table:number-columns-repeated="996"/>
        </table:table-row>
        <table:table-row table:style-name="ro1">
          <table:table-cell office:value-type="string">
            <text:p>RECT- <text:s/>46</text:p>
          </table:table-cell>
          <table:table-cell table:style-name="ce2" office:value-type="float" office:value="184972.33">
            <text:p>184972</text:p>
          </table:table-cell>
          <table:table-cell office:value-type="string">
            <text:p>10 nt</text:p>
          </table:table-cell>
          <table:table-cell table:style-name="ce2" office:value-type="float" office:value="29668.24">
            <text:p>29668</text:p>
          </table:table-cell>
          <table:table-cell office:value-type="string">
            <text:p>10 nt</text:p>
          </table:table-cell>
          <table:table-cell table:style-name="ce2" table:formula="of:=[.B47]-[.D47]" office:value-type="float" office:value="155304.09">
            <text:p>155304</text:p>
          </table:table-cell>
          <table:table-cell office:value-type="string">
            <text:p>10 nt</text:p>
          </table:table-cell>
          <table:table-cell table:style-name="ce2"/>
          <table:table-cell table:style-name="ce4" office:value-type="float" office:value="14">
            <text:p>14</text:p>
          </table:table-cell>
          <table:table-cell table:style-name="ce2" office:value-type="float" office:value="49302.51">
            <text:p>49303</text:p>
          </table:table-cell>
          <table:table-cell table:style-name="ce14" table:formula="of:=[.J47]/[.$J$58]*100" office:value-type="float" office:value="0.546809350259762">
            <text:p>0.5</text:p>
          </table:table-cell>
          <table:table-cell table:style-name="ce14" office:value-type="float" office:value="1.4">
            <text:p>1.4</text:p>
          </table:table-cell>
          <table:table-cell table:style-name="ce14" table:formula="of:=[.K47]/[.L47]*100" office:value-type="float" office:value="39.0578107328402">
            <text:p>39.1</text:p>
          </table:table-cell>
          <table:table-cell table:style-name="ce4" office:value-type="float" office:value="14">
            <text:p>14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4">
            <text:p>14</text:p>
          </table:table-cell>
          <table:table-cell table:style-name="ce2" office:value-type="float" office:value="48409.86">
            <text:p>48410</text:p>
          </table:table-cell>
          <table:table-cell table:style-name="ce14" table:formula="of:=[.T47]/[.$T$58]*100" office:value-type="float" office:value="0.545564521523492">
            <text:p>0.5</text:p>
          </table:table-cell>
          <table:table-cell table:style-name="ce14" office:value-type="float" office:value="4.1">
            <text:p>4.1</text:p>
          </table:table-cell>
          <table:table-cell table:style-name="ce14" table:formula="of:=[.U47]/[.V47]*100" office:value-type="float" office:value="13.3064517444754">
            <text:p>13.3</text:p>
          </table:table-cell>
          <table:table-cell/>
          <table:table-cell table:style-name="ce4" office:value-type="float" office:value="14">
            <text:p>14</text:p>
          </table:table-cell>
          <table:table-cell table:style-name="ce18" office:value-type="float" office:value="39.0578107328402">
            <text:p>39.1</text:p>
          </table:table-cell>
          <table:table-cell table:style-name="ce18"/>
          <table:table-cell table:style-name="ce18" office:value-type="float" office:value="13.3064517444754">
            <text:p>13.3</text:p>
          </table:table-cell>
          <table:table-cell table:number-columns-repeated="996"/>
        </table:table-row>
        <table:table-row table:style-name="ro1">
          <table:table-cell office:value-type="string">
            <text:p>RECT- <text:s/>47</text:p>
          </table:table-cell>
          <table:table-cell table:style-name="ce2" office:value-type="float" office:value="126438.85">
            <text:p>126439</text:p>
          </table:table-cell>
          <table:table-cell office:value-type="string">
            <text:p>11 nt</text:p>
          </table:table-cell>
          <table:table-cell table:style-name="ce2" office:value-type="float" office:value="24956.48">
            <text:p>24956</text:p>
          </table:table-cell>
          <table:table-cell office:value-type="string">
            <text:p>11 nt</text:p>
          </table:table-cell>
          <table:table-cell table:style-name="ce2" table:formula="of:=[.B48]-[.D48]" office:value-type="float" office:value="101482.37">
            <text:p>101482</text:p>
          </table:table-cell>
          <table:table-cell office:value-type="string">
            <text:p>11 nt</text:p>
          </table:table-cell>
          <table:table-cell table:style-name="ce2"/>
          <table:table-cell table:style-name="ce4" office:value-type="float" office:value="15">
            <text:p>15</text:p>
          </table:table-cell>
          <table:table-cell table:style-name="ce2" office:value-type="float" office:value="43638.54">
            <text:p>43639</text:p>
          </table:table-cell>
          <table:table-cell table:style-name="ce14" table:formula="of:=[.J48]/[.$J$58]*100" office:value-type="float" office:value="0.483990809061945">
            <text:p>0.5</text:p>
          </table:table-cell>
          <table:table-cell table:style-name="ce14" office:value-type="float" office:value="0.9">
            <text:p>0.9</text:p>
          </table:table-cell>
          <table:table-cell table:style-name="ce14" table:formula="of:=[.K48]/[.L48]*100" office:value-type="float" office:value="53.7767565624383">
            <text:p>53.8</text:p>
          </table:table-cell>
          <table:table-cell table:style-name="ce4" office:value-type="float" office:value="15">
            <text:p>15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5">
            <text:p>15</text:p>
          </table:table-cell>
          <table:table-cell table:style-name="ce2" office:value-type="float" office:value="45485.51">
            <text:p>45486</text:p>
          </table:table-cell>
          <table:table-cell table:style-name="ce14" table:formula="of:=[.T48]/[.$T$58]*100" office:value-type="float" office:value="0.512607979023323">
            <text:p>0.5</text:p>
          </table:table-cell>
          <table:table-cell table:style-name="ce14" office:value-type="float" office:value="3.6">
            <text:p>3.6</text:p>
          </table:table-cell>
          <table:table-cell table:style-name="ce14" table:formula="of:=[.U48]/[.V48]*100" office:value-type="float" office:value="14.2391105284256">
            <text:p>14.2</text:p>
          </table:table-cell>
          <table:table-cell/>
          <table:table-cell table:style-name="ce4" office:value-type="float" office:value="15">
            <text:p>15</text:p>
          </table:table-cell>
          <table:table-cell table:style-name="ce18" office:value-type="float" office:value="53.7767565624383">
            <text:p>53.8</text:p>
          </table:table-cell>
          <table:table-cell table:style-name="ce18"/>
          <table:table-cell table:style-name="ce18" office:value-type="float" office:value="14.2391105284256">
            <text:p>14.2</text:p>
          </table:table-cell>
          <table:table-cell table:number-columns-repeated="996"/>
        </table:table-row>
        <table:table-row table:style-name="ro1">
          <table:table-cell office:value-type="string">
            <text:p>RECT- <text:s/>48</text:p>
          </table:table-cell>
          <table:table-cell table:style-name="ce2" office:value-type="float" office:value="252816.02">
            <text:p>252816</text:p>
          </table:table-cell>
          <table:table-cell office:value-type="string">
            <text:p>12 nt</text:p>
          </table:table-cell>
          <table:table-cell table:style-name="ce2" office:value-type="float" office:value="23159.54">
            <text:p>23160</text:p>
          </table:table-cell>
          <table:table-cell office:value-type="string">
            <text:p>12 nt</text:p>
          </table:table-cell>
          <table:table-cell table:style-name="ce2" table:formula="of:=[.B49]-[.D49]" office:value-type="float" office:value="229656.48">
            <text:p>229656</text:p>
          </table:table-cell>
          <table:table-cell office:value-type="string">
            <text:p>12 nt</text:p>
          </table:table-cell>
          <table:table-cell table:style-name="ce2"/>
          <table:table-cell table:style-name="ce4" office:value-type="float" office:value="16">
            <text:p>16</text:p>
          </table:table-cell>
          <table:table-cell table:style-name="ce2"/>
          <table:table-cell table:style-name="ce14" table:number-columns-repeated="2"/>
          <table:table-cell/>
          <table:table-cell table:style-name="ce4" office:value-type="float" office:value="16">
            <text:p>16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6">
            <text:p>16</text:p>
          </table:table-cell>
          <table:table-cell table:style-name="ce2"/>
          <table:table-cell table:style-name="ce14" table:number-columns-repeated="2"/>
          <table:table-cell table:number-columns-repeated="2"/>
          <table:table-cell table:style-name="ce4" office:value-type="float" office:value="16">
            <text:p>16</text:p>
          </table:table-cell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<text:s/>49</text:p>
          </table:table-cell>
          <table:table-cell table:style-name="ce2" office:value-type="float" office:value="160175.46">
            <text:p>160175</text:p>
          </table:table-cell>
          <table:table-cell office:value-type="string">
            <text:p>13 nt</text:p>
          </table:table-cell>
          <table:table-cell table:style-name="ce2" office:value-type="float" office:value="23497.97">
            <text:p>23498</text:p>
          </table:table-cell>
          <table:table-cell office:value-type="string">
            <text:p>13 nt</text:p>
          </table:table-cell>
          <table:table-cell table:style-name="ce2" table:formula="of:=[.B50]-[.D50]" office:value-type="float" office:value="136677.49">
            <text:p>136677</text:p>
          </table:table-cell>
          <table:table-cell office:value-type="string">
            <text:p>13 nt</text:p>
          </table:table-cell>
          <table:table-cell table:style-name="ce2"/>
          <table:table-cell table:style-name="ce4" office:value-type="float" office:value="17">
            <text:p>17</text:p>
          </table:table-cell>
          <table:table-cell table:style-name="ce2"/>
          <table:table-cell table:style-name="ce14" table:number-columns-repeated="2"/>
          <table:table-cell/>
          <table:table-cell table:style-name="ce4" office:value-type="float" office:value="17">
            <text:p>17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7">
            <text:p>17</text:p>
          </table:table-cell>
          <table:table-cell/>
          <table:table-cell table:style-name="ce14" table:number-columns-repeated="2"/>
          <table:table-cell table:number-columns-repeated="2"/>
          <table:table-cell table:style-name="ce4" office:value-type="float" office:value="17">
            <text:p>17</text:p>
          </table:table-cell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<text:s/>50</text:p>
          </table:table-cell>
          <table:table-cell table:style-name="ce2" office:value-type="float" office:value="73571.35">
            <text:p>73571</text:p>
          </table:table-cell>
          <table:table-cell office:value-type="string">
            <text:p>14 nt</text:p>
          </table:table-cell>
          <table:table-cell table:style-name="ce2" office:value-type="float" office:value="24268.84">
            <text:p>24269</text:p>
          </table:table-cell>
          <table:table-cell office:value-type="string">
            <text:p>14 nt</text:p>
          </table:table-cell>
          <table:table-cell table:style-name="ce2" table:formula="of:=[.B51]-[.D51]" office:value-type="float" office:value="49302.51">
            <text:p>49303</text:p>
          </table:table-cell>
          <table:table-cell office:value-type="string">
            <text:p>14 nt</text:p>
          </table:table-cell>
          <table:table-cell table:style-name="ce2"/>
          <table:table-cell table:style-name="ce4" office:value-type="float" office:value="18">
            <text:p>18</text:p>
          </table:table-cell>
          <table:table-cell table:style-name="ce2"/>
          <table:table-cell table:style-name="ce14" table:number-columns-repeated="2"/>
          <table:table-cell/>
          <table:table-cell table:style-name="ce4" office:value-type="float" office:value="18">
            <text:p>18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8">
            <text:p>18</text:p>
          </table:table-cell>
          <table:table-cell/>
          <table:table-cell table:style-name="ce14" table:number-columns-repeated="2"/>
          <table:table-cell table:number-columns-repeated="2"/>
          <table:table-cell table:style-name="ce4" office:value-type="float" office:value="18">
            <text:p>18</text:p>
          </table:table-cell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<text:s/>51</text:p>
          </table:table-cell>
          <table:table-cell table:style-name="ce2" office:value-type="float" office:value="66627.92">
            <text:p>66628</text:p>
          </table:table-cell>
          <table:table-cell office:value-type="string">
            <text:p>15 nt</text:p>
          </table:table-cell>
          <table:table-cell table:style-name="ce2" office:value-type="float" office:value="22989.38">
            <text:p>22989</text:p>
          </table:table-cell>
          <table:table-cell office:value-type="string">
            <text:p>15 nt</text:p>
          </table:table-cell>
          <table:table-cell table:style-name="ce2" table:formula="of:=[.B52]-[.D52]" office:value-type="float" office:value="43638.54">
            <text:p>43639</text:p>
          </table:table-cell>
          <table:table-cell office:value-type="string">
            <text:p>15 nt</text:p>
          </table:table-cell>
          <table:table-cell table:style-name="ce2"/>
          <table:table-cell table:style-name="ce5"/>
          <table:table-cell table:style-name="ce2"/>
          <table:table-cell table:style-name="ce14" table:number-columns-repeated="2"/>
          <table:table-cell/>
          <table:table-cell table:style-name="ce5"/>
          <table:table-cell/>
          <table:table-cell table:style-name="ce14" table:number-columns-repeated="2"/>
          <table:table-cell/>
          <table:table-cell table:style-name="ce5"/>
          <table:table-cell/>
          <table:table-cell table:style-name="ce14" table:number-columns-repeated="2"/>
          <table:table-cell table:number-columns-repeated="2"/>
          <table:table-cell table:style-name="ce5"/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<text:s/>52</text:p>
          </table:table-cell>
          <table:table-cell table:style-name="ce2" office:value-type="float" office:value="18755539">
            <text:p>18755539</text:p>
          </table:table-cell>
          <table:table-cell office:value-type="string">
            <text:p>2 nt-RL1 (+GreB)*</text:p>
          </table:table-cell>
          <table:table-cell table:style-name="ce2" office:value-type="float" office:value="16026094">
            <text:p>16026094</text:p>
          </table:table-cell>
          <table:table-cell office:value-type="string">
            <text:p>2 nt-Blank (left)</text:p>
          </table:table-cell>
          <table:table-cell table:style-name="ce2" table:formula="of:=[.B53]-[.D53]" office:value-type="float" office:value="2729445">
            <text:p>2729445</text:p>
          </table:table-cell>
          <table:table-cell office:value-type="string">
            <text:p>2 nt-RL1 (+GreB)</text:p>
          </table:table-cell>
          <table:table-cell table:style-name="ce2"/>
          <table:table-cell table:style-name="ce5"/>
          <table:table-cell table:style-name="ce2"/>
          <table:table-cell table:style-name="ce14" table:number-columns-repeated="2"/>
          <table:table-cell/>
          <table:table-cell table:style-name="ce5"/>
          <table:table-cell/>
          <table:table-cell table:style-name="ce14" table:number-columns-repeated="2"/>
          <table:table-cell/>
          <table:table-cell table:style-name="ce5"/>
          <table:table-cell/>
          <table:table-cell table:style-name="ce14" table:number-columns-repeated="2"/>
          <table:table-cell table:number-columns-repeated="2"/>
          <table:table-cell table:style-name="ce5"/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<text:s/>53</text:p>
          </table:table-cell>
          <table:table-cell table:style-name="ce2" office:value-type="float" office:value="1787939.52">
            <text:p>1787940</text:p>
          </table:table-cell>
          <table:table-cell office:value-type="string">
            <text:p>3 nt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formula="of:=[.B54]-[.D54]" office:value-type="float" office:value="1474956.91">
            <text:p>1474957</text:p>
          </table:table-cell>
          <table:table-cell office:value-type="string">
            <text:p>3 nt</text:p>
          </table:table-cell>
          <table:table-cell table:style-name="ce2"/>
          <table:table-cell table:style-name="ce4" office:value-type="string">
            <text:p>Total abortive:</text:p>
          </table:table-cell>
          <table:table-cell table:style-name="ce2" table:formula="of:=SUM([.J36:.J53])" office:value-type="float" office:value="8986585.89">
            <text:p>8986586</text:p>
          </table:table-cell>
          <table:table-cell table:style-name="ce14" table:formula="of:=[.J54]/[.$J$58]*100" office:value-type="float" office:value="99.6693513487335">
            <text:p>99.7</text:p>
          </table:table-cell>
          <table:table-cell table:style-name="ce14"/>
          <table:table-cell/>
          <table:table-cell table:style-name="ce4" office:value-type="string">
            <text:p>Total abortive:</text:p>
          </table:table-cell>
          <table:table-cell table:style-name="ce2" table:formula="of:=SUM([.O36:.O53])" office:value-type="float" office:value="4002951.28">
            <text:p>4002951</text:p>
          </table:table-cell>
          <table:table-cell table:style-name="ce14" table:formula="of:=[.O54]/[.$O$58]*100" office:value-type="float" office:value="81.7546375484324">
            <text:p>81.8</text:p>
          </table:table-cell>
          <table:table-cell table:style-name="ce14"/>
          <table:table-cell/>
          <table:table-cell table:style-name="ce4" office:value-type="string">
            <text:p>Total abortive:</text:p>
          </table:table-cell>
          <table:table-cell table:style-name="ce2" table:formula="of:=SUM([.T36:.T53])" office:value-type="float" office:value="8601212.09">
            <text:p>8601212</text:p>
          </table:table-cell>
          <table:table-cell table:style-name="ce14" table:formula="of:=[.T54]/[.$T$58]*100" office:value-type="float" office:value="96.9330660820527">
            <text:p>96.9</text:p>
          </table:table-cell>
          <table:table-cell table:style-name="ce14"/>
          <table:table-cell table:number-columns-repeated="2"/>
          <table:table-cell table:style-name="ce4"/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<text:s/>54</text:p>
          </table:table-cell>
          <table:table-cell table:style-name="ce2" office:value-type="float" office:value="1091606.65">
            <text:p>1091607</text:p>
          </table:table-cell>
          <table:table-cell office:value-type="string">
            <text:p>4 nt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formula="of:=[.B55]-[.D55]" office:value-type="float" office:value="977254.76">
            <text:p>977255</text:p>
          </table:table-cell>
          <table:table-cell office:value-type="string">
            <text:p>4 nt</text:p>
          </table:table-cell>
          <table:table-cell table:style-name="ce2"/>
          <table:table-cell table:style-name="ce4"/>
          <table:table-cell table:style-name="ce2"/>
          <table:table-cell table:style-name="ce14" table:number-columns-repeated="2"/>
          <table:table-cell/>
          <table:table-cell table:style-name="ce4"/>
          <table:table-cell/>
          <table:table-cell table:style-name="ce14" table:number-columns-repeated="2"/>
          <table:table-cell/>
          <table:table-cell table:style-name="ce4"/>
          <table:table-cell/>
          <table:table-cell table:style-name="ce14" table:number-columns-repeated="2"/>
          <table:table-cell table:number-columns-repeated="2"/>
          <table:table-cell table:style-name="ce4"/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<text:s/>55</text:p>
          </table:table-cell>
          <table:table-cell table:style-name="ce2" office:value-type="float" office:value="292107.81">
            <text:p>292108</text:p>
          </table:table-cell>
          <table:table-cell office:value-type="string">
            <text:p>5 nt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formula="of:=[.B56]-[.D56]" office:value-type="float" office:value="258642.74">
            <text:p>258643</text:p>
          </table:table-cell>
          <table:table-cell office:value-type="string">
            <text:p>5 nt</text:p>
          </table:table-cell>
          <table:table-cell table:style-name="ce2"/>
          <table:table-cell table:style-name="ce4" office:value-type="string">
            <text:p>FL:</text:p>
          </table:table-cell>
          <table:table-cell table:style-name="ce2" office:value-type="float" office:value="29812.6">
            <text:p>29813</text:p>
          </table:table-cell>
          <table:table-cell table:style-name="ce14" table:formula="of:=[.J56]/[.$J$58]*100" office:value-type="float" office:value="0.330648651266521">
            <text:p>0.3</text:p>
          </table:table-cell>
          <table:table-cell table:style-name="ce14" office:value-type="float" office:value="0.3">
            <text:p>0.3</text:p>
          </table:table-cell>
          <table:table-cell office:value-type="float" office:value="0.3">
            <text:p>0.3</text:p>
          </table:table-cell>
          <table:table-cell table:style-name="ce4" office:value-type="string">
            <text:p>FL:</text:p>
          </table:table-cell>
          <table:table-cell table:style-name="ce2" office:value-type="float" office:value="893347.45">
            <text:p>893347</text:p>
          </table:table-cell>
          <table:table-cell table:style-name="ce14" table:formula="of:=[.O56]/[.$O$58]*100" office:value-type="float" office:value="18.2453624515676">
            <text:p>18.2</text:p>
          </table:table-cell>
          <table:table-cell table:style-name="ce14" office:value-type="float" office:value="18.2">
            <text:p>18.2</text:p>
          </table:table-cell>
          <table:table-cell office:value-type="float" office:value="18.2">
            <text:p>18.2</text:p>
          </table:table-cell>
          <table:table-cell table:style-name="ce4" office:value-type="string">
            <text:p>FL:</text:p>
          </table:table-cell>
          <table:table-cell table:style-name="ce2" office:value-type="float" office:value="272139.84">
            <text:p>272140</text:p>
          </table:table-cell>
          <table:table-cell table:style-name="ce14" table:formula="of:=[.T56]/[.$T$58]*100" office:value-type="float" office:value="3.06693391794728">
            <text:p>3.1</text:p>
          </table:table-cell>
          <table:table-cell table:style-name="ce14" office:value-type="float" office:value="3.1">
            <text:p>3.1</text:p>
          </table:table-cell>
          <table:table-cell office:value-type="float" office:value="3.1">
            <text:p>3.1</text:p>
          </table:table-cell>
          <table:table-cell/>
          <table:table-cell table:style-name="ce4" office:value-type="string">
            <text:p>FL</text:p>
          </table:table-cell>
          <table:table-cell table:style-name="ce18" office:value-type="float" office:value="0.3">
            <text:p>0.3</text:p>
          </table:table-cell>
          <table:table-cell table:style-name="ce18" office:value-type="float" office:value="18.2">
            <text:p>18.2</text:p>
          </table:table-cell>
          <table:table-cell table:style-name="ce18" office:value-type="float" office:value="3.1">
            <text:p>3.1</text:p>
          </table:table-cell>
          <table:table-cell table:number-columns-repeated="996"/>
        </table:table-row>
        <table:table-row table:style-name="ro1">
          <table:table-cell office:value-type="string">
            <text:p>RECT- <text:s/>56</text:p>
          </table:table-cell>
          <table:table-cell table:style-name="ce2" office:value-type="float" office:value="960204.74">
            <text:p>960205</text:p>
          </table:table-cell>
          <table:table-cell office:value-type="string">
            <text:p>6 nt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formula="of:=[.B57]-[.D57]" office:value-type="float" office:value="923055.83">
            <text:p>923056</text:p>
          </table:table-cell>
          <table:table-cell office:value-type="string">
            <text:p>6 nt</text:p>
          </table:table-cell>
          <table:table-cell table:style-name="ce2"/>
          <table:table-cell table:style-name="ce6"/>
          <table:table-cell/>
          <table:table-cell table:style-name="ce2" table:number-columns-repeated="2"/>
          <table:table-cell/>
          <table:table-cell table:style-name="ce6"/>
          <table:table-cell table:number-columns-repeated="4"/>
          <table:table-cell table:style-name="ce6"/>
          <table:table-cell table:number-columns-repeated="6"/>
          <table:table-cell table:style-name="ce15" table:number-columns-repeated="3"/>
          <table:table-cell table:number-columns-repeated="996"/>
        </table:table-row>
        <table:table-row table:style-name="ro1">
          <table:table-cell office:value-type="string">
            <text:p>RECT- <text:s/>57</text:p>
          </table:table-cell>
          <table:table-cell table:style-name="ce2" office:value-type="float" office:value="342855.83">
            <text:p>342856</text:p>
          </table:table-cell>
          <table:table-cell office:value-type="string">
            <text:p>7 nt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formula="of:=[.B58]-[.D58]" office:value-type="float" office:value="309667.51">
            <text:p>309668</text:p>
          </table:table-cell>
          <table:table-cell office:value-type="string">
            <text:p>7 nt</text:p>
          </table:table-cell>
          <table:table-cell table:style-name="ce2"/>
          <table:table-cell table:style-name="ce7" office:value-type="string">
            <text:p>Total Trxpts:</text:p>
          </table:table-cell>
          <table:table-cell table:style-name="ce2" table:formula="of:=SUM([.J54:.J57])" office:value-type="float" office:value="9016398.49">
            <text:p>9016398</text:p>
          </table:table-cell>
          <table:table-cell table:style-name="ce2" table:number-columns-repeated="2"/>
          <table:table-cell/>
          <table:table-cell table:style-name="ce7" office:value-type="string">
            <text:p>Total Trxpts:</text:p>
          </table:table-cell>
          <table:table-cell table:style-name="ce2" table:formula="of:=SUM([.O54:.O57])" office:value-type="float" office:value="4896298.73">
            <text:p>4896299</text:p>
          </table:table-cell>
          <table:table-cell table:number-columns-repeated="3"/>
          <table:table-cell table:style-name="ce7" office:value-type="string">
            <text:p>Total Trxpts:</text:p>
          </table:table-cell>
          <table:table-cell table:style-name="ce2" table:formula="of:=SUM([.T54:.T57])" office:value-type="float" office:value="8873351.93">
            <text:p>8873352</text:p>
          </table:table-cell>
          <table:table-cell table:number-columns-repeated="1004"/>
        </table:table-row>
        <table:table-row table:style-name="ro1">
          <table:table-cell office:value-type="string">
            <text:p>RECT- <text:s/>58</text:p>
          </table:table-cell>
          <table:table-cell table:style-name="ce2" office:value-type="float" office:value="65335.89">
            <text:p>65336</text:p>
          </table:table-cell>
          <table:table-cell office:value-type="string">
            <text:p>8 nt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formula="of:=[.B59]-[.D59]" office:value-type="float" office:value="34379.54">
            <text:p>34380</text:p>
          </table:table-cell>
          <table:table-cell office:value-type="string">
            <text:p>8 nt</text:p>
          </table:table-cell>
          <table:table-cell table:style-name="ce2"/>
          <table:table-cell table:style-name="ce7" office:value-type="string">
            <text:p>APR:</text:p>
          </table:table-cell>
          <table:table-cell table:style-name="ce2"/>
          <table:table-cell table:style-name="ce2" table:formula="of:=[.K54]/[.K56]" office:value-type="float" office:value="301.435832164923">
            <text:p>301</text:p>
          </table:table-cell>
          <table:table-cell table:style-name="ce2"/>
          <table:table-cell/>
          <table:table-cell table:style-name="ce4" office:value-type="string">
            <text:p>APR:</text:p>
          </table:table-cell>
          <table:table-cell/>
          <table:table-cell table:style-name="ce2" table:formula="of:=[.P54]/[.P56]" office:value-type="float" office:value="4.48084480456065">
            <text:p>4</text:p>
          </table:table-cell>
          <table:table-cell table:number-columns-repeated="2"/>
          <table:table-cell table:style-name="ce5" office:value-type="string">
            <text:p>APR:</text:p>
          </table:table-cell>
          <table:table-cell/>
          <table:table-cell table:style-name="ce2" table:formula="of:=[.U54]/[.U56]" office:value-type="float" office:value="31.6058541446927">
            <text:p>32</text:p>
          </table:table-cell>
          <table:table-cell table:number-columns-repeated="1003"/>
        </table:table-row>
        <table:table-row table:style-name="ro1">
          <table:table-cell office:value-type="string">
            <text:p>RECT- <text:s/>59</text:p>
          </table:table-cell>
          <table:table-cell table:style-name="ce2" office:value-type="float" office:value="60415.52">
            <text:p>60416</text:p>
          </table:table-cell>
          <table:table-cell office:value-type="string">
            <text:p>9 nt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formula="of:=[.B60]-[.D60]" office:value-type="float" office:value="24993.99">
            <text:p>24994</text:p>
          </table:table-cell>
          <table:table-cell office:value-type="string">
            <text:p>9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<text:s/>60</text:p>
          </table:table-cell>
          <table:table-cell table:style-name="ce2" office:value-type="float" office:value="16993488">
            <text:p>16993488</text:p>
          </table:table-cell>
          <table:table-cell office:value-type="string">
            <text:p>2 nt-RL1 (-GreB)*</text:p>
          </table:table-cell>
          <table:table-cell table:style-name="ce2" office:value-type="float" office:value="16026094">
            <text:p>16026094</text:p>
          </table:table-cell>
          <table:table-cell office:value-type="string">
            <text:p>2 nt-Blank (left)</text:p>
          </table:table-cell>
          <table:table-cell table:style-name="ce2" table:formula="of:=[.B61]-[.D61]" office:value-type="float" office:value="967394">
            <text:p>967394</text:p>
          </table:table-cell>
          <table:table-cell office:value-type="string">
            <text:p>2 nt-RL1 (-GreB)</text:p>
          </table:table-cell>
          <table:table-cell table:style-name="ce2" table:number-columns-repeated="5"/>
          <table:table-cell table:number-columns-repeated="17"/>
          <table:table-cell>
            <draw:frame table:end-cell-address="'~IQ10C'.AM85" table:end-x="0.0291in" table:end-y="0.1563in" draw:z-index="0" draw:name="Chart 3" draw:style-name="gr1" svg:width="6.1079in" svg:height="4.2398in" svg:x="0.0295in" svg:y="0.1669in">
              <draw:object draw:notify-on-update-of-ranges="'~IQ10C'.Y65:'~IQ10C'.Y86 '~IQ10C'.Z65:'~IQ10C'.Z86 '~IQ10C'.AA65:'~IQ10C'.AA86 '~IQ10C'.AB65:'~IQ10C'.AB8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94"/>
        </table:table-row>
        <table:table-row table:style-name="ro1">
          <table:table-cell office:value-type="string">
            <text:p>RECT- <text:s/>61</text:p>
          </table:table-cell>
          <table:table-cell table:style-name="ce2" office:value-type="float" office:value="1190483.27">
            <text:p>1190483</text:p>
          </table:table-cell>
          <table:table-cell office:value-type="string">
            <text:p>3 nt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formula="of:=[.B62]-[.D62]" office:value-type="float" office:value="877500.66">
            <text:p>877501</text:p>
          </table:table-cell>
          <table:table-cell office:value-type="string">
            <text:p>3 nt</text:p>
          </table:table-cell>
          <table:table-cell table:style-name="ce2" table:number-columns-repeated="5"/>
          <table:table-cell table:number-columns-repeated="13"/>
          <table:table-cell office:value-type="string">
            <text:p>RL2(-GreB)</text:p>
          </table:table-cell>
          <table:table-cell office:value-type="string">
            <text:p>RL2(+GreB)</text:p>
          </table:table-cell>
          <table:table-cell office:value-type="string">
            <text:p>RL2(-GreB)</text:p>
          </table:table-cell>
          <table:table-cell table:number-columns-repeated="996"/>
        </table:table-row>
        <table:table-row table:style-name="ro1">
          <table:table-cell office:value-type="string">
            <text:p>RECT- <text:s/>62</text:p>
          </table:table-cell>
          <table:table-cell table:style-name="ce2" office:value-type="float" office:value="934184.41">
            <text:p>934184</text:p>
          </table:table-cell>
          <table:table-cell office:value-type="string">
            <text:p>4 nt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formula="of:=[.B63]-[.D63]" office:value-type="float" office:value="819832.52">
            <text:p>819833</text:p>
          </table:table-cell>
          <table:table-cell office:value-type="string">
            <text:p>4 nt</text:p>
          </table:table-cell>
          <table:table-cell table:style-name="ce2"/>
          <table:table-cell table:style-name="ce1" office:value-type="string">
            <text:p>RNA (nt)</text:p>
          </table:table-cell>
          <table:table-cell table:style-name="ce8" office:value-type="string">
            <text:p>RL2(-GreB)</text:p>
          </table:table-cell>
          <table:table-cell table:style-name="ce12" office:value-type="string">
            <text:p>% Yield</text:p>
          </table:table-cell>
          <table:table-cell table:style-name="ce12" office:value-type="string">
            <text:p>% RNAP</text:p>
          </table:table-cell>
          <table:table-cell table:style-name="ce12" office:value-type="string">
            <text:p>AP</text:p>
          </table:table-cell>
          <table:table-cell table:style-name="ce1" office:value-type="string">
            <text:p>RNA (nt)</text:p>
          </table:table-cell>
          <table:table-cell table:style-name="ce8" office:value-type="string">
            <text:p>RL2(+GreB)</text:p>
          </table:table-cell>
          <table:table-cell table:style-name="ce12" office:value-type="string">
            <text:p>% Yield</text:p>
          </table:table-cell>
          <table:table-cell table:style-name="ce12" office:value-type="string">
            <text:p>% RNAP</text:p>
          </table:table-cell>
          <table:table-cell table:style-name="ce12" office:value-type="string">
            <text:p>AP</text:p>
          </table:table-cell>
          <table:table-cell table:style-name="ce1" office:value-type="string">
            <text:p>RNA (nt)</text:p>
          </table:table-cell>
          <table:table-cell table:style-name="ce8" office:value-type="string">
            <text:p>RL2(-GreB)</text:p>
          </table:table-cell>
          <table:table-cell table:style-name="ce12" office:value-type="string">
            <text:p>% Yield</text:p>
          </table:table-cell>
          <table:table-cell table:style-name="ce12" office:value-type="string">
            <text:p>% RNAP</text:p>
          </table:table-cell>
          <table:table-cell table:style-name="ce12" office:value-type="string">
            <text:p>AP</text:p>
          </table:table-cell>
          <table:table-cell/>
          <table:table-cell table:style-name="ce1" office:value-type="string">
            <text:p>RNA (nt)</text:p>
          </table:table-cell>
          <table:table-cell table:style-name="ce12" office:value-type="string">
            <text:p>AP</text:p>
          </table:table-cell>
          <table:table-cell table:style-name="ce12" office:value-type="string">
            <text:p>AP</text:p>
          </table:table-cell>
          <table:table-cell table:style-name="ce12" office:value-type="string">
            <text:p>AP</text:p>
          </table:table-cell>
          <table:table-cell table:number-columns-repeated="996"/>
        </table:table-row>
        <table:table-row table:style-name="ro1">
          <table:table-cell office:value-type="string">
            <text:p>RECT- <text:s/>63</text:p>
          </table:table-cell>
          <table:table-cell table:style-name="ce2" office:value-type="float" office:value="1001518.17">
            <text:p>1001518</text:p>
          </table:table-cell>
          <table:table-cell office:value-type="string">
            <text:p>5 nt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formula="of:=[.B64]-[.D64]" office:value-type="float" office:value="968053.1">
            <text:p>968053</text:p>
          </table:table-cell>
          <table:table-cell office:value-type="string">
            <text:p>5 nt</text:p>
          </table:table-cell>
          <table:table-cell table:style-name="ce2"/>
          <table:table-cell table:style-name="ce3" office:value-type="float" office:value="2">
            <text:p>2</text:p>
          </table:table-cell>
          <table:table-cell table:style-name="ce9" office:value-type="float" office:value="4236390">
            <text:p>4236390</text:p>
          </table:table-cell>
          <table:table-cell table:style-name="ce13" table:formula="of:=[.J64]/[.$J$87]*100" office:value-type="float" office:value="26.58504041786">
            <text:p>26.6</text:p>
          </table:table-cell>
          <table:table-cell table:style-name="ce13" office:value-type="float" office:value="100">
            <text:p>100.0</text:p>
          </table:table-cell>
          <table:table-cell table:style-name="ce13" table:formula="of:=[.K64]/[.L64]*100" office:value-type="float" office:value="26.58504041786">
            <text:p>26.6</text:p>
          </table:table-cell>
          <table:table-cell table:style-name="ce3" office:value-type="float" office:value="2">
            <text:p>2</text:p>
          </table:table-cell>
          <table:table-cell table:style-name="ce9" office:value-type="float" office:value="5120229">
            <text:p>5120229</text:p>
          </table:table-cell>
          <table:table-cell table:style-name="ce13" table:formula="of:=[.O64]/[.$O$87]*100" office:value-type="float" office:value="65.2442731969872">
            <text:p>65.2</text:p>
          </table:table-cell>
          <table:table-cell table:style-name="ce13" office:value-type="float" office:value="100">
            <text:p>100.0</text:p>
          </table:table-cell>
          <table:table-cell table:style-name="ce13" table:formula="of:=[.P64]/[.Q64]*100" office:value-type="float" office:value="65.2442731969872">
            <text:p>65.2</text:p>
          </table:table-cell>
          <table:table-cell table:style-name="ce3" office:value-type="float" office:value="2">
            <text:p>2</text:p>
          </table:table-cell>
          <table:table-cell table:style-name="ce9" office:value-type="float" office:value="7916247">
            <text:p>7916247</text:p>
          </table:table-cell>
          <table:table-cell table:style-name="ce13" table:formula="of:=[.T64]/[.$T$87]*100" office:value-type="float" office:value="47.9167957752293">
            <text:p>47.9</text:p>
          </table:table-cell>
          <table:table-cell table:style-name="ce13" office:value-type="float" office:value="100">
            <text:p>100.0</text:p>
          </table:table-cell>
          <table:table-cell table:style-name="ce13" table:formula="of:=[.U64]/[.V64]*100" office:value-type="float" office:value="47.9167957752293">
            <text:p>47.9</text:p>
          </table:table-cell>
          <table:table-cell table:style-name="ce17"/>
          <table:table-cell table:style-name="ce3"/>
          <table:table-cell table:style-name="ce18" table:number-columns-repeated="3"/>
          <table:table-cell table:style-name="ce14"/>
          <table:table-cell table:number-columns-repeated="995"/>
        </table:table-row>
        <table:table-row table:style-name="ro1">
          <table:table-cell office:value-type="string">
            <text:p>RECT- <text:s/>64</text:p>
          </table:table-cell>
          <table:table-cell table:style-name="ce2" office:value-type="float" office:value="2637075.01">
            <text:p>2637075</text:p>
          </table:table-cell>
          <table:table-cell office:value-type="string">
            <text:p>6 nt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formula="of:=[.B65]-[.D65]" office:value-type="float" office:value="2599926.1">
            <text:p>2599926</text:p>
          </table:table-cell>
          <table:table-cell office:value-type="string">
            <text:p>6 nt</text:p>
          </table:table-cell>
          <table:table-cell table:style-name="ce2"/>
          <table:table-cell table:style-name="ce4" office:value-type="float" office:value="3">
            <text:p>3</text:p>
          </table:table-cell>
          <table:table-cell table:style-name="ce2" office:value-type="float" office:value="2184996.69">
            <text:p>2184997</text:p>
          </table:table-cell>
          <table:table-cell table:style-name="ce14" table:formula="of:=[.J65]/[.$J$87]*100" office:value-type="float" office:value="13.7117275124671">
            <text:p>13.7</text:p>
          </table:table-cell>
          <table:table-cell table:style-name="ce14" office:value-type="float" office:value="100">
            <text:p>100.0</text:p>
          </table:table-cell>
          <table:table-cell table:style-name="ce14" table:formula="of:=[.K65]/[.L65]*100" office:value-type="float" office:value="13.7117275124671">
            <text:p>13.7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3491238">
            <text:p>3491238</text:p>
          </table:table-cell>
          <table:table-cell table:style-name="ce14" table:formula="of:=[.O65]/[.$O$87]*100" office:value-type="float" office:value="44.4869332734343">
            <text:p>44.5</text:p>
          </table:table-cell>
          <table:table-cell table:style-name="ce14" office:value-type="float" office:value="100">
            <text:p>100.0</text:p>
          </table:table-cell>
          <table:table-cell table:style-name="ce14" table:formula="of:=[.P65]/[.Q65]*100" office:value-type="float" office:value="44.4869332734343">
            <text:p>44.5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2326986.11">
            <text:p>2326986</text:p>
          </table:table-cell>
          <table:table-cell table:style-name="ce14" table:formula="of:=[.T65]/[.$T$87]*100" office:value-type="float" office:value="14.0851742251935">
            <text:p>14.1</text:p>
          </table:table-cell>
          <table:table-cell table:style-name="ce14" office:value-type="float" office:value="100">
            <text:p>100.0</text:p>
          </table:table-cell>
          <table:table-cell table:style-name="ce14" table:formula="of:=[.U65]/[.V65]*100" office:value-type="float" office:value="14.0851742251935">
            <text:p>14.1</text:p>
          </table:table-cell>
          <table:table-cell/>
          <table:table-cell table:style-name="ce4" office:value-type="float" office:value="3">
            <text:p>3</text:p>
          </table:table-cell>
          <table:table-cell table:style-name="ce18" office:value-type="float" office:value="13.7117275124671">
            <text:p>13.7</text:p>
          </table:table-cell>
          <table:table-cell table:style-name="ce18" office:value-type="float" office:value="44.4869332734343">
            <text:p>44.5</text:p>
          </table:table-cell>
          <table:table-cell table:style-name="ce18" office:value-type="float" office:value="14.0851742251935">
            <text:p>14.1</text:p>
          </table:table-cell>
          <table:table-cell table:style-name="ce14"/>
          <table:table-cell table:number-columns-repeated="995"/>
        </table:table-row>
        <table:table-row table:style-name="ro1">
          <table:table-cell office:value-type="string">
            <text:p>RECT- <text:s/>65</text:p>
          </table:table-cell>
          <table:table-cell table:style-name="ce2" office:value-type="float" office:value="2265553.71">
            <text:p>2265554</text:p>
          </table:table-cell>
          <table:table-cell office:value-type="string">
            <text:p>7 nt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formula="of:=[.B66]-[.D66]" office:value-type="float" office:value="2232365.39">
            <text:p>2232365</text:p>
          </table:table-cell>
          <table:table-cell office:value-type="string">
            <text:p>7 nt</text:p>
          </table:table-cell>
          <table:table-cell table:style-name="ce2"/>
          <table:table-cell table:style-name="ce4" office:value-type="float" office:value="4">
            <text:p>4</text:p>
          </table:table-cell>
          <table:table-cell table:style-name="ce2" office:value-type="float" office:value="441582.63">
            <text:p>441583</text:p>
          </table:table-cell>
          <table:table-cell table:style-name="ce14" table:formula="of:=[.J66]/[.$J$87]*100" office:value-type="float" office:value="2.7711074916084">
            <text:p>2.8</text:p>
          </table:table-cell>
          <table:table-cell table:style-name="ce14" office:value-type="float" office:value="86.3">
            <text:p>86.3</text:p>
          </table:table-cell>
          <table:table-cell table:style-name="ce14" table:formula="of:=[.K66]/[.L66]*100" office:value-type="float" office:value="3.21101679213024">
            <text:p>3.2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31144.99">
            <text:p>231145</text:p>
          </table:table-cell>
          <table:table-cell table:style-name="ce14" table:formula="of:=[.O66]/[.$O$87]*100" office:value-type="float" office:value="2.94535398234627">
            <text:p>2.9</text:p>
          </table:table-cell>
          <table:table-cell table:style-name="ce14" office:value-type="float" office:value="55.5">
            <text:p>55.5</text:p>
          </table:table-cell>
          <table:table-cell table:style-name="ce14" table:formula="of:=[.P66]/[.Q66]*100" office:value-type="float" office:value="5.30694411233563">
            <text:p>5.3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489996.13">
            <text:p>489996</text:p>
          </table:table-cell>
          <table:table-cell table:style-name="ce14" table:formula="of:=[.T66]/[.$T$87]*100" office:value-type="float" office:value="2.96593126665485">
            <text:p>3.0</text:p>
          </table:table-cell>
          <table:table-cell table:style-name="ce14" office:value-type="float" office:value="85.9">
            <text:p>85.9</text:p>
          </table:table-cell>
          <table:table-cell table:style-name="ce14" table:formula="of:=[.U66]/[.V66]*100" office:value-type="float" office:value="3.45277213813138">
            <text:p>3.5</text:p>
          </table:table-cell>
          <table:table-cell/>
          <table:table-cell table:style-name="ce4" office:value-type="float" office:value="4">
            <text:p>4</text:p>
          </table:table-cell>
          <table:table-cell table:style-name="ce18" office:value-type="float" office:value="3.21101679213024">
            <text:p>3.2</text:p>
          </table:table-cell>
          <table:table-cell table:style-name="ce18" office:value-type="float" office:value="5.30694411233563">
            <text:p>5.3</text:p>
          </table:table-cell>
          <table:table-cell table:style-name="ce18" office:value-type="float" office:value="3.45277213813138">
            <text:p>3.5</text:p>
          </table:table-cell>
          <table:table-cell table:style-name="ce14"/>
          <table:table-cell table:number-columns-repeated="995"/>
        </table:table-row>
        <table:table-row table:style-name="ro1">
          <table:table-cell office:value-type="string">
            <text:p>RECT- <text:s/>66</text:p>
          </table:table-cell>
          <table:table-cell table:style-name="ce2" office:value-type="float" office:value="204444.94">
            <text:p>204445</text:p>
          </table:table-cell>
          <table:table-cell office:value-type="string">
            <text:p>8 nt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formula="of:=[.B67]-[.D67]" office:value-type="float" office:value="173488.59">
            <text:p>173489</text:p>
          </table:table-cell>
          <table:table-cell office:value-type="string">
            <text:p>8 nt</text:p>
          </table:table-cell>
          <table:table-cell table:style-name="ce2"/>
          <table:table-cell table:style-name="ce4" office:value-type="float" office:value="5">
            <text:p>5</text:p>
          </table:table-cell>
          <table:table-cell table:style-name="ce2" office:value-type="float" office:value="2697875.28">
            <text:p>2697875</text:p>
          </table:table-cell>
          <table:table-cell table:style-name="ce14" table:formula="of:=[.J67]/[.$J$87]*100" office:value-type="float" office:value="16.9302456480979">
            <text:p>16.9</text:p>
          </table:table-cell>
          <table:table-cell table:style-name="ce14" office:value-type="float" office:value="83.5">
            <text:p>83.5</text:p>
          </table:table-cell>
          <table:table-cell table:style-name="ce14" table:formula="of:=[.K67]/[.L67]*100" office:value-type="float" office:value="20.2757432911352">
            <text:p>20.3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482684.82">
            <text:p>482685</text:p>
          </table:table-cell>
          <table:table-cell table:style-name="ce14" table:formula="of:=[.O67]/[.$O$87]*100" office:value-type="float" office:value="6.15058823816642">
            <text:p>6.2</text:p>
          </table:table-cell>
          <table:table-cell table:style-name="ce14" office:value-type="float" office:value="52.6">
            <text:p>52.6</text:p>
          </table:table-cell>
          <table:table-cell table:style-name="ce14" table:formula="of:=[.P67]/[.Q67]*100" office:value-type="float" office:value="11.6931335326358">
            <text:p>11.7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752840.33">
            <text:p>2752840</text:p>
          </table:table-cell>
          <table:table-cell table:style-name="ce14" table:formula="of:=[.T67]/[.$T$87]*100" office:value-type="float" office:value="16.6628565145106">
            <text:p>16.7</text:p>
          </table:table-cell>
          <table:table-cell table:style-name="ce14" office:value-type="float" office:value="82.9">
            <text:p>82.9</text:p>
          </table:table-cell>
          <table:table-cell table:style-name="ce14" table:formula="of:=[.U67]/[.V67]*100" office:value-type="float" office:value="20.0999475446448">
            <text:p>20.1</text:p>
          </table:table-cell>
          <table:table-cell/>
          <table:table-cell table:style-name="ce4" office:value-type="float" office:value="5">
            <text:p>5</text:p>
          </table:table-cell>
          <table:table-cell table:style-name="ce18" office:value-type="float" office:value="20.2757432911352">
            <text:p>20.3</text:p>
          </table:table-cell>
          <table:table-cell table:style-name="ce18" office:value-type="float" office:value="11.6931335326358">
            <text:p>11.7</text:p>
          </table:table-cell>
          <table:table-cell table:style-name="ce18" office:value-type="float" office:value="20.0999475446448">
            <text:p>20.1</text:p>
          </table:table-cell>
          <table:table-cell table:style-name="ce14"/>
          <table:table-cell table:number-columns-repeated="995"/>
        </table:table-row>
        <table:table-row table:style-name="ro1">
          <table:table-cell office:value-type="string">
            <text:p>RECT- <text:s/>67</text:p>
          </table:table-cell>
          <table:table-cell table:style-name="ce2" office:value-type="float" office:value="276065.66">
            <text:p>276066</text:p>
          </table:table-cell>
          <table:table-cell office:value-type="string">
            <text:p>9 nt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formula="of:=[.B68]-[.D68]" office:value-type="float" office:value="240644.13">
            <text:p>240644</text:p>
          </table:table-cell>
          <table:table-cell office:value-type="string">
            <text:p>9 nt</text:p>
          </table:table-cell>
          <table:table-cell table:style-name="ce2"/>
          <table:table-cell table:style-name="ce4" office:value-type="float" office:value="6">
            <text:p>6</text:p>
          </table:table-cell>
          <table:table-cell table:style-name="ce2" office:value-type="float" office:value="3166735.64">
            <text:p>3166736</text:p>
          </table:table-cell>
          <table:table-cell table:style-name="ce14" table:formula="of:=[.J68]/[.$J$87]*100" office:value-type="float" office:value="19.8725317976102">
            <text:p>19.9</text:p>
          </table:table-cell>
          <table:table-cell table:style-name="ce14" office:value-type="float" office:value="66.6">
            <text:p>66.6</text:p>
          </table:table-cell>
          <table:table-cell table:style-name="ce14" table:formula="of:=[.K68]/[.L68]*100" office:value-type="float" office:value="29.838636332748">
            <text:p>29.8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602682.58">
            <text:p>602683</text:p>
          </table:table-cell>
          <table:table-cell table:style-name="ce14" table:formula="of:=[.O68]/[.$O$87]*100" office:value-type="float" office:value="7.67965395699784">
            <text:p>7.7</text:p>
          </table:table-cell>
          <table:table-cell table:style-name="ce14" office:value-type="float" office:value="46.4">
            <text:p>46.4</text:p>
          </table:table-cell>
          <table:table-cell table:style-name="ce14" table:formula="of:=[.P68]/[.Q68]*100" office:value-type="float" office:value="16.5509783555988">
            <text:p>16.6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194144.05">
            <text:p>3194144</text:p>
          </table:table-cell>
          <table:table-cell table:style-name="ce14" table:formula="of:=[.T68]/[.$T$87]*100" office:value-type="float" office:value="19.3340541446614">
            <text:p>19.3</text:p>
          </table:table-cell>
          <table:table-cell table:style-name="ce14" office:value-type="float" office:value="66.2">
            <text:p>66.2</text:p>
          </table:table-cell>
          <table:table-cell table:style-name="ce14" table:formula="of:=[.U68]/[.V68]*100" office:value-type="float" office:value="29.205519855984">
            <text:p>29.2</text:p>
          </table:table-cell>
          <table:table-cell/>
          <table:table-cell table:style-name="ce4" office:value-type="float" office:value="6">
            <text:p>6</text:p>
          </table:table-cell>
          <table:table-cell table:style-name="ce18" office:value-type="float" office:value="29.838636332748">
            <text:p>29.8</text:p>
          </table:table-cell>
          <table:table-cell table:style-name="ce18" office:value-type="float" office:value="16.5509783555988">
            <text:p>16.6</text:p>
          </table:table-cell>
          <table:table-cell table:style-name="ce18" office:value-type="float" office:value="29.205519855984">
            <text:p>29.2</text:p>
          </table:table-cell>
          <table:table-cell table:style-name="ce14"/>
          <table:table-cell table:number-columns-repeated="995"/>
        </table:table-row>
        <table:table-row table:style-name="ro1">
          <table:table-cell office:value-type="string">
            <text:p>RECT- <text:s/>68</text:p>
          </table:table-cell>
          <table:table-cell table:style-name="ce2" office:value-type="float" office:value="179974.35">
            <text:p>179974</text:p>
          </table:table-cell>
          <table:table-cell office:value-type="string">
            <text:p>10 nt</text:p>
          </table:table-cell>
          <table:table-cell table:style-name="ce2" office:value-type="float" office:value="29668.24">
            <text:p>29668</text:p>
          </table:table-cell>
          <table:table-cell office:value-type="string">
            <text:p>10 nt</text:p>
          </table:table-cell>
          <table:table-cell table:style-name="ce2" table:formula="of:=[.B69]-[.D69]" office:value-type="float" office:value="150306.11">
            <text:p>150306</text:p>
          </table:table-cell>
          <table:table-cell office:value-type="string">
            <text:p>10 nt</text:p>
          </table:table-cell>
          <table:table-cell table:style-name="ce2"/>
          <table:table-cell table:style-name="ce4" office:value-type="float" office:value="7">
            <text:p>7</text:p>
          </table:table-cell>
          <table:table-cell table:style-name="ce2" office:value-type="float" office:value="4404890.6">
            <text:p>4404891</text:p>
          </table:table-cell>
          <table:table-cell table:style-name="ce14" table:formula="of:=[.J69]/[.$J$87]*100" office:value-type="float" office:value="27.6424490278873">
            <text:p>27.6</text:p>
          </table:table-cell>
          <table:table-cell table:style-name="ce14" office:value-type="float" office:value="46.7">
            <text:p>46.7</text:p>
          </table:table-cell>
          <table:table-cell table:style-name="ce14" table:formula="of:=[.K69]/[.L69]*100" office:value-type="float" office:value="59.1915396742769">
            <text:p>59.2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582698.65">
            <text:p>582699</text:p>
          </table:table-cell>
          <table:table-cell table:style-name="ce14" table:formula="of:=[.O69]/[.$O$87]*100" office:value-type="float" office:value="7.42500968455037">
            <text:p>7.4</text:p>
          </table:table-cell>
          <table:table-cell table:style-name="ce14" office:value-type="float" office:value="38.7">
            <text:p>38.7</text:p>
          </table:table-cell>
          <table:table-cell table:style-name="ce14" table:formula="of:=[.P69]/[.Q69]*100" office:value-type="float" office:value="19.1860715363059">
            <text:p>19.2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4516631.06">
            <text:p>4516631</text:p>
          </table:table-cell>
          <table:table-cell table:style-name="ce14" table:formula="of:=[.T69]/[.$T$87]*100" office:value-type="float" office:value="27.3390266996567">
            <text:p>27.3</text:p>
          </table:table-cell>
          <table:table-cell table:style-name="ce14" office:value-type="float" office:value="46.9">
            <text:p>46.9</text:p>
          </table:table-cell>
          <table:table-cell table:style-name="ce14" table:formula="of:=[.U69]/[.V69]*100" office:value-type="float" office:value="58.2921678031059">
            <text:p>58.3</text:p>
          </table:table-cell>
          <table:table-cell/>
          <table:table-cell table:style-name="ce4" office:value-type="float" office:value="7">
            <text:p>7</text:p>
          </table:table-cell>
          <table:table-cell table:style-name="ce18" office:value-type="float" office:value="59.1915396742769">
            <text:p>59.2</text:p>
          </table:table-cell>
          <table:table-cell table:style-name="ce18" office:value-type="float" office:value="19.1860715363058">
            <text:p>19.2</text:p>
          </table:table-cell>
          <table:table-cell table:style-name="ce18" office:value-type="float" office:value="58.292167803106">
            <text:p>58.3</text:p>
          </table:table-cell>
          <table:table-cell table:style-name="ce14"/>
          <table:table-cell table:number-columns-repeated="995"/>
        </table:table-row>
        <table:table-row table:style-name="ro1">
          <table:table-cell office:value-type="string">
            <text:p>RECT- <text:s/>69</text:p>
          </table:table-cell>
          <table:table-cell table:style-name="ce2" office:value-type="float" office:value="123913.3">
            <text:p>123913</text:p>
          </table:table-cell>
          <table:table-cell office:value-type="string">
            <text:p>11 nt</text:p>
          </table:table-cell>
          <table:table-cell table:style-name="ce2" office:value-type="float" office:value="24956.48">
            <text:p>24956</text:p>
          </table:table-cell>
          <table:table-cell office:value-type="string">
            <text:p>11 nt</text:p>
          </table:table-cell>
          <table:table-cell table:style-name="ce2" table:formula="of:=[.B70]-[.D70]" office:value-type="float" office:value="98956.82">
            <text:p>98957</text:p>
          </table:table-cell>
          <table:table-cell office:value-type="string">
            <text:p>11 nt</text:p>
          </table:table-cell>
          <table:table-cell table:style-name="ce2"/>
          <table:table-cell table:style-name="ce4" office:value-type="float" office:value="8">
            <text:p>8</text:p>
          </table:table-cell>
          <table:table-cell table:style-name="ce2" office:value-type="float" office:value="345119.37">
            <text:p>345119</text:p>
          </table:table-cell>
          <table:table-cell table:style-name="ce14" table:formula="of:=[.J70]/[.$J$87]*100" office:value-type="float" office:value="2.16576198141257">
            <text:p>2.2</text:p>
          </table:table-cell>
          <table:table-cell table:style-name="ce14" office:value-type="float" office:value="19.1">
            <text:p>19.1</text:p>
          </table:table-cell>
          <table:table-cell table:style-name="ce14" table:formula="of:=[.K70]/[.L70]*100" office:value-type="float" office:value="11.3390679655108">
            <text:p>11.3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28679.78">
            <text:p>28680</text:p>
          </table:table-cell>
          <table:table-cell table:style-name="ce14" table:formula="of:=[.O70]/[.$O$87]*100" office:value-type="float" office:value="0.365450725260431">
            <text:p>0.4</text:p>
          </table:table-cell>
          <table:table-cell table:style-name="ce14" office:value-type="float" office:value="31.3">
            <text:p>31.3</text:p>
          </table:table-cell>
          <table:table-cell table:style-name="ce14" table:formula="of:=[.P70]/[.Q70]*100" office:value-type="float" office:value="1.16757420211">
            <text:p>1.2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56127.54">
            <text:p>356128</text:p>
          </table:table-cell>
          <table:table-cell table:style-name="ce14" table:formula="of:=[.T70]/[.$T$87]*100" office:value-type="float" office:value="2.15562887364616">
            <text:p>2.2</text:p>
          </table:table-cell>
          <table:table-cell table:style-name="ce14" office:value-type="float" office:value="19.6">
            <text:p>19.6</text:p>
          </table:table-cell>
          <table:table-cell table:style-name="ce14" table:formula="of:=[.U70]/[.V70]*100" office:value-type="float" office:value="10.9981064981947">
            <text:p>11.0</text:p>
          </table:table-cell>
          <table:table-cell/>
          <table:table-cell table:style-name="ce4" office:value-type="float" office:value="8">
            <text:p>8</text:p>
          </table:table-cell>
          <table:table-cell table:style-name="ce18" office:value-type="float" office:value="11.3390679655108">
            <text:p>11.3</text:p>
          </table:table-cell>
          <table:table-cell table:style-name="ce18" office:value-type="float" office:value="1.16757420211">
            <text:p>1.2</text:p>
          </table:table-cell>
          <table:table-cell table:style-name="ce18" office:value-type="float" office:value="10.9981064981947">
            <text:p>11.0</text:p>
          </table:table-cell>
          <table:table-cell table:style-name="ce14"/>
          <table:table-cell table:number-columns-repeated="995"/>
        </table:table-row>
        <table:table-row table:style-name="ro1">
          <table:table-cell office:value-type="string">
            <text:p>RECT- <text:s/>70</text:p>
          </table:table-cell>
          <table:table-cell table:style-name="ce2" office:value-type="float" office:value="241525.23">
            <text:p>241525</text:p>
          </table:table-cell>
          <table:table-cell office:value-type="string">
            <text:p>12 nt</text:p>
          </table:table-cell>
          <table:table-cell table:style-name="ce2" office:value-type="float" office:value="23159.54">
            <text:p>23160</text:p>
          </table:table-cell>
          <table:table-cell office:value-type="string">
            <text:p>12 nt</text:p>
          </table:table-cell>
          <table:table-cell table:style-name="ce2" table:formula="of:=[.B71]-[.D71]" office:value-type="float" office:value="218365.69">
            <text:p>218366</text:p>
          </table:table-cell>
          <table:table-cell office:value-type="string">
            <text:p>12 nt</text:p>
          </table:table-cell>
          <table:table-cell table:style-name="ce2"/>
          <table:table-cell table:style-name="ce4" office:value-type="float" office:value="9">
            <text:p>9</text:p>
          </table:table-cell>
          <table:table-cell table:style-name="ce2" office:value-type="float" office:value="595196.33">
            <text:p>595196</text:p>
          </table:table-cell>
          <table:table-cell table:style-name="ce14" table:formula="of:=[.J71]/[.$J$87]*100" office:value-type="float" office:value="3.73509485425372">
            <text:p>3.7</text:p>
          </table:table-cell>
          <table:table-cell table:style-name="ce14" office:value-type="float" office:value="16.9">
            <text:p>16.9</text:p>
          </table:table-cell>
          <table:table-cell table:style-name="ce14" table:formula="of:=[.K71]/[.L71]*100" office:value-type="float" office:value="22.1011529837498">
            <text:p>22.1</text:p>
          </table:table-cell>
          <table:table-cell table:style-name="ce4" office:value-type="float" office:value="9">
            <text:p>9</text:p>
          </table:table-cell>
          <table:table-cell table:style-name="ce2" office:value-type="float" office:value="47422.65">
            <text:p>47423</text:p>
          </table:table-cell>
          <table:table-cell table:style-name="ce14" table:formula="of:=[.O71]/[.$O$87]*100" office:value-type="float" office:value="0.604280850002042">
            <text:p>0.6</text:p>
          </table:table-cell>
          <table:table-cell table:style-name="ce14" office:value-type="float" office:value="30.9">
            <text:p>30.9</text:p>
          </table:table-cell>
          <table:table-cell table:style-name="ce14" table:formula="of:=[.P71]/[.Q71]*100" office:value-type="float" office:value="1.95560145631729">
            <text:p>2.0</text:p>
          </table:table-cell>
          <table:table-cell table:style-name="ce4" office:value-type="float" office:value="9">
            <text:p>9</text:p>
          </table:table-cell>
          <table:table-cell table:style-name="ce2" office:value-type="float" office:value="597901.53">
            <text:p>597902</text:p>
          </table:table-cell>
          <table:table-cell table:style-name="ce14" table:formula="of:=[.T71]/[.$T$87]*100" office:value-type="float" office:value="3.61907928172366">
            <text:p>3.6</text:p>
          </table:table-cell>
          <table:table-cell table:style-name="ce14" office:value-type="float" office:value="17.4">
            <text:p>17.4</text:p>
          </table:table-cell>
          <table:table-cell table:style-name="ce14" table:formula="of:=[.U71]/[.V71]*100" office:value-type="float" office:value="20.7993062168027">
            <text:p>20.8</text:p>
          </table:table-cell>
          <table:table-cell/>
          <table:table-cell table:style-name="ce4" office:value-type="float" office:value="9">
            <text:p>9</text:p>
          </table:table-cell>
          <table:table-cell table:style-name="ce18" office:value-type="float" office:value="22.1011529837498">
            <text:p>22.1</text:p>
          </table:table-cell>
          <table:table-cell table:style-name="ce18" office:value-type="float" office:value="1.95560145631729">
            <text:p>2.0</text:p>
          </table:table-cell>
          <table:table-cell table:style-name="ce18" office:value-type="float" office:value="20.7993062168027">
            <text:p>20.8</text:p>
          </table:table-cell>
          <table:table-cell table:style-name="ce14"/>
          <table:table-cell table:number-columns-repeated="995"/>
        </table:table-row>
        <table:table-row table:style-name="ro1">
          <table:table-cell office:value-type="string">
            <text:p>RECT- <text:s/>71</text:p>
          </table:table-cell>
          <table:table-cell table:style-name="ce2" office:value-type="float" office:value="151375.58">
            <text:p>151376</text:p>
          </table:table-cell>
          <table:table-cell office:value-type="string">
            <text:p>13 nt</text:p>
          </table:table-cell>
          <table:table-cell table:style-name="ce2" office:value-type="float" office:value="23497.97">
            <text:p>23498</text:p>
          </table:table-cell>
          <table:table-cell office:value-type="string">
            <text:p>13 nt</text:p>
          </table:table-cell>
          <table:table-cell table:style-name="ce2" table:formula="of:=[.B72]-[.D72]" office:value-type="float" office:value="127877.61">
            <text:p>127878</text:p>
          </table:table-cell>
          <table:table-cell office:value-type="string">
            <text:p>13 nt</text:p>
          </table:table-cell>
          <table:table-cell table:style-name="ce2"/>
          <table:table-cell table:style-name="ce4" office:value-type="float" office:value="10">
            <text:p>10</text:p>
          </table:table-cell>
          <table:table-cell table:style-name="ce2" office:value-type="float" office:value="396392.98">
            <text:p>396393</text:p>
          </table:table-cell>
          <table:table-cell table:style-name="ce14" table:formula="of:=[.J72]/[.$J$87]*100" office:value-type="float" office:value="2.48752437680572">
            <text:p>2.5</text:p>
          </table:table-cell>
          <table:table-cell table:style-name="ce14" office:value-type="float" office:value="13.2">
            <text:p>13.2</text:p>
          </table:table-cell>
          <table:table-cell table:style-name="ce14" table:formula="of:=[.K72]/[.L72]*100" office:value-type="float" office:value="18.8448816424675">
            <text:p>18.8</text:p>
          </table:table-cell>
          <table:table-cell table:style-name="ce4" office:value-type="float" office:value="10">
            <text:p>10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0">
            <text:p>10</text:p>
          </table:table-cell>
          <table:table-cell table:style-name="ce2" office:value-type="float" office:value="411953.71">
            <text:p>411954</text:p>
          </table:table-cell>
          <table:table-cell table:style-name="ce14" table:formula="of:=[.T72]/[.$T$87]*100" office:value-type="float" office:value="2.49354293656047">
            <text:p>2.5</text:p>
          </table:table-cell>
          <table:table-cell table:style-name="ce14" office:value-type="float" office:value="13.8">
            <text:p>13.8</text:p>
          </table:table-cell>
          <table:table-cell table:style-name="ce14" table:formula="of:=[.U72]/[.V72]*100" office:value-type="float" office:value="18.0691517142063">
            <text:p>18.1</text:p>
          </table:table-cell>
          <table:table-cell/>
          <table:table-cell table:style-name="ce4" office:value-type="float" office:value="10">
            <text:p>10</text:p>
          </table:table-cell>
          <table:table-cell table:style-name="ce18" office:value-type="float" office:value="18.8448816424675">
            <text:p>18.8</text:p>
          </table:table-cell>
          <table:table-cell table:style-name="ce18"/>
          <table:table-cell table:style-name="ce18" office:value-type="float" office:value="18.0691517142063">
            <text:p>18.1</text:p>
          </table:table-cell>
          <table:table-cell table:style-name="ce14"/>
          <table:table-cell table:number-columns-repeated="995"/>
        </table:table-row>
        <table:table-row table:style-name="ro1">
          <table:table-cell office:value-type="string">
            <text:p>RECT- <text:s/>72</text:p>
          </table:table-cell>
          <table:table-cell table:style-name="ce2" office:value-type="float" office:value="72678.7">
            <text:p>72679</text:p>
          </table:table-cell>
          <table:table-cell office:value-type="string">
            <text:p>14 nt</text:p>
          </table:table-cell>
          <table:table-cell table:style-name="ce2" office:value-type="float" office:value="24268.84">
            <text:p>24269</text:p>
          </table:table-cell>
          <table:table-cell office:value-type="string">
            <text:p>14 nt</text:p>
          </table:table-cell>
          <table:table-cell table:style-name="ce2" table:formula="of:=[.B73]-[.D73]" office:value-type="float" office:value="48409.86">
            <text:p>48410</text:p>
          </table:table-cell>
          <table:table-cell office:value-type="string">
            <text:p>14 nt</text:p>
          </table:table-cell>
          <table:table-cell table:style-name="ce2"/>
          <table:table-cell table:style-name="ce4" office:value-type="float" office:value="11">
            <text:p>11</text:p>
          </table:table-cell>
          <table:table-cell table:style-name="ce2" office:value-type="float" office:value="147624.65">
            <text:p>147625</text:p>
          </table:table-cell>
          <table:table-cell table:style-name="ce14" table:formula="of:=[.J73]/[.$J$87]*100" office:value-type="float" office:value="0.926403680237758">
            <text:p>0.9</text:p>
          </table:table-cell>
          <table:table-cell table:style-name="ce14" office:value-type="float" office:value="10.7">
            <text:p>10.7</text:p>
          </table:table-cell>
          <table:table-cell table:style-name="ce14" table:formula="of:=[.K73]/[.L73]*100" office:value-type="float" office:value="8.65797831997905">
            <text:p>8.7</text:p>
          </table:table-cell>
          <table:table-cell table:style-name="ce4" office:value-type="float" office:value="11">
            <text:p>11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1">
            <text:p>11</text:p>
          </table:table-cell>
          <table:table-cell table:style-name="ce2" office:value-type="float" office:value="157093.75">
            <text:p>157094</text:p>
          </table:table-cell>
          <table:table-cell table:style-name="ce14" table:formula="of:=[.T73]/[.$T$87]*100" office:value-type="float" office:value="0.95088356089886">
            <text:p>1.0</text:p>
          </table:table-cell>
          <table:table-cell table:style-name="ce14" office:value-type="float" office:value="11.3">
            <text:p>11.3</text:p>
          </table:table-cell>
          <table:table-cell table:style-name="ce14" table:formula="of:=[.U73]/[.V73]*100" office:value-type="float" office:value="8.41489876901646">
            <text:p>8.4</text:p>
          </table:table-cell>
          <table:table-cell/>
          <table:table-cell table:style-name="ce4" office:value-type="float" office:value="11">
            <text:p>11</text:p>
          </table:table-cell>
          <table:table-cell table:style-name="ce18" office:value-type="float" office:value="8.65797831997905">
            <text:p>8.7</text:p>
          </table:table-cell>
          <table:table-cell table:style-name="ce18"/>
          <table:table-cell table:style-name="ce18" office:value-type="float" office:value="8.41489876901646">
            <text:p>8.4</text:p>
          </table:table-cell>
          <table:table-cell table:style-name="ce14"/>
          <table:table-cell table:number-columns-repeated="995"/>
        </table:table-row>
        <table:table-row table:style-name="ro1">
          <table:table-cell office:value-type="string">
            <text:p>RECT- <text:s/>73</text:p>
          </table:table-cell>
          <table:table-cell table:style-name="ce2" office:value-type="float" office:value="68474.89">
            <text:p>68475</text:p>
          </table:table-cell>
          <table:table-cell office:value-type="string">
            <text:p>15 nt</text:p>
          </table:table-cell>
          <table:table-cell table:style-name="ce2" office:value-type="float" office:value="22989.38">
            <text:p>22989</text:p>
          </table:table-cell>
          <table:table-cell office:value-type="string">
            <text:p>15 nt</text:p>
          </table:table-cell>
          <table:table-cell table:style-name="ce2" table:formula="of:=[.B74]-[.D74]" office:value-type="float" office:value="45485.51">
            <text:p>45486</text:p>
          </table:table-cell>
          <table:table-cell office:value-type="string">
            <text:p>15 nt</text:p>
          </table:table-cell>
          <table:table-cell table:style-name="ce2"/>
          <table:table-cell table:style-name="ce4" office:value-type="float" office:value="12">
            <text:p>12</text:p>
          </table:table-cell>
          <table:table-cell table:style-name="ce2" office:value-type="float" office:value="457329.74">
            <text:p>457330</text:p>
          </table:table-cell>
          <table:table-cell table:style-name="ce14" table:formula="of:=[.J74]/[.$J$87]*100" office:value-type="float" office:value="2.86992690054254">
            <text:p>2.9</text:p>
          </table:table-cell>
          <table:table-cell table:style-name="ce14" office:value-type="float" office:value="9.8">
            <text:p>9.8</text:p>
          </table:table-cell>
          <table:table-cell table:style-name="ce14" table:formula="of:=[.K74]/[.L74]*100" office:value-type="float" office:value="29.284968372883">
            <text:p>29.3</text:p>
          </table:table-cell>
          <table:table-cell table:style-name="ce4" office:value-type="float" office:value="12">
            <text:p>12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2">
            <text:p>12</text:p>
          </table:table-cell>
          <table:table-cell table:style-name="ce2" office:value-type="float" office:value="480218.2">
            <text:p>480218</text:p>
          </table:table-cell>
          <table:table-cell table:style-name="ce14" table:formula="of:=[.T74]/[.$T$87]*100" office:value-type="float" office:value="2.90674576184247">
            <text:p>2.9</text:p>
          </table:table-cell>
          <table:table-cell table:style-name="ce14" office:value-type="float" office:value="10.3">
            <text:p>10.3</text:p>
          </table:table-cell>
          <table:table-cell table:style-name="ce14" table:formula="of:=[.U74]/[.V74]*100" office:value-type="float" office:value="28.2208326392473">
            <text:p>28.2</text:p>
          </table:table-cell>
          <table:table-cell/>
          <table:table-cell table:style-name="ce4" office:value-type="float" office:value="12">
            <text:p>12</text:p>
          </table:table-cell>
          <table:table-cell table:style-name="ce18" office:value-type="float" office:value="29.284968372883">
            <text:p>29.3</text:p>
          </table:table-cell>
          <table:table-cell table:style-name="ce18"/>
          <table:table-cell table:style-name="ce18" office:value-type="float" office:value="28.2208326392473">
            <text:p>28.2</text:p>
          </table:table-cell>
          <table:table-cell table:style-name="ce14"/>
          <table:table-cell table:number-columns-repeated="995"/>
        </table:table-row>
        <table:table-row table:style-name="ro1">
          <table:table-cell office:value-type="string">
            <text:p>RECT- <text:s/>74</text:p>
          </table:table-cell>
          <table:table-cell table:style-name="ce2" office:value-type="float" office:value="20262484">
            <text:p>20262484</text:p>
          </table:table-cell>
          <table:table-cell office:value-type="string">
            <text:p>2 nt-RL2 (-GreB)*</text:p>
          </table:table-cell>
          <table:table-cell table:style-name="ce2" office:value-type="float" office:value="16026094">
            <text:p>16026094</text:p>
          </table:table-cell>
          <table:table-cell office:value-type="string">
            <text:p>2 nt-Blank (left)</text:p>
          </table:table-cell>
          <table:table-cell table:style-name="ce2" table:formula="of:=[.B75]-[.D75]" office:value-type="float" office:value="4236390">
            <text:p>4236390</text:p>
          </table:table-cell>
          <table:table-cell office:value-type="string">
            <text:p>2 nt-RL2 (-GreB)</text:p>
          </table:table-cell>
          <table:table-cell table:style-name="ce2"/>
          <table:table-cell table:style-name="ce4" office:value-type="float" office:value="13">
            <text:p>13</text:p>
          </table:table-cell>
          <table:table-cell table:style-name="ce2" office:value-type="float" office:value="374836.27">
            <text:p>374836</text:p>
          </table:table-cell>
          <table:table-cell table:style-name="ce14" table:formula="of:=[.J75]/[.$J$87]*100" office:value-type="float" office:value="2.35224740593521">
            <text:p>2.4</text:p>
          </table:table-cell>
          <table:table-cell table:style-name="ce14" office:value-type="float" office:value="6.9">
            <text:p>6.9</text:p>
          </table:table-cell>
          <table:table-cell table:style-name="ce14" table:formula="of:=[.K75]/[.L75]*100" office:value-type="float" office:value="34.0905421150031">
            <text:p>34.1</text:p>
          </table:table-cell>
          <table:table-cell table:style-name="ce4" office:value-type="float" office:value="13">
            <text:p>13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3">
            <text:p>13</text:p>
          </table:table-cell>
          <table:table-cell table:style-name="ce2" office:value-type="float" office:value="393450.13">
            <text:p>393450</text:p>
          </table:table-cell>
          <table:table-cell table:style-name="ce14" table:formula="of:=[.T75]/[.$T$87]*100" office:value-type="float" office:value="2.38154134490086">
            <text:p>2.4</text:p>
          </table:table-cell>
          <table:table-cell table:style-name="ce14" office:value-type="float" office:value="7.4">
            <text:p>7.4</text:p>
          </table:table-cell>
          <table:table-cell table:style-name="ce14" table:formula="of:=[.U75]/[.V75]*100" office:value-type="float" office:value="32.1829911473089">
            <text:p>32.2</text:p>
          </table:table-cell>
          <table:table-cell/>
          <table:table-cell table:style-name="ce4" office:value-type="float" office:value="13">
            <text:p>13</text:p>
          </table:table-cell>
          <table:table-cell table:style-name="ce18" office:value-type="float" office:value="34.0905421150031">
            <text:p>34.1</text:p>
          </table:table-cell>
          <table:table-cell table:style-name="ce18"/>
          <table:table-cell table:style-name="ce18" office:value-type="float" office:value="32.1829911473089">
            <text:p>32.2</text:p>
          </table:table-cell>
          <table:table-cell table:style-name="ce14"/>
          <table:table-cell table:number-columns-repeated="995"/>
        </table:table-row>
        <table:table-row table:style-name="ro1">
          <table:table-cell office:value-type="string">
            <text:p>RECT- <text:s/>75</text:p>
          </table:table-cell>
          <table:table-cell table:style-name="ce2" office:value-type="float" office:value="2497979.3">
            <text:p>2497979</text:p>
          </table:table-cell>
          <table:table-cell office:value-type="string">
            <text:p>3 nt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formula="of:=[.B76]-[.D76]" office:value-type="float" office:value="2184996.69">
            <text:p>2184997</text:p>
          </table:table-cell>
          <table:table-cell office:value-type="string">
            <text:p>3 nt</text:p>
          </table:table-cell>
          <table:table-cell table:style-name="ce2"/>
          <table:table-cell table:style-name="ce4" office:value-type="float" office:value="14">
            <text:p>14</text:p>
          </table:table-cell>
          <table:table-cell table:style-name="ce2" office:value-type="float" office:value="73863.78">
            <text:p>73864</text:p>
          </table:table-cell>
          <table:table-cell table:style-name="ce14" table:formula="of:=[.J76]/[.$J$87]*100" office:value-type="float" office:value="0.463524740809019">
            <text:p>0.5</text:p>
          </table:table-cell>
          <table:table-cell table:style-name="ce14" office:value-type="float" office:value="4.5">
            <text:p>4.5</text:p>
          </table:table-cell>
          <table:table-cell table:style-name="ce14" table:formula="of:=[.K76]/[.L76]*100" office:value-type="float" office:value="10.300549795756">
            <text:p>10.3</text:p>
          </table:table-cell>
          <table:table-cell table:style-name="ce4" office:value-type="float" office:value="14">
            <text:p>14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4">
            <text:p>14</text:p>
          </table:table-cell>
          <table:table-cell table:style-name="ce2" office:value-type="float" office:value="77905.2">
            <text:p>77905</text:p>
          </table:table-cell>
          <table:table-cell table:style-name="ce14" table:formula="of:=[.T76]/[.$T$87]*100" office:value-type="float" office:value="0.471557741721347">
            <text:p>0.5</text:p>
          </table:table-cell>
          <table:table-cell table:style-name="ce14" office:value-type="float" office:value="5">
            <text:p>5.0</text:p>
          </table:table-cell>
          <table:table-cell table:style-name="ce14" table:formula="of:=[.U76]/[.V76]*100" office:value-type="float" office:value="9.43115483442695">
            <text:p>9.4</text:p>
          </table:table-cell>
          <table:table-cell/>
          <table:table-cell table:style-name="ce4" office:value-type="float" office:value="14">
            <text:p>14</text:p>
          </table:table-cell>
          <table:table-cell table:style-name="ce18" office:value-type="float" office:value="10.300549795756">
            <text:p>10.3</text:p>
          </table:table-cell>
          <table:table-cell table:style-name="ce18"/>
          <table:table-cell table:style-name="ce18" office:value-type="float" office:value="9.43115483442695">
            <text:p>9.4</text:p>
          </table:table-cell>
          <table:table-cell table:style-name="ce14"/>
          <table:table-cell table:number-columns-repeated="995"/>
        </table:table-row>
        <table:table-row table:style-name="ro1">
          <table:table-cell office:value-type="string">
            <text:p>RECT- <text:s/>76</text:p>
          </table:table-cell>
          <table:table-cell table:style-name="ce2" office:value-type="float" office:value="555934.52">
            <text:p>555935</text:p>
          </table:table-cell>
          <table:table-cell office:value-type="string">
            <text:p>4 nt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formula="of:=[.B77]-[.D77]" office:value-type="float" office:value="441582.63">
            <text:p>441583</text:p>
          </table:table-cell>
          <table:table-cell office:value-type="string">
            <text:p>4 nt</text:p>
          </table:table-cell>
          <table:table-cell table:style-name="ce2"/>
          <table:table-cell table:style-name="ce4" office:value-type="float" office:value="15">
            <text:p>15</text:p>
          </table:table-cell>
          <table:table-cell table:style-name="ce2" office:value-type="float" office:value="104481.49">
            <text:p>104481</text:p>
          </table:table-cell>
          <table:table-cell table:style-name="ce14" table:formula="of:=[.J77]/[.$J$87]*100" office:value-type="float" office:value="0.655663108110498">
            <text:p>0.7</text:p>
          </table:table-cell>
          <table:table-cell table:style-name="ce14" office:value-type="float" office:value="4">
            <text:p>4.0</text:p>
          </table:table-cell>
          <table:table-cell table:style-name="ce14" table:formula="of:=[.K77]/[.L77]*100" office:value-type="float" office:value="16.3915777027625">
            <text:p>16.4</text:p>
          </table:table-cell>
          <table:table-cell table:style-name="ce4" office:value-type="float" office:value="15">
            <text:p>15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5">
            <text:p>15</text:p>
          </table:table-cell>
          <table:table-cell table:style-name="ce2" office:value-type="float" office:value="106565.63">
            <text:p>106566</text:p>
          </table:table-cell>
          <table:table-cell table:style-name="ce14" table:formula="of:=[.T77]/[.$T$87]*100" office:value-type="float" office:value="0.645038429115292">
            <text:p>0.6</text:p>
          </table:table-cell>
          <table:table-cell table:style-name="ce14" office:value-type="float" office:value="4.5">
            <text:p>4.5</text:p>
          </table:table-cell>
          <table:table-cell table:style-name="ce14" table:formula="of:=[.U77]/[.V77]*100" office:value-type="float" office:value="14.3341873136732">
            <text:p>14.3</text:p>
          </table:table-cell>
          <table:table-cell/>
          <table:table-cell table:style-name="ce4" office:value-type="float" office:value="15">
            <text:p>15</text:p>
          </table:table-cell>
          <table:table-cell table:style-name="ce18" office:value-type="float" office:value="16.3915777027625">
            <text:p>16.4</text:p>
          </table:table-cell>
          <table:table-cell table:style-name="ce18"/>
          <table:table-cell table:style-name="ce18" office:value-type="float" office:value="14.3341873136732">
            <text:p>14.3</text:p>
          </table:table-cell>
          <table:table-cell table:style-name="ce14"/>
          <table:table-cell table:number-columns-repeated="995"/>
        </table:table-row>
        <table:table-row table:style-name="ro1">
          <table:table-cell office:value-type="string">
            <text:p>RECT- <text:s/>77</text:p>
          </table:table-cell>
          <table:table-cell table:style-name="ce2" office:value-type="float" office:value="2731340.35">
            <text:p>2731340</text:p>
          </table:table-cell>
          <table:table-cell office:value-type="string">
            <text:p>5 nt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formula="of:=[.B78]-[.D78]" office:value-type="float" office:value="2697875.28">
            <text:p>2697875</text:p>
          </table:table-cell>
          <table:table-cell office:value-type="string">
            <text:p>5 nt</text:p>
          </table:table-cell>
          <table:table-cell table:style-name="ce2"/>
          <table:table-cell table:style-name="ce4" office:value-type="float" office:value="16">
            <text:p>16</text:p>
          </table:table-cell>
          <table:table-cell table:style-name="ce2"/>
          <table:table-cell table:style-name="ce14" table:number-columns-repeated="2"/>
          <table:table-cell/>
          <table:table-cell table:style-name="ce4" office:value-type="float" office:value="16">
            <text:p>16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6">
            <text:p>16</text:p>
          </table:table-cell>
          <table:table-cell/>
          <table:table-cell table:style-name="ce14" table:number-columns-repeated="2"/>
          <table:table-cell table:number-columns-repeated="2"/>
          <table:table-cell table:style-name="ce4" office:value-type="float" office:value="16">
            <text:p>16</text:p>
          </table:table-cell>
          <table:table-cell table:style-name="ce18" table:number-columns-repeated="3"/>
          <table:table-cell table:style-name="ce14"/>
          <table:table-cell table:number-columns-repeated="995"/>
        </table:table-row>
        <table:table-row table:style-name="ro1">
          <table:table-cell office:value-type="string">
            <text:p>RECT- <text:s/>78</text:p>
          </table:table-cell>
          <table:table-cell table:style-name="ce2" office:value-type="float" office:value="3203884.55">
            <text:p>3203885</text:p>
          </table:table-cell>
          <table:table-cell office:value-type="string">
            <text:p>6 nt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formula="of:=[.B79]-[.D79]" office:value-type="float" office:value="3166735.64">
            <text:p>3166736</text:p>
          </table:table-cell>
          <table:table-cell office:value-type="string">
            <text:p>6 nt</text:p>
          </table:table-cell>
          <table:table-cell table:style-name="ce2"/>
          <table:table-cell table:style-name="ce4" office:value-type="float" office:value="17">
            <text:p>17</text:p>
          </table:table-cell>
          <table:table-cell table:style-name="ce2"/>
          <table:table-cell table:style-name="ce14" table:number-columns-repeated="2"/>
          <table:table-cell/>
          <table:table-cell table:style-name="ce4" office:value-type="float" office:value="17">
            <text:p>17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7">
            <text:p>17</text:p>
          </table:table-cell>
          <table:table-cell/>
          <table:table-cell table:style-name="ce14" table:number-columns-repeated="2"/>
          <table:table-cell table:number-columns-repeated="2"/>
          <table:table-cell table:style-name="ce4" office:value-type="float" office:value="17">
            <text:p>17</text:p>
          </table:table-cell>
          <table:table-cell table:style-name="ce18" table:number-columns-repeated="3"/>
          <table:table-cell table:style-name="ce14"/>
          <table:table-cell table:number-columns-repeated="995"/>
        </table:table-row>
        <table:table-row table:style-name="ro1">
          <table:table-cell office:value-type="string">
            <text:p>RECT- <text:s/>79</text:p>
          </table:table-cell>
          <table:table-cell table:style-name="ce2" office:value-type="float" office:value="4438078.92">
            <text:p>4438079</text:p>
          </table:table-cell>
          <table:table-cell office:value-type="string">
            <text:p>7 nt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formula="of:=[.B80]-[.D80]" office:value-type="float" office:value="4404890.6">
            <text:p>4404891</text:p>
          </table:table-cell>
          <table:table-cell office:value-type="string">
            <text:p>7 nt</text:p>
          </table:table-cell>
          <table:table-cell table:style-name="ce2"/>
          <table:table-cell table:style-name="ce4" office:value-type="float" office:value="18">
            <text:p>18</text:p>
          </table:table-cell>
          <table:table-cell table:style-name="ce2"/>
          <table:table-cell table:style-name="ce14" table:number-columns-repeated="2"/>
          <table:table-cell/>
          <table:table-cell table:style-name="ce4" office:value-type="float" office:value="18">
            <text:p>18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8">
            <text:p>18</text:p>
          </table:table-cell>
          <table:table-cell/>
          <table:table-cell table:style-name="ce14" table:number-columns-repeated="2"/>
          <table:table-cell table:number-columns-repeated="2"/>
          <table:table-cell table:style-name="ce4" office:value-type="float" office:value="18">
            <text:p>18</text:p>
          </table:table-cell>
          <table:table-cell table:style-name="ce18" table:number-columns-repeated="3"/>
          <table:table-cell table:style-name="ce14"/>
          <table:table-cell table:number-columns-repeated="995"/>
        </table:table-row>
        <table:table-row table:style-name="ro1">
          <table:table-cell office:value-type="string">
            <text:p>RECT- <text:s/>80</text:p>
          </table:table-cell>
          <table:table-cell table:style-name="ce2" office:value-type="float" office:value="376075.72">
            <text:p>376076</text:p>
          </table:table-cell>
          <table:table-cell office:value-type="string">
            <text:p>8 nt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formula="of:=[.B81]-[.D81]" office:value-type="float" office:value="345119.37">
            <text:p>345119</text:p>
          </table:table-cell>
          <table:table-cell office:value-type="string">
            <text:p>8 nt</text:p>
          </table:table-cell>
          <table:table-cell table:style-name="ce2"/>
          <table:table-cell table:style-name="ce5"/>
          <table:table-cell table:style-name="ce2"/>
          <table:table-cell table:style-name="ce14" table:number-columns-repeated="2"/>
          <table:table-cell/>
          <table:table-cell table:style-name="ce5"/>
          <table:table-cell/>
          <table:table-cell table:style-name="ce14" table:number-columns-repeated="2"/>
          <table:table-cell/>
          <table:table-cell table:style-name="ce5"/>
          <table:table-cell/>
          <table:table-cell table:style-name="ce14" table:number-columns-repeated="2"/>
          <table:table-cell table:number-columns-repeated="2"/>
          <table:table-cell table:style-name="ce5"/>
          <table:table-cell table:style-name="ce18" table:number-columns-repeated="3"/>
          <table:table-cell table:style-name="ce14"/>
          <table:table-cell table:number-columns-repeated="995"/>
        </table:table-row>
        <table:table-row table:style-name="ro1">
          <table:table-cell office:value-type="string">
            <text:p>RECT- <text:s/>81</text:p>
          </table:table-cell>
          <table:table-cell table:style-name="ce2" office:value-type="float" office:value="630617.86">
            <text:p>630618</text:p>
          </table:table-cell>
          <table:table-cell office:value-type="string">
            <text:p>9 nt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formula="of:=[.B82]-[.D82]" office:value-type="float" office:value="595196.33">
            <text:p>595196</text:p>
          </table:table-cell>
          <table:table-cell office:value-type="string">
            <text:p>9 nt</text:p>
          </table:table-cell>
          <table:table-cell table:style-name="ce2"/>
          <table:table-cell table:style-name="ce5"/>
          <table:table-cell table:style-name="ce2"/>
          <table:table-cell table:style-name="ce14" table:number-columns-repeated="2"/>
          <table:table-cell/>
          <table:table-cell table:style-name="ce5"/>
          <table:table-cell/>
          <table:table-cell table:style-name="ce14" table:number-columns-repeated="2"/>
          <table:table-cell/>
          <table:table-cell table:style-name="ce5"/>
          <table:table-cell/>
          <table:table-cell table:style-name="ce14" table:number-columns-repeated="2"/>
          <table:table-cell table:number-columns-repeated="2"/>
          <table:table-cell table:style-name="ce5"/>
          <table:table-cell table:style-name="ce18" table:number-columns-repeated="3"/>
          <table:table-cell table:style-name="ce14"/>
          <table:table-cell table:number-columns-repeated="995"/>
        </table:table-row>
        <table:table-row table:style-name="ro1">
          <table:table-cell office:value-type="string">
            <text:p>RECT- <text:s/>82</text:p>
          </table:table-cell>
          <table:table-cell table:style-name="ce2" office:value-type="float" office:value="426061.22">
            <text:p>426061</text:p>
          </table:table-cell>
          <table:table-cell office:value-type="string">
            <text:p>10 nt</text:p>
          </table:table-cell>
          <table:table-cell table:style-name="ce2" office:value-type="float" office:value="29668.24">
            <text:p>29668</text:p>
          </table:table-cell>
          <table:table-cell office:value-type="string">
            <text:p>10 nt</text:p>
          </table:table-cell>
          <table:table-cell table:style-name="ce2" table:formula="of:=[.B83]-[.D83]" office:value-type="float" office:value="396392.98">
            <text:p>396393</text:p>
          </table:table-cell>
          <table:table-cell office:value-type="string">
            <text:p>10 nt</text:p>
          </table:table-cell>
          <table:table-cell table:style-name="ce2"/>
          <table:table-cell table:style-name="ce4" office:value-type="string">
            <text:p>Total abortive:</text:p>
          </table:table-cell>
          <table:table-cell table:style-name="ce2" table:formula="of:=SUM([.J65:.J82])" office:value-type="float" office:value="15390925.45">
            <text:p>15390925</text:p>
          </table:table-cell>
          <table:table-cell table:style-name="ce14" table:formula="of:=[.J83]/[.$J$87]*100" office:value-type="float" office:value="96.5842085257778">
            <text:p>96.6</text:p>
          </table:table-cell>
          <table:table-cell table:style-name="ce14"/>
          <table:table-cell/>
          <table:table-cell table:style-name="ce4" office:value-type="string">
            <text:p>Total abortive:</text:p>
          </table:table-cell>
          <table:table-cell table:style-name="ce2" table:formula="of:=SUM([.O65:.O82])" office:value-type="float" office:value="5466551.47">
            <text:p>5466551</text:p>
          </table:table-cell>
          <table:table-cell table:style-name="ce14" table:formula="of:=[.O83]/[.$O$87]*100" office:value-type="float" office:value="69.6572707107577">
            <text:p>69.7</text:p>
          </table:table-cell>
          <table:table-cell table:style-name="ce14"/>
          <table:table-cell/>
          <table:table-cell table:style-name="ce4" office:value-type="string">
            <text:p>Total abortive:</text:p>
          </table:table-cell>
          <table:table-cell table:style-name="ce2" table:formula="of:=SUM([.T65:.T82])" office:value-type="float" office:value="15861813.37">
            <text:p>15861813</text:p>
          </table:table-cell>
          <table:table-cell table:style-name="ce14" table:formula="of:=[.T83]/[.$T$87]*100" office:value-type="float" office:value="96.0110607810861">
            <text:p>96.0</text:p>
          </table:table-cell>
          <table:table-cell table:style-name="ce14"/>
          <table:table-cell table:number-columns-repeated="2"/>
          <table:table-cell table:style-name="ce4"/>
          <table:table-cell table:style-name="ce18" table:number-columns-repeated="3"/>
          <table:table-cell table:style-name="ce14"/>
          <table:table-cell table:number-columns-repeated="995"/>
        </table:table-row>
        <table:table-row table:style-name="ro1">
          <table:table-cell office:value-type="string">
            <text:p>RECT- <text:s/>83</text:p>
          </table:table-cell>
          <table:table-cell table:style-name="ce2" office:value-type="float" office:value="172581.13">
            <text:p>172581</text:p>
          </table:table-cell>
          <table:table-cell office:value-type="string">
            <text:p>11 nt</text:p>
          </table:table-cell>
          <table:table-cell table:style-name="ce2" office:value-type="float" office:value="24956.48">
            <text:p>24956</text:p>
          </table:table-cell>
          <table:table-cell office:value-type="string">
            <text:p>11 nt</text:p>
          </table:table-cell>
          <table:table-cell table:style-name="ce2" table:formula="of:=[.B84]-[.D84]" office:value-type="float" office:value="147624.65">
            <text:p>147625</text:p>
          </table:table-cell>
          <table:table-cell office:value-type="string">
            <text:p>11 nt</text:p>
          </table:table-cell>
          <table:table-cell table:style-name="ce2"/>
          <table:table-cell table:style-name="ce4"/>
          <table:table-cell table:style-name="ce2"/>
          <table:table-cell table:style-name="ce14" table:number-columns-repeated="2"/>
          <table:table-cell/>
          <table:table-cell table:style-name="ce4"/>
          <table:table-cell/>
          <table:table-cell table:style-name="ce14" table:number-columns-repeated="2"/>
          <table:table-cell/>
          <table:table-cell table:style-name="ce4"/>
          <table:table-cell/>
          <table:table-cell table:style-name="ce14" table:number-columns-repeated="2"/>
          <table:table-cell table:number-columns-repeated="2"/>
          <table:table-cell table:style-name="ce4"/>
          <table:table-cell table:style-name="ce18" table:number-columns-repeated="3"/>
          <table:table-cell table:style-name="ce14"/>
          <table:table-cell table:number-columns-repeated="995"/>
        </table:table-row>
        <table:table-row table:style-name="ro1">
          <table:table-cell office:value-type="string">
            <text:p>RECT- <text:s/>84</text:p>
          </table:table-cell>
          <table:table-cell table:style-name="ce2" office:value-type="float" office:value="480489.28">
            <text:p>480489</text:p>
          </table:table-cell>
          <table:table-cell office:value-type="string">
            <text:p>12 nt</text:p>
          </table:table-cell>
          <table:table-cell table:style-name="ce2" office:value-type="float" office:value="23159.54">
            <text:p>23160</text:p>
          </table:table-cell>
          <table:table-cell office:value-type="string">
            <text:p>12 nt</text:p>
          </table:table-cell>
          <table:table-cell table:style-name="ce2" table:formula="of:=[.B85]-[.D85]" office:value-type="float" office:value="457329.74">
            <text:p>457330</text:p>
          </table:table-cell>
          <table:table-cell office:value-type="string">
            <text:p>12 nt</text:p>
          </table:table-cell>
          <table:table-cell table:style-name="ce2"/>
          <table:table-cell table:style-name="ce4" office:value-type="string">
            <text:p>FL:</text:p>
          </table:table-cell>
          <table:table-cell table:style-name="ce2" office:value-type="float" office:value="544314.57">
            <text:p>544315</text:p>
          </table:table-cell>
          <table:table-cell table:style-name="ce14" table:formula="of:=[.J85]/[.$J$87]*100" office:value-type="float" office:value="3.41579147422218">
            <text:p>3.4</text:p>
          </table:table-cell>
          <table:table-cell table:style-name="ce14" office:value-type="float" office:value="3.4">
            <text:p>3.4</text:p>
          </table:table-cell>
          <table:table-cell office:value-type="float" office:value="3.4">
            <text:p>3.4</text:p>
          </table:table-cell>
          <table:table-cell table:style-name="ce4" office:value-type="string">
            <text:p>FL:</text:p>
          </table:table-cell>
          <table:table-cell table:style-name="ce2" office:value-type="float" office:value="2381231.56">
            <text:p>2381232</text:p>
          </table:table-cell>
          <table:table-cell table:style-name="ce14" table:formula="of:=[.O85]/[.$O$87]*100" office:value-type="float" office:value="30.3427292892423">
            <text:p>30.3</text:p>
          </table:table-cell>
          <table:table-cell table:style-name="ce14" office:value-type="float" office:value="30.3">
            <text:p>30.3</text:p>
          </table:table-cell>
          <table:table-cell office:value-type="float" office:value="30.3">
            <text:p>30.3</text:p>
          </table:table-cell>
          <table:table-cell table:style-name="ce4" office:value-type="string">
            <text:p>FL:</text:p>
          </table:table-cell>
          <table:table-cell table:style-name="ce2" office:value-type="float" office:value="659005.42">
            <text:p>659005</text:p>
          </table:table-cell>
          <table:table-cell table:style-name="ce14" table:formula="of:=[.T85]/[.$T$87]*100" office:value-type="float" office:value="3.98893921891386">
            <text:p>4.0</text:p>
          </table:table-cell>
          <table:table-cell table:style-name="ce14" office:value-type="float" office:value="4">
            <text:p>4.0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FL</text:p>
          </table:table-cell>
          <table:table-cell table:style-name="ce18" office:value-type="float" office:value="3.4">
            <text:p>3.4</text:p>
          </table:table-cell>
          <table:table-cell table:style-name="ce18" office:value-type="float" office:value="30.3">
            <text:p>30.3</text:p>
          </table:table-cell>
          <table:table-cell table:style-name="ce18" office:value-type="float" office:value="4">
            <text:p>4.0</text:p>
          </table:table-cell>
          <table:table-cell table:style-name="ce14"/>
          <table:table-cell table:number-columns-repeated="995"/>
        </table:table-row>
        <table:table-row table:style-name="ro1">
          <table:table-cell office:value-type="string">
            <text:p>RECT- <text:s/>85</text:p>
          </table:table-cell>
          <table:table-cell table:style-name="ce2" office:value-type="float" office:value="398334.24">
            <text:p>398334</text:p>
          </table:table-cell>
          <table:table-cell office:value-type="string">
            <text:p>13 nt</text:p>
          </table:table-cell>
          <table:table-cell table:style-name="ce2" office:value-type="float" office:value="23497.97">
            <text:p>23498</text:p>
          </table:table-cell>
          <table:table-cell office:value-type="string">
            <text:p>13 nt</text:p>
          </table:table-cell>
          <table:table-cell table:style-name="ce2" table:formula="of:=[.B86]-[.D86]" office:value-type="float" office:value="374836.27">
            <text:p>374836</text:p>
          </table:table-cell>
          <table:table-cell office:value-type="string">
            <text:p>13 nt</text:p>
          </table:table-cell>
          <table:table-cell table:style-name="ce2"/>
          <table:table-cell table:style-name="ce6"/>
          <table:table-cell/>
          <table:table-cell table:style-name="ce2" table:number-columns-repeated="2"/>
          <table:table-cell/>
          <table:table-cell table:style-name="ce6"/>
          <table:table-cell table:number-columns-repeated="4"/>
          <table:table-cell table:style-name="ce6"/>
          <table:table-cell table:number-columns-repeated="6"/>
          <table:table-cell table:style-name="ce18" table:number-columns-repeated="3"/>
          <table:table-cell table:style-name="ce14"/>
          <table:table-cell table:number-columns-repeated="995"/>
        </table:table-row>
        <table:table-row table:style-name="ro1">
          <table:table-cell office:value-type="string">
            <text:p>RECT- <text:s/>86</text:p>
          </table:table-cell>
          <table:table-cell table:style-name="ce2" office:value-type="float" office:value="98132.62">
            <text:p>98133</text:p>
          </table:table-cell>
          <table:table-cell office:value-type="string">
            <text:p>14 nt</text:p>
          </table:table-cell>
          <table:table-cell table:style-name="ce2" office:value-type="float" office:value="24268.84">
            <text:p>24269</text:p>
          </table:table-cell>
          <table:table-cell office:value-type="string">
            <text:p>14 nt</text:p>
          </table:table-cell>
          <table:table-cell table:style-name="ce2" table:formula="of:=[.B87]-[.D87]" office:value-type="float" office:value="73863.78">
            <text:p>73864</text:p>
          </table:table-cell>
          <table:table-cell office:value-type="string">
            <text:p>14 nt</text:p>
          </table:table-cell>
          <table:table-cell table:style-name="ce2"/>
          <table:table-cell table:style-name="ce7" office:value-type="string">
            <text:p>Total Trxpts:</text:p>
          </table:table-cell>
          <table:table-cell table:style-name="ce2" table:formula="of:=SUM([.J83:.J86])" office:value-type="float" office:value="15935240.02">
            <text:p>15935240</text:p>
          </table:table-cell>
          <table:table-cell table:style-name="ce2" table:number-columns-repeated="2"/>
          <table:table-cell/>
          <table:table-cell table:style-name="ce7" office:value-type="string">
            <text:p>Total Trxpts:</text:p>
          </table:table-cell>
          <table:table-cell table:style-name="ce2" table:formula="of:=SUM([.O83:.O86])" office:value-type="float" office:value="7847783.03">
            <text:p>7847783</text:p>
          </table:table-cell>
          <table:table-cell table:number-columns-repeated="3"/>
          <table:table-cell table:style-name="ce7" office:value-type="string">
            <text:p>Total Trxpts:</text:p>
          </table:table-cell>
          <table:table-cell table:style-name="ce2" table:formula="of:=SUM([.T83:.T86])" office:value-type="float" office:value="16520818.79">
            <text:p>16520819</text:p>
          </table:table-cell>
          <table:table-cell table:number-columns-repeated="5"/>
          <table:table-cell table:style-name="ce14" table:number-columns-repeated="4"/>
          <table:table-cell table:number-columns-repeated="995"/>
        </table:table-row>
        <table:table-row table:style-name="ro1">
          <table:table-cell office:value-type="string">
            <text:p>RECT- <text:s/>87</text:p>
          </table:table-cell>
          <table:table-cell table:style-name="ce2" office:value-type="float" office:value="127470.87">
            <text:p>127471</text:p>
          </table:table-cell>
          <table:table-cell office:value-type="string">
            <text:p>15 nt</text:p>
          </table:table-cell>
          <table:table-cell table:style-name="ce2" office:value-type="float" office:value="22989.38">
            <text:p>22989</text:p>
          </table:table-cell>
          <table:table-cell office:value-type="string">
            <text:p>15 nt</text:p>
          </table:table-cell>
          <table:table-cell table:style-name="ce2" table:formula="of:=[.B88]-[.D88]" office:value-type="float" office:value="104481.49">
            <text:p>104481</text:p>
          </table:table-cell>
          <table:table-cell office:value-type="string">
            <text:p>15 nt</text:p>
          </table:table-cell>
          <table:table-cell table:style-name="ce2"/>
          <table:table-cell table:style-name="ce7" office:value-type="string">
            <text:p>APR:</text:p>
          </table:table-cell>
          <table:table-cell table:style-name="ce2"/>
          <table:table-cell table:style-name="ce2" table:formula="of:=[.K83]/[.K85]" office:value-type="float" office:value="28.2757917907654">
            <text:p>28</text:p>
          </table:table-cell>
          <table:table-cell table:style-name="ce2"/>
          <table:table-cell/>
          <table:table-cell table:style-name="ce4" office:value-type="string">
            <text:p>APR:</text:p>
          </table:table-cell>
          <table:table-cell/>
          <table:table-cell table:style-name="ce2" table:formula="of:=[.P83]/[.P85]" office:value-type="float" office:value="2.29568243669675">
            <text:p>2</text:p>
          </table:table-cell>
          <table:table-cell table:number-columns-repeated="2"/>
          <table:table-cell table:style-name="ce5" office:value-type="string">
            <text:p>APR:</text:p>
          </table:table-cell>
          <table:table-cell/>
          <table:table-cell table:style-name="ce2" table:formula="of:=[.U83]/[.U85]" office:value-type="float" office:value="24.0693215694645">
            <text:p>24</text:p>
          </table:table-cell>
          <table:table-cell table:number-columns-repeated="1003"/>
        </table:table-row>
        <table:table-row table:style-name="ro1">
          <table:table-cell office:value-type="string">
            <text:p>RECT- <text:s/>88</text:p>
          </table:table-cell>
          <table:table-cell table:style-name="ce2" office:value-type="float" office:value="21146323">
            <text:p>21146323</text:p>
          </table:table-cell>
          <table:table-cell office:value-type="string">
            <text:p>2 nt-RL2 (+GreB)*</text:p>
          </table:table-cell>
          <table:table-cell table:style-name="ce2" office:value-type="float" office:value="16026094">
            <text:p>16026094</text:p>
          </table:table-cell>
          <table:table-cell office:value-type="string">
            <text:p>2 nt-Blank (left)</text:p>
          </table:table-cell>
          <table:table-cell table:style-name="ce2" table:formula="of:=[.B89]-[.D89]" office:value-type="float" office:value="5120229">
            <text:p>5120229</text:p>
          </table:table-cell>
          <table:table-cell office:value-type="string">
            <text:p>2 nt-RL2 (+GreB)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<text:s/>89</text:p>
          </table:table-cell>
          <table:table-cell table:style-name="ce2" office:value-type="float" office:value="3804220.61">
            <text:p>3804221</text:p>
          </table:table-cell>
          <table:table-cell office:value-type="string">
            <text:p>3 nt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formula="of:=[.B90]-[.D90]" office:value-type="float" office:value="3491238">
            <text:p>3491238</text:p>
          </table:table-cell>
          <table:table-cell office:value-type="string">
            <text:p>3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<text:s/>90</text:p>
          </table:table-cell>
          <table:table-cell table:style-name="ce2" office:value-type="float" office:value="345496.88">
            <text:p>345497</text:p>
          </table:table-cell>
          <table:table-cell office:value-type="string">
            <text:p>4 nt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formula="of:=[.B91]-[.D91]" office:value-type="float" office:value="231144.99">
            <text:p>231145</text:p>
          </table:table-cell>
          <table:table-cell office:value-type="string">
            <text:p>4 nt</text:p>
          </table:table-cell>
          <table:table-cell table:style-name="ce2" table:number-columns-repeated="5"/>
          <table:table-cell table:number-columns-repeated="13"/>
          <table:table-cell office:value-type="string">
            <text:p>RL3(-GreB)</text:p>
          </table:table-cell>
          <table:table-cell office:value-type="string">
            <text:p>RL3(+GreB)</text:p>
          </table:table-cell>
          <table:table-cell office:value-type="string">
            <text:p>RL3(-GreB)</text:p>
          </table:table-cell>
          <table:table-cell/>
          <table:table-cell>
            <draw:frame table:end-cell-address="'~IQ10C'.AM114" table:end-x="0.0724in" table:end-y="0.1567in" draw:z-index="1" draw:name="Chart 4" draw:style-name="gr1" svg:width="6.1512in" svg:height="4.2307in" svg:x="0.0295in" svg:y="-0.0004in">
              <draw:object draw:notify-on-update-of-ranges="'~IQ10C'.Y94:'~IQ10C'.Y115 '~IQ10C'.Z94:'~IQ10C'.Z115 '~IQ10C'.AA94:'~IQ10C'.AA115 '~IQ10C'.AB94:'~IQ10C'.AB1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94"/>
        </table:table-row>
        <table:table-row table:style-name="ro1">
          <table:table-cell office:value-type="string">
            <text:p>RECT- <text:s/>91</text:p>
          </table:table-cell>
          <table:table-cell table:style-name="ce2" office:value-type="float" office:value="516149.89">
            <text:p>516150</text:p>
          </table:table-cell>
          <table:table-cell office:value-type="string">
            <text:p>5 nt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formula="of:=[.B92]-[.D92]" office:value-type="float" office:value="482684.82">
            <text:p>482685</text:p>
          </table:table-cell>
          <table:table-cell office:value-type="string">
            <text:p>5 nt</text:p>
          </table:table-cell>
          <table:table-cell table:style-name="ce2"/>
          <table:table-cell table:style-name="ce1" office:value-type="string">
            <text:p>RNA (nt)</text:p>
          </table:table-cell>
          <table:table-cell table:style-name="ce8" office:value-type="string">
            <text:p>RL3(-GreB)</text:p>
          </table:table-cell>
          <table:table-cell table:style-name="ce12" office:value-type="string">
            <text:p>% Yield</text:p>
          </table:table-cell>
          <table:table-cell table:style-name="ce12" office:value-type="string">
            <text:p>% RNAP</text:p>
          </table:table-cell>
          <table:table-cell table:style-name="ce12" office:value-type="string">
            <text:p>AP</text:p>
          </table:table-cell>
          <table:table-cell table:style-name="ce1" office:value-type="string">
            <text:p>RNA (nt)</text:p>
          </table:table-cell>
          <table:table-cell table:style-name="ce8" office:value-type="string">
            <text:p>RL3(+GreB)</text:p>
          </table:table-cell>
          <table:table-cell table:style-name="ce12" office:value-type="string">
            <text:p>% Yield</text:p>
          </table:table-cell>
          <table:table-cell table:style-name="ce12" office:value-type="string">
            <text:p>% RNAP</text:p>
          </table:table-cell>
          <table:table-cell table:style-name="ce12" office:value-type="string">
            <text:p>AP</text:p>
          </table:table-cell>
          <table:table-cell table:style-name="ce1" office:value-type="string">
            <text:p>RNA (nt)</text:p>
          </table:table-cell>
          <table:table-cell table:style-name="ce8" office:value-type="string">
            <text:p>RL3(-GreB)</text:p>
          </table:table-cell>
          <table:table-cell table:style-name="ce12" office:value-type="string">
            <text:p>% Yield</text:p>
          </table:table-cell>
          <table:table-cell table:style-name="ce12" office:value-type="string">
            <text:p>% RNAP</text:p>
          </table:table-cell>
          <table:table-cell table:style-name="ce12" office:value-type="string">
            <text:p>AP</text:p>
          </table:table-cell>
          <table:table-cell/>
          <table:table-cell table:style-name="ce1" office:value-type="string">
            <text:p>RNA (nt)</text:p>
          </table:table-cell>
          <table:table-cell table:style-name="ce12" office:value-type="string">
            <text:p>AP</text:p>
          </table:table-cell>
          <table:table-cell table:style-name="ce12" office:value-type="string">
            <text:p>AP</text:p>
          </table:table-cell>
          <table:table-cell table:style-name="ce12" office:value-type="string">
            <text:p>AP</text:p>
          </table:table-cell>
          <table:table-cell table:number-columns-repeated="996"/>
        </table:table-row>
        <table:table-row table:style-name="ro1">
          <table:table-cell office:value-type="string">
            <text:p>RECT- <text:s/>92</text:p>
          </table:table-cell>
          <table:table-cell table:style-name="ce2" office:value-type="float" office:value="639831.49">
            <text:p>639831</text:p>
          </table:table-cell>
          <table:table-cell office:value-type="string">
            <text:p>6 nt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formula="of:=[.B93]-[.D93]" office:value-type="float" office:value="602682.58">
            <text:p>602683</text:p>
          </table:table-cell>
          <table:table-cell office:value-type="string">
            <text:p>6 nt</text:p>
          </table:table-cell>
          <table:table-cell table:style-name="ce2"/>
          <table:table-cell table:style-name="ce3" office:value-type="float" office:value="2">
            <text:p>2</text:p>
          </table:table-cell>
          <table:table-cell table:style-name="ce9" office:value-type="float" office:value="12744406">
            <text:p>12744406</text:p>
          </table:table-cell>
          <table:table-cell table:style-name="ce13" table:formula="of:=[.J93]/[.$J$116]*100" office:value-type="float" office:value="52.5134608657042">
            <text:p>52.5</text:p>
          </table:table-cell>
          <table:table-cell table:style-name="ce13" office:value-type="float" office:value="100">
            <text:p>100.0</text:p>
          </table:table-cell>
          <table:table-cell table:style-name="ce13" table:formula="of:=[.K93]/[.L93]*100" office:value-type="float" office:value="52.5134608657042">
            <text:p>52.5</text:p>
          </table:table-cell>
          <table:table-cell table:style-name="ce3" office:value-type="float" office:value="2">
            <text:p>2</text:p>
          </table:table-cell>
          <table:table-cell table:style-name="ce9" office:value-type="float" office:value="4903069">
            <text:p>4903069</text:p>
          </table:table-cell>
          <table:table-cell table:style-name="ce13" table:formula="of:=[.O93]/[.$O$116]*100" office:value-type="float" office:value="63.1164173387861">
            <text:p>63.1</text:p>
          </table:table-cell>
          <table:table-cell table:style-name="ce13" office:value-type="float" office:value="100">
            <text:p>100.0</text:p>
          </table:table-cell>
          <table:table-cell table:style-name="ce13" table:formula="of:=[.P93]/[.Q93]*100" office:value-type="float" office:value="63.1164173387861">
            <text:p>63.1</text:p>
          </table:table-cell>
          <table:table-cell table:style-name="ce3" office:value-type="float" office:value="2">
            <text:p>2</text:p>
          </table:table-cell>
          <table:table-cell table:style-name="ce9" office:value-type="float" office:value="11472795">
            <text:p>11472795</text:p>
          </table:table-cell>
          <table:table-cell table:style-name="ce13" table:formula="of:=[.T93]/[.$T$116]*100" office:value-type="float" office:value="47.3644214951467">
            <text:p>47.4</text:p>
          </table:table-cell>
          <table:table-cell table:style-name="ce13" office:value-type="float" office:value="100">
            <text:p>100.0</text:p>
          </table:table-cell>
          <table:table-cell table:style-name="ce13" table:formula="of:=[.U93]/[.V93]*100" office:value-type="float" office:value="47.3644214951467">
            <text:p>47.4</text:p>
          </table:table-cell>
          <table:table-cell table:style-name="ce17"/>
          <table:table-cell table:style-name="ce3"/>
          <table:table-cell table:number-columns-repeated="999"/>
        </table:table-row>
        <table:table-row table:style-name="ro1">
          <table:table-cell office:value-type="string">
            <text:p>RECT- <text:s/>93</text:p>
          </table:table-cell>
          <table:table-cell table:style-name="ce2" office:value-type="float" office:value="615886.97">
            <text:p>615887</text:p>
          </table:table-cell>
          <table:table-cell office:value-type="string">
            <text:p>7 nt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formula="of:=[.B94]-[.D94]" office:value-type="float" office:value="582698.65">
            <text:p>582699</text:p>
          </table:table-cell>
          <table:table-cell office:value-type="string">
            <text:p>7 nt</text:p>
          </table:table-cell>
          <table:table-cell table:style-name="ce2"/>
          <table:table-cell table:style-name="ce4" office:value-type="float" office:value="3">
            <text:p>3</text:p>
          </table:table-cell>
          <table:table-cell table:style-name="ce2" office:value-type="float" office:value="1519980.94">
            <text:p>1519981</text:p>
          </table:table-cell>
          <table:table-cell table:style-name="ce14" table:formula="of:=[.J94]/[.$J$116]*100" office:value-type="float" office:value="6.26309767668311">
            <text:p>6.3</text:p>
          </table:table-cell>
          <table:table-cell table:style-name="ce14" office:value-type="float" office:value="100">
            <text:p>100.0</text:p>
          </table:table-cell>
          <table:table-cell table:style-name="ce14" table:formula="of:=[.K94]/[.L94]*100" office:value-type="float" office:value="6.26309767668311">
            <text:p>6.3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2350335.56">
            <text:p>2350336</text:p>
          </table:table-cell>
          <table:table-cell table:style-name="ce14" table:formula="of:=[.O94]/[.$O$116]*100" office:value-type="float" office:value="30.2554910182071">
            <text:p>30.3</text:p>
          </table:table-cell>
          <table:table-cell table:style-name="ce14" office:value-type="float" office:value="100">
            <text:p>100.0</text:p>
          </table:table-cell>
          <table:table-cell table:style-name="ce14" table:formula="of:=[.P94]/[.Q94]*100" office:value-type="float" office:value="30.2554910182071">
            <text:p>30.3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474447.61">
            <text:p>1474448</text:p>
          </table:table-cell>
          <table:table-cell table:style-name="ce14" table:formula="of:=[.T94]/[.$T$116]*100" office:value-type="float" office:value="6.08712681369725">
            <text:p>6.1</text:p>
          </table:table-cell>
          <table:table-cell table:style-name="ce14" office:value-type="float" office:value="100">
            <text:p>100.0</text:p>
          </table:table-cell>
          <table:table-cell table:style-name="ce14" table:formula="of:=[.U94]/[.V94]*100" office:value-type="float" office:value="6.08712681369725">
            <text:p>6.1</text:p>
          </table:table-cell>
          <table:table-cell/>
          <table:table-cell table:style-name="ce4" office:value-type="float" office:value="3">
            <text:p>3</text:p>
          </table:table-cell>
          <table:table-cell table:style-name="ce18" office:value-type="float" office:value="6.26309767668311">
            <text:p>6.3</text:p>
          </table:table-cell>
          <table:table-cell table:style-name="ce18" office:value-type="float" office:value="30.2554910182071">
            <text:p>30.3</text:p>
          </table:table-cell>
          <table:table-cell table:style-name="ce18" office:value-type="float" office:value="6.08712681369725">
            <text:p>6.1</text:p>
          </table:table-cell>
          <table:table-cell table:number-columns-repeated="996"/>
        </table:table-row>
        <table:table-row table:style-name="ro1">
          <table:table-cell office:value-type="string">
            <text:p>RECT- <text:s/>94</text:p>
          </table:table-cell>
          <table:table-cell table:style-name="ce2" office:value-type="float" office:value="59636.13">
            <text:p>59636</text:p>
          </table:table-cell>
          <table:table-cell office:value-type="string">
            <text:p>8 nt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formula="of:=[.B95]-[.D95]" office:value-type="float" office:value="28679.78">
            <text:p>28680</text:p>
          </table:table-cell>
          <table:table-cell office:value-type="string">
            <text:p>8 nt</text:p>
          </table:table-cell>
          <table:table-cell table:style-name="ce2"/>
          <table:table-cell table:style-name="ce4" office:value-type="float" office:value="4">
            <text:p>4</text:p>
          </table:table-cell>
          <table:table-cell table:style-name="ce2" office:value-type="float" office:value="601341.19">
            <text:p>601341</text:p>
          </table:table-cell>
          <table:table-cell table:style-name="ce14" table:formula="of:=[.J95]/[.$J$116]*100" office:value-type="float" office:value="2.47783278781302">
            <text:p>2.5</text:p>
          </table:table-cell>
          <table:table-cell table:style-name="ce14" office:value-type="float" office:value="93.7">
            <text:p>93.7</text:p>
          </table:table-cell>
          <table:table-cell table:style-name="ce14" table:formula="of:=[.K95]/[.L95]*100" office:value-type="float" office:value="2.64443200406939">
            <text:p>2.6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358774.97">
            <text:p>358775</text:p>
          </table:table-cell>
          <table:table-cell table:style-name="ce14" table:formula="of:=[.O95]/[.$O$116]*100" office:value-type="float" office:value="4.61845238915269">
            <text:p>4.6</text:p>
          </table:table-cell>
          <table:table-cell table:style-name="ce14" office:value-type="float" office:value="69.7">
            <text:p>69.7</text:p>
          </table:table-cell>
          <table:table-cell table:style-name="ce14" table:formula="of:=[.P95]/[.Q95]*100" office:value-type="float" office:value="6.62618707195507">
            <text:p>6.6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616908.62">
            <text:p>616909</text:p>
          </table:table-cell>
          <table:table-cell table:style-name="ce14" table:formula="of:=[.T95]/[.$T$116]*100" office:value-type="float" office:value="2.5468527853648">
            <text:p>2.5</text:p>
          </table:table-cell>
          <table:table-cell table:style-name="ce14" office:value-type="float" office:value="93.9">
            <text:p>93.9</text:p>
          </table:table-cell>
          <table:table-cell table:style-name="ce14" table:formula="of:=[.U95]/[.V95]*100" office:value-type="float" office:value="2.7123032857985">
            <text:p>2.7</text:p>
          </table:table-cell>
          <table:table-cell/>
          <table:table-cell table:style-name="ce4" office:value-type="float" office:value="4">
            <text:p>4</text:p>
          </table:table-cell>
          <table:table-cell table:style-name="ce18" office:value-type="float" office:value="2.64443200406939">
            <text:p>2.6</text:p>
          </table:table-cell>
          <table:table-cell table:style-name="ce18" office:value-type="float" office:value="6.62618707195507">
            <text:p>6.6</text:p>
          </table:table-cell>
          <table:table-cell table:style-name="ce18" office:value-type="float" office:value="2.7123032857985">
            <text:p>2.7</text:p>
          </table:table-cell>
          <table:table-cell table:number-columns-repeated="996"/>
        </table:table-row>
        <table:table-row table:style-name="ro1">
          <table:table-cell office:value-type="string">
            <text:p>RECT- <text:s/>95</text:p>
          </table:table-cell>
          <table:table-cell table:style-name="ce2" office:value-type="float" office:value="82844.18">
            <text:p>82844</text:p>
          </table:table-cell>
          <table:table-cell office:value-type="string">
            <text:p>9 nt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formula="of:=[.B96]-[.D96]" office:value-type="float" office:value="47422.65">
            <text:p>47423</text:p>
          </table:table-cell>
          <table:table-cell office:value-type="string">
            <text:p>9 nt</text:p>
          </table:table-cell>
          <table:table-cell table:style-name="ce2"/>
          <table:table-cell table:style-name="ce4" office:value-type="float" office:value="5">
            <text:p>5</text:p>
          </table:table-cell>
          <table:table-cell table:style-name="ce2" office:value-type="float" office:value="1913240.44">
            <text:p>1913240</text:p>
          </table:table-cell>
          <table:table-cell table:style-name="ce14" table:formula="of:=[.J96]/[.$J$116]*100" office:value-type="float" office:value="7.88352764127435">
            <text:p>7.9</text:p>
          </table:table-cell>
          <table:table-cell table:style-name="ce14" office:value-type="float" office:value="91.2">
            <text:p>91.2</text:p>
          </table:table-cell>
          <table:table-cell table:style-name="ce14" table:formula="of:=[.K96]/[.L96]*100" office:value-type="float" office:value="8.64421890490608">
            <text:p>8.6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681095.3">
            <text:p>681095</text:p>
          </table:table-cell>
          <table:table-cell table:style-name="ce14" table:formula="of:=[.O96]/[.$O$116]*100" office:value-type="float" office:value="8.76763007053047">
            <text:p>8.8</text:p>
          </table:table-cell>
          <table:table-cell table:style-name="ce14" office:value-type="float" office:value="65.1">
            <text:p>65.1</text:p>
          </table:table-cell>
          <table:table-cell table:style-name="ce14" table:formula="of:=[.P96]/[.Q96]*100" office:value-type="float" office:value="13.4679417366059">
            <text:p>13.5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920152.78">
            <text:p>1920153</text:p>
          </table:table-cell>
          <table:table-cell table:style-name="ce14" table:formula="of:=[.T96]/[.$T$116]*100" office:value-type="float" office:value="7.92718126724985">
            <text:p>7.9</text:p>
          </table:table-cell>
          <table:table-cell table:style-name="ce14" office:value-type="float" office:value="91.4">
            <text:p>91.4</text:p>
          </table:table-cell>
          <table:table-cell table:style-name="ce14" table:formula="of:=[.U96]/[.V96]*100" office:value-type="float" office:value="8.67306484381822">
            <text:p>8.7</text:p>
          </table:table-cell>
          <table:table-cell/>
          <table:table-cell table:style-name="ce4" office:value-type="float" office:value="5">
            <text:p>5</text:p>
          </table:table-cell>
          <table:table-cell table:style-name="ce18" office:value-type="float" office:value="8.64421890490608">
            <text:p>8.6</text:p>
          </table:table-cell>
          <table:table-cell table:style-name="ce18" office:value-type="float" office:value="13.4679417366059">
            <text:p>13.5</text:p>
          </table:table-cell>
          <table:table-cell table:style-name="ce18" office:value-type="float" office:value="8.67306484381822">
            <text:p>8.7</text:p>
          </table:table-cell>
          <table:table-cell table:number-columns-repeated="996"/>
        </table:table-row>
        <table:table-row table:style-name="ro1">
          <table:table-cell office:value-type="string">
            <text:p>RECT- <text:s/>96</text:p>
          </table:table-cell>
          <table:table-cell table:style-name="ce2" office:value-type="float" office:value="23942341">
            <text:p>23942341</text:p>
          </table:table-cell>
          <table:table-cell office:value-type="string">
            <text:p>2 nt-RL2 (-GreB)*</text:p>
          </table:table-cell>
          <table:table-cell table:style-name="ce2" office:value-type="float" office:value="16026094">
            <text:p>16026094</text:p>
          </table:table-cell>
          <table:table-cell office:value-type="string">
            <text:p>2 nt-Blank (left)</text:p>
          </table:table-cell>
          <table:table-cell table:style-name="ce2" table:formula="of:=[.B97]-[.D97]" office:value-type="float" office:value="7916247">
            <text:p>7916247</text:p>
          </table:table-cell>
          <table:table-cell office:value-type="string">
            <text:p>2 nt-RL2 (-GreB)</text:p>
          </table:table-cell>
          <table:table-cell table:style-name="ce2"/>
          <table:table-cell table:style-name="ce4" office:value-type="float" office:value="6">
            <text:p>6</text:p>
          </table:table-cell>
          <table:table-cell table:style-name="ce2" office:value-type="float" office:value="4405498.7">
            <text:p>4405499</text:p>
          </table:table-cell>
          <table:table-cell table:style-name="ce14" table:formula="of:=[.J97]/[.$J$116]*100" office:value-type="float" office:value="18.1529043861566">
            <text:p>18.2</text:p>
          </table:table-cell>
          <table:table-cell table:style-name="ce14" office:value-type="float" office:value="83.3">
            <text:p>83.3</text:p>
          </table:table-cell>
          <table:table-cell table:style-name="ce14" table:formula="of:=[.K97]/[.L97]*100" office:value-type="float" office:value="21.7922021442456">
            <text:p>21.8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1023883.41">
            <text:p>1023883</text:p>
          </table:table-cell>
          <table:table-cell table:style-name="ce14" table:formula="of:=[.O97]/[.$O$116]*100" office:value-type="float" office:value="13.1802861864313">
            <text:p>13.2</text:p>
          </table:table-cell>
          <table:table-cell table:style-name="ce14" office:value-type="float" office:value="56.3">
            <text:p>56.3</text:p>
          </table:table-cell>
          <table:table-cell table:style-name="ce14" table:formula="of:=[.P97]/[.Q97]*100" office:value-type="float" office:value="23.4108102778531">
            <text:p>23.4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4387818.95">
            <text:p>4387819</text:p>
          </table:table-cell>
          <table:table-cell table:style-name="ce14" table:formula="of:=[.T97]/[.$T$116]*100" office:value-type="float" office:value="18.1147232380769">
            <text:p>18.1</text:p>
          </table:table-cell>
          <table:table-cell table:style-name="ce14" office:value-type="float" office:value="83.5">
            <text:p>83.5</text:p>
          </table:table-cell>
          <table:table-cell table:style-name="ce14" table:formula="of:=[.U97]/[.V97]*100" office:value-type="float" office:value="21.6942793270382">
            <text:p>21.7</text:p>
          </table:table-cell>
          <table:table-cell/>
          <table:table-cell table:style-name="ce4" office:value-type="float" office:value="6">
            <text:p>6</text:p>
          </table:table-cell>
          <table:table-cell table:style-name="ce18" office:value-type="float" office:value="21.7922021442456">
            <text:p>21.8</text:p>
          </table:table-cell>
          <table:table-cell table:style-name="ce18" office:value-type="float" office:value="23.4108102778531">
            <text:p>23.4</text:p>
          </table:table-cell>
          <table:table-cell table:style-name="ce18" office:value-type="float" office:value="21.6942793270382">
            <text:p>21.7</text:p>
          </table:table-cell>
          <table:table-cell table:number-columns-repeated="996"/>
        </table:table-row>
        <table:table-row table:style-name="ro1">
          <table:table-cell office:value-type="string">
            <text:p>RECT- <text:s/>97</text:p>
          </table:table-cell>
          <table:table-cell table:style-name="ce2" office:value-type="float" office:value="2639968.72">
            <text:p>2639969</text:p>
          </table:table-cell>
          <table:table-cell office:value-type="string">
            <text:p>3 nt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formula="of:=[.B98]-[.D98]" office:value-type="float" office:value="2326986.11">
            <text:p>2326986</text:p>
          </table:table-cell>
          <table:table-cell office:value-type="string">
            <text:p>3 nt</text:p>
          </table:table-cell>
          <table:table-cell table:style-name="ce2"/>
          <table:table-cell table:style-name="ce4" office:value-type="float" office:value="7">
            <text:p>7</text:p>
          </table:table-cell>
          <table:table-cell table:style-name="ce2" office:value-type="float" office:value="13612482.51">
            <text:p>13612483</text:p>
          </table:table-cell>
          <table:table-cell table:style-name="ce14" table:formula="of:=[.J98]/[.$J$116]*100" office:value-type="float" office:value="56.0903793848036">
            <text:p>56.1</text:p>
          </table:table-cell>
          <table:table-cell table:style-name="ce14" office:value-type="float" office:value="65.1">
            <text:p>65.1</text:p>
          </table:table-cell>
          <table:table-cell table:style-name="ce14" table:formula="of:=[.K98]/[.L98]*100" office:value-type="float" office:value="86.1603369966261">
            <text:p>86.2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1430597.18">
            <text:p>1430597</text:p>
          </table:table-cell>
          <table:table-cell table:style-name="ce14" table:formula="of:=[.O98]/[.$O$116]*100" office:value-type="float" office:value="18.4158470249084">
            <text:p>18.4</text:p>
          </table:table-cell>
          <table:table-cell table:style-name="ce14" office:value-type="float" office:value="43.1">
            <text:p>43.1</text:p>
          </table:table-cell>
          <table:table-cell table:style-name="ce14" table:formula="of:=[.P98]/[.Q98]*100" office:value-type="float" office:value="42.7281833524556">
            <text:p>42.7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13629501.1">
            <text:p>13629501</text:p>
          </table:table-cell>
          <table:table-cell table:style-name="ce14" table:formula="of:=[.T98]/[.$T$116]*100" office:value-type="float" office:value="56.2681922643058">
            <text:p>56.3</text:p>
          </table:table-cell>
          <table:table-cell table:style-name="ce14" office:value-type="float" office:value="65.4">
            <text:p>65.4</text:p>
          </table:table-cell>
          <table:table-cell table:style-name="ce14" table:formula="of:=[.U98]/[.V98]*100" office:value-type="float" office:value="86.0369912298254">
            <text:p>86.0</text:p>
          </table:table-cell>
          <table:table-cell/>
          <table:table-cell table:style-name="ce4" office:value-type="float" office:value="7">
            <text:p>7</text:p>
          </table:table-cell>
          <table:table-cell table:style-name="ce18" office:value-type="float" office:value="86.1603369966261">
            <text:p>86.2</text:p>
          </table:table-cell>
          <table:table-cell table:style-name="ce18" office:value-type="float" office:value="42.7281833524556">
            <text:p>42.7</text:p>
          </table:table-cell>
          <table:table-cell table:style-name="ce18" office:value-type="float" office:value="86.0369912298253">
            <text:p>86.0</text:p>
          </table:table-cell>
          <table:table-cell table:number-columns-repeated="996"/>
        </table:table-row>
        <table:table-row table:style-name="ro1">
          <table:table-cell office:value-type="string">
            <text:p>RECT- <text:s/>98</text:p>
          </table:table-cell>
          <table:table-cell table:style-name="ce2" office:value-type="float" office:value="604348.02">
            <text:p>604348</text:p>
          </table:table-cell>
          <table:table-cell office:value-type="string">
            <text:p>4 nt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formula="of:=[.B99]-[.D99]" office:value-type="float" office:value="489996.13">
            <text:p>489996</text:p>
          </table:table-cell>
          <table:table-cell office:value-type="string">
            <text:p>4 nt</text:p>
          </table:table-cell>
          <table:table-cell table:style-name="ce2"/>
          <table:table-cell table:style-name="ce4" office:value-type="float" office:value="8">
            <text:p>8</text:p>
          </table:table-cell>
          <table:table-cell table:style-name="ce2" office:value-type="float" office:value="410519.61">
            <text:p>410520</text:p>
          </table:table-cell>
          <table:table-cell table:style-name="ce14" table:formula="of:=[.J99]/[.$J$116]*100" office:value-type="float" office:value="1.6915504319573">
            <text:p>1.7</text:p>
          </table:table-cell>
          <table:table-cell table:style-name="ce14" office:value-type="float" office:value="9">
            <text:p>9.0</text:p>
          </table:table-cell>
          <table:table-cell table:style-name="ce14" table:formula="of:=[.K99]/[.L99]*100" office:value-type="float" office:value="18.7950047995255">
            <text:p>18.8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27307.4">
            <text:p>27307</text:p>
          </table:table-cell>
          <table:table-cell table:style-name="ce14" table:formula="of:=[.O99]/[.$O$116]*100" office:value-type="float" office:value="0.351523760901013">
            <text:p>0.4</text:p>
          </table:table-cell>
          <table:table-cell table:style-name="ce14" office:value-type="float" office:value="24.7">
            <text:p>24.7</text:p>
          </table:table-cell>
          <table:table-cell table:style-name="ce14" table:formula="of:=[.P99]/[.Q99]*100" office:value-type="float" office:value="1.42317312105673">
            <text:p>1.4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96138.95">
            <text:p>396139</text:p>
          </table:table-cell>
          <table:table-cell table:style-name="ce14" table:formula="of:=[.T99]/[.$T$116]*100" office:value-type="float" office:value="1.63542468931458">
            <text:p>1.6</text:p>
          </table:table-cell>
          <table:table-cell table:style-name="ce14" office:value-type="float" office:value="9.1">
            <text:p>9.1</text:p>
          </table:table-cell>
          <table:table-cell table:style-name="ce14" table:formula="of:=[.U99]/[.V99]*100" office:value-type="float" office:value="17.9716998825778">
            <text:p>18.0</text:p>
          </table:table-cell>
          <table:table-cell/>
          <table:table-cell table:style-name="ce4" office:value-type="float" office:value="8">
            <text:p>8</text:p>
          </table:table-cell>
          <table:table-cell table:style-name="ce18" office:value-type="float" office:value="18.7950047995255">
            <text:p>18.8</text:p>
          </table:table-cell>
          <table:table-cell table:style-name="ce18" office:value-type="float" office:value="1.42317312105673">
            <text:p>1.4</text:p>
          </table:table-cell>
          <table:table-cell table:style-name="ce18" office:value-type="float" office:value="17.9716998825778">
            <text:p>18.0</text:p>
          </table:table-cell>
          <table:table-cell table:number-columns-repeated="996"/>
        </table:table-row>
        <table:table-row table:style-name="ro1">
          <table:table-cell office:value-type="string">
            <text:p>RECT- <text:s/>99</text:p>
          </table:table-cell>
          <table:table-cell table:style-name="ce2" office:value-type="float" office:value="2786305.4">
            <text:p>2786305</text:p>
          </table:table-cell>
          <table:table-cell office:value-type="string">
            <text:p>5 nt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formula="of:=[.B100]-[.D100]" office:value-type="float" office:value="2752840.33">
            <text:p>2752840</text:p>
          </table:table-cell>
          <table:table-cell office:value-type="string">
            <text:p>5 nt</text:p>
          </table:table-cell>
          <table:table-cell table:style-name="ce2"/>
          <table:table-cell table:style-name="ce4" office:value-type="float" office:value="9">
            <text:p>9</text:p>
          </table:table-cell>
          <table:table-cell table:style-name="ce2" office:value-type="float" office:value="278429.75">
            <text:p>278430</text:p>
          </table:table-cell>
          <table:table-cell table:style-name="ce14" table:formula="of:=[.J100]/[.$J$116]*100" office:value-type="float" office:value="1.14727275484419">
            <text:p>1.1</text:p>
          </table:table-cell>
          <table:table-cell table:style-name="ce14" office:value-type="float" office:value="7.3">
            <text:p>7.3</text:p>
          </table:table-cell>
          <table:table-cell table:style-name="ce14" table:formula="of:=[.K100]/[.L100]*100" office:value-type="float" office:value="15.7160651348519">
            <text:p>15.7</text:p>
          </table:table-cell>
          <table:table-cell table:style-name="ce4" office:value-type="float" office:value="9">
            <text:p>9</text:p>
          </table:table-cell>
          <table:table-cell table:style-name="ce2" office:value-type="float" office:value="41901.46">
            <text:p>41901</text:p>
          </table:table-cell>
          <table:table-cell table:style-name="ce14" table:formula="of:=[.O100]/[.$O$116]*100" office:value-type="float" office:value="0.539390744136877">
            <text:p>0.5</text:p>
          </table:table-cell>
          <table:table-cell table:style-name="ce14" office:value-type="float" office:value="24.3">
            <text:p>24.3</text:p>
          </table:table-cell>
          <table:table-cell table:style-name="ce14" table:formula="of:=[.P100]/[.Q100]*100" office:value-type="float" office:value="2.21971499644805">
            <text:p>2.2</text:p>
          </table:table-cell>
          <table:table-cell table:style-name="ce4" office:value-type="float" office:value="9">
            <text:p>9</text:p>
          </table:table-cell>
          <table:table-cell table:style-name="ce2" office:value-type="float" office:value="279184.92">
            <text:p>279185</text:p>
          </table:table-cell>
          <table:table-cell table:style-name="ce14" table:formula="of:=[.T100]/[.$T$116]*100" office:value-type="float" office:value="1.15259029957119">
            <text:p>1.2</text:p>
          </table:table-cell>
          <table:table-cell table:style-name="ce14" office:value-type="float" office:value="7.5">
            <text:p>7.5</text:p>
          </table:table-cell>
          <table:table-cell table:style-name="ce14" table:formula="of:=[.U100]/[.V100]*100" office:value-type="float" office:value="15.3678706609492">
            <text:p>15.4</text:p>
          </table:table-cell>
          <table:table-cell/>
          <table:table-cell table:style-name="ce4" office:value-type="float" office:value="9">
            <text:p>9</text:p>
          </table:table-cell>
          <table:table-cell table:style-name="ce18" office:value-type="float" office:value="15.7160651348519">
            <text:p>15.7</text:p>
          </table:table-cell>
          <table:table-cell table:style-name="ce18" office:value-type="float" office:value="2.21971499644805">
            <text:p>2.2</text:p>
          </table:table-cell>
          <table:table-cell table:style-name="ce18" office:value-type="float" office:value="15.3678706609492">
            <text:p>15.4</text:p>
          </table:table-cell>
          <table:table-cell table:number-columns-repeated="996"/>
        </table:table-row>
        <table:table-row table:style-name="ro1">
          <table:table-cell office:value-type="string">
            <text:p>RECT- 100</text:p>
          </table:table-cell>
          <table:table-cell table:style-name="ce2" office:value-type="float" office:value="3231292.96">
            <text:p>3231293</text:p>
          </table:table-cell>
          <table:table-cell office:value-type="string">
            <text:p>6 nt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formula="of:=[.B101]-[.D101]" office:value-type="float" office:value="3194144.05">
            <text:p>3194144</text:p>
          </table:table-cell>
          <table:table-cell office:value-type="string">
            <text:p>6 nt</text:p>
          </table:table-cell>
          <table:table-cell table:style-name="ce2"/>
          <table:table-cell table:style-name="ce4" office:value-type="float" office:value="10">
            <text:p>10</text:p>
          </table:table-cell>
          <table:table-cell table:style-name="ce2" office:value-type="float" office:value="328211.75">
            <text:p>328212</text:p>
          </table:table-cell>
          <table:table-cell table:style-name="ce14" table:formula="of:=[.J101]/[.$J$116]*100" office:value-type="float" office:value="1.35240001686146">
            <text:p>1.4</text:p>
          </table:table-cell>
          <table:table-cell table:style-name="ce14" office:value-type="float" office:value="6.2">
            <text:p>6.2</text:p>
          </table:table-cell>
          <table:table-cell table:style-name="ce14" table:formula="of:=[.K101]/[.L101]*100" office:value-type="float" office:value="21.8129034977655">
            <text:p>21.8</text:p>
          </table:table-cell>
          <table:table-cell table:style-name="ce4" office:value-type="float" office:value="10">
            <text:p>10</text:p>
          </table:table-cell>
          <table:table-cell table:style-name="ce2"/>
          <table:table-cell table:style-name="ce14" table:number-columns-repeated="2"/>
          <table:table-cell/>
          <table:table-cell table:style-name="ce4" office:value-type="float" office:value="10">
            <text:p>10</text:p>
          </table:table-cell>
          <table:table-cell table:style-name="ce2" office:value-type="float" office:value="316440.05">
            <text:p>316440</text:p>
          </table:table-cell>
          <table:table-cell table:style-name="ce14" table:formula="of:=[.T101]/[.$T$116]*100" office:value-type="float" office:value="1.30639481539985">
            <text:p>1.3</text:p>
          </table:table-cell>
          <table:table-cell table:style-name="ce14" office:value-type="float" office:value="6.3">
            <text:p>6.3</text:p>
          </table:table-cell>
          <table:table-cell table:style-name="ce14" table:formula="of:=[.U101]/[.V101]*100" office:value-type="float" office:value="20.7364256412674">
            <text:p>20.7</text:p>
          </table:table-cell>
          <table:table-cell/>
          <table:table-cell table:style-name="ce4" office:value-type="float" office:value="10">
            <text:p>10</text:p>
          </table:table-cell>
          <table:table-cell table:style-name="ce18" office:value-type="float" office:value="21.8129034977655">
            <text:p>21.8</text:p>
          </table:table-cell>
          <table:table-cell table:style-name="ce18"/>
          <table:table-cell table:style-name="ce18" office:value-type="float" office:value="20.7364256412674">
            <text:p>20.7</text:p>
          </table:table-cell>
          <table:table-cell table:number-columns-repeated="996"/>
        </table:table-row>
        <table:table-row table:style-name="ro1">
          <table:table-cell office:value-type="string">
            <text:p>RECT- 101</text:p>
          </table:table-cell>
          <table:table-cell table:style-name="ce2" office:value-type="float" office:value="4549819.38">
            <text:p>4549819</text:p>
          </table:table-cell>
          <table:table-cell office:value-type="string">
            <text:p>7 nt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formula="of:=[.B102]-[.D102]" office:value-type="float" office:value="4516631.06">
            <text:p>4516631</text:p>
          </table:table-cell>
          <table:table-cell office:value-type="string">
            <text:p>7 nt</text:p>
          </table:table-cell>
          <table:table-cell table:style-name="ce2"/>
          <table:table-cell table:style-name="ce4" office:value-type="float" office:value="11">
            <text:p>11</text:p>
          </table:table-cell>
          <table:table-cell table:style-name="ce2" office:value-type="float" office:value="59775.01">
            <text:p>59775</text:p>
          </table:table-cell>
          <table:table-cell table:style-name="ce14" table:formula="of:=[.J102]/[.$J$116]*100" office:value-type="float" office:value="0.246303566316239">
            <text:p>0.2</text:p>
          </table:table-cell>
          <table:table-cell table:style-name="ce14" office:value-type="float" office:value="4.8">
            <text:p>4.8</text:p>
          </table:table-cell>
          <table:table-cell table:style-name="ce14" table:formula="of:=[.K102]/[.L102]*100" office:value-type="float" office:value="5.13132429825498">
            <text:p>5.1</text:p>
          </table:table-cell>
          <table:table-cell table:style-name="ce4" office:value-type="float" office:value="11">
            <text:p>11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1">
            <text:p>11</text:p>
          </table:table-cell>
          <table:table-cell table:style-name="ce2" office:value-type="float" office:value="43149.9">
            <text:p>43150</text:p>
          </table:table-cell>
          <table:table-cell table:style-name="ce14" table:formula="of:=[.T102]/[.$T$116]*100" office:value-type="float" office:value="0.178140553463514">
            <text:p>0.2</text:p>
          </table:table-cell>
          <table:table-cell table:style-name="ce14" office:value-type="float" office:value="5">
            <text:p>5.0</text:p>
          </table:table-cell>
          <table:table-cell table:style-name="ce14" table:formula="of:=[.U102]/[.V102]*100" office:value-type="float" office:value="3.56281106927027">
            <text:p>3.6</text:p>
          </table:table-cell>
          <table:table-cell/>
          <table:table-cell table:style-name="ce4" office:value-type="float" office:value="11">
            <text:p>11</text:p>
          </table:table-cell>
          <table:table-cell table:style-name="ce18" office:value-type="float" office:value="5.13132429825498">
            <text:p>5.1</text:p>
          </table:table-cell>
          <table:table-cell table:style-name="ce18"/>
          <table:table-cell table:style-name="ce18" office:value-type="float" office:value="3.56281106927027">
            <text:p>3.6</text:p>
          </table:table-cell>
          <table:table-cell table:number-columns-repeated="996"/>
        </table:table-row>
        <table:table-row table:style-name="ro1">
          <table:table-cell office:value-type="string">
            <text:p>RECT- 102</text:p>
          </table:table-cell>
          <table:table-cell table:style-name="ce2" office:value-type="float" office:value="387083.89">
            <text:p>387084</text:p>
          </table:table-cell>
          <table:table-cell office:value-type="string">
            <text:p>8 nt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formula="of:=[.B103]-[.D103]" office:value-type="float" office:value="356127.54">
            <text:p>356128</text:p>
          </table:table-cell>
          <table:table-cell office:value-type="string">
            <text:p>8 nt</text:p>
          </table:table-cell>
          <table:table-cell table:style-name="ce2"/>
          <table:table-cell table:style-name="ce4" office:value-type="float" office:value="12">
            <text:p>12</text:p>
          </table:table-cell>
          <table:table-cell table:style-name="ce2" office:value-type="float" office:value="166713.96">
            <text:p>166714</text:p>
          </table:table-cell>
          <table:table-cell table:style-name="ce14" table:formula="of:=[.J103]/[.$J$116]*100" office:value-type="float" office:value="0.686946650493289">
            <text:p>0.7</text:p>
          </table:table-cell>
          <table:table-cell table:style-name="ce14" office:value-type="float" office:value="4.6">
            <text:p>4.6</text:p>
          </table:table-cell>
          <table:table-cell table:style-name="ce14" table:formula="of:=[.K103]/[.L103]*100" office:value-type="float" office:value="14.9336228368106">
            <text:p>14.9</text:p>
          </table:table-cell>
          <table:table-cell table:style-name="ce4" office:value-type="float" office:value="12">
            <text:p>12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2">
            <text:p>12</text:p>
          </table:table-cell>
          <table:table-cell table:style-name="ce2" office:value-type="float" office:value="152734.13">
            <text:p>152734</text:p>
          </table:table-cell>
          <table:table-cell table:style-name="ce14" table:formula="of:=[.T103]/[.$T$116]*100" office:value-type="float" office:value="0.630549374412646">
            <text:p>0.6</text:p>
          </table:table-cell>
          <table:table-cell table:style-name="ce14" office:value-type="float" office:value="4.8">
            <text:p>4.8</text:p>
          </table:table-cell>
          <table:table-cell table:style-name="ce14" table:formula="of:=[.U103]/[.V103]*100" office:value-type="float" office:value="13.1364453002635">
            <text:p>13.1</text:p>
          </table:table-cell>
          <table:table-cell/>
          <table:table-cell table:style-name="ce4" office:value-type="float" office:value="12">
            <text:p>12</text:p>
          </table:table-cell>
          <table:table-cell table:style-name="ce18" office:value-type="float" office:value="14.9336228368106">
            <text:p>14.9</text:p>
          </table:table-cell>
          <table:table-cell table:style-name="ce18"/>
          <table:table-cell table:style-name="ce18" office:value-type="float" office:value="13.1364453002635">
            <text:p>13.1</text:p>
          </table:table-cell>
          <table:table-cell table:number-columns-repeated="996"/>
        </table:table-row>
        <table:table-row table:style-name="ro1">
          <table:table-cell office:value-type="string">
            <text:p>RECT- 103</text:p>
          </table:table-cell>
          <table:table-cell table:style-name="ce2" office:value-type="float" office:value="633323.06">
            <text:p>633323</text:p>
          </table:table-cell>
          <table:table-cell office:value-type="string">
            <text:p>9 nt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formula="of:=[.B104]-[.D104]" office:value-type="float" office:value="597901.53">
            <text:p>597902</text:p>
          </table:table-cell>
          <table:table-cell office:value-type="string">
            <text:p>9 nt</text:p>
          </table:table-cell>
          <table:table-cell table:style-name="ce2"/>
          <table:table-cell table:style-name="ce4" office:value-type="float" office:value="13">
            <text:p>13</text:p>
          </table:table-cell>
          <table:table-cell table:style-name="ce2" office:value-type="float" office:value="772459.75">
            <text:p>772460</text:p>
          </table:table-cell>
          <table:table-cell table:style-name="ce14" table:formula="of:=[.J104]/[.$J$116]*100" office:value-type="float" office:value="3.18292863958953">
            <text:p>3.2</text:p>
          </table:table-cell>
          <table:table-cell table:style-name="ce14" office:value-type="float" office:value="3.9">
            <text:p>3.9</text:p>
          </table:table-cell>
          <table:table-cell table:style-name="ce14" table:formula="of:=[.K104]/[.L104]*100" office:value-type="float" office:value="81.61355486127">
            <text:p>81.6</text:p>
          </table:table-cell>
          <table:table-cell table:style-name="ce4" office:value-type="float" office:value="13">
            <text:p>13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3">
            <text:p>13</text:p>
          </table:table-cell>
          <table:table-cell table:style-name="ce2" office:value-type="float" office:value="758372.29">
            <text:p>758372</text:p>
          </table:table-cell>
          <table:table-cell table:style-name="ce14" table:formula="of:=[.T104]/[.$T$116]*100" office:value-type="float" office:value="3.13087306047041">
            <text:p>3.1</text:p>
          </table:table-cell>
          <table:table-cell table:style-name="ce14" office:value-type="float" office:value="4.2">
            <text:p>4.2</text:p>
          </table:table-cell>
          <table:table-cell table:style-name="ce14" table:formula="of:=[.U104]/[.V104]*100" office:value-type="float" office:value="74.544596677867">
            <text:p>74.5</text:p>
          </table:table-cell>
          <table:table-cell/>
          <table:table-cell table:style-name="ce4" office:value-type="float" office:value="13">
            <text:p>13</text:p>
          </table:table-cell>
          <table:table-cell table:style-name="ce18" office:value-type="float" office:value="81.61355486127">
            <text:p>81.6</text:p>
          </table:table-cell>
          <table:table-cell table:style-name="ce18"/>
          <table:table-cell table:style-name="ce18" office:value-type="float" office:value="74.544596677867">
            <text:p>74.5</text:p>
          </table:table-cell>
          <table:table-cell table:number-columns-repeated="996"/>
        </table:table-row>
        <table:table-row table:style-name="ro1">
          <table:table-cell office:value-type="string">
            <text:p>RECT- 104</text:p>
          </table:table-cell>
          <table:table-cell table:style-name="ce2" office:value-type="float" office:value="441621.95">
            <text:p>441622</text:p>
          </table:table-cell>
          <table:table-cell office:value-type="string">
            <text:p>10 nt</text:p>
          </table:table-cell>
          <table:table-cell table:style-name="ce2" office:value-type="float" office:value="29668.24">
            <text:p>29668</text:p>
          </table:table-cell>
          <table:table-cell office:value-type="string">
            <text:p>10 nt</text:p>
          </table:table-cell>
          <table:table-cell table:style-name="ce2" table:formula="of:=[.B105]-[.D105]" office:value-type="float" office:value="411953.71">
            <text:p>411954</text:p>
          </table:table-cell>
          <table:table-cell office:value-type="string">
            <text:p>10 nt</text:p>
          </table:table-cell>
          <table:table-cell table:style-name="ce2"/>
          <table:table-cell table:style-name="ce4" office:value-type="float" office:value="14">
            <text:p>14</text:p>
          </table:table-cell>
          <table:table-cell table:style-name="ce2" office:value-type="float" office:value="58136.32">
            <text:p>58136</text:p>
          </table:table-cell>
          <table:table-cell table:style-name="ce14" table:formula="of:=[.J105]/[.$J$116]*100" office:value-type="float" office:value="0.239551326691574">
            <text:p>0.2</text:p>
          </table:table-cell>
          <table:table-cell table:style-name="ce14" office:value-type="float" office:value="0.7">
            <text:p>0.7</text:p>
          </table:table-cell>
          <table:table-cell table:style-name="ce14" table:formula="of:=[.K105]/[.L105]*100" office:value-type="float" office:value="34.2216180987963">
            <text:p>34.2</text:p>
          </table:table-cell>
          <table:table-cell table:style-name="ce4" office:value-type="float" office:value="14">
            <text:p>14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4">
            <text:p>14</text:p>
          </table:table-cell>
          <table:table-cell table:style-name="ce2" office:value-type="float" office:value="15148.44">
            <text:p>15148</text:p>
          </table:table-cell>
          <table:table-cell table:style-name="ce16" table:formula="of:=[.T105]/[.$T$116]*100" office:value-type="float" office:value="0.0625389974416819">
            <text:p>0.06</text:p>
          </table:table-cell>
          <table:table-cell table:style-name="ce14" office:value-type="float" office:value="1.1">
            <text:p>1.1</text:p>
          </table:table-cell>
          <table:table-cell table:style-name="ce14" table:formula="of:=[.U105]/[.V105]*100" office:value-type="float" office:value="5.68536340378926">
            <text:p>5.7</text:p>
          </table:table-cell>
          <table:table-cell/>
          <table:table-cell table:style-name="ce4" office:value-type="float" office:value="14">
            <text:p>14</text:p>
          </table:table-cell>
          <table:table-cell table:style-name="ce18" office:value-type="float" office:value="34.2216180987963">
            <text:p>34.2</text:p>
          </table:table-cell>
          <table:table-cell table:style-name="ce18"/>
          <table:table-cell table:style-name="ce18" office:value-type="float" office:value="5.68536340378926">
            <text:p>5.7</text:p>
          </table:table-cell>
          <table:table-cell table:number-columns-repeated="996"/>
        </table:table-row>
        <table:table-row table:style-name="ro1">
          <table:table-cell office:value-type="string">
            <text:p>RECT- 105</text:p>
          </table:table-cell>
          <table:table-cell table:style-name="ce2" office:value-type="float" office:value="182050.23">
            <text:p>182050</text:p>
          </table:table-cell>
          <table:table-cell office:value-type="string">
            <text:p>11 nt</text:p>
          </table:table-cell>
          <table:table-cell table:style-name="ce2" office:value-type="float" office:value="24956.48">
            <text:p>24956</text:p>
          </table:table-cell>
          <table:table-cell office:value-type="string">
            <text:p>11 nt</text:p>
          </table:table-cell>
          <table:table-cell table:style-name="ce2" table:formula="of:=[.B106]-[.D106]" office:value-type="float" office:value="157093.75">
            <text:p>157094</text:p>
          </table:table-cell>
          <table:table-cell office:value-type="string">
            <text:p>11 nt</text:p>
          </table:table-cell>
          <table:table-cell table:style-name="ce2"/>
          <table:table-cell table:style-name="ce4" office:value-type="float" office:value="15">
            <text:p>15</text:p>
          </table:table-cell>
          <table:table-cell table:style-name="ce2" office:value-type="float" office:value="59628.93">
            <text:p>59629</text:p>
          </table:table-cell>
          <table:table-cell table:style-name="ce14" table:formula="of:=[.J106]/[.$J$116]*100" office:value-type="float" office:value="0.245701642118025">
            <text:p>0.2</text:p>
          </table:table-cell>
          <table:table-cell table:style-name="ce14" office:value-type="float" office:value="0.5">
            <text:p>0.5</text:p>
          </table:table-cell>
          <table:table-cell table:style-name="ce14" table:formula="of:=[.K106]/[.L106]*100" office:value-type="float" office:value="49.140328423605">
            <text:p>49.1</text:p>
          </table:table-cell>
          <table:table-cell table:style-name="ce4" office:value-type="float" office:value="15">
            <text:p>15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5">
            <text:p>15</text:p>
          </table:table-cell>
          <table:table-cell table:style-name="ce2" office:value-type="float" office:value="47342.22">
            <text:p>47342</text:p>
          </table:table-cell>
          <table:table-cell table:style-name="ce14" table:formula="of:=[.T106]/[.$T$116]*100" office:value-type="float" office:value="0.195448176542505">
            <text:p>0.2</text:p>
          </table:table-cell>
          <table:table-cell table:style-name="ce14" office:value-type="float" office:value="1">
            <text:p>1.0</text:p>
          </table:table-cell>
          <table:table-cell table:style-name="ce14" table:formula="of:=[.U106]/[.V106]*100" office:value-type="float" office:value="19.5448176542505">
            <text:p>19.5</text:p>
          </table:table-cell>
          <table:table-cell/>
          <table:table-cell table:style-name="ce4" office:value-type="float" office:value="15">
            <text:p>15</text:p>
          </table:table-cell>
          <table:table-cell table:style-name="ce18" office:value-type="float" office:value="49.140328423605">
            <text:p>49.1</text:p>
          </table:table-cell>
          <table:table-cell table:style-name="ce18"/>
          <table:table-cell table:style-name="ce18" office:value-type="float" office:value="19.5448176542505">
            <text:p>19.5</text:p>
          </table:table-cell>
          <table:table-cell table:number-columns-repeated="996"/>
        </table:table-row>
        <table:table-row table:style-name="ro1">
          <table:table-cell office:value-type="string">
            <text:p>RECT- 106</text:p>
          </table:table-cell>
          <table:table-cell table:style-name="ce2" office:value-type="float" office:value="503377.74">
            <text:p>503378</text:p>
          </table:table-cell>
          <table:table-cell office:value-type="string">
            <text:p>12 nt</text:p>
          </table:table-cell>
          <table:table-cell table:style-name="ce2" office:value-type="float" office:value="23159.54">
            <text:p>23160</text:p>
          </table:table-cell>
          <table:table-cell office:value-type="string">
            <text:p>12 nt</text:p>
          </table:table-cell>
          <table:table-cell table:style-name="ce2" table:formula="of:=[.B107]-[.D107]" office:value-type="float" office:value="480218.2">
            <text:p>480218</text:p>
          </table:table-cell>
          <table:table-cell office:value-type="string">
            <text:p>12 nt</text:p>
          </table:table-cell>
          <table:table-cell table:style-name="ce2"/>
          <table:table-cell table:style-name="ce4" office:value-type="float" office:value="16">
            <text:p>16</text:p>
          </table:table-cell>
          <table:table-cell table:style-name="ce2"/>
          <table:table-cell table:style-name="ce14" table:number-columns-repeated="2"/>
          <table:table-cell/>
          <table:table-cell table:style-name="ce4" office:value-type="float" office:value="16">
            <text:p>16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6">
            <text:p>16</text:p>
          </table:table-cell>
          <table:table-cell/>
          <table:table-cell table:style-name="ce14" table:number-columns-repeated="2"/>
          <table:table-cell table:number-columns-repeated="2"/>
          <table:table-cell table:style-name="ce4" office:value-type="float" office:value="16">
            <text:p>16</text:p>
          </table:table-cell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107</text:p>
          </table:table-cell>
          <table:table-cell table:style-name="ce2" office:value-type="float" office:value="416948.1">
            <text:p>416948</text:p>
          </table:table-cell>
          <table:table-cell office:value-type="string">
            <text:p>13 nt</text:p>
          </table:table-cell>
          <table:table-cell table:style-name="ce2" office:value-type="float" office:value="23497.97">
            <text:p>23498</text:p>
          </table:table-cell>
          <table:table-cell office:value-type="string">
            <text:p>13 nt</text:p>
          </table:table-cell>
          <table:table-cell table:style-name="ce2" table:formula="of:=[.B108]-[.D108]" office:value-type="float" office:value="393450.13">
            <text:p>393450</text:p>
          </table:table-cell>
          <table:table-cell office:value-type="string">
            <text:p>13 nt</text:p>
          </table:table-cell>
          <table:table-cell table:style-name="ce2"/>
          <table:table-cell table:style-name="ce4" office:value-type="float" office:value="17">
            <text:p>17</text:p>
          </table:table-cell>
          <table:table-cell table:style-name="ce2"/>
          <table:table-cell table:style-name="ce14" table:number-columns-repeated="2"/>
          <table:table-cell/>
          <table:table-cell table:style-name="ce4" office:value-type="float" office:value="17">
            <text:p>17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7">
            <text:p>17</text:p>
          </table:table-cell>
          <table:table-cell/>
          <table:table-cell table:style-name="ce14" table:number-columns-repeated="2"/>
          <table:table-cell table:number-columns-repeated="2"/>
          <table:table-cell table:style-name="ce4" office:value-type="float" office:value="17">
            <text:p>17</text:p>
          </table:table-cell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108</text:p>
          </table:table-cell>
          <table:table-cell table:style-name="ce2" office:value-type="float" office:value="102174.04">
            <text:p>102174</text:p>
          </table:table-cell>
          <table:table-cell office:value-type="string">
            <text:p>14 nt</text:p>
          </table:table-cell>
          <table:table-cell table:style-name="ce2" office:value-type="float" office:value="24268.84">
            <text:p>24269</text:p>
          </table:table-cell>
          <table:table-cell office:value-type="string">
            <text:p>14 nt</text:p>
          </table:table-cell>
          <table:table-cell table:style-name="ce2" table:formula="of:=[.B109]-[.D109]" office:value-type="float" office:value="77905.2">
            <text:p>77905</text:p>
          </table:table-cell>
          <table:table-cell office:value-type="string">
            <text:p>14 nt</text:p>
          </table:table-cell>
          <table:table-cell table:style-name="ce2"/>
          <table:table-cell table:style-name="ce4" office:value-type="float" office:value="18">
            <text:p>18</text:p>
          </table:table-cell>
          <table:table-cell table:style-name="ce2"/>
          <table:table-cell table:style-name="ce14" table:number-columns-repeated="2"/>
          <table:table-cell/>
          <table:table-cell table:style-name="ce4" office:value-type="float" office:value="18">
            <text:p>18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8">
            <text:p>18</text:p>
          </table:table-cell>
          <table:table-cell/>
          <table:table-cell table:style-name="ce14" table:number-columns-repeated="2"/>
          <table:table-cell table:number-columns-repeated="2"/>
          <table:table-cell table:style-name="ce4" office:value-type="float" office:value="18">
            <text:p>18</text:p>
          </table:table-cell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109</text:p>
          </table:table-cell>
          <table:table-cell table:style-name="ce2" office:value-type="float" office:value="129555.01">
            <text:p>129555</text:p>
          </table:table-cell>
          <table:table-cell office:value-type="string">
            <text:p>15 nt</text:p>
          </table:table-cell>
          <table:table-cell table:style-name="ce2" office:value-type="float" office:value="22989.38">
            <text:p>22989</text:p>
          </table:table-cell>
          <table:table-cell office:value-type="string">
            <text:p>15 nt</text:p>
          </table:table-cell>
          <table:table-cell table:style-name="ce2" table:formula="of:=[.B110]-[.D110]" office:value-type="float" office:value="106565.63">
            <text:p>106566</text:p>
          </table:table-cell>
          <table:table-cell office:value-type="string">
            <text:p>15 nt</text:p>
          </table:table-cell>
          <table:table-cell table:style-name="ce2"/>
          <table:table-cell table:style-name="ce5"/>
          <table:table-cell table:style-name="ce2"/>
          <table:table-cell table:style-name="ce14" table:number-columns-repeated="2"/>
          <table:table-cell/>
          <table:table-cell table:style-name="ce5"/>
          <table:table-cell/>
          <table:table-cell table:style-name="ce14" table:number-columns-repeated="2"/>
          <table:table-cell/>
          <table:table-cell table:style-name="ce5"/>
          <table:table-cell/>
          <table:table-cell table:style-name="ce14" table:number-columns-repeated="2"/>
          <table:table-cell table:number-columns-repeated="2"/>
          <table:table-cell table:style-name="ce5"/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110</text:p>
          </table:table-cell>
          <table:table-cell table:style-name="ce2" office:value-type="float" office:value="28770500">
            <text:p>28770500</text:p>
          </table:table-cell>
          <table:table-cell office:value-type="string">
            <text:p>2 nt-RL3 (-GreB)*</text:p>
          </table:table-cell>
          <table:table-cell table:style-name="ce2" office:value-type="float" office:value="16026094">
            <text:p>16026094</text:p>
          </table:table-cell>
          <table:table-cell office:value-type="string">
            <text:p>2 nt-Blank (left)</text:p>
          </table:table-cell>
          <table:table-cell table:style-name="ce2" table:formula="of:=[.B111]-[.D111]" office:value-type="float" office:value="12744406">
            <text:p>12744406</text:p>
          </table:table-cell>
          <table:table-cell office:value-type="string">
            <text:p>2 nt-RL3 (-GreB)</text:p>
          </table:table-cell>
          <table:table-cell table:style-name="ce2"/>
          <table:table-cell table:style-name="ce5"/>
          <table:table-cell table:style-name="ce2"/>
          <table:table-cell table:style-name="ce14" table:number-columns-repeated="2"/>
          <table:table-cell/>
          <table:table-cell table:style-name="ce5"/>
          <table:table-cell/>
          <table:table-cell table:style-name="ce14" table:number-columns-repeated="2"/>
          <table:table-cell/>
          <table:table-cell table:style-name="ce5"/>
          <table:table-cell/>
          <table:table-cell table:style-name="ce14" table:number-columns-repeated="2"/>
          <table:table-cell table:number-columns-repeated="2"/>
          <table:table-cell table:style-name="ce5"/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111</text:p>
          </table:table-cell>
          <table:table-cell table:style-name="ce2" office:value-type="float" office:value="1832963.55">
            <text:p>1832964</text:p>
          </table:table-cell>
          <table:table-cell office:value-type="string">
            <text:p>3 nt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formula="of:=[.B112]-[.D112]" office:value-type="float" office:value="1519980.94">
            <text:p>1519981</text:p>
          </table:table-cell>
          <table:table-cell office:value-type="string">
            <text:p>3 nt</text:p>
          </table:table-cell>
          <table:table-cell table:style-name="ce2"/>
          <table:table-cell table:style-name="ce4" office:value-type="string">
            <text:p>Total abortive:</text:p>
          </table:table-cell>
          <table:table-cell table:style-name="ce2" table:formula="of:=SUM([.J94:.J111])" office:value-type="float" office:value="24186418.86">
            <text:p>24186419</text:p>
          </table:table-cell>
          <table:table-cell table:style-name="ce14" table:formula="of:=[.J112]/[.$J$116]*100" office:value-type="float" office:value="99.6603969056023">
            <text:p>99.7</text:p>
          </table:table-cell>
          <table:table-cell table:style-name="ce14"/>
          <table:table-cell/>
          <table:table-cell table:style-name="ce4" office:value-type="string">
            <text:p>Total abortive:</text:p>
          </table:table-cell>
          <table:table-cell table:style-name="ce2" table:formula="of:=SUM([.O94:.O111])" office:value-type="float" office:value="5913895.28">
            <text:p>5913895</text:p>
          </table:table-cell>
          <table:table-cell table:style-name="ce14" table:formula="of:=[.O112]/[.$O$116]*100" office:value-type="float" office:value="76.1286211942678">
            <text:p>76.1</text:p>
          </table:table-cell>
          <table:table-cell table:style-name="ce14"/>
          <table:table-cell/>
          <table:table-cell table:style-name="ce4" office:value-type="string">
            <text:p>Total abortive:</text:p>
          </table:table-cell>
          <table:table-cell table:style-name="ce2" table:formula="of:=SUM([.T94:.T111])" office:value-type="float" office:value="24037339.96">
            <text:p>24037340</text:p>
          </table:table-cell>
          <table:table-cell table:style-name="ce14" table:formula="of:=[.T112]/[.$T$116]*100" office:value-type="float" office:value="99.2360363353109">
            <text:p>99.2</text:p>
          </table:table-cell>
          <table:table-cell table:style-name="ce14"/>
          <table:table-cell table:number-columns-repeated="2"/>
          <table:table-cell table:style-name="ce4"/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112</text:p>
          </table:table-cell>
          <table:table-cell table:style-name="ce2" office:value-type="float" office:value="715693.08">
            <text:p>715693</text:p>
          </table:table-cell>
          <table:table-cell office:value-type="string">
            <text:p>4 nt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formula="of:=[.B113]-[.D113]" office:value-type="float" office:value="601341.19">
            <text:p>601341</text:p>
          </table:table-cell>
          <table:table-cell office:value-type="string">
            <text:p>4 nt</text:p>
          </table:table-cell>
          <table:table-cell table:style-name="ce2"/>
          <table:table-cell table:style-name="ce4"/>
          <table:table-cell table:style-name="ce2"/>
          <table:table-cell table:style-name="ce14" table:number-columns-repeated="2"/>
          <table:table-cell/>
          <table:table-cell table:style-name="ce4"/>
          <table:table-cell/>
          <table:table-cell table:style-name="ce14" table:number-columns-repeated="2"/>
          <table:table-cell/>
          <table:table-cell table:style-name="ce4"/>
          <table:table-cell/>
          <table:table-cell table:style-name="ce14" table:number-columns-repeated="2"/>
          <table:table-cell table:number-columns-repeated="2"/>
          <table:table-cell table:style-name="ce4"/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113</text:p>
          </table:table-cell>
          <table:table-cell table:style-name="ce2" office:value-type="float" office:value="1946705.51">
            <text:p>1946706</text:p>
          </table:table-cell>
          <table:table-cell office:value-type="string">
            <text:p>5 nt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formula="of:=[.B114]-[.D114]" office:value-type="float" office:value="1913240.44">
            <text:p>1913240</text:p>
          </table:table-cell>
          <table:table-cell office:value-type="string">
            <text:p>5 nt</text:p>
          </table:table-cell>
          <table:table-cell table:style-name="ce2"/>
          <table:table-cell table:style-name="ce4" office:value-type="string">
            <text:p>FL:</text:p>
          </table:table-cell>
          <table:table-cell table:style-name="ce2" office:value-type="float" office:value="82417.72">
            <text:p>82418</text:p>
          </table:table-cell>
          <table:table-cell table:style-name="ce14" table:formula="of:=[.J114]/[.$J$116]*100" office:value-type="float" office:value="0.339603094397696">
            <text:p>0.3</text:p>
          </table:table-cell>
          <table:table-cell table:style-name="ce14" office:value-type="float" office:value="0.3">
            <text:p>0.3</text:p>
          </table:table-cell>
          <table:table-cell office:value-type="float" office:value="0.2">
            <text:p>0.2</text:p>
          </table:table-cell>
          <table:table-cell table:style-name="ce4" office:value-type="string">
            <text:p>FL:</text:p>
          </table:table-cell>
          <table:table-cell table:style-name="ce2" office:value-type="float" office:value="1854398.94">
            <text:p>1854399</text:p>
          </table:table-cell>
          <table:table-cell table:style-name="ce14" table:formula="of:=[.O114]/[.$O$116]*100" office:value-type="float" office:value="23.8713788057322">
            <text:p>23.9</text:p>
          </table:table-cell>
          <table:table-cell table:style-name="ce14" office:value-type="float" office:value="23.9">
            <text:p>23.9</text:p>
          </table:table-cell>
          <table:table-cell office:value-type="float" office:value="23.9">
            <text:p>23.9</text:p>
          </table:table-cell>
          <table:table-cell table:style-name="ce4" office:value-type="string">
            <text:p>FL:</text:p>
          </table:table-cell>
          <table:table-cell table:style-name="ce2" office:value-type="float" office:value="185050.26">
            <text:p>185050</text:p>
          </table:table-cell>
          <table:table-cell table:style-name="ce14" table:formula="of:=[.T114]/[.$T$116]*100" office:value-type="float" office:value="0.763963664689075">
            <text:p>0.8</text:p>
          </table:table-cell>
          <table:table-cell table:style-name="ce14" office:value-type="float" office:value="0.8">
            <text:p>0.8</text:p>
          </table:table-cell>
          <table:table-cell office:value-type="float" office:value="0.8">
            <text:p>0.8</text:p>
          </table:table-cell>
          <table:table-cell/>
          <table:table-cell table:style-name="ce4" office:value-type="string">
            <text:p>FL</text:p>
          </table:table-cell>
          <table:table-cell table:style-name="ce18" office:value-type="float" office:value="0.2">
            <text:p>0.2</text:p>
          </table:table-cell>
          <table:table-cell table:style-name="ce18" office:value-type="float" office:value="23.9">
            <text:p>23.9</text:p>
          </table:table-cell>
          <table:table-cell table:style-name="ce18" office:value-type="float" office:value="0.8">
            <text:p>0.8</text:p>
          </table:table-cell>
          <table:table-cell table:number-columns-repeated="996"/>
        </table:table-row>
        <table:table-row table:style-name="ro1">
          <table:table-cell office:value-type="string">
            <text:p>RECT- 114</text:p>
          </table:table-cell>
          <table:table-cell table:style-name="ce2" office:value-type="float" office:value="4442647.61">
            <text:p>4442648</text:p>
          </table:table-cell>
          <table:table-cell office:value-type="string">
            <text:p>6 nt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formula="of:=[.B115]-[.D115]" office:value-type="float" office:value="4405498.7">
            <text:p>4405499</text:p>
          </table:table-cell>
          <table:table-cell office:value-type="string">
            <text:p>6 nt</text:p>
          </table:table-cell>
          <table:table-cell table:style-name="ce2"/>
          <table:table-cell table:style-name="ce6"/>
          <table:table-cell/>
          <table:table-cell table:style-name="ce2" table:number-columns-repeated="2"/>
          <table:table-cell/>
          <table:table-cell table:style-name="ce6"/>
          <table:table-cell table:number-columns-repeated="4"/>
          <table:table-cell table:style-name="ce6"/>
          <table:table-cell table:number-columns-repeated="6"/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115</text:p>
          </table:table-cell>
          <table:table-cell table:style-name="ce2" office:value-type="float" office:value="13645670.83">
            <text:p>13645671</text:p>
          </table:table-cell>
          <table:table-cell office:value-type="string">
            <text:p>7 nt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formula="of:=[.B116]-[.D116]" office:value-type="float" office:value="13612482.51">
            <text:p>13612483</text:p>
          </table:table-cell>
          <table:table-cell office:value-type="string">
            <text:p>7 nt</text:p>
          </table:table-cell>
          <table:table-cell table:style-name="ce2"/>
          <table:table-cell table:style-name="ce7" office:value-type="string">
            <text:p>Total Trxpts:</text:p>
          </table:table-cell>
          <table:table-cell table:style-name="ce2" table:formula="of:=SUM([.J112:.J115])" office:value-type="float" office:value="24268836.58">
            <text:p>24268837</text:p>
          </table:table-cell>
          <table:table-cell table:style-name="ce2" table:number-columns-repeated="2"/>
          <table:table-cell/>
          <table:table-cell table:style-name="ce7" office:value-type="string">
            <text:p>Total Trxpts:</text:p>
          </table:table-cell>
          <table:table-cell table:style-name="ce2" table:formula="of:=SUM([.O112:.O115])" office:value-type="float" office:value="7768294.22">
            <text:p>7768294</text:p>
          </table:table-cell>
          <table:table-cell table:number-columns-repeated="3"/>
          <table:table-cell table:style-name="ce7" office:value-type="string">
            <text:p>Total Trxpts:</text:p>
          </table:table-cell>
          <table:table-cell table:style-name="ce2" table:formula="of:=SUM([.T112:.T115])" office:value-type="float" office:value="24222390.22">
            <text:p>24222390</text:p>
          </table:table-cell>
          <table:table-cell table:number-columns-repeated="1004"/>
        </table:table-row>
        <table:table-row table:style-name="ro1">
          <table:table-cell office:value-type="string">
            <text:p>RECT- 116</text:p>
          </table:table-cell>
          <table:table-cell table:style-name="ce2" office:value-type="float" office:value="441475.96">
            <text:p>441476</text:p>
          </table:table-cell>
          <table:table-cell office:value-type="string">
            <text:p>8 nt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formula="of:=[.B117]-[.D117]" office:value-type="float" office:value="410519.61">
            <text:p>410520</text:p>
          </table:table-cell>
          <table:table-cell office:value-type="string">
            <text:p>8 nt</text:p>
          </table:table-cell>
          <table:table-cell table:style-name="ce2"/>
          <table:table-cell table:style-name="ce7" office:value-type="string">
            <text:p>APR:</text:p>
          </table:table-cell>
          <table:table-cell table:style-name="ce2"/>
          <table:table-cell table:style-name="ce2" table:formula="of:=[.K112]/[.K114]" office:value-type="float" office:value="293.461392283116">
            <text:p>293</text:p>
          </table:table-cell>
          <table:table-cell table:style-name="ce2"/>
          <table:table-cell/>
          <table:table-cell table:style-name="ce4" office:value-type="string">
            <text:p>APR:</text:p>
          </table:table-cell>
          <table:table-cell/>
          <table:table-cell table:style-name="ce2" table:formula="of:=[.P112]/[.P114]" office:value-type="float" office:value="3.18911705158762">
            <text:p>3</text:p>
          </table:table-cell>
          <table:table-cell table:number-columns-repeated="2"/>
          <table:table-cell table:style-name="ce5" office:value-type="string">
            <text:p>APR:</text:p>
          </table:table-cell>
          <table:table-cell/>
          <table:table-cell table:style-name="ce2" table:formula="of:=[.U112]/[.U114]" office:value-type="float" office:value="129.896277692342">
            <text:p>130</text:p>
          </table:table-cell>
          <table:table-cell table:number-columns-repeated="1003"/>
        </table:table-row>
        <table:table-row table:style-name="ro1">
          <table:table-cell office:value-type="string">
            <text:p>RECT- 117</text:p>
          </table:table-cell>
          <table:table-cell table:style-name="ce2" office:value-type="float" office:value="313851.28">
            <text:p>313851</text:p>
          </table:table-cell>
          <table:table-cell office:value-type="string">
            <text:p>9 nt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formula="of:=[.B118]-[.D118]" office:value-type="float" office:value="278429.75">
            <text:p>278430</text:p>
          </table:table-cell>
          <table:table-cell office:value-type="string">
            <text:p>9 nt</text:p>
          </table:table-cell>
          <table:table-cell table:style-name="ce2" table:number-columns-repeated="5"/>
          <table:table-cell table:number-columns-repeated="17"/>
          <table:table-cell>
            <draw:frame table:end-cell-address="'~IQ10C'.AM143" table:end-x="0.0819in" table:end-y="0.1469in" draw:z-index="2" draw:name="Chart 5" draw:style-name="gr1" svg:width="6.1079in" svg:height="4.4181in" svg:x="0.0823in" svg:y="0.1567in">
              <draw:object draw:notify-on-update-of-ranges="'~IQ10C'.Y123:'~IQ10C'.Y143 '~IQ10C'.Z123:'~IQ10C'.Z143 '~IQ10C'.AA123:'~IQ10C'.AA143 '~IQ10C'.AB123:'~IQ10C'.AB14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94"/>
        </table:table-row>
        <table:table-row table:style-name="ro1">
          <table:table-cell office:value-type="string">
            <text:p>RECT- 118</text:p>
          </table:table-cell>
          <table:table-cell table:style-name="ce2" office:value-type="float" office:value="357879.99">
            <text:p>357880</text:p>
          </table:table-cell>
          <table:table-cell office:value-type="string">
            <text:p>10 nt</text:p>
          </table:table-cell>
          <table:table-cell table:style-name="ce2" office:value-type="float" office:value="29668.24">
            <text:p>29668</text:p>
          </table:table-cell>
          <table:table-cell office:value-type="string">
            <text:p>10 nt</text:p>
          </table:table-cell>
          <table:table-cell table:style-name="ce2" table:formula="of:=[.B119]-[.D119]" office:value-type="float" office:value="328211.75">
            <text:p>328212</text:p>
          </table:table-cell>
          <table:table-cell office:value-type="string">
            <text:p>10 nt</text:p>
          </table:table-cell>
          <table:table-cell table:style-name="ce2" table:number-columns-repeated="5"/>
          <table:table-cell table:number-columns-repeated="13"/>
          <table:table-cell table:style-name="ce15" office:value-type="string">
            <text:p>N25anti</text:p>
          </table:table-cell>
          <table:table-cell table:style-name="ce15" office:value-type="string">
            <text:p>N25anti</text:p>
          </table:table-cell>
          <table:table-cell table:style-name="ce15" office:value-type="string">
            <text:p>N25anti</text:p>
          </table:table-cell>
          <table:table-cell table:number-columns-repeated="996"/>
        </table:table-row>
        <table:table-row table:style-name="ro1">
          <table:table-cell office:value-type="string">
            <text:p>RECT- 119</text:p>
          </table:table-cell>
          <table:table-cell table:style-name="ce2" office:value-type="float" office:value="84731.49">
            <text:p>84731</text:p>
          </table:table-cell>
          <table:table-cell office:value-type="string">
            <text:p>11 nt</text:p>
          </table:table-cell>
          <table:table-cell table:style-name="ce2" office:value-type="float" office:value="24956.48">
            <text:p>24956</text:p>
          </table:table-cell>
          <table:table-cell office:value-type="string">
            <text:p>11 nt</text:p>
          </table:table-cell>
          <table:table-cell table:style-name="ce2" table:formula="of:=[.B120]-[.D120]" office:value-type="float" office:value="59775.01">
            <text:p>59775</text:p>
          </table:table-cell>
          <table:table-cell office:value-type="string">
            <text:p>11 nt</text:p>
          </table:table-cell>
          <table:table-cell table:style-name="ce2" table:number-columns-repeated="2"/>
          <table:table-cell table:style-name="ce10" office:value-type="string">
            <text:p>N25anti</text:p>
          </table:table-cell>
          <table:table-cell table:style-name="ce2" table:number-columns-repeated="2"/>
          <table:table-cell table:number-columns-repeated="2"/>
          <table:table-cell table:style-name="ce15" office:value-type="string">
            <text:p>N25anti</text:p>
          </table:table-cell>
          <table:table-cell table:number-columns-repeated="4"/>
          <table:table-cell table:style-name="ce15" office:value-type="string">
            <text:p>N25anti</text:p>
          </table:table-cell>
          <table:table-cell table:number-columns-repeated="5"/>
          <table:table-cell table:style-name="ce15" office:value-type="string">
            <text:p>(-GreB)</text:p>
          </table:table-cell>
          <table:table-cell table:style-name="ce15" office:value-type="string">
            <text:p>(+GreB)</text:p>
          </table:table-cell>
          <table:table-cell table:style-name="ce15" office:value-type="string">
            <text:p>(-GreB)</text:p>
          </table:table-cell>
          <table:table-cell table:number-columns-repeated="996"/>
        </table:table-row>
        <table:table-row table:style-name="ro1">
          <table:table-cell office:value-type="string">
            <text:p>RECT- 120</text:p>
          </table:table-cell>
          <table:table-cell table:style-name="ce2" office:value-type="float" office:value="189873.5">
            <text:p>189874</text:p>
          </table:table-cell>
          <table:table-cell office:value-type="string">
            <text:p>12 nt</text:p>
          </table:table-cell>
          <table:table-cell table:style-name="ce2" office:value-type="float" office:value="23159.54">
            <text:p>23160</text:p>
          </table:table-cell>
          <table:table-cell office:value-type="string">
            <text:p>12 nt</text:p>
          </table:table-cell>
          <table:table-cell table:style-name="ce2" table:formula="of:=[.B121]-[.D121]" office:value-type="float" office:value="166713.96">
            <text:p>166714</text:p>
          </table:table-cell>
          <table:table-cell office:value-type="string">
            <text:p>12 nt</text:p>
          </table:table-cell>
          <table:table-cell table:style-name="ce2"/>
          <table:table-cell table:style-name="ce1" office:value-type="string">
            <text:p>RNA (nt)</text:p>
          </table:table-cell>
          <table:table-cell table:style-name="ce8" office:value-type="string">
            <text:p>(-GreB)</text:p>
          </table:table-cell>
          <table:table-cell table:style-name="ce12" office:value-type="string">
            <text:p>% Yield</text:p>
          </table:table-cell>
          <table:table-cell table:style-name="ce12" office:value-type="string">
            <text:p>% RNAP</text:p>
          </table:table-cell>
          <table:table-cell table:style-name="ce12" office:value-type="string">
            <text:p>AP</text:p>
          </table:table-cell>
          <table:table-cell table:style-name="ce1" office:value-type="string">
            <text:p>RNA (nt)</text:p>
          </table:table-cell>
          <table:table-cell table:style-name="ce8" office:value-type="string">
            <text:p>(+GreB)</text:p>
          </table:table-cell>
          <table:table-cell table:style-name="ce12" office:value-type="string">
            <text:p>% Yield</text:p>
          </table:table-cell>
          <table:table-cell table:style-name="ce12" office:value-type="string">
            <text:p>% RNAP</text:p>
          </table:table-cell>
          <table:table-cell table:style-name="ce12" office:value-type="string">
            <text:p>AP</text:p>
          </table:table-cell>
          <table:table-cell table:style-name="ce1" office:value-type="string">
            <text:p>RNA (nt)</text:p>
          </table:table-cell>
          <table:table-cell table:style-name="ce8" office:value-type="string">
            <text:p>(-GreB)</text:p>
          </table:table-cell>
          <table:table-cell table:style-name="ce12" office:value-type="string">
            <text:p>% Yield</text:p>
          </table:table-cell>
          <table:table-cell table:style-name="ce12" office:value-type="string">
            <text:p>% RNAP</text:p>
          </table:table-cell>
          <table:table-cell table:style-name="ce12" office:value-type="string">
            <text:p>AP</text:p>
          </table:table-cell>
          <table:table-cell/>
          <table:table-cell table:style-name="ce1" office:value-type="string">
            <text:p>RNA (nt)</text:p>
          </table:table-cell>
          <table:table-cell table:style-name="ce12" office:value-type="string">
            <text:p>AP</text:p>
          </table:table-cell>
          <table:table-cell table:style-name="ce12" office:value-type="string">
            <text:p>AP</text:p>
          </table:table-cell>
          <table:table-cell table:style-name="ce12" office:value-type="string">
            <text:p>AP</text:p>
          </table:table-cell>
          <table:table-cell table:number-columns-repeated="996"/>
        </table:table-row>
        <table:table-row table:style-name="ro1">
          <table:table-cell office:value-type="string">
            <text:p>RECT- 121</text:p>
          </table:table-cell>
          <table:table-cell table:style-name="ce2" office:value-type="float" office:value="795957.72">
            <text:p>795958</text:p>
          </table:table-cell>
          <table:table-cell office:value-type="string">
            <text:p>13 nt</text:p>
          </table:table-cell>
          <table:table-cell table:style-name="ce2" office:value-type="float" office:value="23497.97">
            <text:p>23498</text:p>
          </table:table-cell>
          <table:table-cell office:value-type="string">
            <text:p>13 nt</text:p>
          </table:table-cell>
          <table:table-cell table:style-name="ce2" table:formula="of:=[.B122]-[.D122]" office:value-type="float" office:value="772459.75">
            <text:p>772460</text:p>
          </table:table-cell>
          <table:table-cell office:value-type="string">
            <text:p>13 nt</text:p>
          </table:table-cell>
          <table:table-cell table:style-name="ce2"/>
          <table:table-cell table:style-name="ce3" office:value-type="float" office:value="2">
            <text:p>2</text:p>
          </table:table-cell>
          <table:table-cell table:style-name="ce9" office:value-type="float" office:value="8615645.77">
            <text:p>8615646</text:p>
          </table:table-cell>
          <table:table-cell table:style-name="ce13" table:formula="of:=[.J122]/[.$J$145]*100" office:value-type="float" office:value="32.9948445208913">
            <text:p>33.0</text:p>
          </table:table-cell>
          <table:table-cell table:style-name="ce13" office:value-type="float" office:value="100">
            <text:p>100.0</text:p>
          </table:table-cell>
          <table:table-cell table:style-name="ce13" table:formula="of:=[.K122]/[.L122]*100" office:value-type="float" office:value="32.9948445208913">
            <text:p>33.0</text:p>
          </table:table-cell>
          <table:table-cell table:style-name="ce3" office:value-type="float" office:value="2">
            <text:p>2</text:p>
          </table:table-cell>
          <table:table-cell table:style-name="ce9" office:value-type="float" office:value="5147575.87">
            <text:p>5147576</text:p>
          </table:table-cell>
          <table:table-cell table:style-name="ce13" table:formula="of:=[.O122]/[.$O$145]*100" office:value-type="float" office:value="72.052008810352">
            <text:p>72.1</text:p>
          </table:table-cell>
          <table:table-cell table:style-name="ce13" office:value-type="float" office:value="100">
            <text:p>100.0</text:p>
          </table:table-cell>
          <table:table-cell table:style-name="ce13" table:formula="of:=[.P122]/[.Q122]*100" office:value-type="float" office:value="72.052008810352">
            <text:p>72.1</text:p>
          </table:table-cell>
          <table:table-cell table:style-name="ce3" office:value-type="float" office:value="2">
            <text:p>2</text:p>
          </table:table-cell>
          <table:table-cell table:style-name="ce9" office:value-type="float" office:value="10904195.19">
            <text:p>10904195</text:p>
          </table:table-cell>
          <table:table-cell table:style-name="ce13" table:formula="of:=[.T122]/[.$T$145]*100" office:value-type="float" office:value="38.7583153185836">
            <text:p>38.8</text:p>
          </table:table-cell>
          <table:table-cell table:style-name="ce13" office:value-type="float" office:value="100">
            <text:p>100.0</text:p>
          </table:table-cell>
          <table:table-cell table:style-name="ce13" table:formula="of:=[.U122]/[.V122]*100" office:value-type="float" office:value="38.7583153185836">
            <text:p>38.8</text:p>
          </table:table-cell>
          <table:table-cell table:style-name="ce17"/>
          <table:table-cell table:style-name="ce3"/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122</text:p>
          </table:table-cell>
          <table:table-cell table:style-name="ce2" office:value-type="float" office:value="82405.16">
            <text:p>82405</text:p>
          </table:table-cell>
          <table:table-cell office:value-type="string">
            <text:p>14 nt</text:p>
          </table:table-cell>
          <table:table-cell table:style-name="ce2" office:value-type="float" office:value="24268.84">
            <text:p>24269</text:p>
          </table:table-cell>
          <table:table-cell office:value-type="string">
            <text:p>14 nt</text:p>
          </table:table-cell>
          <table:table-cell table:style-name="ce2" table:formula="of:=[.B123]-[.D123]" office:value-type="float" office:value="58136.32">
            <text:p>58136</text:p>
          </table:table-cell>
          <table:table-cell office:value-type="string">
            <text:p>14 nt</text:p>
          </table:table-cell>
          <table:table-cell table:style-name="ce2"/>
          <table:table-cell table:style-name="ce4" office:value-type="float" office:value="3">
            <text:p>3</text:p>
          </table:table-cell>
          <table:table-cell table:style-name="ce2" office:value-type="float" office:value="2219089.97">
            <text:p>2219090</text:p>
          </table:table-cell>
          <table:table-cell table:style-name="ce14" table:formula="of:=[.J123]/[.$J$145]*100" office:value-type="float" office:value="8.49832159917357">
            <text:p>8.5</text:p>
          </table:table-cell>
          <table:table-cell table:style-name="ce14" office:value-type="float" office:value="100">
            <text:p>100.0</text:p>
          </table:table-cell>
          <table:table-cell table:style-name="ce14" table:formula="of:=[.K123]/[.L123]*100" office:value-type="float" office:value="8.49832159917357">
            <text:p>8.5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438549.84">
            <text:p>1438550</text:p>
          </table:table-cell>
          <table:table-cell table:style-name="ce14" table:formula="of:=[.O123]/[.$O$145]*100" office:value-type="float" office:value="20.1357703826929">
            <text:p>20.1</text:p>
          </table:table-cell>
          <table:table-cell table:style-name="ce14" office:value-type="float" office:value="100">
            <text:p>100.0</text:p>
          </table:table-cell>
          <table:table-cell table:style-name="ce14" table:formula="of:=[.P123]/[.Q123]*100" office:value-type="float" office:value="20.1357703826929">
            <text:p>20.1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2384433.82">
            <text:p>2384434</text:p>
          </table:table-cell>
          <table:table-cell table:style-name="ce14" table:formula="of:=[.T123]/[.$T$145]*100" office:value-type="float" office:value="8.4753286456765">
            <text:p>8.5</text:p>
          </table:table-cell>
          <table:table-cell table:style-name="ce14" office:value-type="float" office:value="100">
            <text:p>100.0</text:p>
          </table:table-cell>
          <table:table-cell table:style-name="ce14" table:formula="of:=[.U123]/[.V123]*100" office:value-type="float" office:value="8.4753286456765">
            <text:p>8.5</text:p>
          </table:table-cell>
          <table:table-cell/>
          <table:table-cell table:style-name="ce4" office:value-type="float" office:value="3">
            <text:p>3</text:p>
          </table:table-cell>
          <table:table-cell table:style-name="ce18" office:value-type="float" office:value="8.49832159917357">
            <text:p>8.5</text:p>
          </table:table-cell>
          <table:table-cell table:style-name="ce18" office:value-type="float" office:value="20.1357703826929">
            <text:p>20.1</text:p>
          </table:table-cell>
          <table:table-cell table:style-name="ce18" office:value-type="float" office:value="8.4753286456765">
            <text:p>8.5</text:p>
          </table:table-cell>
          <table:table-cell table:number-columns-repeated="996"/>
        </table:table-row>
        <table:table-row table:style-name="ro1">
          <table:table-cell office:value-type="string">
            <text:p>RECT- 123</text:p>
          </table:table-cell>
          <table:table-cell table:style-name="ce2" office:value-type="float" office:value="82618.31">
            <text:p>82618</text:p>
          </table:table-cell>
          <table:table-cell office:value-type="string">
            <text:p>15 nt</text:p>
          </table:table-cell>
          <table:table-cell table:style-name="ce2" office:value-type="float" office:value="22989.38">
            <text:p>22989</text:p>
          </table:table-cell>
          <table:table-cell office:value-type="string">
            <text:p>15 nt</text:p>
          </table:table-cell>
          <table:table-cell table:style-name="ce2" table:formula="of:=[.B124]-[.D124]" office:value-type="float" office:value="59628.93">
            <text:p>59629</text:p>
          </table:table-cell>
          <table:table-cell office:value-type="string">
            <text:p>15 nt</text:p>
          </table:table-cell>
          <table:table-cell table:style-name="ce2"/>
          <table:table-cell table:style-name="ce4" office:value-type="float" office:value="4">
            <text:p>4</text:p>
          </table:table-cell>
          <table:table-cell table:style-name="ce2" office:value-type="float" office:value="2822876.53">
            <text:p>2822877</text:p>
          </table:table-cell>
          <table:table-cell table:style-name="ce14" table:formula="of:=[.J124]/[.$J$145]*100" office:value-type="float" office:value="10.8106083624447">
            <text:p>10.8</text:p>
          </table:table-cell>
          <table:table-cell table:style-name="ce14" office:value-type="float" office:value="91.5">
            <text:p>91.5</text:p>
          </table:table-cell>
          <table:table-cell table:style-name="ce14" table:formula="of:=[.K124]/[.L124]*100" office:value-type="float" office:value="11.814872527262">
            <text:p>11.8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198037.65">
            <text:p>1198038</text:p>
          </table:table-cell>
          <table:table-cell table:style-name="ce14" table:formula="of:=[.O124]/[.$O$145]*100" office:value-type="float" office:value="16.7692563437503">
            <text:p>16.8</text:p>
          </table:table-cell>
          <table:table-cell table:style-name="ce14" office:value-type="float" office:value="79.9">
            <text:p>79.9</text:p>
          </table:table-cell>
          <table:table-cell table:style-name="ce14" table:formula="of:=[.P124]/[.Q124]*100" office:value-type="float" office:value="20.9878051861706">
            <text:p>21.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968355.23">
            <text:p>2968355</text:p>
          </table:table-cell>
          <table:table-cell table:style-name="ce14" table:formula="of:=[.T124]/[.$T$145]*100" office:value-type="float" office:value="10.5508426781846">
            <text:p>10.6</text:p>
          </table:table-cell>
          <table:table-cell table:style-name="ce14" office:value-type="float" office:value="91.5">
            <text:p>91.5</text:p>
          </table:table-cell>
          <table:table-cell table:style-name="ce14" table:formula="of:=[.U124]/[.V124]*100" office:value-type="float" office:value="11.5309756045733">
            <text:p>11.5</text:p>
          </table:table-cell>
          <table:table-cell/>
          <table:table-cell table:style-name="ce4" office:value-type="float" office:value="4">
            <text:p>4</text:p>
          </table:table-cell>
          <table:table-cell table:style-name="ce18" office:value-type="float" office:value="11.814872527262">
            <text:p>11.8</text:p>
          </table:table-cell>
          <table:table-cell table:style-name="ce18" office:value-type="float" office:value="20.9878051861706">
            <text:p>21.0</text:p>
          </table:table-cell>
          <table:table-cell table:style-name="ce18" office:value-type="float" office:value="11.5309756045733">
            <text:p>11.5</text:p>
          </table:table-cell>
          <table:table-cell table:number-columns-repeated="996"/>
        </table:table-row>
        <table:table-row table:style-name="ro1">
          <table:table-cell office:value-type="string">
            <text:p>RECT- 124</text:p>
          </table:table-cell>
          <table:table-cell table:style-name="ce2" office:value-type="float" office:value="20929163">
            <text:p>20929163</text:p>
          </table:table-cell>
          <table:table-cell office:value-type="string">
            <text:p>2 nt-RL3 (+GreB)*</text:p>
          </table:table-cell>
          <table:table-cell table:style-name="ce2" office:value-type="float" office:value="16026094">
            <text:p>16026094</text:p>
          </table:table-cell>
          <table:table-cell office:value-type="string">
            <text:p>2 nt-Blank (left)</text:p>
          </table:table-cell>
          <table:table-cell table:style-name="ce2" table:formula="of:=[.B125]-[.D125]" office:value-type="float" office:value="4903069">
            <text:p>4903069</text:p>
          </table:table-cell>
          <table:table-cell office:value-type="string">
            <text:p>2 nt-RL3 (+GreB)</text:p>
          </table:table-cell>
          <table:table-cell table:style-name="ce2"/>
          <table:table-cell table:style-name="ce4" office:value-type="float" office:value="5">
            <text:p>5</text:p>
          </table:table-cell>
          <table:table-cell table:style-name="ce2" office:value-type="float" office:value="435932.94">
            <text:p>435933</text:p>
          </table:table-cell>
          <table:table-cell table:style-name="ce14" table:formula="of:=[.J125]/[.$J$145]*100" office:value-type="float" office:value="1.66946738071789">
            <text:p>1.7</text:p>
          </table:table-cell>
          <table:table-cell table:style-name="ce14" office:value-type="float" office:value="80.7">
            <text:p>80.7</text:p>
          </table:table-cell>
          <table:table-cell table:style-name="ce14" table:formula="of:=[.K125]/[.L125]*100" office:value-type="float" office:value="2.06873281377681">
            <text:p>2.1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66318.12">
            <text:p>266318</text:p>
          </table:table-cell>
          <table:table-cell table:style-name="ce14" table:formula="of:=[.O125]/[.$O$145]*100" office:value-type="float" office:value="3.72772660630962">
            <text:p>3.7</text:p>
          </table:table-cell>
          <table:table-cell table:style-name="ce14" office:value-type="float" office:value="63.1">
            <text:p>63.1</text:p>
          </table:table-cell>
          <table:table-cell table:style-name="ce14" table:formula="of:=[.P125]/[.Q125]*100" office:value-type="float" office:value="5.90764913836706">
            <text:p>5.9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476432.71">
            <text:p>476433</text:p>
          </table:table-cell>
          <table:table-cell table:style-name="ce14" table:formula="of:=[.T125]/[.$T$145]*100" office:value-type="float" office:value="1.6934518211121">
            <text:p>1.7</text:p>
          </table:table-cell>
          <table:table-cell table:style-name="ce14" office:value-type="float" office:value="80.9">
            <text:p>80.9</text:p>
          </table:table-cell>
          <table:table-cell table:style-name="ce14" table:formula="of:=[.U125]/[.V125]*100" office:value-type="float" office:value="2.09326553907553">
            <text:p>2.1</text:p>
          </table:table-cell>
          <table:table-cell/>
          <table:table-cell table:style-name="ce4" office:value-type="float" office:value="5">
            <text:p>5</text:p>
          </table:table-cell>
          <table:table-cell table:style-name="ce18" office:value-type="float" office:value="2.06873281377681">
            <text:p>2.1</text:p>
          </table:table-cell>
          <table:table-cell table:style-name="ce18" office:value-type="float" office:value="5.90764913836706">
            <text:p>5.9</text:p>
          </table:table-cell>
          <table:table-cell table:style-name="ce18" office:value-type="float" office:value="2.09326553907553">
            <text:p>2.1</text:p>
          </table:table-cell>
          <table:table-cell table:number-columns-repeated="996"/>
        </table:table-row>
        <table:table-row table:style-name="ro1">
          <table:table-cell office:value-type="string">
            <text:p>RECT- 125</text:p>
          </table:table-cell>
          <table:table-cell table:style-name="ce2" office:value-type="float" office:value="2663318.17">
            <text:p>2663318</text:p>
          </table:table-cell>
          <table:table-cell office:value-type="string">
            <text:p>3 nt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formula="of:=[.B126]-[.D126]" office:value-type="float" office:value="2350335.56">
            <text:p>2350336</text:p>
          </table:table-cell>
          <table:table-cell office:value-type="string">
            <text:p>3 nt</text:p>
          </table:table-cell>
          <table:table-cell table:style-name="ce2"/>
          <table:table-cell table:style-name="ce4" office:value-type="float" office:value="6">
            <text:p>6</text:p>
          </table:table-cell>
          <table:table-cell table:style-name="ce2" office:value-type="float" office:value="2671599.66">
            <text:p>2671600</text:p>
          </table:table-cell>
          <table:table-cell table:style-name="ce14" table:formula="of:=[.J126]/[.$J$145]*100" office:value-type="float" office:value="10.2312720087337">
            <text:p>10.2</text:p>
          </table:table-cell>
          <table:table-cell table:style-name="ce14" office:value-type="float" office:value="79">
            <text:p>79.0</text:p>
          </table:table-cell>
          <table:table-cell table:style-name="ce14" table:formula="of:=[.K126]/[.L126]*100" office:value-type="float" office:value="12.9509772262452">
            <text:p>13.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880779.59">
            <text:p>880780</text:p>
          </table:table-cell>
          <table:table-cell table:style-name="ce14" table:formula="of:=[.O126]/[.$O$145]*100" office:value-type="float" office:value="12.3285096483014">
            <text:p>12.3</text:p>
          </table:table-cell>
          <table:table-cell table:style-name="ce14" office:value-type="float" office:value="59.4">
            <text:p>59.4</text:p>
          </table:table-cell>
          <table:table-cell table:style-name="ce14" table:formula="of:=[.P126]/[.Q126]*100" office:value-type="float" office:value="20.7550667479821">
            <text:p>20.8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939996.98">
            <text:p>2939997</text:p>
          </table:table-cell>
          <table:table-cell table:style-name="ce14" table:formula="of:=[.T126]/[.$T$145]*100" office:value-type="float" office:value="10.450044959854">
            <text:p>10.5</text:p>
          </table:table-cell>
          <table:table-cell table:style-name="ce14" office:value-type="float" office:value="79.2">
            <text:p>79.2</text:p>
          </table:table-cell>
          <table:table-cell table:style-name="ce14" table:formula="of:=[.U126]/[.V126]*100" office:value-type="float" office:value="13.1945012119369">
            <text:p>13.2</text:p>
          </table:table-cell>
          <table:table-cell/>
          <table:table-cell table:style-name="ce4" office:value-type="float" office:value="6">
            <text:p>6</text:p>
          </table:table-cell>
          <table:table-cell table:style-name="ce18" office:value-type="float" office:value="12.9509772262452">
            <text:p>13.0</text:p>
          </table:table-cell>
          <table:table-cell table:style-name="ce18" office:value-type="float" office:value="20.7550667479821">
            <text:p>20.8</text:p>
          </table:table-cell>
          <table:table-cell table:style-name="ce18" office:value-type="float" office:value="13.1945012119369">
            <text:p>13.2</text:p>
          </table:table-cell>
          <table:table-cell table:number-columns-repeated="996"/>
        </table:table-row>
        <table:table-row table:style-name="ro1">
          <table:table-cell office:value-type="string">
            <text:p>RECT- 126</text:p>
          </table:table-cell>
          <table:table-cell table:style-name="ce2" office:value-type="float" office:value="473126.86">
            <text:p>473127</text:p>
          </table:table-cell>
          <table:table-cell office:value-type="string">
            <text:p>4 nt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formula="of:=[.B127]-[.D127]" office:value-type="float" office:value="358774.97">
            <text:p>358775</text:p>
          </table:table-cell>
          <table:table-cell office:value-type="string">
            <text:p>4 nt</text:p>
          </table:table-cell>
          <table:table-cell table:style-name="ce2"/>
          <table:table-cell table:style-name="ce4" office:value-type="float" office:value="7">
            <text:p>7</text:p>
          </table:table-cell>
          <table:table-cell table:style-name="ce2" office:value-type="float" office:value="4637209.49">
            <text:p>4637209</text:p>
          </table:table-cell>
          <table:table-cell table:style-name="ce14" table:formula="of:=[.J127]/[.$J$145]*100" office:value-type="float" office:value="17.7588552521643">
            <text:p>17.8</text:p>
          </table:table-cell>
          <table:table-cell table:style-name="ce14" office:value-type="float" office:value="68.8">
            <text:p>68.8</text:p>
          </table:table-cell>
          <table:table-cell table:style-name="ce14" table:formula="of:=[.K127]/[.L127]*100" office:value-type="float" office:value="25.812289610704">
            <text:p>25.8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102186.15">
            <text:p>102186</text:p>
          </table:table-cell>
          <table:table-cell table:style-name="ce14" table:formula="of:=[.O127]/[.$O$145]*100" office:value-type="float" office:value="1.43032712213253">
            <text:p>1.4</text:p>
          </table:table-cell>
          <table:table-cell table:style-name="ce14" office:value-type="float" office:value="47.1">
            <text:p>47.1</text:p>
          </table:table-cell>
          <table:table-cell table:style-name="ce14" table:formula="of:=[.P127]/[.Q127]*100" office:value-type="float" office:value="3.03678794507968">
            <text:p>3.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5019844.69">
            <text:p>5019845</text:p>
          </table:table-cell>
          <table:table-cell table:style-name="ce14" table:formula="of:=[.T127]/[.$T$145]*100" office:value-type="float" office:value="17.8427403357347">
            <text:p>17.8</text:p>
          </table:table-cell>
          <table:table-cell table:style-name="ce14" office:value-type="float" office:value="68.7">
            <text:p>68.7</text:p>
          </table:table-cell>
          <table:table-cell table:style-name="ce14" table:formula="of:=[.U127]/[.V127]*100" office:value-type="float" office:value="25.971965554199">
            <text:p>26.0</text:p>
          </table:table-cell>
          <table:table-cell/>
          <table:table-cell table:style-name="ce4" office:value-type="float" office:value="7">
            <text:p>7</text:p>
          </table:table-cell>
          <table:table-cell table:style-name="ce18" office:value-type="float" office:value="25.8122896107039">
            <text:p>25.8</text:p>
          </table:table-cell>
          <table:table-cell table:style-name="ce18" office:value-type="float" office:value="3.03678794507968">
            <text:p>3.0</text:p>
          </table:table-cell>
          <table:table-cell table:style-name="ce18" office:value-type="float" office:value="25.971965554199">
            <text:p>26.0</text:p>
          </table:table-cell>
          <table:table-cell table:number-columns-repeated="996"/>
        </table:table-row>
        <table:table-row table:style-name="ro1">
          <table:table-cell office:value-type="string">
            <text:p>RECT- 127</text:p>
          </table:table-cell>
          <table:table-cell table:style-name="ce2" office:value-type="float" office:value="714560.37">
            <text:p>714560</text:p>
          </table:table-cell>
          <table:table-cell office:value-type="string">
            <text:p>5 nt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formula="of:=[.B128]-[.D128]" office:value-type="float" office:value="681095.3">
            <text:p>681095</text:p>
          </table:table-cell>
          <table:table-cell office:value-type="string">
            <text:p>5 nt</text:p>
          </table:table-cell>
          <table:table-cell table:style-name="ce2"/>
          <table:table-cell table:style-name="ce4" office:value-type="float" office:value="8">
            <text:p>8</text:p>
          </table:table-cell>
          <table:table-cell table:style-name="ce2" office:value-type="float" office:value="1635673.02">
            <text:p>1635673</text:p>
          </table:table-cell>
          <table:table-cell table:style-name="ce14" table:formula="of:=[.J128]/[.$J$145]*100" office:value-type="float" office:value="6.26404316317624">
            <text:p>6.3</text:p>
          </table:table-cell>
          <table:table-cell table:style-name="ce14" office:value-type="float" office:value="51">
            <text:p>51.0</text:p>
          </table:table-cell>
          <table:table-cell table:style-name="ce14" table:formula="of:=[.K128]/[.L128]*100" office:value-type="float" office:value="12.2824375748554">
            <text:p>12.3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-2579.42">
            <text:p>-2579</text:p>
          </table:table-cell>
          <table:table-cell table:style-name="ce14" table:formula="of:=[.O128]/[.$O$145]*100" office:value-type="float" office:value="-0.0361048379391051">
            <text:p>0.0</text:p>
          </table:table-cell>
          <table:table-cell table:style-name="ce14" office:value-type="float" office:value="45.7">
            <text:p>45.7</text:p>
          </table:table-cell>
          <table:table-cell table:style-name="ce14" table:formula="of:=[.P128]/[.Q128]*100" office:value-type="float" office:value="-0.0790040217485889">
            <text:p>-0.1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1741551">
            <text:p>1741551</text:p>
          </table:table-cell>
          <table:table-cell table:style-name="ce14" table:formula="of:=[.T128]/[.$T$145]*100" office:value-type="float" office:value="6.19023977700776">
            <text:p>6.2</text:p>
          </table:table-cell>
          <table:table-cell table:style-name="ce14" office:value-type="float" office:value="50.9">
            <text:p>50.9</text:p>
          </table:table-cell>
          <table:table-cell table:style-name="ce14" table:formula="of:=[.U128]/[.V128]*100" office:value-type="float" office:value="12.1615712711351">
            <text:p>12.2</text:p>
          </table:table-cell>
          <table:table-cell/>
          <table:table-cell table:style-name="ce4" office:value-type="float" office:value="8">
            <text:p>8</text:p>
          </table:table-cell>
          <table:table-cell table:style-name="ce18" office:value-type="float" office:value="12.2824375748554">
            <text:p>12.3</text:p>
          </table:table-cell>
          <table:table-cell table:style-name="ce18" office:value-type="float" office:value="0">
            <text:p>0.0</text:p>
          </table:table-cell>
          <table:table-cell table:style-name="ce18" office:value-type="float" office:value="12.1615712711351">
            <text:p>12.2</text:p>
          </table:table-cell>
          <table:table-cell table:number-columns-repeated="996"/>
        </table:table-row>
        <table:table-row table:style-name="ro1">
          <table:table-cell office:value-type="string">
            <text:p>RECT- 128</text:p>
          </table:table-cell>
          <table:table-cell table:style-name="ce2" office:value-type="float" office:value="1061032.32">
            <text:p>1061032</text:p>
          </table:table-cell>
          <table:table-cell office:value-type="string">
            <text:p>6 nt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formula="of:=[.B129]-[.D129]" office:value-type="float" office:value="1023883.41">
            <text:p>1023883</text:p>
          </table:table-cell>
          <table:table-cell office:value-type="string">
            <text:p>6 nt</text:p>
          </table:table-cell>
          <table:table-cell table:style-name="ce2"/>
          <table:table-cell table:style-name="ce4" office:value-type="float" office:value="9">
            <text:p>9</text:p>
          </table:table-cell>
          <table:table-cell table:style-name="ce2" office:value-type="float" office:value="1436360.76">
            <text:p>1436361</text:p>
          </table:table-cell>
          <table:table-cell table:style-name="ce14" table:formula="of:=[.J129]/[.$J$145]*100" office:value-type="float" office:value="5.50074843108473">
            <text:p>5.5</text:p>
          </table:table-cell>
          <table:table-cell table:style-name="ce14" office:value-type="float" office:value="44.7">
            <text:p>44.7</text:p>
          </table:table-cell>
          <table:table-cell table:style-name="ce14" table:formula="of:=[.K129]/[.L129]*100" office:value-type="float" office:value="12.3059249017556">
            <text:p>12.3</text:p>
          </table:table-cell>
          <table:table-cell table:style-name="ce4" office:value-type="float" office:value="9">
            <text:p>9</text:p>
          </table:table-cell>
          <table:table-cell table:style-name="ce2" office:value-type="float" office:value="58844.61">
            <text:p>58845</text:p>
          </table:table-cell>
          <table:table-cell table:style-name="ce14" table:formula="of:=[.O129]/[.$O$145]*100" office:value-type="float" office:value="0.823663888641573">
            <text:p>0.8</text:p>
          </table:table-cell>
          <table:table-cell table:style-name="ce14" office:value-type="float" office:value="45.7">
            <text:p>45.7</text:p>
          </table:table-cell>
          <table:table-cell table:style-name="ce14" table:formula="of:=[.P129]/[.Q129]*100" office:value-type="float" office:value="1.80232798389841">
            <text:p>1.8</text:p>
          </table:table-cell>
          <table:table-cell table:style-name="ce4" office:value-type="float" office:value="9">
            <text:p>9</text:p>
          </table:table-cell>
          <table:table-cell table:style-name="ce2" office:value-type="float" office:value="1521580.88">
            <text:p>1521581</text:p>
          </table:table-cell>
          <table:table-cell table:style-name="ce14" table:formula="of:=[.T129]/[.$T$145]*100" office:value-type="float" office:value="5.40836902698254">
            <text:p>5.4</text:p>
          </table:table-cell>
          <table:table-cell table:style-name="ce14" office:value-type="float" office:value="44.7">
            <text:p>44.7</text:p>
          </table:table-cell>
          <table:table-cell table:style-name="ce14" table:formula="of:=[.U129]/[.V129]*100" office:value-type="float" office:value="12.0992595681936">
            <text:p>12.1</text:p>
          </table:table-cell>
          <table:table-cell/>
          <table:table-cell table:style-name="ce4" office:value-type="float" office:value="9">
            <text:p>9</text:p>
          </table:table-cell>
          <table:table-cell table:style-name="ce18" office:value-type="float" office:value="12.3059249017556">
            <text:p>12.3</text:p>
          </table:table-cell>
          <table:table-cell table:style-name="ce18" office:value-type="float" office:value="1.80232798389841">
            <text:p>1.8</text:p>
          </table:table-cell>
          <table:table-cell table:style-name="ce18" office:value-type="float" office:value="12.0992595681936">
            <text:p>12.1</text:p>
          </table:table-cell>
          <table:table-cell table:number-columns-repeated="996"/>
        </table:table-row>
        <table:table-row table:style-name="ro1">
          <table:table-cell office:value-type="string">
            <text:p>RECT- 129</text:p>
          </table:table-cell>
          <table:table-cell table:style-name="ce2" office:value-type="float" office:value="1463785.5">
            <text:p>1463786</text:p>
          </table:table-cell>
          <table:table-cell office:value-type="string">
            <text:p>7 nt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formula="of:=[.B130]-[.D130]" office:value-type="float" office:value="1430597.18">
            <text:p>1430597</text:p>
          </table:table-cell>
          <table:table-cell office:value-type="string">
            <text:p>7 nt</text:p>
          </table:table-cell>
          <table:table-cell table:style-name="ce2"/>
          <table:table-cell table:style-name="ce4" office:value-type="float" office:value="10">
            <text:p>10</text:p>
          </table:table-cell>
          <table:table-cell table:style-name="ce2" office:value-type="float" office:value="513280.09">
            <text:p>513280</text:p>
          </table:table-cell>
          <table:table-cell table:style-name="ce14" table:formula="of:=[.J130]/[.$J$145]*100" office:value-type="float" office:value="1.96567932541859">
            <text:p>2.0</text:p>
          </table:table-cell>
          <table:table-cell table:style-name="ce14" office:value-type="float" office:value="39.2">
            <text:p>39.2</text:p>
          </table:table-cell>
          <table:table-cell table:style-name="ce14" table:formula="of:=[.K130]/[.L130]*100" office:value-type="float" office:value="5.01448807504742">
            <text:p>5.0</text:p>
          </table:table-cell>
          <table:table-cell table:style-name="ce4" office:value-type="float" office:value="10">
            <text:p>10</text:p>
          </table:table-cell>
          <table:table-cell table:style-name="ce2" office:value-type="float" office:value="61628.99">
            <text:p>61629</text:p>
          </table:table-cell>
          <table:table-cell table:style-name="ce14" table:formula="of:=[.O130]/[.$O$145]*100" office:value-type="float" office:value="0.862637607020466">
            <text:p>0.9</text:p>
          </table:table-cell>
          <table:table-cell table:style-name="ce14" office:value-type="float" office:value="44.9">
            <text:p>44.9</text:p>
          </table:table-cell>
          <table:table-cell table:style-name="ce14" table:formula="of:=[.P130]/[.Q130]*100" office:value-type="float" office:value="1.92124188645984">
            <text:p>1.9</text:p>
          </table:table-cell>
          <table:table-cell table:style-name="ce4" office:value-type="float" office:value="10">
            <text:p>10</text:p>
          </table:table-cell>
          <table:table-cell table:style-name="ce2" office:value-type="float" office:value="547904.8">
            <text:p>547905</text:p>
          </table:table-cell>
          <table:table-cell table:style-name="ce14" table:formula="of:=[.T130]/[.$T$145]*100" office:value-type="float" office:value="1.94749512760377">
            <text:p>1.9</text:p>
          </table:table-cell>
          <table:table-cell table:style-name="ce14" office:value-type="float" office:value="39.3">
            <text:p>39.3</text:p>
          </table:table-cell>
          <table:table-cell table:style-name="ce14" table:formula="of:=[.U130]/[.V130]*100" office:value-type="float" office:value="4.95545833995871">
            <text:p>5.0</text:p>
          </table:table-cell>
          <table:table-cell/>
          <table:table-cell table:style-name="ce4" office:value-type="float" office:value="10">
            <text:p>10</text:p>
          </table:table-cell>
          <table:table-cell table:style-name="ce18" office:value-type="float" office:value="5.01448807504742">
            <text:p>5.0</text:p>
          </table:table-cell>
          <table:table-cell table:style-name="ce18" office:value-type="float" office:value="1.92124188645984">
            <text:p>1.9</text:p>
          </table:table-cell>
          <table:table-cell table:style-name="ce18" office:value-type="float" office:value="4.95545833995871">
            <text:p>5.0</text:p>
          </table:table-cell>
          <table:table-cell table:number-columns-repeated="996"/>
        </table:table-row>
        <table:table-row table:style-name="ro1">
          <table:table-cell office:value-type="string">
            <text:p>RECT- 130</text:p>
          </table:table-cell>
          <table:table-cell table:style-name="ce2" office:value-type="float" office:value="58263.75">
            <text:p>58264</text:p>
          </table:table-cell>
          <table:table-cell office:value-type="string">
            <text:p>8 nt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formula="of:=[.B131]-[.D131]" office:value-type="float" office:value="27307.4">
            <text:p>27307</text:p>
          </table:table-cell>
          <table:table-cell office:value-type="string">
            <text:p>8 nt</text:p>
          </table:table-cell>
          <table:table-cell table:style-name="ce2"/>
          <table:table-cell table:style-name="ce4" office:value-type="float" office:value="11">
            <text:p>11</text:p>
          </table:table-cell>
          <table:table-cell table:style-name="ce2" office:value-type="float" office:value="363517.02">
            <text:p>363517</text:p>
          </table:table-cell>
          <table:table-cell table:style-name="ce14" table:formula="of:=[.J131]/[.$J$145]*100" office:value-type="float" office:value="1.3921402847552">
            <text:p>1.4</text:p>
          </table:table-cell>
          <table:table-cell table:style-name="ce14" office:value-type="float" office:value="37.2">
            <text:p>37.2</text:p>
          </table:table-cell>
          <table:table-cell table:style-name="ce14" table:formula="of:=[.K131]/[.L131]*100" office:value-type="float" office:value="3.74231259342796">
            <text:p>3.7</text:p>
          </table:table-cell>
          <table:table-cell table:style-name="ce4" office:value-type="float" office:value="11">
            <text:p>11</text:p>
          </table:table-cell>
          <table:table-cell table:style-name="ce2" office:value-type="float" office:value="63358.27">
            <text:p>63358</text:p>
          </table:table-cell>
          <table:table-cell table:style-name="ce14" table:formula="of:=[.O131]/[.$O$145]*100" office:value-type="float" office:value="0.886842805922288">
            <text:p>0.9</text:p>
          </table:table-cell>
          <table:table-cell table:style-name="ce14" office:value-type="float" office:value="44">
            <text:p>44.0</text:p>
          </table:table-cell>
          <table:table-cell table:style-name="ce14" table:formula="of:=[.P131]/[.Q131]*100" office:value-type="float" office:value="2.01555183164156">
            <text:p>2.0</text:p>
          </table:table-cell>
          <table:table-cell table:style-name="ce4" office:value-type="float" office:value="11">
            <text:p>11</text:p>
          </table:table-cell>
          <table:table-cell table:style-name="ce2" office:value-type="float" office:value="387932.5">
            <text:p>387933</text:p>
          </table:table-cell>
          <table:table-cell table:style-name="ce14" table:formula="of:=[.T131]/[.$T$145]*100" office:value-type="float" office:value="1.3788830716379">
            <text:p>1.4</text:p>
          </table:table-cell>
          <table:table-cell table:style-name="ce14" office:value-type="float" office:value="37.4">
            <text:p>37.4</text:p>
          </table:table-cell>
          <table:table-cell table:style-name="ce14" table:formula="of:=[.U131]/[.V131]*100" office:value-type="float" office:value="3.68685313272167">
            <text:p>3.7</text:p>
          </table:table-cell>
          <table:table-cell/>
          <table:table-cell table:style-name="ce4" office:value-type="float" office:value="11">
            <text:p>11</text:p>
          </table:table-cell>
          <table:table-cell table:style-name="ce18" office:value-type="float" office:value="3.74231259342796">
            <text:p>3.7</text:p>
          </table:table-cell>
          <table:table-cell table:style-name="ce18" office:value-type="float" office:value="2.01555183164156">
            <text:p>2.0</text:p>
          </table:table-cell>
          <table:table-cell table:style-name="ce18" office:value-type="float" office:value="3.68685313272167">
            <text:p>3.7</text:p>
          </table:table-cell>
          <table:table-cell table:number-columns-repeated="996"/>
        </table:table-row>
        <table:table-row table:style-name="ro1">
          <table:table-cell office:value-type="string">
            <text:p>RECT- 131</text:p>
          </table:table-cell>
          <table:table-cell table:style-name="ce2" office:value-type="float" office:value="77322.99">
            <text:p>77323</text:p>
          </table:table-cell>
          <table:table-cell office:value-type="string">
            <text:p>9 nt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formula="of:=[.B132]-[.D132]" office:value-type="float" office:value="41901.46">
            <text:p>41901</text:p>
          </table:table-cell>
          <table:table-cell office:value-type="string">
            <text:p>9 nt</text:p>
          </table:table-cell>
          <table:table-cell table:style-name="ce2"/>
          <table:table-cell table:style-name="ce4" office:value-type="float" office:value="12">
            <text:p>12</text:p>
          </table:table-cell>
          <table:table-cell table:style-name="ce2" office:value-type="float" office:value="913020.34">
            <text:p>913020</text:p>
          </table:table-cell>
          <table:table-cell table:style-name="ce14" table:formula="of:=[.J132]/[.$J$145]*100" office:value-type="float" office:value="3.49654163679844">
            <text:p>3.5</text:p>
          </table:table-cell>
          <table:table-cell table:style-name="ce14" office:value-type="float" office:value="35.8">
            <text:p>35.8</text:p>
          </table:table-cell>
          <table:table-cell table:style-name="ce14" table:formula="of:=[.K132]/[.L132]*100" office:value-type="float" office:value="9.76687608044257">
            <text:p>9.8</text:p>
          </table:table-cell>
          <table:table-cell table:style-name="ce4" office:value-type="float" office:value="12">
            <text:p>12</text:p>
          </table:table-cell>
          <table:table-cell table:style-name="ce2" office:value-type="float" office:value="166451.4">
            <text:p>166451</text:p>
          </table:table-cell>
          <table:table-cell table:style-name="ce14" table:formula="of:=[.O132]/[.$O$145]*100" office:value-type="float" office:value="2.32986517191352">
            <text:p>2.3</text:p>
          </table:table-cell>
          <table:table-cell table:style-name="ce14" office:value-type="float" office:value="43.1">
            <text:p>43.1</text:p>
          </table:table-cell>
          <table:table-cell table:style-name="ce14" table:formula="of:=[.P132]/[.Q132]*100" office:value-type="float" office:value="5.40571965641187">
            <text:p>5.4</text:p>
          </table:table-cell>
          <table:table-cell table:style-name="ce4" office:value-type="float" office:value="12">
            <text:p>12</text:p>
          </table:table-cell>
          <table:table-cell table:style-name="ce2" office:value-type="float" office:value="973622.93">
            <text:p>973623</text:p>
          </table:table-cell>
          <table:table-cell table:style-name="ce14" table:formula="of:=[.T132]/[.$T$145]*100" office:value-type="float" office:value="3.4606849808549">
            <text:p>3.5</text:p>
          </table:table-cell>
          <table:table-cell table:style-name="ce14" office:value-type="float" office:value="36">
            <text:p>36.0</text:p>
          </table:table-cell>
          <table:table-cell table:style-name="ce14" table:formula="of:=[.U132]/[.V132]*100" office:value-type="float" office:value="9.61301383570806">
            <text:p>9.6</text:p>
          </table:table-cell>
          <table:table-cell/>
          <table:table-cell table:style-name="ce4" office:value-type="float" office:value="12">
            <text:p>12</text:p>
          </table:table-cell>
          <table:table-cell table:style-name="ce18" office:value-type="float" office:value="9.76687608044256">
            <text:p>9.8</text:p>
          </table:table-cell>
          <table:table-cell table:style-name="ce18" office:value-type="float" office:value="5.40571965641187">
            <text:p>5.4</text:p>
          </table:table-cell>
          <table:table-cell table:style-name="ce18" office:value-type="float" office:value="9.61301383570806">
            <text:p>9.6</text:p>
          </table:table-cell>
          <table:table-cell table:number-columns-repeated="996"/>
        </table:table-row>
        <table:table-row table:style-name="ro1">
          <table:table-cell office:value-type="string">
            <text:p>RECT- 132</text:p>
          </table:table-cell>
          <table:table-cell table:style-name="ce2" office:value-type="float" office:value="27498889">
            <text:p>27498889</text:p>
          </table:table-cell>
          <table:table-cell office:value-type="string">
            <text:p>2 nt-RL3 (-GreB)*</text:p>
          </table:table-cell>
          <table:table-cell table:style-name="ce2" office:value-type="float" office:value="16026094">
            <text:p>16026094</text:p>
          </table:table-cell>
          <table:table-cell office:value-type="string">
            <text:p>2 nt-Blank (left)</text:p>
          </table:table-cell>
          <table:table-cell table:style-name="ce2" table:formula="of:=[.B133]-[.D133]" office:value-type="float" office:value="11472795">
            <text:p>11472795</text:p>
          </table:table-cell>
          <table:table-cell office:value-type="string">
            <text:p>2 nt-RL3 (-GreB)</text:p>
          </table:table-cell>
          <table:table-cell table:style-name="ce2"/>
          <table:table-cell table:style-name="ce4" office:value-type="float" office:value="13">
            <text:p>13</text:p>
          </table:table-cell>
          <table:table-cell table:style-name="ce2" office:value-type="float" office:value="5117332.06">
            <text:p>5117332</text:p>
          </table:table-cell>
          <table:table-cell table:style-name="ce14" table:formula="of:=[.J133]/[.$J$145]*100" office:value-type="float" office:value="19.5975531247349">
            <text:p>19.6</text:p>
          </table:table-cell>
          <table:table-cell table:style-name="ce14" office:value-type="float" office:value="32.3">
            <text:p>32.3</text:p>
          </table:table-cell>
          <table:table-cell table:style-name="ce14" table:formula="of:=[.K133]/[.L133]*100" office:value-type="float" office:value="60.6735390858666">
            <text:p>60.7</text:p>
          </table:table-cell>
          <table:table-cell table:style-name="ce4" office:value-type="float" office:value="13">
            <text:p>13</text:p>
          </table:table-cell>
          <table:table-cell table:style-name="ce2" office:value-type="float" office:value="392602.28">
            <text:p>392602</text:p>
          </table:table-cell>
          <table:table-cell table:style-name="ce14" table:formula="of:=[.O133]/[.$O$145]*100" office:value-type="float" office:value="5.49536007859254">
            <text:p>5.5</text:p>
          </table:table-cell>
          <table:table-cell table:style-name="ce14" office:value-type="float" office:value="40.8">
            <text:p>40.8</text:p>
          </table:table-cell>
          <table:table-cell table:style-name="ce14" table:formula="of:=[.P133]/[.Q133]*100" office:value-type="float" office:value="13.4690198004719">
            <text:p>13.5</text:p>
          </table:table-cell>
          <table:table-cell table:style-name="ce4" office:value-type="float" office:value="13">
            <text:p>13</text:p>
          </table:table-cell>
          <table:table-cell table:style-name="ce2" office:value-type="float" office:value="5528334.36">
            <text:p>5528334</text:p>
          </table:table-cell>
          <table:table-cell table:style-name="ce14" table:formula="of:=[.T133]/[.$T$145]*100" office:value-type="float" office:value="19.6501367205845">
            <text:p>19.7</text:p>
          </table:table-cell>
          <table:table-cell table:style-name="ce14" office:value-type="float" office:value="32.5">
            <text:p>32.5</text:p>
          </table:table-cell>
          <table:table-cell table:style-name="ce14" table:formula="of:=[.U133]/[.V133]*100" office:value-type="float" office:value="60.4619591402601">
            <text:p>60.5</text:p>
          </table:table-cell>
          <table:table-cell/>
          <table:table-cell table:style-name="ce4" office:value-type="float" office:value="13">
            <text:p>13</text:p>
          </table:table-cell>
          <table:table-cell table:style-name="ce18" office:value-type="float" office:value="60.6735390858666">
            <text:p>60.7</text:p>
          </table:table-cell>
          <table:table-cell table:style-name="ce18" office:value-type="float" office:value="13.4690198004719">
            <text:p>13.5</text:p>
          </table:table-cell>
          <table:table-cell table:style-name="ce18" office:value-type="float" office:value="60.4619591402601">
            <text:p>60.5</text:p>
          </table:table-cell>
          <table:table-cell table:number-columns-repeated="996"/>
        </table:table-row>
        <table:table-row table:style-name="ro1">
          <table:table-cell office:value-type="string">
            <text:p>RECT- 133</text:p>
          </table:table-cell>
          <table:table-cell table:style-name="ce2" office:value-type="float" office:value="1787430.22">
            <text:p>1787430</text:p>
          </table:table-cell>
          <table:table-cell office:value-type="string">
            <text:p>3 nt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formula="of:=[.B134]-[.D134]" office:value-type="float" office:value="1474447.61">
            <text:p>1474448</text:p>
          </table:table-cell>
          <table:table-cell office:value-type="string">
            <text:p>3 nt</text:p>
          </table:table-cell>
          <table:table-cell table:style-name="ce2"/>
          <table:table-cell table:style-name="ce4" office:value-type="float" office:value="14">
            <text:p>14</text:p>
          </table:table-cell>
          <table:table-cell table:style-name="ce2" office:value-type="float" office:value="2929564.52">
            <text:p>2929565</text:p>
          </table:table-cell>
          <table:table-cell table:style-name="ce14" table:formula="of:=[.J134]/[.$J$145]*100" office:value-type="float" office:value="11.2191852394739">
            <text:p>11.2</text:p>
          </table:table-cell>
          <table:table-cell table:style-name="ce14" office:value-type="float" office:value="12.7">
            <text:p>12.7</text:p>
          </table:table-cell>
          <table:table-cell table:style-name="ce14" table:formula="of:=[.K134]/[.L134]*100" office:value-type="float" office:value="88.3400412556999">
            <text:p>88.3</text:p>
          </table:table-cell>
          <table:table-cell table:style-name="ce4" office:value-type="float" office:value="14">
            <text:p>14</text:p>
          </table:table-cell>
          <table:table-cell table:style-name="ce2" office:value-type="float" office:value="141788.64">
            <text:p>141789</text:p>
          </table:table-cell>
          <table:table-cell table:style-name="ce14" table:formula="of:=[.O134]/[.$O$145]*100" office:value-type="float" office:value="1.98465386358411">
            <text:p>2.0</text:p>
          </table:table-cell>
          <table:table-cell table:style-name="ce14" office:value-type="float" office:value="35.3">
            <text:p>35.3</text:p>
          </table:table-cell>
          <table:table-cell table:style-name="ce14" table:formula="of:=[.P134]/[.Q134]*100" office:value-type="float" office:value="5.62224890533742">
            <text:p>5.6</text:p>
          </table:table-cell>
          <table:table-cell table:style-name="ce4" office:value-type="float" office:value="14">
            <text:p>14</text:p>
          </table:table-cell>
          <table:table-cell table:style-name="ce2" office:value-type="float" office:value="3161278.81">
            <text:p>3161279</text:p>
          </table:table-cell>
          <table:table-cell table:style-name="ce14" table:formula="of:=[.T134]/[.$T$145]*100" office:value-type="float" office:value="11.236578105306">
            <text:p>11.2</text:p>
          </table:table-cell>
          <table:table-cell table:style-name="ce14" office:value-type="float" office:value="12.8">
            <text:p>12.8</text:p>
          </table:table-cell>
          <table:table-cell table:style-name="ce14" table:formula="of:=[.U134]/[.V134]*100" office:value-type="float" office:value="87.785766447703">
            <text:p>87.8</text:p>
          </table:table-cell>
          <table:table-cell/>
          <table:table-cell table:style-name="ce4" office:value-type="float" office:value="14">
            <text:p>14</text:p>
          </table:table-cell>
          <table:table-cell table:style-name="ce18" office:value-type="float" office:value="88.3400412556999">
            <text:p>88.3</text:p>
          </table:table-cell>
          <table:table-cell table:style-name="ce18" office:value-type="float" office:value="5.62224890533742">
            <text:p>5.6</text:p>
          </table:table-cell>
          <table:table-cell table:style-name="ce18" office:value-type="float" office:value="87.785766447703">
            <text:p>87.8</text:p>
          </table:table-cell>
          <table:table-cell table:number-columns-repeated="996"/>
        </table:table-row>
        <table:table-row table:style-name="ro1">
          <table:table-cell office:value-type="string">
            <text:p>RECT- 134</text:p>
          </table:table-cell>
          <table:table-cell table:style-name="ce2" office:value-type="float" office:value="731260.51">
            <text:p>731261</text:p>
          </table:table-cell>
          <table:table-cell office:value-type="string">
            <text:p>4 nt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formula="of:=[.B135]-[.D135]" office:value-type="float" office:value="616908.62">
            <text:p>616909</text:p>
          </table:table-cell>
          <table:table-cell office:value-type="string">
            <text:p>4 nt</text:p>
          </table:table-cell>
          <table:table-cell table:style-name="ce2"/>
          <table:table-cell table:style-name="ce4" office:value-type="float" office:value="15">
            <text:p>15</text:p>
          </table:table-cell>
          <table:table-cell table:style-name="ce2" office:value-type="float" office:value="215342.48">
            <text:p>215342</text:p>
          </table:table-cell>
          <table:table-cell table:style-name="ce14" table:formula="of:=[.J135]/[.$J$145]*100" office:value-type="float" office:value="0.824684746334824">
            <text:p>0.8</text:p>
          </table:table-cell>
          <table:table-cell table:style-name="ce14" office:value-type="float" office:value="1.5">
            <text:p>1.5</text:p>
          </table:table-cell>
          <table:table-cell table:style-name="ce14" table:formula="of:=[.K135]/[.L135]*100" office:value-type="float" office:value="54.9789830889883">
            <text:p>55.0</text:p>
          </table:table-cell>
          <table:table-cell table:style-name="ce4" office:value-type="float" office:value="15">
            <text:p>15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5">
            <text:p>15</text:p>
          </table:table-cell>
          <table:table-cell table:style-name="ce2" office:value-type="float" office:value="232608.49">
            <text:p>232608</text:p>
          </table:table-cell>
          <table:table-cell table:style-name="ce14" table:formula="of:=[.T135]/[.$T$145]*100" office:value-type="float" office:value="0.826793086890772">
            <text:p>0.8</text:p>
          </table:table-cell>
          <table:table-cell table:style-name="ce14" office:value-type="float" office:value="1.6">
            <text:p>1.6</text:p>
          </table:table-cell>
          <table:table-cell table:style-name="ce14" table:formula="of:=[.U135]/[.V135]*100" office:value-type="float" office:value="51.6745679306732">
            <text:p>51.7</text:p>
          </table:table-cell>
          <table:table-cell/>
          <table:table-cell table:style-name="ce4" office:value-type="float" office:value="15">
            <text:p>15</text:p>
          </table:table-cell>
          <table:table-cell table:style-name="ce18" office:value-type="float" office:value="54.9789830889883">
            <text:p>55.0</text:p>
          </table:table-cell>
          <table:table-cell table:style-name="ce18"/>
          <table:table-cell table:style-name="ce18" office:value-type="float" office:value="51.6745679306732">
            <text:p>51.7</text:p>
          </table:table-cell>
          <table:table-cell table:number-columns-repeated="996"/>
        </table:table-row>
        <table:table-row table:style-name="ro1">
          <table:table-cell office:value-type="string">
            <text:p>RECT- 135</text:p>
          </table:table-cell>
          <table:table-cell table:style-name="ce2" office:value-type="float" office:value="1953617.85">
            <text:p>1953618</text:p>
          </table:table-cell>
          <table:table-cell office:value-type="string">
            <text:p>5 nt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formula="of:=[.B136]-[.D136]" office:value-type="float" office:value="1920152.78">
            <text:p>1920153</text:p>
          </table:table-cell>
          <table:table-cell office:value-type="string">
            <text:p>5 nt</text:p>
          </table:table-cell>
          <table:table-cell table:style-name="ce2"/>
          <table:table-cell table:style-name="ce4" office:value-type="float" office:value="16">
            <text:p>16</text:p>
          </table:table-cell>
          <table:table-cell table:style-name="ce2"/>
          <table:table-cell table:style-name="ce14" table:number-columns-repeated="2"/>
          <table:table-cell/>
          <table:table-cell table:style-name="ce4" office:value-type="float" office:value="16">
            <text:p>16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6">
            <text:p>16</text:p>
          </table:table-cell>
          <table:table-cell/>
          <table:table-cell table:style-name="ce14" table:number-columns-repeated="2"/>
          <table:table-cell table:number-columns-repeated="2"/>
          <table:table-cell table:style-name="ce4" office:value-type="float" office:value="16">
            <text:p>16</text:p>
          </table:table-cell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136</text:p>
          </table:table-cell>
          <table:table-cell table:style-name="ce2" office:value-type="float" office:value="4424967.86">
            <text:p>4424968</text:p>
          </table:table-cell>
          <table:table-cell office:value-type="string">
            <text:p>6 nt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formula="of:=[.B137]-[.D137]" office:value-type="float" office:value="4387818.95">
            <text:p>4387819</text:p>
          </table:table-cell>
          <table:table-cell office:value-type="string">
            <text:p>6 nt</text:p>
          </table:table-cell>
          <table:table-cell table:style-name="ce2"/>
          <table:table-cell table:style-name="ce4" office:value-type="float" office:value="17">
            <text:p>17</text:p>
          </table:table-cell>
          <table:table-cell table:style-name="ce2"/>
          <table:table-cell table:style-name="ce14" table:number-columns-repeated="2"/>
          <table:table-cell/>
          <table:table-cell table:style-name="ce4" office:value-type="float" office:value="17">
            <text:p>17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7">
            <text:p>17</text:p>
          </table:table-cell>
          <table:table-cell/>
          <table:table-cell table:style-name="ce14" table:number-columns-repeated="2"/>
          <table:table-cell table:number-columns-repeated="2"/>
          <table:table-cell table:style-name="ce4" office:value-type="float" office:value="17">
            <text:p>17</text:p>
          </table:table-cell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137</text:p>
          </table:table-cell>
          <table:table-cell table:style-name="ce2" office:value-type="float" office:value="13662689.42">
            <text:p>13662689</text:p>
          </table:table-cell>
          <table:table-cell office:value-type="string">
            <text:p>7 nt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formula="of:=[.B138]-[.D138]" office:value-type="float" office:value="13629501.1">
            <text:p>13629501</text:p>
          </table:table-cell>
          <table:table-cell office:value-type="string">
            <text:p>7 nt</text:p>
          </table:table-cell>
          <table:table-cell table:style-name="ce2"/>
          <table:table-cell table:style-name="ce4" office:value-type="float" office:value="18">
            <text:p>18</text:p>
          </table:table-cell>
          <table:table-cell table:style-name="ce2"/>
          <table:table-cell table:style-name="ce14" table:number-columns-repeated="2"/>
          <table:table-cell/>
          <table:table-cell table:style-name="ce4" office:value-type="float" office:value="18">
            <text:p>18</text:p>
          </table:table-cell>
          <table:table-cell/>
          <table:table-cell table:style-name="ce14" table:number-columns-repeated="2"/>
          <table:table-cell/>
          <table:table-cell table:style-name="ce4" office:value-type="float" office:value="18">
            <text:p>18</text:p>
          </table:table-cell>
          <table:table-cell/>
          <table:table-cell table:style-name="ce14" table:number-columns-repeated="2"/>
          <table:table-cell table:number-columns-repeated="2"/>
          <table:table-cell table:style-name="ce4" office:value-type="float" office:value="18">
            <text:p>18</text:p>
          </table:table-cell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138</text:p>
          </table:table-cell>
          <table:table-cell table:style-name="ce2" office:value-type="float" office:value="427095.3">
            <text:p>427095</text:p>
          </table:table-cell>
          <table:table-cell office:value-type="string">
            <text:p>8 nt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formula="of:=[.B139]-[.D139]" office:value-type="float" office:value="396138.95">
            <text:p>396139</text:p>
          </table:table-cell>
          <table:table-cell office:value-type="string">
            <text:p>8 nt</text:p>
          </table:table-cell>
          <table:table-cell table:style-name="ce2"/>
          <table:table-cell table:style-name="ce5"/>
          <table:table-cell table:style-name="ce2"/>
          <table:table-cell table:style-name="ce14" table:number-columns-repeated="2"/>
          <table:table-cell/>
          <table:table-cell table:style-name="ce5"/>
          <table:table-cell/>
          <table:table-cell table:style-name="ce14" table:number-columns-repeated="2"/>
          <table:table-cell/>
          <table:table-cell table:style-name="ce5"/>
          <table:table-cell/>
          <table:table-cell table:style-name="ce14" table:number-columns-repeated="2"/>
          <table:table-cell table:number-columns-repeated="2"/>
          <table:table-cell table:style-name="ce5"/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139</text:p>
          </table:table-cell>
          <table:table-cell table:style-name="ce2" office:value-type="float" office:value="314606.45">
            <text:p>314606</text:p>
          </table:table-cell>
          <table:table-cell office:value-type="string">
            <text:p>9 nt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formula="of:=[.B140]-[.D140]" office:value-type="float" office:value="279184.92">
            <text:p>279185</text:p>
          </table:table-cell>
          <table:table-cell office:value-type="string">
            <text:p>9 nt</text:p>
          </table:table-cell>
          <table:table-cell table:style-name="ce2"/>
          <table:table-cell table:style-name="ce5"/>
          <table:table-cell table:style-name="ce2"/>
          <table:table-cell table:style-name="ce14" table:number-columns-repeated="2"/>
          <table:table-cell/>
          <table:table-cell table:style-name="ce5"/>
          <table:table-cell/>
          <table:table-cell table:style-name="ce14" table:number-columns-repeated="2"/>
          <table:table-cell/>
          <table:table-cell table:style-name="ce5"/>
          <table:table-cell/>
          <table:table-cell table:style-name="ce14" table:number-columns-repeated="2"/>
          <table:table-cell table:number-columns-repeated="2"/>
          <table:table-cell table:style-name="ce5"/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140</text:p>
          </table:table-cell>
          <table:table-cell table:style-name="ce2" office:value-type="float" office:value="346108.29">
            <text:p>346108</text:p>
          </table:table-cell>
          <table:table-cell office:value-type="string">
            <text:p>10 nt</text:p>
          </table:table-cell>
          <table:table-cell table:style-name="ce2" office:value-type="float" office:value="29668.24">
            <text:p>29668</text:p>
          </table:table-cell>
          <table:table-cell office:value-type="string">
            <text:p>10 nt</text:p>
          </table:table-cell>
          <table:table-cell table:style-name="ce2" table:formula="of:=[.B141]-[.D141]" office:value-type="float" office:value="316440.05">
            <text:p>316440</text:p>
          </table:table-cell>
          <table:table-cell office:value-type="string">
            <text:p>10 nt</text:p>
          </table:table-cell>
          <table:table-cell table:style-name="ce2"/>
          <table:table-cell table:style-name="ce4" office:value-type="string">
            <text:p>Total abortive:</text:p>
          </table:table-cell>
          <table:table-cell table:style-name="ce2" table:formula="of:=SUM([.J123:.J140])" office:value-type="float" office:value="25910798.88">
            <text:p>25910799</text:p>
          </table:table-cell>
          <table:table-cell table:style-name="ce14" table:formula="of:=[.J141]/[.$J$145]*100" office:value-type="float" office:value="99.229100555011">
            <text:p>99.2</text:p>
          </table:table-cell>
          <table:table-cell table:style-name="ce14"/>
          <table:table-cell/>
          <table:table-cell table:style-name="ce4" office:value-type="string">
            <text:p>Total abortive:</text:p>
          </table:table-cell>
          <table:table-cell table:style-name="ce2" table:formula="of:=SUM([.O123:.O140])" office:value-type="float" office:value="4767966.12">
            <text:p>4767966</text:p>
          </table:table-cell>
          <table:table-cell table:style-name="ce14" table:formula="of:=[.O141]/[.$O$145]*100" office:value-type="float" office:value="66.738508680922">
            <text:p>66.7</text:p>
          </table:table-cell>
          <table:table-cell table:style-name="ce14"/>
          <table:table-cell/>
          <table:table-cell table:style-name="ce4" office:value-type="string">
            <text:p>Total abortive:</text:p>
          </table:table-cell>
          <table:table-cell table:style-name="ce2" table:formula="of:=SUM([.T123:.T140])" office:value-type="float" office:value="27883877.2">
            <text:p>27883877</text:p>
          </table:table-cell>
          <table:table-cell table:style-name="ce14" table:formula="of:=[.T141]/[.$T$145]*100" office:value-type="float" office:value="99.11158833743">
            <text:p>99.1</text:p>
          </table:table-cell>
          <table:table-cell table:style-name="ce14"/>
          <table:table-cell table:number-columns-repeated="2"/>
          <table:table-cell table:style-name="ce4"/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141</text:p>
          </table:table-cell>
          <table:table-cell table:style-name="ce2" office:value-type="float" office:value="68106.38">
            <text:p>68106</text:p>
          </table:table-cell>
          <table:table-cell office:value-type="string">
            <text:p>11 nt</text:p>
          </table:table-cell>
          <table:table-cell table:style-name="ce2" office:value-type="float" office:value="24956.48">
            <text:p>24956</text:p>
          </table:table-cell>
          <table:table-cell office:value-type="string">
            <text:p>11 nt</text:p>
          </table:table-cell>
          <table:table-cell table:style-name="ce2" table:formula="of:=[.B142]-[.D142]" office:value-type="float" office:value="43149.9">
            <text:p>43150</text:p>
          </table:table-cell>
          <table:table-cell office:value-type="string">
            <text:p>11 nt</text:p>
          </table:table-cell>
          <table:table-cell table:style-name="ce2"/>
          <table:table-cell table:style-name="ce4"/>
          <table:table-cell table:style-name="ce2"/>
          <table:table-cell table:style-name="ce14" table:number-columns-repeated="2"/>
          <table:table-cell/>
          <table:table-cell table:style-name="ce4"/>
          <table:table-cell/>
          <table:table-cell table:style-name="ce14" table:number-columns-repeated="2"/>
          <table:table-cell/>
          <table:table-cell table:style-name="ce4"/>
          <table:table-cell/>
          <table:table-cell table:style-name="ce14" table:number-columns-repeated="2"/>
          <table:table-cell table:number-columns-repeated="2"/>
          <table:table-cell table:style-name="ce4"/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142</text:p>
          </table:table-cell>
          <table:table-cell table:style-name="ce2" office:value-type="float" office:value="175893.67">
            <text:p>175894</text:p>
          </table:table-cell>
          <table:table-cell office:value-type="string">
            <text:p>12 nt</text:p>
          </table:table-cell>
          <table:table-cell table:style-name="ce2" office:value-type="float" office:value="23159.54">
            <text:p>23160</text:p>
          </table:table-cell>
          <table:table-cell office:value-type="string">
            <text:p>12 nt</text:p>
          </table:table-cell>
          <table:table-cell table:style-name="ce2" table:formula="of:=[.B143]-[.D143]" office:value-type="float" office:value="152734.13">
            <text:p>152734</text:p>
          </table:table-cell>
          <table:table-cell office:value-type="string">
            <text:p>12 nt</text:p>
          </table:table-cell>
          <table:table-cell table:style-name="ce2"/>
          <table:table-cell table:style-name="ce4" office:value-type="string">
            <text:p>FL:</text:p>
          </table:table-cell>
          <table:table-cell table:style-name="ce2" office:value-type="float" office:value="201298.01">
            <text:p>201298</text:p>
          </table:table-cell>
          <table:table-cell table:style-name="ce14" table:formula="of:=[.J143]/[.$J$145]*100" office:value-type="float" office:value="0.770899444989">
            <text:p>0.8</text:p>
          </table:table-cell>
          <table:table-cell table:style-name="ce14" office:value-type="float" office:value="0.8">
            <text:p>0.8</text:p>
          </table:table-cell>
          <table:table-cell office:value-type="float" office:value="0.8">
            <text:p>0.8</text:p>
          </table:table-cell>
          <table:table-cell table:style-name="ce4" office:value-type="string">
            <text:p>FL:</text:p>
          </table:table-cell>
          <table:table-cell table:style-name="ce2" office:value-type="float" office:value="2376284.2">
            <text:p>2376284</text:p>
          </table:table-cell>
          <table:table-cell table:style-name="ce14" table:formula="of:=[.O143]/[.$O$145]*100" office:value-type="float" office:value="33.261491319078">
            <text:p>33.3</text:p>
          </table:table-cell>
          <table:table-cell table:style-name="ce14" office:value-type="float" office:value="33.3">
            <text:p>33.3</text:p>
          </table:table-cell>
          <table:table-cell office:value-type="float" office:value="33.3">
            <text:p>33.3</text:p>
          </table:table-cell>
          <table:table-cell table:style-name="ce4" office:value-type="string">
            <text:p>FL:</text:p>
          </table:table-cell>
          <table:table-cell table:style-name="ce2" office:value-type="float" office:value="249944.15">
            <text:p>249944</text:p>
          </table:table-cell>
          <table:table-cell table:style-name="ce14" table:formula="of:=[.T143]/[.$T$145]*100" office:value-type="float" office:value="0.88841166256997">
            <text:p>0.9</text:p>
          </table:table-cell>
          <table:table-cell table:style-name="ce14" office:value-type="float" office:value="0.9">
            <text:p>0.9</text:p>
          </table:table-cell>
          <table:table-cell office:value-type="float" office:value="0.9">
            <text:p>0.9</text:p>
          </table:table-cell>
          <table:table-cell/>
          <table:table-cell table:style-name="ce4" office:value-type="string">
            <text:p>FL</text:p>
          </table:table-cell>
          <table:table-cell table:style-name="ce18" office:value-type="float" office:value="0.8">
            <text:p>0.8</text:p>
          </table:table-cell>
          <table:table-cell table:style-name="ce18" office:value-type="float" office:value="33.3">
            <text:p>33.3</text:p>
          </table:table-cell>
          <table:table-cell table:style-name="ce18" office:value-type="float" office:value="0.9">
            <text:p>0.9</text:p>
          </table:table-cell>
          <table:table-cell table:number-columns-repeated="996"/>
        </table:table-row>
        <table:table-row table:style-name="ro1">
          <table:table-cell office:value-type="string">
            <text:p>RECT- 143</text:p>
          </table:table-cell>
          <table:table-cell table:style-name="ce2" office:value-type="float" office:value="781870.26">
            <text:p>781870</text:p>
          </table:table-cell>
          <table:table-cell office:value-type="string">
            <text:p>13 nt</text:p>
          </table:table-cell>
          <table:table-cell table:style-name="ce2" office:value-type="float" office:value="23497.97">
            <text:p>23498</text:p>
          </table:table-cell>
          <table:table-cell office:value-type="string">
            <text:p>13 nt</text:p>
          </table:table-cell>
          <table:table-cell table:style-name="ce2" table:formula="of:=[.B144]-[.D144]" office:value-type="float" office:value="758372.29">
            <text:p>758372</text:p>
          </table:table-cell>
          <table:table-cell office:value-type="string">
            <text:p>13 nt</text:p>
          </table:table-cell>
          <table:table-cell table:style-name="ce2"/>
          <table:table-cell table:style-name="ce6"/>
          <table:table-cell/>
          <table:table-cell table:style-name="ce2" table:number-columns-repeated="2"/>
          <table:table-cell/>
          <table:table-cell table:style-name="ce6"/>
          <table:table-cell table:number-columns-repeated="4"/>
          <table:table-cell table:style-name="ce6"/>
          <table:table-cell table:number-columns-repeated="6"/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144</text:p>
          </table:table-cell>
          <table:table-cell table:style-name="ce2" office:value-type="float" office:value="39417.28">
            <text:p>39417</text:p>
          </table:table-cell>
          <table:table-cell office:value-type="string">
            <text:p>14 nt</text:p>
          </table:table-cell>
          <table:table-cell table:style-name="ce2" office:value-type="float" office:value="24268.84">
            <text:p>24269</text:p>
          </table:table-cell>
          <table:table-cell office:value-type="string">
            <text:p>14 nt</text:p>
          </table:table-cell>
          <table:table-cell table:style-name="ce2" table:formula="of:=[.B145]-[.D145]" office:value-type="float" office:value="15148.44">
            <text:p>15148</text:p>
          </table:table-cell>
          <table:table-cell office:value-type="string">
            <text:p>14 nt</text:p>
          </table:table-cell>
          <table:table-cell table:style-name="ce2"/>
          <table:table-cell table:style-name="ce7" office:value-type="string">
            <text:p>Total Trxpts:</text:p>
          </table:table-cell>
          <table:table-cell table:style-name="ce2" table:formula="of:=SUM([.J141:.J144])" office:value-type="float" office:value="26112096.89">
            <text:p>26112097</text:p>
          </table:table-cell>
          <table:table-cell table:style-name="ce2" table:number-columns-repeated="2"/>
          <table:table-cell/>
          <table:table-cell table:style-name="ce7" office:value-type="string">
            <text:p>Total Trxpts:</text:p>
          </table:table-cell>
          <table:table-cell table:style-name="ce2" table:formula="of:=SUM([.O141:.O144])" office:value-type="float" office:value="7144250.32">
            <text:p>7144250</text:p>
          </table:table-cell>
          <table:table-cell table:number-columns-repeated="3"/>
          <table:table-cell table:style-name="ce7" office:value-type="string">
            <text:p>Total Trxpts:</text:p>
          </table:table-cell>
          <table:table-cell table:style-name="ce2" table:formula="of:=SUM([.T141:.T144])" office:value-type="float" office:value="28133821.35">
            <text:p>28133821</text:p>
          </table:table-cell>
          <table:table-cell table:number-columns-repeated="1004"/>
        </table:table-row>
        <table:table-row table:style-name="ro1">
          <table:table-cell office:value-type="string">
            <text:p>RECT- 145</text:p>
          </table:table-cell>
          <table:table-cell table:style-name="ce2" office:value-type="float" office:value="70331.6">
            <text:p>70332</text:p>
          </table:table-cell>
          <table:table-cell office:value-type="string">
            <text:p>15 nt</text:p>
          </table:table-cell>
          <table:table-cell table:style-name="ce2" office:value-type="float" office:value="22989.38">
            <text:p>22989</text:p>
          </table:table-cell>
          <table:table-cell office:value-type="string">
            <text:p>15 nt</text:p>
          </table:table-cell>
          <table:table-cell table:style-name="ce2" table:formula="of:=[.B146]-[.D146]" office:value-type="float" office:value="47342.22">
            <text:p>47342</text:p>
          </table:table-cell>
          <table:table-cell office:value-type="string">
            <text:p>15 nt</text:p>
          </table:table-cell>
          <table:table-cell table:style-name="ce2"/>
          <table:table-cell table:style-name="ce7" office:value-type="string">
            <text:p>APR:</text:p>
          </table:table-cell>
          <table:table-cell table:style-name="ce2"/>
          <table:table-cell table:style-name="ce2" table:formula="of:=[.K141]/[.K143]" office:value-type="float" office:value="128.718604222665">
            <text:p>129</text:p>
          </table:table-cell>
          <table:table-cell table:style-name="ce2"/>
          <table:table-cell/>
          <table:table-cell table:style-name="ce4" office:value-type="string">
            <text:p>APR:</text:p>
          </table:table-cell>
          <table:table-cell/>
          <table:table-cell table:style-name="ce2" table:formula="of:=[.P141]/[.P143]" office:value-type="float" office:value="2.00647974682489">
            <text:p>2</text:p>
          </table:table-cell>
          <table:table-cell table:number-columns-repeated="2"/>
          <table:table-cell table:style-name="ce5" office:value-type="string">
            <text:p>APR:</text:p>
          </table:table-cell>
          <table:table-cell/>
          <table:table-cell table:style-name="ce2" table:formula="of:=[.U141]/[.U143]" office:value-type="float" office:value="111.560431400375">
            <text:p>112</text:p>
          </table:table-cell>
          <table:table-cell table:number-columns-repeated="1003"/>
        </table:table-row>
        <table:table-row table:style-name="ro1">
          <table:table-cell office:value-type="string">
            <text:p>RECT- 146</text:p>
          </table:table-cell>
          <table:table-cell table:style-name="ce2" office:value-type="float" office:value="20383981.34">
            <text:p>20383981</text:p>
          </table:table-cell>
          <table:table-cell office:value-type="string">
            <text:p>2 nt-N25anti (-GreB)</text:p>
          </table:table-cell>
          <table:table-cell table:style-name="ce2" office:value-type="float" office:value="11768335.57">
            <text:p>11768336</text:p>
          </table:table-cell>
          <table:table-cell office:value-type="string">
            <text:p>2 nt-Blank (left)</text:p>
          </table:table-cell>
          <table:table-cell table:style-name="ce2" table:formula="of:=[.B147]-[.D147]" office:value-type="float" office:value="8615645.77">
            <text:p>8615646</text:p>
          </table:table-cell>
          <table:table-cell office:value-type="string">
            <text:p>2 nt-N25anti (-GreB)</text:p>
          </table:table-cell>
          <table:table-cell table:style-name="ce2" table:number-columns-repeated="5"/>
          <table:table-cell table:number-columns-repeated="17"/>
          <table:table-cell>
            <draw:frame table:end-cell-address="'~IQ10C'.AM172" table:end-x="0.0819in" table:end-y="0.1669in" draw:z-index="3" draw:name="Chart 6" draw:style-name="gr1" svg:width="6.1606in" svg:height="4.4276in" svg:x="0.0295in" svg:y="0.1673in">
              <draw:object draw:notify-on-update-of-ranges="'~IQ10C'.Y152:'~IQ10C'.Y173 '~IQ10C'.Z152:'~IQ10C'.Z173 '~IQ10C'.AA152:'~IQ10C'.AA173 '~IQ10C'.AB152:'~IQ10C'.AB17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994"/>
        </table:table-row>
        <table:table-row table:style-name="ro1">
          <table:table-cell office:value-type="string">
            <text:p>RECT- 147</text:p>
          </table:table-cell>
          <table:table-cell table:style-name="ce2" office:value-type="float" office:value="2532072.58">
            <text:p>2532073</text:p>
          </table:table-cell>
          <table:table-cell office:value-type="string">
            <text:p>3 nt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formula="of:=[.B148]-[.D148]" office:value-type="float" office:value="2219089.97">
            <text:p>2219090</text:p>
          </table:table-cell>
          <table:table-cell office:value-type="string">
            <text:p>3 nt</text:p>
          </table:table-cell>
          <table:table-cell table:style-name="ce2" table:number-columns-repeated="5"/>
          <table:table-cell table:number-columns-repeated="13"/>
          <table:table-cell table:style-name="ce15" office:value-type="string">
            <text:p>DG203-2</text:p>
          </table:table-cell>
          <table:table-cell table:style-name="ce15" office:value-type="string">
            <text:p>DG203-2</text:p>
          </table:table-cell>
          <table:table-cell table:style-name="ce15" office:value-type="string">
            <text:p>DG203-2</text:p>
          </table:table-cell>
          <table:table-cell table:number-columns-repeated="996"/>
        </table:table-row>
        <table:table-row table:style-name="ro1">
          <table:table-cell office:value-type="string">
            <text:p>RECT- 148</text:p>
          </table:table-cell>
          <table:table-cell table:style-name="ce2" office:value-type="float" office:value="2937228.42">
            <text:p>2937228</text:p>
          </table:table-cell>
          <table:table-cell office:value-type="string">
            <text:p>4 nt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formula="of:=[.B149]-[.D149]" office:value-type="float" office:value="2822876.53">
            <text:p>2822877</text:p>
          </table:table-cell>
          <table:table-cell office:value-type="string">
            <text:p>4 nt</text:p>
          </table:table-cell>
          <table:table-cell table:style-name="ce2" table:number-columns-repeated="2"/>
          <table:table-cell table:style-name="ce10" office:value-type="string">
            <text:p>DG203-2</text:p>
          </table:table-cell>
          <table:table-cell table:style-name="ce2" table:number-columns-repeated="2"/>
          <table:table-cell table:number-columns-repeated="2"/>
          <table:table-cell table:style-name="ce15" office:value-type="string">
            <text:p>DG203-2</text:p>
          </table:table-cell>
          <table:table-cell table:number-columns-repeated="4"/>
          <table:table-cell table:style-name="ce15" office:value-type="string">
            <text:p>DG203-2</text:p>
          </table:table-cell>
          <table:table-cell table:number-columns-repeated="5"/>
          <table:table-cell table:style-name="ce15" office:value-type="string">
            <text:p>(-GreB)</text:p>
          </table:table-cell>
          <table:table-cell table:style-name="ce15" office:value-type="string">
            <text:p>(+GreB)</text:p>
          </table:table-cell>
          <table:table-cell table:style-name="ce15" office:value-type="string">
            <text:p>(-GreB)</text:p>
          </table:table-cell>
          <table:table-cell table:number-columns-repeated="996"/>
        </table:table-row>
        <table:table-row table:style-name="ro1">
          <table:table-cell office:value-type="string">
            <text:p>RECT- 149</text:p>
          </table:table-cell>
          <table:table-cell table:style-name="ce2" office:value-type="float" office:value="469398.01">
            <text:p>469398</text:p>
          </table:table-cell>
          <table:table-cell office:value-type="string">
            <text:p>5 nt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formula="of:=[.B150]-[.D150]" office:value-type="float" office:value="435932.94">
            <text:p>435933</text:p>
          </table:table-cell>
          <table:table-cell office:value-type="string">
            <text:p>5 nt</text:p>
          </table:table-cell>
          <table:table-cell table:style-name="ce2"/>
          <table:table-cell table:style-name="ce1" office:value-type="string">
            <text:p>RNA (nt)</text:p>
          </table:table-cell>
          <table:table-cell table:style-name="ce8" office:value-type="string">
            <text:p>(-GreB)</text:p>
          </table:table-cell>
          <table:table-cell table:style-name="ce12" office:value-type="string">
            <text:p>% Yield</text:p>
          </table:table-cell>
          <table:table-cell table:style-name="ce12" office:value-type="string">
            <text:p>% RNAP</text:p>
          </table:table-cell>
          <table:table-cell table:style-name="ce12" office:value-type="string">
            <text:p>AP</text:p>
          </table:table-cell>
          <table:table-cell table:style-name="ce1" office:value-type="string">
            <text:p>RNA (nt)</text:p>
          </table:table-cell>
          <table:table-cell table:style-name="ce8" office:value-type="string">
            <text:p>(+GreB)</text:p>
          </table:table-cell>
          <table:table-cell table:style-name="ce12" office:value-type="string">
            <text:p>% Yield</text:p>
          </table:table-cell>
          <table:table-cell table:style-name="ce12" office:value-type="string">
            <text:p>% RNAP</text:p>
          </table:table-cell>
          <table:table-cell table:style-name="ce12" office:value-type="string">
            <text:p>AP</text:p>
          </table:table-cell>
          <table:table-cell table:style-name="ce1" office:value-type="string">
            <text:p>RNA (nt)</text:p>
          </table:table-cell>
          <table:table-cell table:style-name="ce8" office:value-type="string">
            <text:p>(-GreB)</text:p>
          </table:table-cell>
          <table:table-cell table:style-name="ce12" office:value-type="string">
            <text:p>% Yield</text:p>
          </table:table-cell>
          <table:table-cell table:style-name="ce12" office:value-type="string">
            <text:p>% RNAP</text:p>
          </table:table-cell>
          <table:table-cell table:style-name="ce12" office:value-type="string">
            <text:p>AP</text:p>
          </table:table-cell>
          <table:table-cell/>
          <table:table-cell table:style-name="ce1" office:value-type="string">
            <text:p>RNA (nt)</text:p>
          </table:table-cell>
          <table:table-cell table:style-name="ce12" office:value-type="string">
            <text:p>AP</text:p>
          </table:table-cell>
          <table:table-cell table:style-name="ce12" office:value-type="string">
            <text:p>AP</text:p>
          </table:table-cell>
          <table:table-cell table:style-name="ce12" office:value-type="string">
            <text:p>AP</text:p>
          </table:table-cell>
          <table:table-cell table:number-columns-repeated="996"/>
        </table:table-row>
        <table:table-row table:style-name="ro1">
          <table:table-cell office:value-type="string">
            <text:p>RECT- 150</text:p>
          </table:table-cell>
          <table:table-cell table:style-name="ce2" office:value-type="float" office:value="2708748.57">
            <text:p>2708749</text:p>
          </table:table-cell>
          <table:table-cell office:value-type="string">
            <text:p>6 nt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formula="of:=[.B151]-[.D151]" office:value-type="float" office:value="2671599.66">
            <text:p>2671600</text:p>
          </table:table-cell>
          <table:table-cell office:value-type="string">
            <text:p>6 nt</text:p>
          </table:table-cell>
          <table:table-cell table:style-name="ce2"/>
          <table:table-cell table:style-name="ce3" office:value-type="float" office:value="2">
            <text:p>2</text:p>
          </table:table-cell>
          <table:table-cell table:style-name="ce9" office:value-type="float" office:value="14312648.57">
            <text:p>14312649</text:p>
          </table:table-cell>
          <table:table-cell table:style-name="ce13" table:formula="of:=[.J151]/[.$J$174]*100" office:value-type="float" office:value="137.888078971221">
            <text:p>137.9</text:p>
          </table:table-cell>
          <table:table-cell table:style-name="ce13" office:value-type="float" office:value="100">
            <text:p>100.0</text:p>
          </table:table-cell>
          <table:table-cell table:style-name="ce13" table:formula="of:=[.K151]/[.L151]*100" office:value-type="float" office:value="137.888078971221">
            <text:p>137.9</text:p>
          </table:table-cell>
          <table:table-cell table:style-name="ce3" office:value-type="float" office:value="2">
            <text:p>2</text:p>
          </table:table-cell>
          <table:table-cell table:style-name="ce9" office:value-type="float" office:value="12415309.29">
            <text:p>12415309</text:p>
          </table:table-cell>
          <table:table-cell table:style-name="ce13" table:formula="of:=[.O151]/[.$O$174]*100" office:value-type="float" office:value="106.168744852895">
            <text:p>106.2</text:p>
          </table:table-cell>
          <table:table-cell table:style-name="ce13" office:value-type="float" office:value="100">
            <text:p>100.0</text:p>
          </table:table-cell>
          <table:table-cell table:style-name="ce13" table:formula="of:=[.P151]/[.Q151]*100" office:value-type="float" office:value="106.168744852895">
            <text:p>106.2</text:p>
          </table:table-cell>
          <table:table-cell table:style-name="ce3" office:value-type="float" office:value="2">
            <text:p>2</text:p>
          </table:table-cell>
          <table:table-cell table:style-name="ce9" office:value-type="float" office:value="4950284.09">
            <text:p>4950284</text:p>
          </table:table-cell>
          <table:table-cell table:style-name="ce13" table:formula="of:=[.T151]/[.$T$174]*100" office:value-type="float" office:value="49.8374725662095">
            <text:p>49.8</text:p>
          </table:table-cell>
          <table:table-cell table:style-name="ce13" office:value-type="float" office:value="100">
            <text:p>100.0</text:p>
          </table:table-cell>
          <table:table-cell table:style-name="ce13" table:formula="of:=[.U151]/[.V151]*100" office:value-type="float" office:value="49.8374725662095">
            <text:p>49.8</text:p>
          </table:table-cell>
          <table:table-cell table:style-name="ce17"/>
          <table:table-cell table:style-name="ce3"/>
          <table:table-cell table:number-columns-repeated="999"/>
        </table:table-row>
        <table:table-row table:style-name="ro1">
          <table:table-cell office:value-type="string">
            <text:p>RECT- 151</text:p>
          </table:table-cell>
          <table:table-cell table:style-name="ce2" office:value-type="float" office:value="4670397.81">
            <text:p>4670398</text:p>
          </table:table-cell>
          <table:table-cell office:value-type="string">
            <text:p>7 nt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formula="of:=[.B152]-[.D152]" office:value-type="float" office:value="4637209.49">
            <text:p>4637209</text:p>
          </table:table-cell>
          <table:table-cell office:value-type="string">
            <text:p>7 nt</text:p>
          </table:table-cell>
          <table:table-cell table:style-name="ce2"/>
          <table:table-cell table:style-name="ce4" office:value-type="float" office:value="3">
            <text:p>3</text:p>
          </table:table-cell>
          <table:table-cell table:style-name="ce2" office:value-type="float" office:value="1120329.5">
            <text:p>1120330</text:p>
          </table:table-cell>
          <table:table-cell table:style-name="ce14" table:formula="of:=[.J152]/[.$J$174]*100" office:value-type="float" office:value="10.7932561757707">
            <text:p>10.8</text:p>
          </table:table-cell>
          <table:table-cell table:style-name="ce14" office:value-type="float" office:value="100">
            <text:p>100.0</text:p>
          </table:table-cell>
          <table:table-cell table:style-name="ce14" table:formula="of:=[.K152]/[.L152]*100" office:value-type="float" office:value="10.7932561757707">
            <text:p>10.8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188833.26">
            <text:p>1188833</text:p>
          </table:table-cell>
          <table:table-cell table:style-name="ce14" table:formula="of:=[.O152]/[.$O$174]*100" office:value-type="float" office:value="10.1662336479396">
            <text:p>10.2</text:p>
          </table:table-cell>
          <table:table-cell table:style-name="ce14" office:value-type="float" office:value="100">
            <text:p>100.0</text:p>
          </table:table-cell>
          <table:table-cell table:style-name="ce14" table:formula="of:=[.P152]/[.Q152]*100" office:value-type="float" office:value="10.1662336479396">
            <text:p>10.2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024791.97">
            <text:p>1024792</text:p>
          </table:table-cell>
          <table:table-cell table:style-name="ce14" table:formula="of:=[.T152]/[.$T$174]*100" office:value-type="float" office:value="10.3171940766225">
            <text:p>10.3</text:p>
          </table:table-cell>
          <table:table-cell table:style-name="ce14" office:value-type="float" office:value="100">
            <text:p>100.0</text:p>
          </table:table-cell>
          <table:table-cell table:style-name="ce14" table:formula="of:=[.U152]/[.V152]*100" office:value-type="float" office:value="10.3171940766225">
            <text:p>10.3</text:p>
          </table:table-cell>
          <table:table-cell/>
          <table:table-cell table:style-name="ce4" office:value-type="float" office:value="3">
            <text:p>3</text:p>
          </table:table-cell>
          <table:table-cell table:style-name="ce18" office:value-type="float" office:value="10.7932561757707">
            <text:p>10.8</text:p>
          </table:table-cell>
          <table:table-cell table:style-name="ce18" office:value-type="float" office:value="10.1662336479396">
            <text:p>10.2</text:p>
          </table:table-cell>
          <table:table-cell table:style-name="ce18" office:value-type="float" office:value="10.3171940766225">
            <text:p>10.3</text:p>
          </table:table-cell>
          <table:table-cell table:number-columns-repeated="996"/>
        </table:table-row>
        <table:table-row table:style-name="ro1">
          <table:table-cell office:value-type="string">
            <text:p>RECT- 152</text:p>
          </table:table-cell>
          <table:table-cell table:style-name="ce2" office:value-type="float" office:value="1666629.37">
            <text:p>1666629</text:p>
          </table:table-cell>
          <table:table-cell office:value-type="string">
            <text:p>8 nt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formula="of:=[.B153]-[.D153]" office:value-type="float" office:value="1635673.02">
            <text:p>1635673</text:p>
          </table:table-cell>
          <table:table-cell office:value-type="string">
            <text:p>8 nt</text:p>
          </table:table-cell>
          <table:table-cell table:style-name="ce2"/>
          <table:table-cell table:style-name="ce4" office:value-type="float" office:value="4">
            <text:p>4</text:p>
          </table:table-cell>
          <table:table-cell table:style-name="ce2" office:value-type="float" office:value="1988014.42">
            <text:p>1988014</text:p>
          </table:table-cell>
          <table:table-cell table:style-name="ce14" table:formula="of:=[.J153]/[.$J$174]*100" office:value-type="float" office:value="19.1525340680454">
            <text:p>19.2</text:p>
          </table:table-cell>
          <table:table-cell table:style-name="ce14" office:value-type="float" office:value="89.2">
            <text:p>89.2</text:p>
          </table:table-cell>
          <table:table-cell table:style-name="ce14" table:formula="of:=[.K153]/[.L153]*100" office:value-type="float" office:value="21.4714507489298">
            <text:p>21.5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3064448.58">
            <text:p>3064449</text:p>
          </table:table-cell>
          <table:table-cell table:style-name="ce14" table:formula="of:=[.O153]/[.$O$174]*100" office:value-type="float" office:value="26.2054413470706">
            <text:p>26.2</text:p>
          </table:table-cell>
          <table:table-cell table:style-name="ce14" office:value-type="float" office:value="89.8">
            <text:p>89.8</text:p>
          </table:table-cell>
          <table:table-cell table:style-name="ce14" table:formula="of:=[.P153]/[.Q153]*100" office:value-type="float" office:value="29.1820059544216">
            <text:p>29.2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776460.3">
            <text:p>1776460</text:p>
          </table:table-cell>
          <table:table-cell table:style-name="ce14" table:formula="of:=[.T153]/[.$T$174]*100" office:value-type="float" office:value="17.8846890110927">
            <text:p>17.9</text:p>
          </table:table-cell>
          <table:table-cell table:style-name="ce14" office:value-type="float" office:value="89.7">
            <text:p>89.7</text:p>
          </table:table-cell>
          <table:table-cell table:style-name="ce14" table:formula="of:=[.U153]/[.V153]*100" office:value-type="float" office:value="19.9383378050086">
            <text:p>19.9</text:p>
          </table:table-cell>
          <table:table-cell/>
          <table:table-cell table:style-name="ce4" office:value-type="float" office:value="4">
            <text:p>4</text:p>
          </table:table-cell>
          <table:table-cell table:style-name="ce18" office:value-type="float" office:value="21.4714507489298">
            <text:p>21.5</text:p>
          </table:table-cell>
          <table:table-cell table:style-name="ce18" office:value-type="float" office:value="29.1820059544216">
            <text:p>29.2</text:p>
          </table:table-cell>
          <table:table-cell table:style-name="ce18" office:value-type="float" office:value="19.9383378050086">
            <text:p>19.9</text:p>
          </table:table-cell>
          <table:table-cell table:number-columns-repeated="996"/>
        </table:table-row>
        <table:table-row table:style-name="ro1">
          <table:table-cell office:value-type="string">
            <text:p>RECT- 153</text:p>
          </table:table-cell>
          <table:table-cell table:style-name="ce2" office:value-type="float" office:value="1471782.29">
            <text:p>1471782</text:p>
          </table:table-cell>
          <table:table-cell office:value-type="string">
            <text:p>9 nt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formula="of:=[.B154]-[.D154]" office:value-type="float" office:value="1436360.76">
            <text:p>1436361</text:p>
          </table:table-cell>
          <table:table-cell office:value-type="string">
            <text:p>9 nt</text:p>
          </table:table-cell>
          <table:table-cell table:style-name="ce2"/>
          <table:table-cell table:style-name="ce4" office:value-type="float" office:value="5">
            <text:p>5</text:p>
          </table:table-cell>
          <table:table-cell table:style-name="ce2" office:value-type="float" office:value="491379.33">
            <text:p>491379</text:p>
          </table:table-cell>
          <table:table-cell table:style-name="ce14" table:formula="of:=[.J154]/[.$J$174]*100" office:value-type="float" office:value="4.7339492427617">
            <text:p>4.7</text:p>
          </table:table-cell>
          <table:table-cell table:style-name="ce14" office:value-type="float" office:value="70">
            <text:p>70.0</text:p>
          </table:table-cell>
          <table:table-cell table:style-name="ce14" table:formula="of:=[.K154]/[.L154]*100" office:value-type="float" office:value="6.76278463251671">
            <text:p>6.8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13308.02">
            <text:p>113308</text:p>
          </table:table-cell>
          <table:table-cell table:style-name="ce14" table:formula="of:=[.O154]/[.$O$174]*100" office:value-type="float" office:value="0.968946482457443">
            <text:p>1.0</text:p>
          </table:table-cell>
          <table:table-cell table:style-name="ce14" office:value-type="float" office:value="63.6">
            <text:p>63.6</text:p>
          </table:table-cell>
          <table:table-cell table:style-name="ce14" table:formula="of:=[.P154]/[.Q154]*100" office:value-type="float" office:value="1.52350075858089">
            <text:p>1.5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473808.07">
            <text:p>473808</text:p>
          </table:table-cell>
          <table:table-cell table:style-name="ce14" table:formula="of:=[.T154]/[.$T$174]*100" office:value-type="float" office:value="4.7701094040188">
            <text:p>4.8</text:p>
          </table:table-cell>
          <table:table-cell table:style-name="ce14" office:value-type="float" office:value="71.8">
            <text:p>71.8</text:p>
          </table:table-cell>
          <table:table-cell table:style-name="ce14" table:formula="of:=[.U154]/[.V154]*100" office:value-type="float" office:value="6.64360641228245">
            <text:p>6.6</text:p>
          </table:table-cell>
          <table:table-cell/>
          <table:table-cell table:style-name="ce4" office:value-type="float" office:value="5">
            <text:p>5</text:p>
          </table:table-cell>
          <table:table-cell table:style-name="ce18" office:value-type="float" office:value="6.76278463251671">
            <text:p>6.8</text:p>
          </table:table-cell>
          <table:table-cell table:style-name="ce18" office:value-type="float" office:value="1.52350075858089">
            <text:p>1.5</text:p>
          </table:table-cell>
          <table:table-cell table:style-name="ce18" office:value-type="float" office:value="6.64360641228245">
            <text:p>6.6</text:p>
          </table:table-cell>
          <table:table-cell table:number-columns-repeated="996"/>
        </table:table-row>
        <table:table-row table:style-name="ro1">
          <table:table-cell office:value-type="string">
            <text:p>RECT- 154</text:p>
          </table:table-cell>
          <table:table-cell table:style-name="ce2" office:value-type="float" office:value="542948.33">
            <text:p>542948</text:p>
          </table:table-cell>
          <table:table-cell office:value-type="string">
            <text:p>10 nt</text:p>
          </table:table-cell>
          <table:table-cell table:style-name="ce2" office:value-type="float" office:value="29668.24">
            <text:p>29668</text:p>
          </table:table-cell>
          <table:table-cell office:value-type="string">
            <text:p>10 nt</text:p>
          </table:table-cell>
          <table:table-cell table:style-name="ce2" table:formula="of:=[.B155]-[.D155]" office:value-type="float" office:value="513280.09">
            <text:p>513280</text:p>
          </table:table-cell>
          <table:table-cell office:value-type="string">
            <text:p>10 nt</text:p>
          </table:table-cell>
          <table:table-cell table:style-name="ce2"/>
          <table:table-cell table:style-name="ce4" office:value-type="float" office:value="6">
            <text:p>6</text:p>
          </table:table-cell>
          <table:table-cell table:style-name="ce2" office:value-type="float" office:value="1470544.45">
            <text:p>1470544</text:p>
          </table:table-cell>
          <table:table-cell table:style-name="ce14" table:formula="of:=[.J155]/[.$J$174]*100" office:value-type="float" office:value="14.1672275582388">
            <text:p>14.2</text:p>
          </table:table-cell>
          <table:table-cell table:style-name="ce14" office:value-type="float" office:value="65.3">
            <text:p>65.3</text:p>
          </table:table-cell>
          <table:table-cell table:style-name="ce14" table:formula="of:=[.K155]/[.L155]*100" office:value-type="float" office:value="21.695601161162">
            <text:p>21.7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120159.28">
            <text:p>120159</text:p>
          </table:table-cell>
          <table:table-cell table:style-name="ce14" table:formula="of:=[.O155]/[.$O$174]*100" office:value-type="float" office:value="1.02753460602894">
            <text:p>1.0</text:p>
          </table:table-cell>
          <table:table-cell table:style-name="ce14" office:value-type="float" office:value="62.6">
            <text:p>62.6</text:p>
          </table:table-cell>
          <table:table-cell table:style-name="ce14" table:formula="of:=[.P155]/[.Q155]*100" office:value-type="float" office:value="1.64142908311332">
            <text:p>1.6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1367148.99">
            <text:p>1367149</text:p>
          </table:table-cell>
          <table:table-cell table:style-name="ce14" table:formula="of:=[.T155]/[.$T$174]*100" office:value-type="float" office:value="13.7639070898345">
            <text:p>13.8</text:p>
          </table:table-cell>
          <table:table-cell table:style-name="ce14" office:value-type="float" office:value="67">
            <text:p>67.0</text:p>
          </table:table-cell>
          <table:table-cell table:style-name="ce14" table:formula="of:=[.U155]/[.V155]*100" office:value-type="float" office:value="20.5431449102008">
            <text:p>20.5</text:p>
          </table:table-cell>
          <table:table-cell/>
          <table:table-cell table:style-name="ce4" office:value-type="float" office:value="6">
            <text:p>6</text:p>
          </table:table-cell>
          <table:table-cell table:style-name="ce18" office:value-type="float" office:value="21.695601161162">
            <text:p>21.7</text:p>
          </table:table-cell>
          <table:table-cell table:style-name="ce18" office:value-type="float" office:value="1.64142908311332">
            <text:p>1.6</text:p>
          </table:table-cell>
          <table:table-cell table:style-name="ce18" office:value-type="float" office:value="20.5431449102008">
            <text:p>20.5</text:p>
          </table:table-cell>
          <table:table-cell table:number-columns-repeated="996"/>
        </table:table-row>
        <table:table-row table:style-name="ro1">
          <table:table-cell office:value-type="string">
            <text:p>RECT- 155</text:p>
          </table:table-cell>
          <table:table-cell table:style-name="ce2" office:value-type="float" office:value="388473.5">
            <text:p>388474</text:p>
          </table:table-cell>
          <table:table-cell office:value-type="string">
            <text:p>11 nt</text:p>
          </table:table-cell>
          <table:table-cell table:style-name="ce2" office:value-type="float" office:value="24956.48">
            <text:p>24956</text:p>
          </table:table-cell>
          <table:table-cell office:value-type="string">
            <text:p>11 nt</text:p>
          </table:table-cell>
          <table:table-cell table:style-name="ce2" table:formula="of:=[.B156]-[.D156]" office:value-type="float" office:value="363517.02">
            <text:p>363517</text:p>
          </table:table-cell>
          <table:table-cell office:value-type="string">
            <text:p>11 nt</text:p>
          </table:table-cell>
          <table:table-cell table:style-name="ce2"/>
          <table:table-cell table:style-name="ce4" office:value-type="float" office:value="7">
            <text:p>7</text:p>
          </table:table-cell>
          <table:table-cell table:style-name="ce2" office:value-type="float" office:value="162661.41">
            <text:p>162661</text:p>
          </table:table-cell>
          <table:table-cell table:style-name="ce14" table:formula="of:=[.J156]/[.$J$174]*100" office:value-type="float" office:value="1.5670802813298">
            <text:p>1.6</text:p>
          </table:table-cell>
          <table:table-cell table:style-name="ce14" office:value-type="float" office:value="51.1">
            <text:p>51.1</text:p>
          </table:table-cell>
          <table:table-cell table:style-name="ce14" table:formula="of:=[.K156]/[.L156]*100" office:value-type="float" office:value="3.06669330984306">
            <text:p>3.1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40418.85">
            <text:p>40419</text:p>
          </table:table-cell>
          <table:table-cell table:style-name="ce14" table:formula="of:=[.O156]/[.$O$174]*100" office:value-type="float" office:value="0.345639280718832">
            <text:p>0.3</text:p>
          </table:table-cell>
          <table:table-cell table:style-name="ce14" office:value-type="float" office:value="61.6">
            <text:p>61.6</text:p>
          </table:table-cell>
          <table:table-cell table:style-name="ce14" table:formula="of:=[.P156]/[.Q156]*100" office:value-type="float" office:value="0.561102728439662">
            <text:p>0.6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156636.05">
            <text:p>156636</text:p>
          </table:table-cell>
          <table:table-cell table:style-name="ce14" table:formula="of:=[.T156]/[.$T$174]*100" office:value-type="float" office:value="1.57694885845519">
            <text:p>1.6</text:p>
          </table:table-cell>
          <table:table-cell table:style-name="ce14" office:value-type="float" office:value="53.2">
            <text:p>53.2</text:p>
          </table:table-cell>
          <table:table-cell table:style-name="ce14" table:formula="of:=[.U156]/[.V156]*100" office:value-type="float" office:value="2.9641895835624">
            <text:p>3.0</text:p>
          </table:table-cell>
          <table:table-cell/>
          <table:table-cell table:style-name="ce4" office:value-type="float" office:value="7">
            <text:p>7</text:p>
          </table:table-cell>
          <table:table-cell table:style-name="ce18" office:value-type="float" office:value="3.06669330984306">
            <text:p>3.1</text:p>
          </table:table-cell>
          <table:table-cell table:style-name="ce18" office:value-type="float" office:value="0.561102728439662">
            <text:p>0.6</text:p>
          </table:table-cell>
          <table:table-cell table:style-name="ce18" office:value-type="float" office:value="2.9641895835624">
            <text:p>3.0</text:p>
          </table:table-cell>
          <table:table-cell table:number-columns-repeated="996"/>
        </table:table-row>
        <table:table-row table:style-name="ro1">
          <table:table-cell office:value-type="string">
            <text:p>RECT- 156</text:p>
          </table:table-cell>
          <table:table-cell table:style-name="ce2" office:value-type="float" office:value="936179.88">
            <text:p>936180</text:p>
          </table:table-cell>
          <table:table-cell office:value-type="string">
            <text:p>12 nt</text:p>
          </table:table-cell>
          <table:table-cell table:style-name="ce2" office:value-type="float" office:value="23159.54">
            <text:p>23160</text:p>
          </table:table-cell>
          <table:table-cell office:value-type="string">
            <text:p>12 nt</text:p>
          </table:table-cell>
          <table:table-cell table:style-name="ce2" table:formula="of:=[.B157]-[.D157]" office:value-type="float" office:value="913020.34">
            <text:p>913020</text:p>
          </table:table-cell>
          <table:table-cell office:value-type="string">
            <text:p>12 nt</text:p>
          </table:table-cell>
          <table:table-cell table:style-name="ce2"/>
          <table:table-cell table:style-name="ce4" office:value-type="float" office:value="8">
            <text:p>8</text:p>
          </table:table-cell>
          <table:table-cell table:style-name="ce2" office:value-type="float" office:value="385311.72">
            <text:p>385312</text:p>
          </table:table-cell>
          <table:table-cell table:style-name="ce14" table:formula="of:=[.J157]/[.$J$174]*100" office:value-type="float" office:value="3.71209372018397">
            <text:p>3.7</text:p>
          </table:table-cell>
          <table:table-cell table:style-name="ce14" office:value-type="float" office:value="49.5">
            <text:p>49.5</text:p>
          </table:table-cell>
          <table:table-cell table:style-name="ce14" table:formula="of:=[.K157]/[.L157]*100" office:value-type="float" office:value="7.49917923269489">
            <text:p>7.5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41687.44">
            <text:p>41687</text:p>
          </table:table-cell>
          <table:table-cell table:style-name="ce14" table:formula="of:=[.O157]/[.$O$174]*100" office:value-type="float" office:value="0.356487549166032">
            <text:p>0.4</text:p>
          </table:table-cell>
          <table:table-cell table:style-name="ce14" office:value-type="float" office:value="61.3">
            <text:p>61.3</text:p>
          </table:table-cell>
          <table:table-cell table:style-name="ce14" table:formula="of:=[.P157]/[.Q157]*100" office:value-type="float" office:value="0.581545757203967">
            <text:p>0.6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70200.38">
            <text:p>370200</text:p>
          </table:table-cell>
          <table:table-cell table:style-name="ce14" table:formula="of:=[.T157]/[.$T$174]*100" office:value-type="float" office:value="3.72702878194821">
            <text:p>3.7</text:p>
          </table:table-cell>
          <table:table-cell table:style-name="ce14" office:value-type="float" office:value="51.6">
            <text:p>51.6</text:p>
          </table:table-cell>
          <table:table-cell table:style-name="ce14" table:formula="of:=[.U157]/[.V157]*100" office:value-type="float" office:value="7.22292399602367">
            <text:p>7.2</text:p>
          </table:table-cell>
          <table:table-cell/>
          <table:table-cell table:style-name="ce4" office:value-type="float" office:value="8">
            <text:p>8</text:p>
          </table:table-cell>
          <table:table-cell table:style-name="ce18" office:value-type="float" office:value="7.49917923269489">
            <text:p>7.5</text:p>
          </table:table-cell>
          <table:table-cell table:style-name="ce18" office:value-type="float" office:value="0.581545757203967">
            <text:p>0.6</text:p>
          </table:table-cell>
          <table:table-cell table:style-name="ce18" office:value-type="float" office:value="7.22292399602367">
            <text:p>7.2</text:p>
          </table:table-cell>
          <table:table-cell table:number-columns-repeated="996"/>
        </table:table-row>
        <table:table-row table:style-name="ro1">
          <table:table-cell office:value-type="string">
            <text:p>RECT- 157</text:p>
          </table:table-cell>
          <table:table-cell table:style-name="ce2" office:value-type="float" office:value="5140830.03">
            <text:p>5140830</text:p>
          </table:table-cell>
          <table:table-cell office:value-type="string">
            <text:p>13 nt</text:p>
          </table:table-cell>
          <table:table-cell table:style-name="ce2" office:value-type="float" office:value="23497.97">
            <text:p>23498</text:p>
          </table:table-cell>
          <table:table-cell office:value-type="string">
            <text:p>13 nt</text:p>
          </table:table-cell>
          <table:table-cell table:style-name="ce2" table:formula="of:=[.B158]-[.D158]" office:value-type="float" office:value="5117332.06">
            <text:p>5117332</text:p>
          </table:table-cell>
          <table:table-cell office:value-type="string">
            <text:p>13 nt</text:p>
          </table:table-cell>
          <table:table-cell table:style-name="ce2"/>
          <table:table-cell table:style-name="ce4" office:value-type="float" office:value="9">
            <text:p>9</text:p>
          </table:table-cell>
          <table:table-cell table:style-name="ce2" office:value-type="float" office:value="113064.51">
            <text:p>113065</text:p>
          </table:table-cell>
          <table:table-cell table:style-name="ce14" table:formula="of:=[.J158]/[.$J$174]*100" office:value-type="float" office:value="1.08926366824938">
            <text:p>1.1</text:p>
          </table:table-cell>
          <table:table-cell table:style-name="ce14" office:value-type="float" office:value="45.8">
            <text:p>45.8</text:p>
          </table:table-cell>
          <table:table-cell table:style-name="ce14" table:formula="of:=[.K158]/[.L158]*100" office:value-type="float" office:value="2.37830495250956">
            <text:p>2.4</text:p>
          </table:table-cell>
          <table:table-cell table:style-name="ce4" office:value-type="float" office:value="9">
            <text:p>9</text:p>
          </table:table-cell>
          <table:table-cell table:style-name="ce2" office:value-type="float" office:value="22420.87">
            <text:p>22421</text:p>
          </table:table-cell>
          <table:table-cell table:style-name="ce14" table:formula="of:=[.O158]/[.$O$174]*100" office:value-type="float" office:value="0.191730674670121">
            <text:p>0.2</text:p>
          </table:table-cell>
          <table:table-cell table:style-name="ce14" office:value-type="float" office:value="60.9">
            <text:p>60.9</text:p>
          </table:table-cell>
          <table:table-cell table:style-name="ce14" table:formula="of:=[.P158]/[.Q158]*100" office:value-type="float" office:value="0.314828694039608">
            <text:p>0.3</text:p>
          </table:table-cell>
          <table:table-cell table:style-name="ce4" office:value-type="float" office:value="9">
            <text:p>9</text:p>
          </table:table-cell>
          <table:table-cell table:style-name="ce2" office:value-type="float" office:value="108649.56">
            <text:p>108650</text:p>
          </table:table-cell>
          <table:table-cell table:style-name="ce14" table:formula="of:=[.T158]/[.$T$174]*100" office:value-type="float" office:value="1.09384014480485">
            <text:p>1.1</text:p>
          </table:table-cell>
          <table:table-cell table:style-name="ce14" office:value-type="float" office:value="47.9">
            <text:p>47.9</text:p>
          </table:table-cell>
          <table:table-cell table:style-name="ce14" table:formula="of:=[.U158]/[.V158]*100" office:value-type="float" office:value="2.28359111650281">
            <text:p>2.3</text:p>
          </table:table-cell>
          <table:table-cell/>
          <table:table-cell table:style-name="ce4" office:value-type="float" office:value="9">
            <text:p>9</text:p>
          </table:table-cell>
          <table:table-cell table:style-name="ce18" office:value-type="float" office:value="2.37830495250956">
            <text:p>2.4</text:p>
          </table:table-cell>
          <table:table-cell table:style-name="ce18" office:value-type="float" office:value="0.314828694039608">
            <text:p>0.3</text:p>
          </table:table-cell>
          <table:table-cell table:style-name="ce18" office:value-type="float" office:value="2.28359111650281">
            <text:p>2.3</text:p>
          </table:table-cell>
          <table:table-cell table:number-columns-repeated="996"/>
        </table:table-row>
        <table:table-row table:style-name="ro1">
          <table:table-cell office:value-type="string">
            <text:p>RECT- 158</text:p>
          </table:table-cell>
          <table:table-cell table:style-name="ce2" office:value-type="float" office:value="2953833.36">
            <text:p>2953833</text:p>
          </table:table-cell>
          <table:table-cell office:value-type="string">
            <text:p>14 nt</text:p>
          </table:table-cell>
          <table:table-cell table:style-name="ce2" office:value-type="float" office:value="24268.84">
            <text:p>24269</text:p>
          </table:table-cell>
          <table:table-cell office:value-type="string">
            <text:p>14 nt</text:p>
          </table:table-cell>
          <table:table-cell table:style-name="ce2" table:formula="of:=[.B159]-[.D159]" office:value-type="float" office:value="2929564.52">
            <text:p>2929565</text:p>
          </table:table-cell>
          <table:table-cell office:value-type="string">
            <text:p>14 nt</text:p>
          </table:table-cell>
          <table:table-cell table:style-name="ce2"/>
          <table:table-cell table:style-name="ce4" office:value-type="float" office:value="10">
            <text:p>10</text:p>
          </table:table-cell>
          <table:table-cell table:style-name="ce2" office:value-type="float" office:value="146661.93">
            <text:p>146662</text:p>
          </table:table-cell>
          <table:table-cell table:style-name="ce14" table:formula="of:=[.J159]/[.$J$174]*100" office:value-type="float" office:value="1.41294126569278">
            <text:p>1.4</text:p>
          </table:table-cell>
          <table:table-cell table:style-name="ce14" office:value-type="float" office:value="44.7">
            <text:p>44.7</text:p>
          </table:table-cell>
          <table:table-cell table:style-name="ce14" table:formula="of:=[.K159]/[.L159]*100" office:value-type="float" office:value="3.1609424288429">
            <text:p>3.2</text:p>
          </table:table-cell>
          <table:table-cell table:style-name="ce4" office:value-type="float" office:value="10">
            <text:p>10</text:p>
          </table:table-cell>
          <table:table-cell table:style-name="ce2" office:value-type="float" office:value="10669.21">
            <text:p>10669</text:p>
          </table:table-cell>
          <table:table-cell table:style-name="ce14" table:formula="of:=[.O159]/[.$O$174]*100" office:value-type="float" office:value="0.0912370854251957">
            <text:p>0.1</text:p>
          </table:table-cell>
          <table:table-cell table:style-name="ce14" office:value-type="float" office:value="60.7">
            <text:p>60.7</text:p>
          </table:table-cell>
          <table:table-cell table:style-name="ce14" table:formula="of:=[.P159]/[.Q159]*100" office:value-type="float" office:value="0.15030821322108">
            <text:p>0.2</text:p>
          </table:table-cell>
          <table:table-cell table:style-name="ce4" office:value-type="float" office:value="10">
            <text:p>10</text:p>
          </table:table-cell>
          <table:table-cell table:style-name="ce2" office:value-type="float" office:value="134053.15">
            <text:p>134053</text:p>
          </table:table-cell>
          <table:table-cell table:style-name="ce14" table:formula="of:=[.T159]/[.$T$174]*100" office:value-type="float" office:value="1.34959328880435">
            <text:p>1.3</text:p>
          </table:table-cell>
          <table:table-cell table:style-name="ce14" office:value-type="float" office:value="46.8">
            <text:p>46.8</text:p>
          </table:table-cell>
          <table:table-cell table:style-name="ce14" table:formula="of:=[.U159]/[.V159]*100" office:value-type="float" office:value="2.88374634359904">
            <text:p>2.9</text:p>
          </table:table-cell>
          <table:table-cell/>
          <table:table-cell table:style-name="ce4" office:value-type="float" office:value="10">
            <text:p>10</text:p>
          </table:table-cell>
          <table:table-cell table:style-name="ce18" office:value-type="float" office:value="3.1609424288429">
            <text:p>3.2</text:p>
          </table:table-cell>
          <table:table-cell table:style-name="ce18" office:value-type="float" office:value="0.15030821322108">
            <text:p>0.2</text:p>
          </table:table-cell>
          <table:table-cell table:style-name="ce18" office:value-type="float" office:value="2.88374634359904">
            <text:p>2.9</text:p>
          </table:table-cell>
          <table:table-cell table:number-columns-repeated="996"/>
        </table:table-row>
        <table:table-row table:style-name="ro1">
          <table:table-cell office:value-type="string">
            <text:p>RECT- 159</text:p>
          </table:table-cell>
          <table:table-cell table:style-name="ce2" office:value-type="float" office:value="238331.86">
            <text:p>238332</text:p>
          </table:table-cell>
          <table:table-cell office:value-type="string">
            <text:p>15 nt</text:p>
          </table:table-cell>
          <table:table-cell table:style-name="ce2" office:value-type="float" office:value="22989.38">
            <text:p>22989</text:p>
          </table:table-cell>
          <table:table-cell office:value-type="string">
            <text:p>15 nt</text:p>
          </table:table-cell>
          <table:table-cell table:style-name="ce2" table:formula="of:=[.B160]-[.D160]" office:value-type="float" office:value="215342.48">
            <text:p>215342</text:p>
          </table:table-cell>
          <table:table-cell office:value-type="string">
            <text:p>15 nt</text:p>
          </table:table-cell>
          <table:table-cell table:style-name="ce2"/>
          <table:table-cell table:style-name="ce4" office:value-type="float" office:value="11">
            <text:p>11</text:p>
          </table:table-cell>
          <table:table-cell table:style-name="ce2" office:value-type="float" office:value="92526.72">
            <text:p>92527</text:p>
          </table:table-cell>
          <table:table-cell table:style-name="ce14" table:formula="of:=[.J160]/[.$J$174]*100" office:value-type="float" office:value="0.891402566891089">
            <text:p>0.9</text:p>
          </table:table-cell>
          <table:table-cell table:style-name="ce14" office:value-type="float" office:value="43.3">
            <text:p>43.3</text:p>
          </table:table-cell>
          <table:table-cell table:style-name="ce14" table:formula="of:=[.K160]/[.L160]*100" office:value-type="float" office:value="2.05866643623808">
            <text:p>2.1</text:p>
          </table:table-cell>
          <table:table-cell table:style-name="ce4" office:value-type="float" office:value="11">
            <text:p>11</text:p>
          </table:table-cell>
          <table:table-cell table:style-name="ce2" office:value-type="float" office:value="6057.87">
            <text:p>6058</text:p>
          </table:table-cell>
          <table:table-cell table:style-name="ce14" table:formula="of:=[.O160]/[.$O$174]*100" office:value-type="float" office:value="0.0518034983550544">
            <text:p>0.1</text:p>
          </table:table-cell>
          <table:table-cell table:style-name="ce14" office:value-type="float" office:value="60.6">
            <text:p>60.6</text:p>
          </table:table-cell>
          <table:table-cell table:style-name="ce14" table:formula="of:=[.P160]/[.Q160]*100" office:value-type="float" office:value="0.0854843207179115">
            <text:p>0.1</text:p>
          </table:table-cell>
          <table:table-cell table:style-name="ce4" office:value-type="float" office:value="11">
            <text:p>11</text:p>
          </table:table-cell>
          <table:table-cell table:style-name="ce2" office:value-type="float" office:value="83682.72">
            <text:p>83683</text:p>
          </table:table-cell>
          <table:table-cell table:style-name="ce14" table:formula="of:=[.T160]/[.$T$174]*100" office:value-type="float" office:value="0.842484024440259">
            <text:p>0.8</text:p>
          </table:table-cell>
          <table:table-cell table:style-name="ce14" office:value-type="float" office:value="45.5">
            <text:p>45.5</text:p>
          </table:table-cell>
          <table:table-cell table:style-name="ce14" table:formula="of:=[.U160]/[.V160]*100" office:value-type="float" office:value="1.85161324052804">
            <text:p>1.9</text:p>
          </table:table-cell>
          <table:table-cell/>
          <table:table-cell table:style-name="ce4" office:value-type="float" office:value="11">
            <text:p>11</text:p>
          </table:table-cell>
          <table:table-cell table:style-name="ce18" office:value-type="float" office:value="2.05866643623808">
            <text:p>2.1</text:p>
          </table:table-cell>
          <table:table-cell table:style-name="ce18" office:value-type="float" office:value="0.0854843207179115">
            <text:p>0.1</text:p>
          </table:table-cell>
          <table:table-cell table:style-name="ce18" office:value-type="float" office:value="1.85161324052804">
            <text:p>1.9</text:p>
          </table:table-cell>
          <table:table-cell table:number-columns-repeated="996"/>
        </table:table-row>
        <table:table-row table:style-name="ro1">
          <table:table-cell office:value-type="string">
            <text:p>RECT- 160</text:p>
          </table:table-cell>
          <table:table-cell table:style-name="ce2" office:value-type="float" office:value="16915911.44">
            <text:p>16915911</text:p>
          </table:table-cell>
          <table:table-cell office:value-type="string">
            <text:p>2 nt-N25anti (+GreB)</text:p>
          </table:table-cell>
          <table:table-cell table:style-name="ce2" office:value-type="float" office:value="11768335.57">
            <text:p>11768336</text:p>
          </table:table-cell>
          <table:table-cell office:value-type="string">
            <text:p>2 nt-Blank (left)</text:p>
          </table:table-cell>
          <table:table-cell table:style-name="ce2" table:formula="of:=[.B161]-[.D161]" office:value-type="float" office:value="5147575.87">
            <text:p>5147576</text:p>
          </table:table-cell>
          <table:table-cell office:value-type="string">
            <text:p>2 nt-N25anti (+GreB)</text:p>
          </table:table-cell>
          <table:table-cell table:style-name="ce2"/>
          <table:table-cell table:style-name="ce4" office:value-type="float" office:value="12">
            <text:p>12</text:p>
          </table:table-cell>
          <table:table-cell table:style-name="ce2" office:value-type="float" office:value="54272.54">
            <text:p>54273</text:p>
          </table:table-cell>
          <table:table-cell table:style-name="ce14" table:formula="of:=[.J161]/[.$J$174]*100" office:value-type="float" office:value="0.522861736238994">
            <text:p>0.5</text:p>
          </table:table-cell>
          <table:table-cell table:style-name="ce14" office:value-type="float" office:value="42.4">
            <text:p>42.4</text:p>
          </table:table-cell>
          <table:table-cell table:style-name="ce14" table:formula="of:=[.K161]/[.L161]*100" office:value-type="float" office:value="1.23316447226178">
            <text:p>1.2</text:p>
          </table:table-cell>
          <table:table-cell table:style-name="ce4" office:value-type="float" office:value="12">
            <text:p>12</text:p>
          </table:table-cell>
          <table:table-cell table:style-name="ce2" office:value-type="float" office:value="20963.75">
            <text:p>20964</text:p>
          </table:table-cell>
          <table:table-cell table:style-name="ce14" table:formula="of:=[.O161]/[.$O$174]*100" office:value-type="float" office:value="0.179270203659169">
            <text:p>0.2</text:p>
          </table:table-cell>
          <table:table-cell table:style-name="ce14" office:value-type="float" office:value="60.5">
            <text:p>60.5</text:p>
          </table:table-cell>
          <table:table-cell table:style-name="ce14" table:formula="of:=[.P161]/[.Q161]*100" office:value-type="float" office:value="0.296314386213503">
            <text:p>0.3</text:p>
          </table:table-cell>
          <table:table-cell table:style-name="ce4" office:value-type="float" office:value="12">
            <text:p>12</text:p>
          </table:table-cell>
          <table:table-cell table:style-name="ce2" office:value-type="float" office:value="57060.12">
            <text:p>57060</text:p>
          </table:table-cell>
          <table:table-cell table:style-name="ce14" table:formula="of:=[.T161]/[.$T$174]*100" office:value-type="float" office:value="0.574458377221057">
            <text:p>0.6</text:p>
          </table:table-cell>
          <table:table-cell table:style-name="ce14" office:value-type="float" office:value="44.7">
            <text:p>44.7</text:p>
          </table:table-cell>
          <table:table-cell table:style-name="ce14" table:formula="of:=[.U161]/[.V161]*100" office:value-type="float" office:value="1.2851417834923">
            <text:p>1.3</text:p>
          </table:table-cell>
          <table:table-cell/>
          <table:table-cell table:style-name="ce4" office:value-type="float" office:value="12">
            <text:p>12</text:p>
          </table:table-cell>
          <table:table-cell table:style-name="ce18" office:value-type="float" office:value="1.23316447226178">
            <text:p>1.2</text:p>
          </table:table-cell>
          <table:table-cell table:style-name="ce18" office:value-type="float" office:value="0.296314386213503">
            <text:p>0.3</text:p>
          </table:table-cell>
          <table:table-cell table:style-name="ce18" office:value-type="float" office:value="1.2851417834923">
            <text:p>1.3</text:p>
          </table:table-cell>
          <table:table-cell table:number-columns-repeated="996"/>
        </table:table-row>
        <table:table-row table:style-name="ro1">
          <table:table-cell office:value-type="string">
            <text:p>RECT- 161</text:p>
          </table:table-cell>
          <table:table-cell table:style-name="ce2" office:value-type="float" office:value="1751532.45">
            <text:p>1751532</text:p>
          </table:table-cell>
          <table:table-cell office:value-type="string">
            <text:p>3 nt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formula="of:=[.B162]-[.D162]" office:value-type="float" office:value="1438549.84">
            <text:p>1438550</text:p>
          </table:table-cell>
          <table:table-cell office:value-type="string">
            <text:p>3 nt</text:p>
          </table:table-cell>
          <table:table-cell table:style-name="ce2"/>
          <table:table-cell table:style-name="ce4" office:value-type="float" office:value="13">
            <text:p>13</text:p>
          </table:table-cell>
          <table:table-cell table:style-name="ce2" office:value-type="float" office:value="487961.17">
            <text:p>487961</text:p>
          </table:table-cell>
          <table:table-cell table:style-name="ce14" table:formula="of:=[.J162]/[.$J$174]*100" office:value-type="float" office:value="4.70101868391292">
            <text:p>4.7</text:p>
          </table:table-cell>
          <table:table-cell table:style-name="ce14" office:value-type="float" office:value="41.9">
            <text:p>41.9</text:p>
          </table:table-cell>
          <table:table-cell table:style-name="ce14" table:formula="of:=[.K162]/[.L162]*100" office:value-type="float" office:value="11.2196149974055">
            <text:p>11.2</text:p>
          </table:table-cell>
          <table:table-cell table:style-name="ce4" office:value-type="float" office:value="13">
            <text:p>13</text:p>
          </table:table-cell>
          <table:table-cell table:style-name="ce2" office:value-type="float" office:value="23594.1">
            <text:p>23594</text:p>
          </table:table-cell>
          <table:table-cell table:style-name="ce14" table:formula="of:=[.O162]/[.$O$174]*100" office:value-type="float" office:value="0.201763478011081">
            <text:p>0.2</text:p>
          </table:table-cell>
          <table:table-cell table:style-name="ce14" office:value-type="float" office:value="60.3">
            <text:p>60.3</text:p>
          </table:table-cell>
          <table:table-cell table:style-name="ce14" table:formula="of:=[.P162]/[.Q162]*100" office:value-type="float" office:value="0.334599466021694">
            <text:p>0.3</text:p>
          </table:table-cell>
          <table:table-cell table:style-name="ce4" office:value-type="float" office:value="13">
            <text:p>13</text:p>
          </table:table-cell>
          <table:table-cell table:style-name="ce2" office:value-type="float" office:value="477063.06">
            <text:p>477063</text:p>
          </table:table-cell>
          <table:table-cell table:style-name="ce14" table:formula="of:=[.T162]/[.$T$174]*100" office:value-type="float" office:value="4.80287933638611">
            <text:p>4.8</text:p>
          </table:table-cell>
          <table:table-cell table:style-name="ce14" office:value-type="float" office:value="44.1">
            <text:p>44.1</text:p>
          </table:table-cell>
          <table:table-cell table:style-name="ce14" table:formula="of:=[.U162]/[.V162]*100" office:value-type="float" office:value="10.8908828489481">
            <text:p>10.9</text:p>
          </table:table-cell>
          <table:table-cell/>
          <table:table-cell table:style-name="ce4" office:value-type="float" office:value="13">
            <text:p>13</text:p>
          </table:table-cell>
          <table:table-cell table:style-name="ce18" office:value-type="float" office:value="11.2196149974055">
            <text:p>11.2</text:p>
          </table:table-cell>
          <table:table-cell table:style-name="ce18" office:value-type="float" office:value="0.334599466021694">
            <text:p>0.3</text:p>
          </table:table-cell>
          <table:table-cell table:style-name="ce18" office:value-type="float" office:value="10.8908828489481">
            <text:p>10.9</text:p>
          </table:table-cell>
          <table:table-cell table:number-columns-repeated="996"/>
        </table:table-row>
        <table:table-row table:style-name="ro1">
          <table:table-cell office:value-type="string">
            <text:p>RECT- 162</text:p>
          </table:table-cell>
          <table:table-cell table:style-name="ce2" office:value-type="float" office:value="1312389.54">
            <text:p>1312390</text:p>
          </table:table-cell>
          <table:table-cell office:value-type="string">
            <text:p>4 nt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formula="of:=[.B163]-[.D163]" office:value-type="float" office:value="1198037.65">
            <text:p>1198038</text:p>
          </table:table-cell>
          <table:table-cell office:value-type="string">
            <text:p>4 nt</text:p>
          </table:table-cell>
          <table:table-cell table:style-name="ce2"/>
          <table:table-cell table:style-name="ce4" office:value-type="float" office:value="14">
            <text:p>14</text:p>
          </table:table-cell>
          <table:table-cell table:style-name="ce2" office:value-type="float" office:value="634438">
            <text:p>634438</text:p>
          </table:table-cell>
          <table:table-cell table:style-name="ce14" table:formula="of:=[.J163]/[.$J$174]*100" office:value-type="float" office:value="6.1121766959128">
            <text:p>6.1</text:p>
          </table:table-cell>
          <table:table-cell table:style-name="ce14" office:value-type="float" office:value="37.2">
            <text:p>37.2</text:p>
          </table:table-cell>
          <table:table-cell table:style-name="ce14" table:formula="of:=[.K163]/[.L163]*100" office:value-type="float" office:value="16.4305825158946">
            <text:p>16.4</text:p>
          </table:table-cell>
          <table:table-cell table:style-name="ce4" office:value-type="float" office:value="14">
            <text:p>14</text:p>
          </table:table-cell>
          <table:table-cell table:style-name="ce2" office:value-type="float" office:value="10190.97">
            <text:p>10191</text:p>
          </table:table-cell>
          <table:table-cell table:style-name="ce14" table:formula="of:=[.O163]/[.$O$174]*100" office:value-type="float" office:value="0.0871474458235995">
            <text:p>0.1</text:p>
          </table:table-cell>
          <table:table-cell table:style-name="ce14" office:value-type="float" office:value="60.1">
            <text:p>60.1</text:p>
          </table:table-cell>
          <table:table-cell table:style-name="ce14" table:formula="of:=[.P163]/[.Q163]*100" office:value-type="float" office:value="0.145004069590016">
            <text:p>0.1</text:p>
          </table:table-cell>
          <table:table-cell table:style-name="ce4" office:value-type="float" office:value="14">
            <text:p>14</text:p>
          </table:table-cell>
          <table:table-cell table:style-name="ce2" office:value-type="float" office:value="607962.46">
            <text:p>607962</text:p>
          </table:table-cell>
          <table:table-cell table:style-name="ce14" table:formula="of:=[.T163]/[.$T$174]*100" office:value-type="float" office:value="6.12072193649298">
            <text:p>6.1</text:p>
          </table:table-cell>
          <table:table-cell table:style-name="ce14" office:value-type="float" office:value="39.3">
            <text:p>39.3</text:p>
          </table:table-cell>
          <table:table-cell table:style-name="ce14" table:formula="of:=[.U163]/[.V163]*100" office:value-type="float" office:value="15.5743560725012">
            <text:p>15.6</text:p>
          </table:table-cell>
          <table:table-cell/>
          <table:table-cell table:style-name="ce4" office:value-type="float" office:value="14">
            <text:p>14</text:p>
          </table:table-cell>
          <table:table-cell table:style-name="ce18" office:value-type="float" office:value="16.4305825158946">
            <text:p>16.4</text:p>
          </table:table-cell>
          <table:table-cell table:style-name="ce18" office:value-type="float" office:value="0.145004069590016">
            <text:p>0.1</text:p>
          </table:table-cell>
          <table:table-cell table:style-name="ce18" office:value-type="float" office:value="15.5743560725012">
            <text:p>15.6</text:p>
          </table:table-cell>
          <table:table-cell table:number-columns-repeated="996"/>
        </table:table-row>
        <table:table-row table:style-name="ro1">
          <table:table-cell office:value-type="string">
            <text:p>RECT- 163</text:p>
          </table:table-cell>
          <table:table-cell table:style-name="ce2" office:value-type="float" office:value="299783.19">
            <text:p>299783</text:p>
          </table:table-cell>
          <table:table-cell office:value-type="string">
            <text:p>5 nt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formula="of:=[.B164]-[.D164]" office:value-type="float" office:value="266318.12">
            <text:p>266318</text:p>
          </table:table-cell>
          <table:table-cell office:value-type="string">
            <text:p>5 nt</text:p>
          </table:table-cell>
          <table:table-cell table:style-name="ce2"/>
          <table:table-cell table:style-name="ce4" office:value-type="float" office:value="15">
            <text:p>15</text:p>
          </table:table-cell>
          <table:table-cell table:style-name="ce2" office:value-type="float" office:value="525844.31">
            <text:p>525844</text:p>
          </table:table-cell>
          <table:table-cell table:style-name="ce14" table:formula="of:=[.J164]/[.$J$174]*100" office:value-type="float" office:value="5.06598491461789">
            <text:p>5.1</text:p>
          </table:table-cell>
          <table:table-cell table:style-name="ce14" office:value-type="float" office:value="31.1">
            <text:p>31.1</text:p>
          </table:table-cell>
          <table:table-cell table:style-name="ce14" table:formula="of:=[.K164]/[.L164]*100" office:value-type="float" office:value="16.2893405614723">
            <text:p>16.3</text:p>
          </table:table-cell>
          <table:table-cell table:style-name="ce4" office:value-type="float" office:value="15">
            <text:p>15</text:p>
          </table:table-cell>
          <table:table-cell table:style-name="ce2" office:value-type="float" office:value="24049.17">
            <text:p>24049</text:p>
          </table:table-cell>
          <table:table-cell table:style-name="ce14" table:formula="of:=[.O164]/[.$O$174]*100" office:value-type="float" office:value="0.205654980799427">
            <text:p>0.2</text:p>
          </table:table-cell>
          <table:table-cell table:style-name="ce14" office:value-type="float" office:value="60">
            <text:p>60.0</text:p>
          </table:table-cell>
          <table:table-cell table:style-name="ce14" table:formula="of:=[.P164]/[.Q164]*100" office:value-type="float" office:value="0.342758301332378">
            <text:p>0.3</text:p>
          </table:table-cell>
          <table:table-cell table:style-name="ce4" office:value-type="float" office:value="15">
            <text:p>15</text:p>
          </table:table-cell>
          <table:table-cell table:style-name="ce2" office:value-type="float" office:value="484072.06">
            <text:p>484072</text:p>
          </table:table-cell>
          <table:table-cell table:style-name="ce14" table:formula="of:=[.T164]/[.$T$174]*100" office:value-type="float" office:value="4.87344313411283">
            <text:p>4.9</text:p>
          </table:table-cell>
          <table:table-cell table:style-name="ce14" office:value-type="float" office:value="33.2">
            <text:p>33.2</text:p>
          </table:table-cell>
          <table:table-cell table:style-name="ce14" table:formula="of:=[.U164]/[.V164]*100" office:value-type="float" office:value="14.6790455846772">
            <text:p>14.7</text:p>
          </table:table-cell>
          <table:table-cell/>
          <table:table-cell table:style-name="ce4" office:value-type="float" office:value="15">
            <text:p>15</text:p>
          </table:table-cell>
          <table:table-cell table:style-name="ce18" office:value-type="float" office:value="16.2893405614723">
            <text:p>16.3</text:p>
          </table:table-cell>
          <table:table-cell table:style-name="ce18" office:value-type="float" office:value="0.342758301332378">
            <text:p>0.3</text:p>
          </table:table-cell>
          <table:table-cell table:style-name="ce18" office:value-type="float" office:value="14.6790455846772">
            <text:p>14.7</text:p>
          </table:table-cell>
          <table:table-cell table:number-columns-repeated="996"/>
        </table:table-row>
        <table:table-row table:style-name="ro1">
          <table:table-cell office:value-type="string">
            <text:p>RECT- 164</text:p>
          </table:table-cell>
          <table:table-cell table:style-name="ce2" office:value-type="float" office:value="917928.5">
            <text:p>917929</text:p>
          </table:table-cell>
          <table:table-cell office:value-type="string">
            <text:p>6 nt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formula="of:=[.B165]-[.D165]" office:value-type="float" office:value="880779.59">
            <text:p>880780</text:p>
          </table:table-cell>
          <table:table-cell office:value-type="string">
            <text:p>6 nt</text:p>
          </table:table-cell>
          <table:table-cell table:style-name="ce2"/>
          <table:table-cell table:style-name="ce4" office:value-type="float" office:value="16">
            <text:p>16</text:p>
          </table:table-cell>
          <table:table-cell table:style-name="ce2" office:value-type="float" office:value="197783.45">
            <text:p>197783</text:p>
          </table:table-cell>
          <table:table-cell table:style-name="ce14" table:formula="of:=[.J165]/[.$J$174]*100" office:value-type="float" office:value="1.90544607026571">
            <text:p>1.9</text:p>
          </table:table-cell>
          <table:table-cell table:style-name="ce14" office:value-type="float" office:value="26">
            <text:p>26.0</text:p>
          </table:table-cell>
          <table:table-cell table:style-name="ce14" table:formula="of:=[.K165]/[.L165]*100" office:value-type="float" office:value="7.32863873179118">
            <text:p>7.3</text:p>
          </table:table-cell>
          <table:table-cell table:style-name="ce4" office:value-type="float" office:value="16">
            <text:p>16</text:p>
          </table:table-cell>
          <table:table-cell table:style-name="ce2" office:value-type="float" office:value="129420.16">
            <text:p>129420</text:p>
          </table:table-cell>
          <table:table-cell table:style-name="ce14" table:formula="of:=[.O165]/[.$O$174]*100" office:value-type="float" office:value="1.10672844509223">
            <text:p>1.1</text:p>
          </table:table-cell>
          <table:table-cell table:style-name="ce14" office:value-type="float" office:value="59.8">
            <text:p>59.8</text:p>
          </table:table-cell>
          <table:table-cell table:style-name="ce14" table:formula="of:=[.P165]/[.Q165]*100" office:value-type="float" office:value="1.85071646336494">
            <text:p>1.9</text:p>
          </table:table-cell>
          <table:table-cell table:style-name="ce4" office:value-type="float" office:value="16">
            <text:p>16</text:p>
          </table:table-cell>
          <table:table-cell table:style-name="ce2" office:value-type="float" office:value="186624.67">
            <text:p>186625</text:p>
          </table:table-cell>
          <table:table-cell table:style-name="ce14" table:formula="of:=[.T165]/[.$T$174]*100" office:value-type="float" office:value="1.87886224350063">
            <text:p>1.9</text:p>
          </table:table-cell>
          <table:table-cell table:style-name="ce14" office:value-type="float" office:value="28.3">
            <text:p>28.3</text:p>
          </table:table-cell>
          <table:table-cell table:style-name="ce14" table:formula="of:=[.U165]/[.V165]*100" office:value-type="float" office:value="6.63908919964888">
            <text:p>6.6</text:p>
          </table:table-cell>
          <table:table-cell/>
          <table:table-cell table:style-name="ce4" office:value-type="float" office:value="16">
            <text:p>16</text:p>
          </table:table-cell>
          <table:table-cell table:style-name="ce18" office:value-type="float" office:value="7.32863873179118">
            <text:p>7.3</text:p>
          </table:table-cell>
          <table:table-cell table:style-name="ce18" office:value-type="float" office:value="1.85071646336494">
            <text:p>1.9</text:p>
          </table:table-cell>
          <table:table-cell table:style-name="ce18" office:value-type="float" office:value="6.63908919964888">
            <text:p>6.6</text:p>
          </table:table-cell>
          <table:table-cell table:number-columns-repeated="996"/>
        </table:table-row>
        <table:table-row table:style-name="ro1">
          <table:table-cell office:value-type="string">
            <text:p>RECT- 165</text:p>
          </table:table-cell>
          <table:table-cell table:style-name="ce2" office:value-type="float" office:value="135374.47">
            <text:p>135374</text:p>
          </table:table-cell>
          <table:table-cell office:value-type="string">
            <text:p>7 nt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formula="of:=[.B166]-[.D166]" office:value-type="float" office:value="102186.15">
            <text:p>102186</text:p>
          </table:table-cell>
          <table:table-cell office:value-type="string">
            <text:p>7 nt</text:p>
          </table:table-cell>
          <table:table-cell table:style-name="ce2"/>
          <table:table-cell table:style-name="ce4" office:value-type="float" office:value="17">
            <text:p>17</text:p>
          </table:table-cell>
          <table:table-cell table:style-name="ce2" office:value-type="float" office:value="346517.35">
            <text:p>346517</text:p>
          </table:table-cell>
          <table:table-cell table:style-name="ce14" table:formula="of:=[.J166]/[.$J$174]*100" office:value-type="float" office:value="3.3383486982171">
            <text:p>3.3</text:p>
          </table:table-cell>
          <table:table-cell table:style-name="ce14" office:value-type="float" office:value="24.1">
            <text:p>24.1</text:p>
          </table:table-cell>
          <table:table-cell table:style-name="ce14" table:formula="of:=[.K166]/[.L166]*100" office:value-type="float" office:value="13.8520692872079">
            <text:p>13.9</text:p>
          </table:table-cell>
          <table:table-cell table:style-name="ce4" office:value-type="float" office:value="17">
            <text:p>17</text:p>
          </table:table-cell>
          <table:table-cell table:style-name="ce2" office:value-type="float" office:value="1208135.99">
            <text:p>1208136</text:p>
          </table:table-cell>
          <table:table-cell table:style-name="ce14" table:formula="of:=[.O166]/[.$O$174]*100" office:value-type="float" office:value="10.3312997424255">
            <text:p>10.3</text:p>
          </table:table-cell>
          <table:table-cell table:style-name="ce14" office:value-type="float" office:value="58.7">
            <text:p>58.7</text:p>
          </table:table-cell>
          <table:table-cell table:style-name="ce14" table:formula="of:=[.P166]/[.Q166]*100" office:value-type="float" office:value="17.6001699189531">
            <text:p>17.6</text:p>
          </table:table-cell>
          <table:table-cell table:style-name="ce4" office:value-type="float" office:value="17">
            <text:p>17</text:p>
          </table:table-cell>
          <table:table-cell table:style-name="ce2" office:value-type="float" office:value="327085.03">
            <text:p>327085</text:p>
          </table:table-cell>
          <table:table-cell table:style-name="ce14" table:formula="of:=[.T166]/[.$T$174]*100" office:value-type="float" office:value="3.29296074994411">
            <text:p>3.3</text:p>
          </table:table-cell>
          <table:table-cell table:style-name="ce14" office:value-type="float" office:value="26.4">
            <text:p>26.4</text:p>
          </table:table-cell>
          <table:table-cell table:style-name="ce14" table:formula="of:=[.U166]/[.V166]*100" office:value-type="float" office:value="12.4733361740307">
            <text:p>12.5</text:p>
          </table:table-cell>
          <table:table-cell/>
          <table:table-cell table:style-name="ce4" office:value-type="float" office:value="17">
            <text:p>17</text:p>
          </table:table-cell>
          <table:table-cell table:style-name="ce18" office:value-type="float" office:value="13.8520692872079">
            <text:p>13.9</text:p>
          </table:table-cell>
          <table:table-cell table:style-name="ce18" office:value-type="float" office:value="17.6001699189531">
            <text:p>17.6</text:p>
          </table:table-cell>
          <table:table-cell table:style-name="ce18" office:value-type="float" office:value="12.4733361740307">
            <text:p>12.5</text:p>
          </table:table-cell>
          <table:table-cell table:number-columns-repeated="996"/>
        </table:table-row>
        <table:table-row table:style-name="ro1">
          <table:table-cell office:value-type="string">
            <text:p>RECT- 166</text:p>
          </table:table-cell>
          <table:table-cell table:style-name="ce2" office:value-type="float" office:value="28376.93">
            <text:p>28377</text:p>
          </table:table-cell>
          <table:table-cell office:value-type="string">
            <text:p>8 nt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formula="of:=[.B167]-[.D167]" office:value-type="float" office:value="-2579.42">
            <text:p>-2579</text:p>
          </table:table-cell>
          <table:table-cell office:value-type="string">
            <text:p>8 nt</text:p>
          </table:table-cell>
          <table:table-cell table:style-name="ce2"/>
          <table:table-cell table:style-name="ce4" office:value-type="float" office:value="18">
            <text:p>18</text:p>
          </table:table-cell>
          <table:table-cell table:style-name="ce2" office:value-type="float" office:value="308002.28">
            <text:p>308002</text:p>
          </table:table-cell>
          <table:table-cell table:style-name="ce14" table:formula="of:=[.J167]/[.$J$174]*100" office:value-type="float" office:value="2.96729445289218">
            <text:p>3.0</text:p>
          </table:table-cell>
          <table:table-cell table:style-name="ce14" office:value-type="float" office:value="20.8">
            <text:p>20.8</text:p>
          </table:table-cell>
          <table:table-cell table:style-name="ce14" table:formula="of:=[.K167]/[.L167]*100" office:value-type="float" office:value="14.2658387158278">
            <text:p>14.3</text:p>
          </table:table-cell>
          <table:table-cell table:style-name="ce4" office:value-type="float" office:value="18">
            <text:p>18</text:p>
          </table:table-cell>
          <table:table-cell table:style-name="ce2" office:value-type="float" office:value="1680057.49">
            <text:p>1680057</text:p>
          </table:table-cell>
          <table:table-cell table:style-name="ce14" table:formula="of:=[.O167]/[.$O$174]*100" office:value-type="float" office:value="14.3669070844392">
            <text:p>14.4</text:p>
          </table:table-cell>
          <table:table-cell table:style-name="ce14" office:value-type="float" office:value="48.4">
            <text:p>48.4</text:p>
          </table:table-cell>
          <table:table-cell table:style-name="ce14" table:formula="of:=[.P167]/[.Q167]*100" office:value-type="float" office:value="29.6836923232215">
            <text:p>29.7</text:p>
          </table:table-cell>
          <table:table-cell table:style-name="ce4" office:value-type="float" office:value="18">
            <text:p>18</text:p>
          </table:table-cell>
          <table:table-cell table:style-name="ce2" office:value-type="float" office:value="323247.13">
            <text:p>323247</text:p>
          </table:table-cell>
          <table:table-cell table:style-name="ce14" table:formula="of:=[.T167]/[.$T$174]*100" office:value-type="float" office:value="3.25432231374845">
            <text:p>3.3</text:p>
          </table:table-cell>
          <table:table-cell table:style-name="ce14" office:value-type="float" office:value="23.1">
            <text:p>23.1</text:p>
          </table:table-cell>
          <table:table-cell table:style-name="ce14" table:formula="of:=[.U167]/[.V167]*100" office:value-type="float" office:value="14.0879753841924">
            <text:p>14.1</text:p>
          </table:table-cell>
          <table:table-cell/>
          <table:table-cell table:style-name="ce4" office:value-type="float" office:value="18">
            <text:p>18</text:p>
          </table:table-cell>
          <table:table-cell table:style-name="ce18" office:value-type="float" office:value="14.2658387158278">
            <text:p>14.3</text:p>
          </table:table-cell>
          <table:table-cell table:style-name="ce18" office:value-type="float" office:value="29.6836923232215">
            <text:p>29.7</text:p>
          </table:table-cell>
          <table:table-cell table:style-name="ce18" office:value-type="float" office:value="14.0879753841924">
            <text:p>14.1</text:p>
          </table:table-cell>
          <table:table-cell table:number-columns-repeated="996"/>
        </table:table-row>
        <table:table-row table:style-name="ro1">
          <table:table-cell office:value-type="string">
            <text:p>RECT- 167</text:p>
          </table:table-cell>
          <table:table-cell table:style-name="ce2" office:value-type="float" office:value="94266.14">
            <text:p>94266</text:p>
          </table:table-cell>
          <table:table-cell office:value-type="string">
            <text:p>9 nt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formula="of:=[.B168]-[.D168]" office:value-type="float" office:value="58844.61">
            <text:p>58845</text:p>
          </table:table-cell>
          <table:table-cell office:value-type="string">
            <text:p>9 nt</text:p>
          </table:table-cell>
          <table:table-cell table:style-name="ce2"/>
          <table:table-cell table:style-name="ce5"/>
          <table:table-cell table:style-name="ce2" office:value-type="float" office:value="347093.06">
            <text:p>347093</text:p>
          </table:table-cell>
          <table:table-cell table:style-name="ce14" table:formula="of:=[.J168]/[.$J$174]*100" office:value-type="float" office:value="3.34389508926808">
            <text:p>3.3</text:p>
          </table:table-cell>
          <table:table-cell table:style-name="ce14" office:value-type="float" office:value="17.8">
            <text:p>17.8</text:p>
          </table:table-cell>
          <table:table-cell table:style-name="ce14" table:formula="of:=[.K168]/[.L168]*100" office:value-type="float" office:value="18.7859274677982">
            <text:p>18.8</text:p>
          </table:table-cell>
          <table:table-cell table:style-name="ce5"/>
          <table:table-cell table:style-name="ce2" office:value-type="float" office:value="818426.48">
            <text:p>818426</text:p>
          </table:table-cell>
          <table:table-cell table:style-name="ce14" table:formula="of:=[.O168]/[.$O$174]*100" office:value-type="float" office:value="6.99872311726943">
            <text:p>7.0</text:p>
          </table:table-cell>
          <table:table-cell table:style-name="ce14" office:value-type="float" office:value="34">
            <text:p>34.0</text:p>
          </table:table-cell>
          <table:table-cell table:style-name="ce14" table:formula="of:=[.P168]/[.Q168]*100" office:value-type="float" office:value="20.5844797566748">
            <text:p>20.6</text:p>
          </table:table-cell>
          <table:table-cell table:style-name="ce5"/>
          <table:table-cell table:style-name="ce2" office:value-type="float" office:value="343240.7">
            <text:p>343241</text:p>
          </table:table-cell>
          <table:table-cell table:style-name="ce14" table:formula="of:=[.T168]/[.$T$174]*100" office:value-type="float" office:value="3.45560954863431">
            <text:p>3.5</text:p>
          </table:table-cell>
          <table:table-cell table:style-name="ce14" office:value-type="float" office:value="19.8">
            <text:p>19.8</text:p>
          </table:table-cell>
          <table:table-cell table:style-name="ce14" table:formula="of:=[.U168]/[.V168]*100" office:value-type="float" office:value="17.4525734779511">
            <text:p>17.5</text:p>
          </table:table-cell>
          <table:table-cell/>
          <table:table-cell table:style-name="ce5" office:value-type="float" office:value="19">
            <text:p>19</text:p>
          </table:table-cell>
          <table:table-cell table:style-name="ce18" office:value-type="float" office:value="18.7859274677982">
            <text:p>18.8</text:p>
          </table:table-cell>
          <table:table-cell table:style-name="ce18" office:value-type="float" office:value="20.5844797566748">
            <text:p>20.6</text:p>
          </table:table-cell>
          <table:table-cell table:style-name="ce18" office:value-type="float" office:value="17.4525734779511">
            <text:p>17.5</text:p>
          </table:table-cell>
          <table:table-cell table:number-columns-repeated="996"/>
        </table:table-row>
        <table:table-row table:style-name="ro1">
          <table:table-cell office:value-type="string">
            <text:p>RECT- 168</text:p>
          </table:table-cell>
          <table:table-cell table:style-name="ce2" office:value-type="float" office:value="91297.23">
            <text:p>91297</text:p>
          </table:table-cell>
          <table:table-cell office:value-type="string">
            <text:p>10 nt</text:p>
          </table:table-cell>
          <table:table-cell table:style-name="ce2" office:value-type="float" office:value="29668.24">
            <text:p>29668</text:p>
          </table:table-cell>
          <table:table-cell office:value-type="string">
            <text:p>10 nt</text:p>
          </table:table-cell>
          <table:table-cell table:style-name="ce2" table:formula="of:=[.B169]-[.D169]" office:value-type="float" office:value="61628.99">
            <text:p>61629</text:p>
          </table:table-cell>
          <table:table-cell office:value-type="string">
            <text:p>10 nt</text:p>
          </table:table-cell>
          <table:table-cell table:style-name="ce2"/>
          <table:table-cell table:style-name="ce5"/>
          <table:table-cell table:style-name="ce2"/>
          <table:table-cell table:style-name="ce14" table:number-columns-repeated="2"/>
          <table:table-cell/>
          <table:table-cell table:style-name="ce5"/>
          <table:table-cell/>
          <table:table-cell table:style-name="ce14" table:number-columns-repeated="2"/>
          <table:table-cell/>
          <table:table-cell table:style-name="ce5"/>
          <table:table-cell/>
          <table:table-cell table:style-name="ce14" table:number-columns-repeated="2"/>
          <table:table-cell table:number-columns-repeated="2"/>
          <table:table-cell table:style-name="ce5"/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169</text:p>
          </table:table-cell>
          <table:table-cell table:style-name="ce2" office:value-type="float" office:value="88314.75">
            <text:p>88315</text:p>
          </table:table-cell>
          <table:table-cell office:value-type="string">
            <text:p>11 nt</text:p>
          </table:table-cell>
          <table:table-cell table:style-name="ce2" office:value-type="float" office:value="24956.48">
            <text:p>24956</text:p>
          </table:table-cell>
          <table:table-cell office:value-type="string">
            <text:p>11 nt</text:p>
          </table:table-cell>
          <table:table-cell table:style-name="ce2" table:formula="of:=[.B170]-[.D170]" office:value-type="float" office:value="63358.27">
            <text:p>63358</text:p>
          </table:table-cell>
          <table:table-cell office:value-type="string">
            <text:p>11 nt</text:p>
          </table:table-cell>
          <table:table-cell table:style-name="ce2"/>
          <table:table-cell table:style-name="ce4" office:value-type="string">
            <text:p>Total abortive:</text:p>
          </table:table-cell>
          <table:table-cell table:style-name="ce2" table:formula="of:=SUM([.J152:.J169])" office:value-type="float" office:value="8872406.15">
            <text:p>8872406</text:p>
          </table:table-cell>
          <table:table-cell table:style-name="ce14" table:formula="of:=[.J170]/[.$J$174]*100" office:value-type="float" office:value="85.4767748884893">
            <text:p>85.5</text:p>
          </table:table-cell>
          <table:table-cell table:style-name="ce14"/>
          <table:table-cell/>
          <table:table-cell table:style-name="ce4" office:value-type="string">
            <text:p>Total abortive:</text:p>
          </table:table-cell>
          <table:table-cell table:style-name="ce2" table:formula="of:=SUM([.O152:.O169])" office:value-type="float" office:value="8522841.49">
            <text:p>8522841</text:p>
          </table:table-cell>
          <table:table-cell table:style-name="ce14" table:formula="of:=[.O170]/[.$O$174]*100" office:value-type="float" office:value="72.8825486693515">
            <text:p>72.9</text:p>
          </table:table-cell>
          <table:table-cell table:style-name="ce14"/>
          <table:table-cell/>
          <table:table-cell table:style-name="ce4" office:value-type="string">
            <text:p>Total abortive:</text:p>
          </table:table-cell>
          <table:table-cell table:style-name="ce2" table:formula="of:=SUM([.T152:.T169])" office:value-type="float" office:value="8301786.42">
            <text:p>8301786</text:p>
          </table:table-cell>
          <table:table-cell table:style-name="ce14" table:formula="of:=[.T170]/[.$T$174]*100" office:value-type="float" office:value="83.5790523200619">
            <text:p>83.6</text:p>
          </table:table-cell>
          <table:table-cell table:style-name="ce14"/>
          <table:table-cell table:number-columns-repeated="3"/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170</text:p>
          </table:table-cell>
          <table:table-cell table:style-name="ce2" office:value-type="float" office:value="189610.94">
            <text:p>189611</text:p>
          </table:table-cell>
          <table:table-cell office:value-type="string">
            <text:p>12 nt</text:p>
          </table:table-cell>
          <table:table-cell table:style-name="ce2" office:value-type="float" office:value="23159.54">
            <text:p>23160</text:p>
          </table:table-cell>
          <table:table-cell office:value-type="string">
            <text:p>12 nt</text:p>
          </table:table-cell>
          <table:table-cell table:style-name="ce2" table:formula="of:=[.B171]-[.D171]" office:value-type="float" office:value="166451.4">
            <text:p>166451</text:p>
          </table:table-cell>
          <table:table-cell office:value-type="string">
            <text:p>12 nt</text:p>
          </table:table-cell>
          <table:table-cell table:style-name="ce2"/>
          <table:table-cell table:style-name="ce4"/>
          <table:table-cell table:style-name="ce2"/>
          <table:table-cell table:style-name="ce14" table:number-columns-repeated="2"/>
          <table:table-cell/>
          <table:table-cell table:style-name="ce4"/>
          <table:table-cell/>
          <table:table-cell table:style-name="ce14" table:number-columns-repeated="2"/>
          <table:table-cell/>
          <table:table-cell table:style-name="ce4"/>
          <table:table-cell/>
          <table:table-cell table:style-name="ce14" table:number-columns-repeated="2"/>
          <table:table-cell table:number-columns-repeated="3"/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171</text:p>
          </table:table-cell>
          <table:table-cell table:style-name="ce2" office:value-type="float" office:value="416100.25">
            <text:p>416100</text:p>
          </table:table-cell>
          <table:table-cell office:value-type="string">
            <text:p>13 nt</text:p>
          </table:table-cell>
          <table:table-cell table:style-name="ce2" office:value-type="float" office:value="23497.97">
            <text:p>23498</text:p>
          </table:table-cell>
          <table:table-cell office:value-type="string">
            <text:p>13 nt</text:p>
          </table:table-cell>
          <table:table-cell table:style-name="ce2" table:formula="of:=[.B172]-[.D172]" office:value-type="float" office:value="392602.28">
            <text:p>392602</text:p>
          </table:table-cell>
          <table:table-cell office:value-type="string">
            <text:p>13 nt</text:p>
          </table:table-cell>
          <table:table-cell table:style-name="ce2"/>
          <table:table-cell table:style-name="ce4" office:value-type="string">
            <text:p>FL:</text:p>
          </table:table-cell>
          <table:table-cell table:style-name="ce2" office:value-type="float" office:value="1507496.65">
            <text:p>1507497</text:p>
          </table:table-cell>
          <table:table-cell table:style-name="ce14" table:formula="of:=[.J172]/[.$J$174]*100" office:value-type="float" office:value="14.5232251115107">
            <text:p>14.5</text:p>
          </table:table-cell>
          <table:table-cell table:style-name="ce14" office:value-type="float" office:value="14.5">
            <text:p>14.5</text:p>
          </table:table-cell>
          <table:table-cell office:value-type="float" office:value="14.5">
            <text:p>14.5</text:p>
          </table:table-cell>
          <table:table-cell table:style-name="ce4" office:value-type="string">
            <text:p>FL:</text:p>
          </table:table-cell>
          <table:table-cell table:style-name="ce2" office:value-type="float" office:value="3171098.48">
            <text:p>3171098</text:p>
          </table:table-cell>
          <table:table-cell table:style-name="ce14" table:formula="of:=[.O172]/[.$O$174]*100" office:value-type="float" office:value="27.1174513306485">
            <text:p>27.1</text:p>
          </table:table-cell>
          <table:table-cell table:style-name="ce14" office:value-type="float" office:value="27.1">
            <text:p>27.1</text:p>
          </table:table-cell>
          <table:table-cell office:value-type="float" office:value="27.1">
            <text:p>27.1</text:p>
          </table:table-cell>
          <table:table-cell table:style-name="ce4" office:value-type="string">
            <text:p>FL:</text:p>
          </table:table-cell>
          <table:table-cell table:style-name="ce2" office:value-type="float" office:value="1631068.99">
            <text:p>1631069</text:p>
          </table:table-cell>
          <table:table-cell table:style-name="ce14" table:formula="of:=[.T172]/[.$T$174]*100" office:value-type="float" office:value="16.4209476799381">
            <text:p>16.4</text:p>
          </table:table-cell>
          <table:table-cell table:style-name="ce14" office:value-type="float" office:value="16.4">
            <text:p>16.4</text:p>
          </table:table-cell>
          <table:table-cell office:value-type="float" office:value="16.4">
            <text:p>16.4</text:p>
          </table:table-cell>
          <table:table-cell/>
          <table:table-cell table:style-name="ce5" office:value-type="string">
            <text:p>FL</text:p>
          </table:table-cell>
          <table:table-cell table:style-name="ce18" office:value-type="float" office:value="14.5">
            <text:p>14.5</text:p>
          </table:table-cell>
          <table:table-cell table:style-name="ce18" office:value-type="float" office:value="27.1">
            <text:p>27.1</text:p>
          </table:table-cell>
          <table:table-cell table:style-name="ce18" office:value-type="float" office:value="16.4">
            <text:p>16.4</text:p>
          </table:table-cell>
          <table:table-cell table:number-columns-repeated="996"/>
        </table:table-row>
        <table:table-row table:style-name="ro1">
          <table:table-cell office:value-type="string">
            <text:p>RECT- 172</text:p>
          </table:table-cell>
          <table:table-cell table:style-name="ce2" office:value-type="float" office:value="166057.48">
            <text:p>166057</text:p>
          </table:table-cell>
          <table:table-cell office:value-type="string">
            <text:p>14 nt</text:p>
          </table:table-cell>
          <table:table-cell table:style-name="ce2" office:value-type="float" office:value="24268.84">
            <text:p>24269</text:p>
          </table:table-cell>
          <table:table-cell office:value-type="string">
            <text:p>14 nt</text:p>
          </table:table-cell>
          <table:table-cell table:style-name="ce2" table:formula="of:=[.B173]-[.D173]" office:value-type="float" office:value="141788.64">
            <text:p>141789</text:p>
          </table:table-cell>
          <table:table-cell office:value-type="string">
            <text:p>14 nt</text:p>
          </table:table-cell>
          <table:table-cell table:style-name="ce2"/>
          <table:table-cell table:style-name="ce6"/>
          <table:table-cell/>
          <table:table-cell table:style-name="ce2" table:number-columns-repeated="2"/>
          <table:table-cell/>
          <table:table-cell table:style-name="ce6"/>
          <table:table-cell table:number-columns-repeated="4"/>
          <table:table-cell table:style-name="ce6"/>
          <table:table-cell/>
          <table:table-cell table:style-name="ce14"/>
          <table:table-cell table:number-columns-repeated="4"/>
          <table:table-cell table:style-name="ce18" table:number-columns-repeated="3"/>
          <table:table-cell table:number-columns-repeated="996"/>
        </table:table-row>
        <table:table-row table:style-name="ro1">
          <table:table-cell office:value-type="string">
            <text:p>RECT- 173</text:p>
          </table:table-cell>
          <table:table-cell table:style-name="ce2" office:value-type="float" office:value="22672530.76">
            <text:p>22672531</text:p>
          </table:table-cell>
          <table:table-cell office:value-type="string">
            <text:p>2 nt-N25anti (-GreB)</text:p>
          </table:table-cell>
          <table:table-cell table:style-name="ce2" office:value-type="float" office:value="11768335.57">
            <text:p>11768336</text:p>
          </table:table-cell>
          <table:table-cell office:value-type="string">
            <text:p>2 nt-Blank (left)</text:p>
          </table:table-cell>
          <table:table-cell table:style-name="ce2" table:formula="of:=[.B174]-[.D174]" office:value-type="float" office:value="10904195.19">
            <text:p>10904195</text:p>
          </table:table-cell>
          <table:table-cell office:value-type="string">
            <text:p>2 nt-N25anti (-GreB)</text:p>
          </table:table-cell>
          <table:table-cell table:style-name="ce2"/>
          <table:table-cell table:style-name="ce7" office:value-type="string">
            <text:p>Total Trxpts:</text:p>
          </table:table-cell>
          <table:table-cell table:style-name="ce2" table:formula="of:=SUM([.J170:.J173])" office:value-type="float" office:value="10379902.8">
            <text:p>10379903</text:p>
          </table:table-cell>
          <table:table-cell table:style-name="ce2" table:number-columns-repeated="2"/>
          <table:table-cell/>
          <table:table-cell table:style-name="ce7" office:value-type="string">
            <text:p>Total Trxpts:</text:p>
          </table:table-cell>
          <table:table-cell table:style-name="ce2" table:formula="of:=SUM([.O170:.O173])" office:value-type="float" office:value="11693939.97">
            <text:p>11693940</text:p>
          </table:table-cell>
          <table:table-cell table:number-columns-repeated="3"/>
          <table:table-cell table:style-name="ce7" office:value-type="string">
            <text:p>Total Trxpts:</text:p>
          </table:table-cell>
          <table:table-cell table:style-name="ce2" table:formula="of:=SUM([.T170:.T173])" office:value-type="float" office:value="9932855.41">
            <text:p>9932855</text:p>
          </table:table-cell>
          <table:table-cell table:style-name="ce14"/>
          <table:table-cell table:number-columns-repeated="1003"/>
        </table:table-row>
        <table:table-row table:style-name="ro1">
          <table:table-cell office:value-type="string">
            <text:p>RECT- 174</text:p>
          </table:table-cell>
          <table:table-cell table:style-name="ce2" office:value-type="float" office:value="2697416.43">
            <text:p>2697416</text:p>
          </table:table-cell>
          <table:table-cell office:value-type="string">
            <text:p>3 nt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formula="of:=[.B175]-[.D175]" office:value-type="float" office:value="2384433.82">
            <text:p>2384434</text:p>
          </table:table-cell>
          <table:table-cell office:value-type="string">
            <text:p>3 nt</text:p>
          </table:table-cell>
          <table:table-cell table:style-name="ce2"/>
          <table:table-cell table:style-name="ce7" office:value-type="string">
            <text:p>APR:</text:p>
          </table:table-cell>
          <table:table-cell table:style-name="ce2"/>
          <table:table-cell table:style-name="ce2" table:formula="of:=[.K170]/[.K172]" office:value-type="float" office:value="5.88552296285368">
            <text:p>6</text:p>
          </table:table-cell>
          <table:table-cell table:style-name="ce2"/>
          <table:table-cell/>
          <table:table-cell table:style-name="ce4" office:value-type="string">
            <text:p>APR:</text:p>
          </table:table-cell>
          <table:table-cell/>
          <table:table-cell table:style-name="ce2" table:formula="of:=[.P170]/[.P172]" office:value-type="float" office:value="2.6876621914309">
            <text:p>3</text:p>
          </table:table-cell>
          <table:table-cell table:number-columns-repeated="2"/>
          <table:table-cell table:style-name="ce5" office:value-type="string">
            <text:p>APR:</text:p>
          </table:table-cell>
          <table:table-cell/>
          <table:table-cell table:style-name="ce2" table:formula="of:=[.U170]/[.U172]" office:value-type="float" office:value="5.08978251128421">
            <text:p>5</text:p>
          </table:table-cell>
          <table:table-cell table:number-columns-repeated="1003"/>
        </table:table-row>
        <table:table-row table:style-name="ro1">
          <table:table-cell office:value-type="string">
            <text:p>RECT- 175</text:p>
          </table:table-cell>
          <table:table-cell table:style-name="ce2" office:value-type="float" office:value="3082707.12">
            <text:p>3082707</text:p>
          </table:table-cell>
          <table:table-cell office:value-type="string">
            <text:p>4 nt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formula="of:=[.B176]-[.D176]" office:value-type="float" office:value="2968355.23">
            <text:p>2968355</text:p>
          </table:table-cell>
          <table:table-cell office:value-type="string">
            <text:p>4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76</text:p>
          </table:table-cell>
          <table:table-cell table:style-name="ce2" office:value-type="float" office:value="509897.78">
            <text:p>509898</text:p>
          </table:table-cell>
          <table:table-cell office:value-type="string">
            <text:p>5 nt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formula="of:=[.B177]-[.D177]" office:value-type="float" office:value="476432.71">
            <text:p>476433</text:p>
          </table:table-cell>
          <table:table-cell office:value-type="string">
            <text:p>5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77</text:p>
          </table:table-cell>
          <table:table-cell table:style-name="ce2" office:value-type="float" office:value="2977145.89">
            <text:p>2977146</text:p>
          </table:table-cell>
          <table:table-cell office:value-type="string">
            <text:p>6 nt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formula="of:=[.B178]-[.D178]" office:value-type="float" office:value="2939996.98">
            <text:p>2939997</text:p>
          </table:table-cell>
          <table:table-cell office:value-type="string">
            <text:p>6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78</text:p>
          </table:table-cell>
          <table:table-cell table:style-name="ce2" office:value-type="float" office:value="5053033.01">
            <text:p>5053033</text:p>
          </table:table-cell>
          <table:table-cell office:value-type="string">
            <text:p>7 nt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formula="of:=[.B179]-[.D179]" office:value-type="float" office:value="5019844.69">
            <text:p>5019845</text:p>
          </table:table-cell>
          <table:table-cell office:value-type="string">
            <text:p>7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79</text:p>
          </table:table-cell>
          <table:table-cell table:style-name="ce2" office:value-type="float" office:value="1772507.35">
            <text:p>1772507</text:p>
          </table:table-cell>
          <table:table-cell office:value-type="string">
            <text:p>8 nt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formula="of:=[.B180]-[.D180]" office:value-type="float" office:value="1741551">
            <text:p>1741551</text:p>
          </table:table-cell>
          <table:table-cell office:value-type="string">
            <text:p>8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80</text:p>
          </table:table-cell>
          <table:table-cell table:style-name="ce2" office:value-type="float" office:value="1557002.41">
            <text:p>1557002</text:p>
          </table:table-cell>
          <table:table-cell office:value-type="string">
            <text:p>9 nt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formula="of:=[.B181]-[.D181]" office:value-type="float" office:value="1521580.88">
            <text:p>1521581</text:p>
          </table:table-cell>
          <table:table-cell office:value-type="string">
            <text:p>9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81</text:p>
          </table:table-cell>
          <table:table-cell table:style-name="ce2" office:value-type="float" office:value="577573.04">
            <text:p>577573</text:p>
          </table:table-cell>
          <table:table-cell office:value-type="string">
            <text:p>10 nt</text:p>
          </table:table-cell>
          <table:table-cell table:style-name="ce2" office:value-type="float" office:value="29668.24">
            <text:p>29668</text:p>
          </table:table-cell>
          <table:table-cell office:value-type="string">
            <text:p>10 nt</text:p>
          </table:table-cell>
          <table:table-cell table:style-name="ce2" table:formula="of:=[.B182]-[.D182]" office:value-type="float" office:value="547904.8">
            <text:p>547905</text:p>
          </table:table-cell>
          <table:table-cell office:value-type="string">
            <text:p>10 nt</text:p>
          </table:table-cell>
          <table:table-cell table:style-name="ce2"/>
          <table:table-cell table:style-name="ce2" office:value-type="string">
            <text:p>Summary of abortive vs. productive transcription, total initiation (frequency):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office:value-type="string">
            <text:p>RECT- 182</text:p>
          </table:table-cell>
          <table:table-cell table:style-name="ce2" office:value-type="float" office:value="412888.98">
            <text:p>412889</text:p>
          </table:table-cell>
          <table:table-cell office:value-type="string">
            <text:p>11 nt</text:p>
          </table:table-cell>
          <table:table-cell table:style-name="ce2" office:value-type="float" office:value="24956.48">
            <text:p>24956</text:p>
          </table:table-cell>
          <table:table-cell office:value-type="string">
            <text:p>11 nt</text:p>
          </table:table-cell>
          <table:table-cell table:style-name="ce2" table:formula="of:=[.B183]-[.D183]" office:value-type="float" office:value="387932.5">
            <text:p>387933</text:p>
          </table:table-cell>
          <table:table-cell office:value-type="string">
            <text:p>11 nt</text:p>
          </table:table-cell>
          <table:table-cell table:style-name="ce2"/>
          <table:table-cell office:value-type="string">
            <text:p>based on IQ volume numbers discounting the 2-nt products.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office:value-type="string">
            <text:p>RECT- 183</text:p>
          </table:table-cell>
          <table:table-cell table:style-name="ce2" office:value-type="float" office:value="996782.47">
            <text:p>996782</text:p>
          </table:table-cell>
          <table:table-cell office:value-type="string">
            <text:p>12 nt</text:p>
          </table:table-cell>
          <table:table-cell table:style-name="ce2" office:value-type="float" office:value="23159.54">
            <text:p>23160</text:p>
          </table:table-cell>
          <table:table-cell office:value-type="string">
            <text:p>12 nt</text:p>
          </table:table-cell>
          <table:table-cell table:style-name="ce2" table:formula="of:=[.B184]-[.D184]" office:value-type="float" office:value="973622.93">
            <text:p>973623</text:p>
          </table:table-cell>
          <table:table-cell office:value-type="string">
            <text:p>12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184</text:p>
          </table:table-cell>
          <table:table-cell table:style-name="ce2" office:value-type="float" office:value="5551832.33">
            <text:p>5551832</text:p>
          </table:table-cell>
          <table:table-cell office:value-type="string">
            <text:p>13 nt</text:p>
          </table:table-cell>
          <table:table-cell table:style-name="ce2" office:value-type="float" office:value="23497.97">
            <text:p>23498</text:p>
          </table:table-cell>
          <table:table-cell office:value-type="string">
            <text:p>13 nt</text:p>
          </table:table-cell>
          <table:table-cell table:style-name="ce2" table:formula="of:=[.B185]-[.D185]" office:value-type="float" office:value="5528334.36">
            <text:p>5528334</text:p>
          </table:table-cell>
          <table:table-cell office:value-type="string">
            <text:p>13 nt</text:p>
          </table:table-cell>
          <table:table-cell table:style-name="ce2" table:number-columns-repeated="2"/>
          <table:table-cell table:style-name="ce10" office:value-type="string">
            <text:p>N25</text:p>
          </table:table-cell>
          <table:table-cell table:style-name="ce10" office:value-type="string">
            <text:p>N25</text:p>
          </table:table-cell>
          <table:table-cell table:style-name="ce10" office:value-type="string">
            <text:p>N25</text:p>
          </table:table-cell>
          <table:table-cell table:style-name="ce10" office:value-type="string">
            <text:p>RL1</text:p>
          </table:table-cell>
          <table:table-cell table:style-name="ce10" office:value-type="string">
            <text:p>RL1</text:p>
          </table:table-cell>
          <table:table-cell table:style-name="ce10" office:value-type="string">
            <text:p>RL1</text:p>
          </table:table-cell>
          <table:table-cell table:style-name="ce10" office:value-type="string">
            <text:p>RL2</text:p>
          </table:table-cell>
          <table:table-cell table:style-name="ce10" office:value-type="string">
            <text:p>RL2</text:p>
          </table:table-cell>
          <table:table-cell table:style-name="ce10" office:value-type="string">
            <text:p>RL2</text:p>
          </table:table-cell>
          <table:table-cell table:style-name="ce10" office:value-type="string">
            <text:p>RL3</text:p>
          </table:table-cell>
          <table:table-cell table:style-name="ce10" office:value-type="string">
            <text:p>RL3</text:p>
          </table:table-cell>
          <table:table-cell table:style-name="ce10" office:value-type="string">
            <text:p>RL3</text:p>
          </table:table-cell>
          <table:table-cell table:style-name="ce10" office:value-type="string">
            <text:p>N25anti</text:p>
          </table:table-cell>
          <table:table-cell table:style-name="ce10" office:value-type="string">
            <text:p>N25anti</text:p>
          </table:table-cell>
          <table:table-cell table:style-name="ce10" office:value-type="string">
            <text:p>N25anti</text:p>
          </table:table-cell>
          <table:table-cell table:style-name="ce10" office:value-type="string">
            <text:p>DG203-2</text:p>
          </table:table-cell>
          <table:table-cell table:style-name="ce10" office:value-type="string">
            <text:p>DG203-2</text:p>
          </table:table-cell>
          <table:table-cell table:style-name="ce10" office:value-type="string">
            <text:p>DG203-2</text:p>
          </table:table-cell>
          <table:table-cell table:number-columns-repeated="997"/>
        </table:table-row>
        <table:table-row table:style-name="ro1">
          <table:table-cell office:value-type="string">
            <text:p>RECT- 185</text:p>
          </table:table-cell>
          <table:table-cell table:style-name="ce2" office:value-type="float" office:value="3185547.65">
            <text:p>3185548</text:p>
          </table:table-cell>
          <table:table-cell office:value-type="string">
            <text:p>14 nt</text:p>
          </table:table-cell>
          <table:table-cell table:style-name="ce2" office:value-type="float" office:value="24268.84">
            <text:p>24269</text:p>
          </table:table-cell>
          <table:table-cell office:value-type="string">
            <text:p>14 nt</text:p>
          </table:table-cell>
          <table:table-cell table:style-name="ce2" table:formula="of:=[.B186]-[.D186]" office:value-type="float" office:value="3161278.81">
            <text:p>3161279</text:p>
          </table:table-cell>
          <table:table-cell office:value-type="string">
            <text:p>14 nt</text:p>
          </table:table-cell>
          <table:table-cell table:style-name="ce2"/>
          <table:table-cell table:style-name="ce2" office:value-type="string">
            <text:p>Samples:</text:p>
          </table:table-cell>
          <table:table-cell table:style-name="ce8" office:value-type="string">
            <text:p>(-GreB)</text:p>
          </table:table-cell>
          <table:table-cell table:style-name="ce8" office:value-type="string">
            <text:p>(+GreB)</text:p>
          </table:table-cell>
          <table:table-cell table:style-name="ce8" office:value-type="string">
            <text:p>(-GreB)</text:p>
          </table:table-cell>
          <table:table-cell table:style-name="ce8" office:value-type="string">
            <text:p>(-GreB)</text:p>
          </table:table-cell>
          <table:table-cell table:style-name="ce8" office:value-type="string">
            <text:p>(+GreB)</text:p>
          </table:table-cell>
          <table:table-cell table:style-name="ce8" office:value-type="string">
            <text:p>(-GreB)</text:p>
          </table:table-cell>
          <table:table-cell table:style-name="ce8" office:value-type="string">
            <text:p>(-GreB)</text:p>
          </table:table-cell>
          <table:table-cell table:style-name="ce8" office:value-type="string">
            <text:p>(+GreB)</text:p>
          </table:table-cell>
          <table:table-cell table:style-name="ce8" office:value-type="string">
            <text:p>(-GreB)</text:p>
          </table:table-cell>
          <table:table-cell table:style-name="ce8" office:value-type="string">
            <text:p>(-GreB)</text:p>
          </table:table-cell>
          <table:table-cell table:style-name="ce8" office:value-type="string">
            <text:p>(+GreB)</text:p>
          </table:table-cell>
          <table:table-cell table:style-name="ce8" office:value-type="string">
            <text:p>(-GreB)</text:p>
          </table:table-cell>
          <table:table-cell table:style-name="ce8" office:value-type="string">
            <text:p>(-GreB)</text:p>
          </table:table-cell>
          <table:table-cell table:style-name="ce8" office:value-type="string">
            <text:p>(+GreB)</text:p>
          </table:table-cell>
          <table:table-cell table:style-name="ce8" office:value-type="string">
            <text:p>(-GreB)</text:p>
          </table:table-cell>
          <table:table-cell table:style-name="ce8" office:value-type="string">
            <text:p>(-GreB)</text:p>
          </table:table-cell>
          <table:table-cell table:style-name="ce8" office:value-type="string">
            <text:p>(+GreB)</text:p>
          </table:table-cell>
          <table:table-cell table:style-name="ce8" office:value-type="string">
            <text:p>(-GreB)</text:p>
          </table:table-cell>
          <table:table-cell table:number-columns-repeated="997"/>
        </table:table-row>
        <table:table-row table:style-name="ro1">
          <table:table-cell office:value-type="string">
            <text:p>RECT- 186</text:p>
          </table:table-cell>
          <table:table-cell table:style-name="ce2" office:value-type="float" office:value="255597.87">
            <text:p>255598</text:p>
          </table:table-cell>
          <table:table-cell office:value-type="string">
            <text:p>15 nt</text:p>
          </table:table-cell>
          <table:table-cell table:style-name="ce2" office:value-type="float" office:value="22989.38">
            <text:p>22989</text:p>
          </table:table-cell>
          <table:table-cell office:value-type="string">
            <text:p>15 nt</text:p>
          </table:table-cell>
          <table:table-cell table:style-name="ce2" table:formula="of:=[.B187]-[.D187]" office:value-type="float" office:value="232608.49">
            <text:p>232608</text:p>
          </table:table-cell>
          <table:table-cell office:value-type="string">
            <text:p>15 nt</text:p>
          </table:table-cell>
          <table:table-cell table:style-name="ce2"/>
          <table:table-cell table:style-name="ce2" office:value-type="string">
            <text:p>Total Abortive:</text:p>
          </table:table-cell>
          <table:table-cell table:style-name="ce11" office:value-type="float" office:value="14297227.14">
            <text:p>14297227</text:p>
          </table:table-cell>
          <table:table-cell table:style-name="ce11" office:value-type="float" office:value="6580399.71">
            <text:p>6580400</text:p>
          </table:table-cell>
          <table:table-cell table:style-name="ce11" office:value-type="float" office:value="14426376.5">
            <text:p>14426377</text:p>
          </table:table-cell>
          <table:table-cell table:style-name="ce11" office:value-type="float" office:value="8986585.89">
            <text:p>8986586</text:p>
          </table:table-cell>
          <table:table-cell table:style-name="ce11" office:value-type="float" office:value="4002951.28">
            <text:p>4002951</text:p>
          </table:table-cell>
          <table:table-cell table:style-name="ce11" office:value-type="float" office:value="8601212.09">
            <text:p>8601212</text:p>
          </table:table-cell>
          <table:table-cell table:style-name="ce11" office:value-type="float" office:value="15390925.45">
            <text:p>15390925</text:p>
          </table:table-cell>
          <table:table-cell table:style-name="ce11" office:value-type="float" office:value="5466551.47">
            <text:p>5466551</text:p>
          </table:table-cell>
          <table:table-cell table:style-name="ce11" office:value-type="float" office:value="15861813.37">
            <text:p>15861813</text:p>
          </table:table-cell>
          <table:table-cell table:style-name="ce11" office:value-type="float" office:value="24186418.86">
            <text:p>24186419</text:p>
          </table:table-cell>
          <table:table-cell table:style-name="ce11" office:value-type="float" office:value="5913895.28">
            <text:p>5913895</text:p>
          </table:table-cell>
          <table:table-cell table:style-name="ce11" office:value-type="float" office:value="24037339.96">
            <text:p>24037340</text:p>
          </table:table-cell>
          <table:table-cell table:style-name="ce11" office:value-type="float" office:value="25910798.88">
            <text:p>25910799</text:p>
          </table:table-cell>
          <table:table-cell table:style-name="ce11" office:value-type="float" office:value="4767966.12">
            <text:p>4767966</text:p>
          </table:table-cell>
          <table:table-cell table:style-name="ce11" office:value-type="float" office:value="27883877.2">
            <text:p>27883877</text:p>
          </table:table-cell>
          <table:table-cell table:style-name="ce11" office:value-type="float" office:value="8872406.15">
            <text:p>8872406</text:p>
          </table:table-cell>
          <table:table-cell table:style-name="ce11" office:value-type="float" office:value="8522841.49">
            <text:p>8522841</text:p>
          </table:table-cell>
          <table:table-cell table:style-name="ce11" office:value-type="float" office:value="8301786.42">
            <text:p>8301786</text:p>
          </table:table-cell>
          <table:table-cell table:style-name="ce11"/>
          <table:table-cell table:number-columns-repeated="996"/>
        </table:table-row>
        <table:table-row table:style-name="ro1">
          <table:table-cell office:value-type="string">
            <text:p>RECT- 187</text:p>
          </table:table-cell>
          <table:table-cell table:style-name="ce2" office:value-type="float" office:value="21028927.38">
            <text:p>21028927</text:p>
          </table:table-cell>
          <table:table-cell office:value-type="string">
            <text:p>2 nt-DG203-2 (-GreB)</text:p>
          </table:table-cell>
          <table:table-cell table:style-name="ce2" office:value-type="float" office:value="6716278.81">
            <text:p>6716279</text:p>
          </table:table-cell>
          <table:table-cell office:value-type="string">
            <text:p>2 nt-Blank (right)</text:p>
          </table:table-cell>
          <table:table-cell table:style-name="ce2" table:formula="of:=[.B188]-[.D188]" office:value-type="float" office:value="14312648.57">
            <text:p>14312649</text:p>
          </table:table-cell>
          <table:table-cell office:value-type="string">
            <text:p>2 nt-DG203-2 (-GreB)</text:p>
          </table:table-cell>
          <table:table-cell table:style-name="ce2"/>
          <table:table-cell/>
          <table:table-cell table:style-name="ce11" table:number-columns-repeated="19"/>
          <table:table-cell table:number-columns-repeated="996"/>
        </table:table-row>
        <table:table-row table:style-name="ro1">
          <table:table-cell office:value-type="string">
            <text:p>RECT- 188</text:p>
          </table:table-cell>
          <table:table-cell table:style-name="ce2" office:value-type="float" office:value="1775560.13">
            <text:p>1775560</text:p>
          </table:table-cell>
          <table:table-cell office:value-type="string">
            <text:p>3 nt</text:p>
          </table:table-cell>
          <table:table-cell table:style-name="ce2" office:value-type="float" office:value="655230.63">
            <text:p>655231</text:p>
          </table:table-cell>
          <table:table-cell office:value-type="string">
            <text:p>3 nt</text:p>
          </table:table-cell>
          <table:table-cell table:style-name="ce2" table:formula="of:=[.B189]-[.D189]" office:value-type="float" office:value="1120329.5">
            <text:p>1120330</text:p>
          </table:table-cell>
          <table:table-cell office:value-type="string">
            <text:p>3 nt</text:p>
          </table:table-cell>
          <table:table-cell table:style-name="ce2"/>
          <table:table-cell table:style-name="ce2" office:value-type="string">
            <text:p>Productive:</text:p>
          </table:table-cell>
          <table:table-cell table:style-name="ce11" office:value-type="float" office:value="3625220.78">
            <text:p>3625221</text:p>
          </table:table-cell>
          <table:table-cell table:style-name="ce11" office:value-type="float" office:value="8862441.46">
            <text:p>8862441</text:p>
          </table:table-cell>
          <table:table-cell table:style-name="ce11" office:value-type="float" office:value="3358093.99">
            <text:p>3358094</text:p>
          </table:table-cell>
          <table:table-cell table:style-name="ce11" office:value-type="float" office:value="29812.6">
            <text:p>29813</text:p>
          </table:table-cell>
          <table:table-cell table:style-name="ce11" office:value-type="float" office:value="893347.45">
            <text:p>893347</text:p>
          </table:table-cell>
          <table:table-cell table:style-name="ce11" office:value-type="float" office:value="272139.84">
            <text:p>272140</text:p>
          </table:table-cell>
          <table:table-cell table:style-name="ce11" office:value-type="float" office:value="544314.57">
            <text:p>544315</text:p>
          </table:table-cell>
          <table:table-cell table:style-name="ce11" office:value-type="float" office:value="2381231.56">
            <text:p>2381232</text:p>
          </table:table-cell>
          <table:table-cell table:style-name="ce11" office:value-type="float" office:value="659005.42">
            <text:p>659005</text:p>
          </table:table-cell>
          <table:table-cell table:style-name="ce11" office:value-type="float" office:value="82417.72">
            <text:p>82418</text:p>
          </table:table-cell>
          <table:table-cell table:style-name="ce11" office:value-type="float" office:value="1854398.94">
            <text:p>1854399</text:p>
          </table:table-cell>
          <table:table-cell table:style-name="ce11" office:value-type="float" office:value="185050.26">
            <text:p>185050</text:p>
          </table:table-cell>
          <table:table-cell table:style-name="ce11" office:value-type="float" office:value="201298.01">
            <text:p>201298</text:p>
          </table:table-cell>
          <table:table-cell table:style-name="ce11" office:value-type="float" office:value="2376284.2">
            <text:p>2376284</text:p>
          </table:table-cell>
          <table:table-cell table:style-name="ce11" office:value-type="float" office:value="249944.15">
            <text:p>249944</text:p>
          </table:table-cell>
          <table:table-cell table:style-name="ce11" office:value-type="float" office:value="1507496.65">
            <text:p>1507497</text:p>
          </table:table-cell>
          <table:table-cell table:style-name="ce11" office:value-type="float" office:value="3171098.48">
            <text:p>3171098</text:p>
          </table:table-cell>
          <table:table-cell table:style-name="ce11" office:value-type="float" office:value="1631068.99">
            <text:p>1631069</text:p>
          </table:table-cell>
          <table:table-cell table:style-name="ce11"/>
          <table:table-cell table:number-columns-repeated="996"/>
        </table:table-row>
        <table:table-row table:style-name="ro1">
          <table:table-cell office:value-type="string">
            <text:p>RECT- 189</text:p>
          </table:table-cell>
          <table:table-cell table:style-name="ce2" office:value-type="float" office:value="2055243.53">
            <text:p>2055244</text:p>
          </table:table-cell>
          <table:table-cell office:value-type="string">
            <text:p>4 nt</text:p>
          </table:table-cell>
          <table:table-cell table:style-name="ce2" office:value-type="float" office:value="67229.11">
            <text:p>67229</text:p>
          </table:table-cell>
          <table:table-cell office:value-type="string">
            <text:p>4 nt</text:p>
          </table:table-cell>
          <table:table-cell table:style-name="ce2" table:formula="of:=[.B190]-[.D190]" office:value-type="float" office:value="1988014.42">
            <text:p>1988014</text:p>
          </table:table-cell>
          <table:table-cell office:value-type="string">
            <text:p>4 nt</text:p>
          </table:table-cell>
          <table:table-cell table:style-name="ce2"/>
          <table:table-cell/>
          <table:table-cell table:style-name="ce11" table:number-columns-repeated="19"/>
          <table:table-cell table:number-columns-repeated="996"/>
        </table:table-row>
        <table:table-row table:style-name="ro1">
          <table:table-cell office:value-type="string">
            <text:p>RECT- 190</text:p>
          </table:table-cell>
          <table:table-cell table:style-name="ce2" office:value-type="float" office:value="525344.27">
            <text:p>525344</text:p>
          </table:table-cell>
          <table:table-cell office:value-type="string">
            <text:p>5 nt</text:p>
          </table:table-cell>
          <table:table-cell table:style-name="ce2" office:value-type="float" office:value="33964.94">
            <text:p>33965</text:p>
          </table:table-cell>
          <table:table-cell office:value-type="string">
            <text:p>5 nt</text:p>
          </table:table-cell>
          <table:table-cell table:style-name="ce2" table:formula="of:=[.B191]-[.D191]" office:value-type="float" office:value="491379.33">
            <text:p>491379</text:p>
          </table:table-cell>
          <table:table-cell office:value-type="string">
            <text:p>5 nt</text:p>
          </table:table-cell>
          <table:table-cell table:style-name="ce2"/>
          <table:table-cell table:style-name="ce2" office:value-type="string">
            <text:p>APR:</text:p>
          </table:table-cell>
          <table:table-cell table:style-name="ce11" office:value-type="float" office:value="3.9438224614833">
            <text:p>4</text:p>
          </table:table-cell>
          <table:table-cell table:style-name="ce11" office:value-type="float" office:value="0.742504166566309">
            <text:p>1</text:p>
          </table:table-cell>
          <table:table-cell table:style-name="ce11" office:value-type="float" office:value="4.29600140524953">
            <text:p>4</text:p>
          </table:table-cell>
          <table:table-cell table:style-name="ce11" office:value-type="float" office:value="301.435832164923">
            <text:p>301</text:p>
          </table:table-cell>
          <table:table-cell table:style-name="ce11" office:value-type="float" office:value="4.48084480456065">
            <text:p>4</text:p>
          </table:table-cell>
          <table:table-cell table:style-name="ce11" office:value-type="float" office:value="31.6058541446927">
            <text:p>32</text:p>
          </table:table-cell>
          <table:table-cell table:style-name="ce11" office:value-type="float" office:value="28.2757917907654">
            <text:p>28</text:p>
          </table:table-cell>
          <table:table-cell table:style-name="ce11" office:value-type="float" office:value="2.29568243669675">
            <text:p>2</text:p>
          </table:table-cell>
          <table:table-cell table:style-name="ce11" office:value-type="float" office:value="24.0693215694645">
            <text:p>24</text:p>
          </table:table-cell>
          <table:table-cell table:style-name="ce11" office:value-type="float" office:value="293.461392283116">
            <text:p>293</text:p>
          </table:table-cell>
          <table:table-cell table:style-name="ce11" office:value-type="float" office:value="3.18911705158762">
            <text:p>3</text:p>
          </table:table-cell>
          <table:table-cell table:style-name="ce11" office:value-type="float" office:value="129.896277692342">
            <text:p>130</text:p>
          </table:table-cell>
          <table:table-cell table:style-name="ce11" office:value-type="float" office:value="128.718604222665">
            <text:p>129</text:p>
          </table:table-cell>
          <table:table-cell table:style-name="ce11" office:value-type="float" office:value="2.0064797468249">
            <text:p>2</text:p>
          </table:table-cell>
          <table:table-cell table:style-name="ce11" office:value-type="float" office:value="111.560431400375">
            <text:p>112</text:p>
          </table:table-cell>
          <table:table-cell table:style-name="ce11" office:value-type="float" office:value="5.88552296285368">
            <text:p>6</text:p>
          </table:table-cell>
          <table:table-cell table:style-name="ce11" office:value-type="float" office:value="2.6876621914309">
            <text:p>3</text:p>
          </table:table-cell>
          <table:table-cell table:style-name="ce11" office:value-type="float" office:value="5.08978251128421">
            <text:p>5</text:p>
          </table:table-cell>
          <table:table-cell table:style-name="ce11"/>
          <table:table-cell table:number-columns-repeated="996"/>
        </table:table-row>
        <table:table-row table:style-name="ro1">
          <table:table-cell office:value-type="string">
            <text:p>RECT- 191</text:p>
          </table:table-cell>
          <table:table-cell table:style-name="ce2" office:value-type="float" office:value="1490584.25">
            <text:p>1490584</text:p>
          </table:table-cell>
          <table:table-cell office:value-type="string">
            <text:p>6 nt</text:p>
          </table:table-cell>
          <table:table-cell table:style-name="ce2" office:value-type="float" office:value="20039.8">
            <text:p>20040</text:p>
          </table:table-cell>
          <table:table-cell office:value-type="string">
            <text:p>6 nt</text:p>
          </table:table-cell>
          <table:table-cell table:style-name="ce2" table:formula="of:=[.B192]-[.D192]" office:value-type="float" office:value="1470544.45">
            <text:p>1470544</text:p>
          </table:table-cell>
          <table:table-cell office:value-type="string">
            <text:p>6 nt</text:p>
          </table:table-cell>
          <table:table-cell table:style-name="ce2"/>
          <table:table-cell/>
          <table:table-cell table:style-name="ce11" table:number-columns-repeated="19"/>
          <table:table-cell table:number-columns-repeated="996"/>
        </table:table-row>
        <table:table-row table:style-name="ro1">
          <table:table-cell office:value-type="string">
            <text:p>RECT- 192</text:p>
          </table:table-cell>
          <table:table-cell table:style-name="ce2" office:value-type="float" office:value="184706.28">
            <text:p>184706</text:p>
          </table:table-cell>
          <table:table-cell office:value-type="string">
            <text:p>7 nt</text:p>
          </table:table-cell>
          <table:table-cell table:style-name="ce2" office:value-type="float" office:value="22044.87">
            <text:p>22045</text:p>
          </table:table-cell>
          <table:table-cell office:value-type="string">
            <text:p>7 nt</text:p>
          </table:table-cell>
          <table:table-cell table:style-name="ce2" table:formula="of:=[.B193]-[.D193]" office:value-type="float" office:value="162661.41">
            <text:p>162661</text:p>
          </table:table-cell>
          <table:table-cell office:value-type="string">
            <text:p>7 nt</text:p>
          </table:table-cell>
          <table:table-cell table:style-name="ce2"/>
          <table:table-cell table:style-name="ce2" office:value-type="string">
            <text:p>Total trxpts:</text:p>
          </table:table-cell>
          <table:table-cell table:style-name="ce11" office:value-type="float" office:value="17922447.92">
            <text:p>17922448</text:p>
          </table:table-cell>
          <table:table-cell table:style-name="ce11" office:value-type="float" office:value="15442841.17">
            <text:p>15442841</text:p>
          </table:table-cell>
          <table:table-cell table:style-name="ce11" office:value-type="float" office:value="17784470.49">
            <text:p>17784470</text:p>
          </table:table-cell>
          <table:table-cell table:style-name="ce11" office:value-type="float" office:value="9016398.49">
            <text:p>9016398</text:p>
          </table:table-cell>
          <table:table-cell table:style-name="ce11" office:value-type="float" office:value="4896298.73">
            <text:p>4896299</text:p>
          </table:table-cell>
          <table:table-cell table:style-name="ce11" office:value-type="float" office:value="8873351.93">
            <text:p>8873352</text:p>
          </table:table-cell>
          <table:table-cell table:style-name="ce11" office:value-type="float" office:value="15935240.02">
            <text:p>15935240</text:p>
          </table:table-cell>
          <table:table-cell table:style-name="ce11" office:value-type="float" office:value="7847783.03">
            <text:p>7847783</text:p>
          </table:table-cell>
          <table:table-cell table:style-name="ce11" office:value-type="float" office:value="16520818.79">
            <text:p>16520819</text:p>
          </table:table-cell>
          <table:table-cell table:style-name="ce11" office:value-type="float" office:value="24268836.58">
            <text:p>24268837</text:p>
          </table:table-cell>
          <table:table-cell table:style-name="ce11" office:value-type="float" office:value="7768294.22">
            <text:p>7768294</text:p>
          </table:table-cell>
          <table:table-cell table:style-name="ce11" office:value-type="float" office:value="24222390.22">
            <text:p>24222390</text:p>
          </table:table-cell>
          <table:table-cell table:style-name="ce11" office:value-type="float" office:value="26112096.89">
            <text:p>26112097</text:p>
          </table:table-cell>
          <table:table-cell table:style-name="ce11" office:value-type="float" office:value="7144250.32">
            <text:p>7144250</text:p>
          </table:table-cell>
          <table:table-cell table:style-name="ce11" office:value-type="float" office:value="28133821.35">
            <text:p>28133821</text:p>
          </table:table-cell>
          <table:table-cell table:style-name="ce11" office:value-type="float" office:value="10379902.8">
            <text:p>10379903</text:p>
          </table:table-cell>
          <table:table-cell table:style-name="ce11" office:value-type="float" office:value="11693939.97">
            <text:p>11693940</text:p>
          </table:table-cell>
          <table:table-cell table:style-name="ce11" office:value-type="float" office:value="9932855.41">
            <text:p>9932855</text:p>
          </table:table-cell>
          <table:table-cell table:style-name="ce11"/>
          <table:table-cell table:number-columns-repeated="996"/>
        </table:table-row>
        <table:table-row table:style-name="ro1">
          <table:table-cell office:value-type="string">
            <text:p>RECT- 193</text:p>
          </table:table-cell>
          <table:table-cell table:style-name="ce2" office:value-type="float" office:value="407574.16">
            <text:p>407574</text:p>
          </table:table-cell>
          <table:table-cell office:value-type="string">
            <text:p>8 nt</text:p>
          </table:table-cell>
          <table:table-cell table:style-name="ce2" office:value-type="float" office:value="22262.44">
            <text:p>22262</text:p>
          </table:table-cell>
          <table:table-cell office:value-type="string">
            <text:p>8 nt</text:p>
          </table:table-cell>
          <table:table-cell table:style-name="ce2" table:formula="of:=[.B194]-[.D194]" office:value-type="float" office:value="385311.72">
            <text:p>385312</text:p>
          </table:table-cell>
          <table:table-cell office:value-type="string">
            <text:p>8 nt</text:p>
          </table:table-cell>
          <table:table-cell table:style-name="ce2" table:number-columns-repeated="2"/>
          <table:table-cell table:style-name="ce11" table:number-columns-repeated="19"/>
          <table:table-cell table:number-columns-repeated="996"/>
        </table:table-row>
        <table:table-row table:style-name="ro1">
          <table:table-cell office:value-type="string">
            <text:p>RECT- 194</text:p>
          </table:table-cell>
          <table:table-cell table:style-name="ce2" office:value-type="float" office:value="138168.91">
            <text:p>138169</text:p>
          </table:table-cell>
          <table:table-cell office:value-type="string">
            <text:p>9 nt</text:p>
          </table:table-cell>
          <table:table-cell table:style-name="ce2" office:value-type="float" office:value="25104.4">
            <text:p>25104</text:p>
          </table:table-cell>
          <table:table-cell office:value-type="string">
            <text:p>9 nt</text:p>
          </table:table-cell>
          <table:table-cell table:style-name="ce2" table:formula="of:=[.B195]-[.D195]" office:value-type="float" office:value="113064.51">
            <text:p>113065</text:p>
          </table:table-cell>
          <table:table-cell office:value-type="string">
            <text:p>9 nt</text:p>
          </table:table-cell>
          <table:table-cell table:style-name="ce2" table:number-columns-repeated="2"/>
          <table:table-cell table:style-name="ce11" table:number-columns-repeated="12"/>
          <table:table-cell table:number-columns-repeated="1003"/>
        </table:table-row>
        <table:table-row table:style-name="ro1">
          <table:table-cell office:value-type="string">
            <text:p>RECT- 195</text:p>
          </table:table-cell>
          <table:table-cell table:style-name="ce2" office:value-type="float" office:value="169802.9">
            <text:p>169803</text:p>
          </table:table-cell>
          <table:table-cell office:value-type="string">
            <text:p>10 nt</text:p>
          </table:table-cell>
          <table:table-cell table:style-name="ce2" office:value-type="float" office:value="23140.97">
            <text:p>23141</text:p>
          </table:table-cell>
          <table:table-cell office:value-type="string">
            <text:p>10 nt</text:p>
          </table:table-cell>
          <table:table-cell table:style-name="ce2" table:formula="of:=[.B196]-[.D196]" office:value-type="float" office:value="146661.93">
            <text:p>146662</text:p>
          </table:table-cell>
          <table:table-cell office:value-type="string">
            <text:p>10 nt</text:p>
          </table:table-cell>
          <table:table-cell table:style-name="ce2" table:number-columns-repeated="2"/>
          <table:table-cell table:style-name="ce11"/>
          <table:table-cell table:number-columns-repeated="1014"/>
        </table:table-row>
        <table:table-row table:style-name="ro1">
          <table:table-cell office:value-type="string">
            <text:p>RECT- 196</text:p>
          </table:table-cell>
          <table:table-cell table:style-name="ce2" office:value-type="float" office:value="115968.94">
            <text:p>115969</text:p>
          </table:table-cell>
          <table:table-cell office:value-type="string">
            <text:p>11 nt</text:p>
          </table:table-cell>
          <table:table-cell table:style-name="ce2" office:value-type="float" office:value="23442.22">
            <text:p>23442</text:p>
          </table:table-cell>
          <table:table-cell office:value-type="string">
            <text:p>11 nt</text:p>
          </table:table-cell>
          <table:table-cell table:style-name="ce2" table:formula="of:=[.B197]-[.D197]" office:value-type="float" office:value="92526.72">
            <text:p>92527</text:p>
          </table:table-cell>
          <table:table-cell office:value-type="string">
            <text:p>11 nt</text:p>
          </table:table-cell>
          <table:table-cell table:style-name="ce2" table:number-columns-repeated="2"/>
          <table:table-cell table:style-name="ce11" office:value-type="string">
            <text:p>N25</text:p>
          </table:table-cell>
          <table:table-cell table:style-name="ce11" table:number-columns-repeated="3"/>
          <table:table-cell table:style-name="ce11" office:value-type="string">
            <text:p>RL1 (WT)</text:p>
          </table:table-cell>
          <table:table-cell table:style-name="ce11" table:number-columns-repeated="3"/>
          <table:table-cell table:style-name="ce11" office:value-type="string">
            <text:p>RL2(L4-3)</text:p>
          </table:table-cell>
          <table:table-cell table:style-name="ce11" table:number-columns-repeated="3"/>
          <table:table-cell table:style-name="ce11" office:value-type="string">
            <text:p>RL3 (L5-1)</text:p>
          </table:table-cell>
          <table:table-cell table:style-name="ce11" table:number-columns-repeated="3"/>
          <table:table-cell table:style-name="ce11" office:value-type="string">
            <text:p>N25anti</text:p>
          </table:table-cell>
          <table:table-cell table:style-name="ce11"/>
          <table:table-cell table:number-columns-repeated="2"/>
          <table:table-cell office:value-type="string">
            <text:p>DG203-2</text:p>
          </table:table-cell>
          <table:table-cell table:number-columns-repeated="994"/>
        </table:table-row>
        <table:table-row table:style-name="ro1">
          <table:table-cell office:value-type="string">
            <text:p>RECT- 197</text:p>
          </table:table-cell>
          <table:table-cell table:style-name="ce2" office:value-type="float" office:value="73624.51">
            <text:p>73625</text:p>
          </table:table-cell>
          <table:table-cell office:value-type="string">
            <text:p>12 nt</text:p>
          </table:table-cell>
          <table:table-cell table:style-name="ce2" office:value-type="float" office:value="19351.97">
            <text:p>19352</text:p>
          </table:table-cell>
          <table:table-cell office:value-type="string">
            <text:p>12 nt</text:p>
          </table:table-cell>
          <table:table-cell table:style-name="ce2" table:formula="of:=[.B198]-[.D198]" office:value-type="float" office:value="54272.54">
            <text:p>54273</text:p>
          </table:table-cell>
          <table:table-cell office:value-type="string">
            <text:p>12 nt</text:p>
          </table:table-cell>
          <table:table-cell table:style-name="ce2"/>
          <table:table-cell/>
          <table:table-cell table:style-name="ce11" office:value-type="string">
            <text:p>(-)</text:p>
          </table:table-cell>
          <table:table-cell table:style-name="ce11" office:value-type="string">
            <text:p>(+)</text:p>
          </table:table-cell>
          <table:table-cell table:style-name="ce11" office:value-type="string">
            <text:p>(-)</text:p>
          </table:table-cell>
          <table:table-cell table:style-name="ce11"/>
          <table:table-cell table:style-name="ce11" office:value-type="string">
            <text:p>(-)</text:p>
          </table:table-cell>
          <table:table-cell table:style-name="ce11" office:value-type="string">
            <text:p>(+)</text:p>
          </table:table-cell>
          <table:table-cell table:style-name="ce11" office:value-type="string">
            <text:p>(-)</text:p>
          </table:table-cell>
          <table:table-cell table:style-name="ce11"/>
          <table:table-cell table:style-name="ce11" office:value-type="string">
            <text:p>(-)</text:p>
          </table:table-cell>
          <table:table-cell table:style-name="ce11" office:value-type="string">
            <text:p>(+)</text:p>
          </table:table-cell>
          <table:table-cell table:style-name="ce11" office:value-type="string">
            <text:p>(-)</text:p>
          </table:table-cell>
          <table:table-cell table:style-name="ce11"/>
          <table:table-cell table:style-name="ce11" office:value-type="string">
            <text:p>(-)</text:p>
          </table:table-cell>
          <table:table-cell table:style-name="ce11" office:value-type="string">
            <text:p>(+)</text:p>
          </table:table-cell>
          <table:table-cell table:style-name="ce11" office:value-type="string">
            <text:p>(-)</text:p>
          </table:table-cell>
          <table:table-cell table:style-name="ce11"/>
          <table:table-cell table:style-name="ce11" office:value-type="string">
            <text:p>(-)</text:p>
          </table:table-cell>
          <table:table-cell table:style-name="ce11" office:value-type="string">
            <text:p>(+)</text:p>
          </table:table-cell>
          <table:table-cell table:style-name="ce11" office:value-type="string">
            <text:p>(-)</text:p>
          </table:table-cell>
          <table:table-cell/>
          <table:table-cell table:style-name="ce11" office:value-type="string">
            <text:p>(-)</text:p>
          </table:table-cell>
          <table:table-cell table:style-name="ce11" office:value-type="string">
            <text:p>(+)</text:p>
          </table:table-cell>
          <table:table-cell table:style-name="ce11" office:value-type="string">
            <text:p>(-)</text:p>
          </table:table-cell>
          <table:table-cell table:number-columns-repeated="992"/>
        </table:table-row>
        <table:table-row table:style-name="ro1">
          <table:table-cell office:value-type="string">
            <text:p>RECT- 198</text:p>
          </table:table-cell>
          <table:table-cell table:style-name="ce2" office:value-type="float" office:value="509586.56">
            <text:p>509587</text:p>
          </table:table-cell>
          <table:table-cell office:value-type="string">
            <text:p>13 nt</text:p>
          </table:table-cell>
          <table:table-cell table:style-name="ce2" office:value-type="float" office:value="21625.39">
            <text:p>21625</text:p>
          </table:table-cell>
          <table:table-cell office:value-type="string">
            <text:p>13 nt</text:p>
          </table:table-cell>
          <table:table-cell table:style-name="ce2" table:formula="of:=[.B199]-[.D199]" office:value-type="float" office:value="487961.17">
            <text:p>487961</text:p>
          </table:table-cell>
          <table:table-cell office:value-type="string">
            <text:p>13 nt</text:p>
          </table:table-cell>
          <table:table-cell table:style-name="ce2"/>
          <table:table-cell table:style-name="ce2" office:value-type="string">
            <text:p>Total Abortive:</text:p>
          </table:table-cell>
          <table:table-cell table:style-name="ce11" office:value-type="float" office:value="14297227.14">
            <text:p>14297227</text:p>
          </table:table-cell>
          <table:table-cell table:style-name="ce11" office:value-type="float" office:value="6580399.71">
            <text:p>6580400</text:p>
          </table:table-cell>
          <table:table-cell table:style-name="ce11" office:value-type="float" office:value="14426376.5">
            <text:p>14426377</text:p>
          </table:table-cell>
          <table:table-cell/>
          <table:table-cell table:style-name="ce11" office:value-type="float" office:value="8986585.89">
            <text:p>8986586</text:p>
          </table:table-cell>
          <table:table-cell table:style-name="ce11" office:value-type="float" office:value="4002951.28">
            <text:p>4002951</text:p>
          </table:table-cell>
          <table:table-cell table:style-name="ce11" office:value-type="float" office:value="8601212.09">
            <text:p>8601212</text:p>
          </table:table-cell>
          <table:table-cell/>
          <table:table-cell table:style-name="ce11" office:value-type="float" office:value="15390925.45">
            <text:p>15390925</text:p>
          </table:table-cell>
          <table:table-cell table:style-name="ce11" office:value-type="float" office:value="5466551.47">
            <text:p>5466551</text:p>
          </table:table-cell>
          <table:table-cell table:style-name="ce11" office:value-type="float" office:value="15861813.37">
            <text:p>15861813</text:p>
          </table:table-cell>
          <table:table-cell/>
          <table:table-cell table:style-name="ce11" office:value-type="float" office:value="24186418.86">
            <text:p>24186419</text:p>
          </table:table-cell>
          <table:table-cell table:style-name="ce11" office:value-type="float" office:value="5913895.28">
            <text:p>5913895</text:p>
          </table:table-cell>
          <table:table-cell table:style-name="ce11" office:value-type="float" office:value="24037339.96">
            <text:p>24037340</text:p>
          </table:table-cell>
          <table:table-cell/>
          <table:table-cell table:style-name="ce11" office:value-type="float" office:value="25910798.88">
            <text:p>25910799</text:p>
          </table:table-cell>
          <table:table-cell table:style-name="ce11" office:value-type="float" office:value="4767966.12">
            <text:p>4767966</text:p>
          </table:table-cell>
          <table:table-cell table:style-name="ce11" office:value-type="float" office:value="27883877.2">
            <text:p>27883877</text:p>
          </table:table-cell>
          <table:table-cell/>
          <table:table-cell table:style-name="ce11" office:value-type="float" office:value="8872406.15">
            <text:p>8872406</text:p>
          </table:table-cell>
          <table:table-cell table:style-name="ce11" office:value-type="float" office:value="8522841.49">
            <text:p>8522841</text:p>
          </table:table-cell>
          <table:table-cell table:style-name="ce11" office:value-type="float" office:value="8301786.42">
            <text:p>8301786</text:p>
          </table:table-cell>
          <table:table-cell table:number-columns-repeated="992"/>
        </table:table-row>
        <table:table-row table:style-name="ro1">
          <table:table-cell office:value-type="string">
            <text:p>RECT- 199</text:p>
          </table:table-cell>
          <table:table-cell table:style-name="ce2" office:value-type="float" office:value="652684.32">
            <text:p>652684</text:p>
          </table:table-cell>
          <table:table-cell office:value-type="string">
            <text:p>14 nt</text:p>
          </table:table-cell>
          <table:table-cell table:style-name="ce2" office:value-type="float" office:value="18246.32">
            <text:p>18246</text:p>
          </table:table-cell>
          <table:table-cell office:value-type="string">
            <text:p>14 nt</text:p>
          </table:table-cell>
          <table:table-cell table:style-name="ce2" table:formula="of:=[.B200]-[.D200]" office:value-type="float" office:value="634438">
            <text:p>634438</text:p>
          </table:table-cell>
          <table:table-cell office:value-type="string">
            <text:p>14 nt</text:p>
          </table:table-cell>
          <table:table-cell table:style-name="ce2"/>
          <table:table-cell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 table:number-columns-repeated="992"/>
        </table:table-row>
        <table:table-row table:style-name="ro1">
          <table:table-cell office:value-type="string">
            <text:p>RECT- 200</text:p>
          </table:table-cell>
          <table:table-cell table:style-name="ce2" office:value-type="float" office:value="543839.04">
            <text:p>543839</text:p>
          </table:table-cell>
          <table:table-cell office:value-type="string">
            <text:p>15 nt</text:p>
          </table:table-cell>
          <table:table-cell table:style-name="ce2" office:value-type="float" office:value="17994.73">
            <text:p>17995</text:p>
          </table:table-cell>
          <table:table-cell office:value-type="string">
            <text:p>15 nt</text:p>
          </table:table-cell>
          <table:table-cell table:style-name="ce2" table:formula="of:=[.B201]-[.D201]" office:value-type="float" office:value="525844.31">
            <text:p>525844</text:p>
          </table:table-cell>
          <table:table-cell office:value-type="string">
            <text:p>15 nt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>
            <text:p>RECT- 201</text:p>
          </table:table-cell>
          <table:table-cell table:style-name="ce2" office:value-type="float" office:value="216740.54">
            <text:p>216741</text:p>
          </table:table-cell>
          <table:table-cell office:value-type="string">
            <text:p>16 nt</text:p>
          </table:table-cell>
          <table:table-cell table:style-name="ce2" office:value-type="float" office:value="18957.09">
            <text:p>18957</text:p>
          </table:table-cell>
          <table:table-cell office:value-type="string">
            <text:p>16 nt</text:p>
          </table:table-cell>
          <table:table-cell table:style-name="ce2" table:formula="of:=[.B202]-[.D202]" office:value-type="float" office:value="197783.45">
            <text:p>197783</text:p>
          </table:table-cell>
          <table:table-cell office:value-type="string">
            <text:p>16 nt</text:p>
          </table:table-cell>
          <table:table-cell table:style-name="ce2"/>
          <table:table-cell/>
          <table:table-cell>
            <draw:frame table:end-cell-address="'~IQ10C'.Q223" table:end-x="0.0866in" table:end-y="0.1378in" draw:z-index="8" draw:name="Chart 17" draw:style-name="gr1" svg:width="5.6417in" svg:height="3.7094in" svg:x="0.0295in" svg:y="0.1476in">
              <draw:object draw:notify-on-update-of-ranges="'~IQ10C'.J197:'~IQ10C'.AF198 '~IQ10C'.J199:'~IQ10C'.AF19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7"/>
          <table:table-cell>
            <draw:frame table:end-cell-address="'~IQ10C'.W223" table:end-x="0.0291in" table:end-y="0.1669in" draw:z-index="9" draw:name="Chart 18" draw:style-name="gr1" svg:width="4.1791in" svg:height="3.7189in" svg:x="0.039in" svg:y="0.1673in">
              <draw:object draw:notify-on-update-of-ranges="'~IQ10C'.N197:'~IQ10C'.X198 '~IQ10C'.N199:'~IQ10C'.X199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06"/>
        </table:table-row>
        <table:table-row table:style-name="ro1">
          <table:table-cell office:value-type="string">
            <text:p>RECT- 202</text:p>
          </table:table-cell>
          <table:table-cell table:style-name="ce2" office:value-type="float" office:value="367019.16">
            <text:p>367019</text:p>
          </table:table-cell>
          <table:table-cell office:value-type="string">
            <text:p>17 nt</text:p>
          </table:table-cell>
          <table:table-cell table:style-name="ce2" office:value-type="float" office:value="20501.81">
            <text:p>20502</text:p>
          </table:table-cell>
          <table:table-cell office:value-type="string">
            <text:p>17 nt</text:p>
          </table:table-cell>
          <table:table-cell table:style-name="ce2" table:formula="of:=[.B203]-[.D203]" office:value-type="float" office:value="346517.35">
            <text:p>346517</text:p>
          </table:table-cell>
          <table:table-cell office:value-type="string">
            <text:p>17 nt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>
            <text:p>RECT- 203</text:p>
          </table:table-cell>
          <table:table-cell table:style-name="ce2" office:value-type="float" office:value="328798.38">
            <text:p>328798</text:p>
          </table:table-cell>
          <table:table-cell office:value-type="string">
            <text:p>18 nt</text:p>
          </table:table-cell>
          <table:table-cell table:style-name="ce2" office:value-type="float" office:value="20796.1">
            <text:p>20796</text:p>
          </table:table-cell>
          <table:table-cell office:value-type="string">
            <text:p>18 nt</text:p>
          </table:table-cell>
          <table:table-cell table:style-name="ce2" table:formula="of:=[.B204]-[.D204]" office:value-type="float" office:value="308002.28">
            <text:p>308002</text:p>
          </table:table-cell>
          <table:table-cell office:value-type="string">
            <text:p>18 nt</text:p>
          </table:table-cell>
          <table:table-cell table:style-name="ce2"/>
          <table:table-cell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 table:number-columns-repeated="992"/>
        </table:table-row>
        <table:table-row table:style-name="ro1">
          <table:table-cell office:value-type="string">
            <text:p>RECT- 204</text:p>
          </table:table-cell>
          <table:table-cell table:style-name="ce2" office:value-type="float" office:value="367004.55">
            <text:p>367005</text:p>
          </table:table-cell>
          <table:table-cell office:value-type="string">
            <text:p>19 nt</text:p>
          </table:table-cell>
          <table:table-cell table:style-name="ce2" office:value-type="float" office:value="19911.49">
            <text:p>19911</text:p>
          </table:table-cell>
          <table:table-cell office:value-type="string">
            <text:p>19 nt</text:p>
          </table:table-cell>
          <table:table-cell table:style-name="ce2" table:formula="of:=[.B205]-[.D205]" office:value-type="float" office:value="347093.06">
            <text:p>347093</text:p>
          </table:table-cell>
          <table:table-cell office:value-type="string">
            <text:p>19 nt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>
            <text:p>RECT- 205</text:p>
          </table:table-cell>
          <table:table-cell table:style-name="ce2" office:value-type="float" office:value="19131588.1">
            <text:p>19131588</text:p>
          </table:table-cell>
          <table:table-cell office:value-type="string">
            <text:p>2 nt-DG203-2 (+GreB)</text:p>
          </table:table-cell>
          <table:table-cell table:style-name="ce2" office:value-type="float" office:value="6716278.81">
            <text:p>6716279</text:p>
          </table:table-cell>
          <table:table-cell office:value-type="string">
            <text:p>2 nt-Blank (right)</text:p>
          </table:table-cell>
          <table:table-cell table:style-name="ce2" table:formula="of:=[.B206]-[.D206]" office:value-type="float" office:value="12415309.29">
            <text:p>12415309</text:p>
          </table:table-cell>
          <table:table-cell office:value-type="string">
            <text:p>2 nt-DG203-2 (+GreB)</text:p>
          </table:table-cell>
          <table:table-cell table:style-name="ce2" table:number-columns-repeated="2"/>
          <table:table-cell table:style-name="ce11" table:number-columns-repeated="18"/>
          <table:table-cell table:number-columns-repeated="997"/>
        </table:table-row>
        <table:table-row table:style-name="ro1">
          <table:table-cell office:value-type="string">
            <text:p>RECT- 206</text:p>
          </table:table-cell>
          <table:table-cell table:style-name="ce2" office:value-type="float" office:value="1844063.89">
            <text:p>1844064</text:p>
          </table:table-cell>
          <table:table-cell office:value-type="string">
            <text:p>3 nt</text:p>
          </table:table-cell>
          <table:table-cell table:style-name="ce2" office:value-type="float" office:value="655230.63">
            <text:p>655231</text:p>
          </table:table-cell>
          <table:table-cell office:value-type="string">
            <text:p>3 nt</text:p>
          </table:table-cell>
          <table:table-cell table:style-name="ce2" table:formula="of:=[.B207]-[.D207]" office:value-type="float" office:value="1188833.26">
            <text:p>1188833</text:p>
          </table:table-cell>
          <table:table-cell office:value-type="string">
            <text:p>3 nt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>
            <text:p>RECT- 207</text:p>
          </table:table-cell>
          <table:table-cell table:style-name="ce2" office:value-type="float" office:value="3131677.69">
            <text:p>3131678</text:p>
          </table:table-cell>
          <table:table-cell office:value-type="string">
            <text:p>4 nt</text:p>
          </table:table-cell>
          <table:table-cell table:style-name="ce2" office:value-type="float" office:value="67229.11">
            <text:p>67229</text:p>
          </table:table-cell>
          <table:table-cell office:value-type="string">
            <text:p>4 nt</text:p>
          </table:table-cell>
          <table:table-cell table:style-name="ce2" table:formula="of:=[.B208]-[.D208]" office:value-type="float" office:value="3064448.58">
            <text:p>3064449</text:p>
          </table:table-cell>
          <table:table-cell office:value-type="string">
            <text:p>4 nt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>
            <text:p>RECT- 208</text:p>
          </table:table-cell>
          <table:table-cell table:style-name="ce2" office:value-type="float" office:value="147272.96">
            <text:p>147273</text:p>
          </table:table-cell>
          <table:table-cell office:value-type="string">
            <text:p>5 nt</text:p>
          </table:table-cell>
          <table:table-cell table:style-name="ce2" office:value-type="float" office:value="33964.94">
            <text:p>33965</text:p>
          </table:table-cell>
          <table:table-cell office:value-type="string">
            <text:p>5 nt</text:p>
          </table:table-cell>
          <table:table-cell table:style-name="ce2" table:formula="of:=[.B209]-[.D209]" office:value-type="float" office:value="113308.02">
            <text:p>113308</text:p>
          </table:table-cell>
          <table:table-cell office:value-type="string">
            <text:p>5 nt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>
            <text:p>RECT- 209</text:p>
          </table:table-cell>
          <table:table-cell table:style-name="ce2" office:value-type="float" office:value="140199.08">
            <text:p>140199</text:p>
          </table:table-cell>
          <table:table-cell office:value-type="string">
            <text:p>6 nt</text:p>
          </table:table-cell>
          <table:table-cell table:style-name="ce2" office:value-type="float" office:value="20039.8">
            <text:p>20040</text:p>
          </table:table-cell>
          <table:table-cell office:value-type="string">
            <text:p>6 nt</text:p>
          </table:table-cell>
          <table:table-cell table:style-name="ce2" table:formula="of:=[.B210]-[.D210]" office:value-type="float" office:value="120159.28">
            <text:p>120159</text:p>
          </table:table-cell>
          <table:table-cell office:value-type="string">
            <text:p>6 nt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>
            <text:p>RECT- 210</text:p>
          </table:table-cell>
          <table:table-cell table:style-name="ce2" office:value-type="float" office:value="62463.72">
            <text:p>62464</text:p>
          </table:table-cell>
          <table:table-cell office:value-type="string">
            <text:p>7 nt</text:p>
          </table:table-cell>
          <table:table-cell table:style-name="ce2" office:value-type="float" office:value="22044.87">
            <text:p>22045</text:p>
          </table:table-cell>
          <table:table-cell office:value-type="string">
            <text:p>7 nt</text:p>
          </table:table-cell>
          <table:table-cell table:style-name="ce2" table:formula="of:=[.B211]-[.D211]" office:value-type="float" office:value="40418.85">
            <text:p>40419</text:p>
          </table:table-cell>
          <table:table-cell office:value-type="string">
            <text:p>7 nt</text:p>
          </table:table-cell>
          <table:table-cell table:style-name="ce2" table:number-columns-repeated="2"/>
          <table:table-cell table:style-name="ce11" table:number-columns-repeated="18"/>
          <table:table-cell table:number-columns-repeated="997"/>
        </table:table-row>
        <table:table-row table:style-name="ro1">
          <table:table-cell office:value-type="string">
            <text:p>RECT- 211</text:p>
          </table:table-cell>
          <table:table-cell table:style-name="ce2" office:value-type="float" office:value="63949.88">
            <text:p>63950</text:p>
          </table:table-cell>
          <table:table-cell office:value-type="string">
            <text:p>8 nt</text:p>
          </table:table-cell>
          <table:table-cell table:style-name="ce2" office:value-type="float" office:value="22262.44">
            <text:p>22262</text:p>
          </table:table-cell>
          <table:table-cell office:value-type="string">
            <text:p>8 nt</text:p>
          </table:table-cell>
          <table:table-cell table:style-name="ce2" table:formula="of:=[.B212]-[.D212]" office:value-type="float" office:value="41687.44">
            <text:p>41687</text:p>
          </table:table-cell>
          <table:table-cell office:value-type="string">
            <text:p>8 nt</text:p>
          </table:table-cell>
          <table:table-cell table:style-name="ce2" table:number-columns-repeated="2"/>
          <table:table-cell table:style-name="ce11" table:number-columns-repeated="18"/>
          <table:table-cell table:number-columns-repeated="997"/>
        </table:table-row>
        <table:table-row table:style-name="ro1">
          <table:table-cell office:value-type="string">
            <text:p>RECT- 212</text:p>
          </table:table-cell>
          <table:table-cell table:style-name="ce2" office:value-type="float" office:value="47525.27">
            <text:p>47525</text:p>
          </table:table-cell>
          <table:table-cell office:value-type="string">
            <text:p>9 nt</text:p>
          </table:table-cell>
          <table:table-cell table:style-name="ce2" office:value-type="float" office:value="25104.4">
            <text:p>25104</text:p>
          </table:table-cell>
          <table:table-cell office:value-type="string">
            <text:p>9 nt</text:p>
          </table:table-cell>
          <table:table-cell table:style-name="ce2" table:formula="of:=[.B213]-[.D213]" office:value-type="float" office:value="22420.87">
            <text:p>22421</text:p>
          </table:table-cell>
          <table:table-cell office:value-type="string">
            <text:p>9 nt</text:p>
          </table:table-cell>
          <table:table-cell table:style-name="ce2" table:number-columns-repeated="2"/>
          <table:table-cell table:style-name="ce11" table:number-columns-repeated="18"/>
          <table:table-cell table:number-columns-repeated="997"/>
        </table:table-row>
        <table:table-row table:style-name="ro1">
          <table:table-cell office:value-type="string">
            <text:p>RECT- 213</text:p>
          </table:table-cell>
          <table:table-cell table:style-name="ce2" office:value-type="float" office:value="33810.18">
            <text:p>33810</text:p>
          </table:table-cell>
          <table:table-cell office:value-type="string">
            <text:p>10 nt</text:p>
          </table:table-cell>
          <table:table-cell table:style-name="ce2" office:value-type="float" office:value="23140.97">
            <text:p>23141</text:p>
          </table:table-cell>
          <table:table-cell office:value-type="string">
            <text:p>10 nt</text:p>
          </table:table-cell>
          <table:table-cell table:style-name="ce2" table:formula="of:=[.B214]-[.D214]" office:value-type="float" office:value="10669.21">
            <text:p>10669</text:p>
          </table:table-cell>
          <table:table-cell office:value-type="string">
            <text:p>10 nt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>
            <text:p>RECT- 214</text:p>
          </table:table-cell>
          <table:table-cell table:style-name="ce2" office:value-type="float" office:value="29500.09">
            <text:p>29500</text:p>
          </table:table-cell>
          <table:table-cell office:value-type="string">
            <text:p>11 nt</text:p>
          </table:table-cell>
          <table:table-cell table:style-name="ce2" office:value-type="float" office:value="23442.22">
            <text:p>23442</text:p>
          </table:table-cell>
          <table:table-cell office:value-type="string">
            <text:p>11 nt</text:p>
          </table:table-cell>
          <table:table-cell table:style-name="ce2" table:formula="of:=[.B215]-[.D215]" office:value-type="float" office:value="6057.87">
            <text:p>6058</text:p>
          </table:table-cell>
          <table:table-cell office:value-type="string">
            <text:p>11 nt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>
            <text:p>RECT- 215</text:p>
          </table:table-cell>
          <table:table-cell table:style-name="ce2" office:value-type="float" office:value="40315.72">
            <text:p>40316</text:p>
          </table:table-cell>
          <table:table-cell office:value-type="string">
            <text:p>12 nt</text:p>
          </table:table-cell>
          <table:table-cell table:style-name="ce2" office:value-type="float" office:value="19351.97">
            <text:p>19352</text:p>
          </table:table-cell>
          <table:table-cell office:value-type="string">
            <text:p>12 nt</text:p>
          </table:table-cell>
          <table:table-cell table:style-name="ce2" table:formula="of:=[.B216]-[.D216]" office:value-type="float" office:value="20963.75">
            <text:p>20964</text:p>
          </table:table-cell>
          <table:table-cell office:value-type="string">
            <text:p>12 nt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>
            <text:p>RECT- 216</text:p>
          </table:table-cell>
          <table:table-cell table:style-name="ce2" office:value-type="float" office:value="45219.49">
            <text:p>45219</text:p>
          </table:table-cell>
          <table:table-cell office:value-type="string">
            <text:p>13 nt</text:p>
          </table:table-cell>
          <table:table-cell table:style-name="ce2" office:value-type="float" office:value="21625.39">
            <text:p>21625</text:p>
          </table:table-cell>
          <table:table-cell office:value-type="string">
            <text:p>13 nt</text:p>
          </table:table-cell>
          <table:table-cell table:style-name="ce2" table:formula="of:=[.B217]-[.D217]" office:value-type="float" office:value="23594.1">
            <text:p>23594</text:p>
          </table:table-cell>
          <table:table-cell office:value-type="string">
            <text:p>13 nt</text:p>
          </table:table-cell>
          <table:table-cell table:style-name="ce2" table:number-columns-repeated="2"/>
          <table:table-cell table:style-name="ce11" table:number-columns-repeated="18"/>
          <table:table-cell table:number-columns-repeated="997"/>
        </table:table-row>
        <table:table-row table:style-name="ro1">
          <table:table-cell office:value-type="string">
            <text:p>RECT- 217</text:p>
          </table:table-cell>
          <table:table-cell table:style-name="ce2" office:value-type="float" office:value="28437.29">
            <text:p>28437</text:p>
          </table:table-cell>
          <table:table-cell office:value-type="string">
            <text:p>14 nt</text:p>
          </table:table-cell>
          <table:table-cell table:style-name="ce2" office:value-type="float" office:value="18246.32">
            <text:p>18246</text:p>
          </table:table-cell>
          <table:table-cell office:value-type="string">
            <text:p>14 nt</text:p>
          </table:table-cell>
          <table:table-cell table:style-name="ce2" table:formula="of:=[.B218]-[.D218]" office:value-type="float" office:value="10190.97">
            <text:p>10191</text:p>
          </table:table-cell>
          <table:table-cell office:value-type="string">
            <text:p>14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18</text:p>
          </table:table-cell>
          <table:table-cell table:style-name="ce2" office:value-type="float" office:value="42043.9">
            <text:p>42044</text:p>
          </table:table-cell>
          <table:table-cell office:value-type="string">
            <text:p>15 nt</text:p>
          </table:table-cell>
          <table:table-cell table:style-name="ce2" office:value-type="float" office:value="17994.73">
            <text:p>17995</text:p>
          </table:table-cell>
          <table:table-cell office:value-type="string">
            <text:p>15 nt</text:p>
          </table:table-cell>
          <table:table-cell table:style-name="ce2" table:formula="of:=[.B219]-[.D219]" office:value-type="float" office:value="24049.17">
            <text:p>24049</text:p>
          </table:table-cell>
          <table:table-cell office:value-type="string">
            <text:p>15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19</text:p>
          </table:table-cell>
          <table:table-cell table:style-name="ce2" office:value-type="float" office:value="148377.25">
            <text:p>148377</text:p>
          </table:table-cell>
          <table:table-cell office:value-type="string">
            <text:p>16 nt</text:p>
          </table:table-cell>
          <table:table-cell table:style-name="ce2" office:value-type="float" office:value="18957.09">
            <text:p>18957</text:p>
          </table:table-cell>
          <table:table-cell office:value-type="string">
            <text:p>16 nt</text:p>
          </table:table-cell>
          <table:table-cell table:style-name="ce2" table:formula="of:=[.B220]-[.D220]" office:value-type="float" office:value="129420.16">
            <text:p>129420</text:p>
          </table:table-cell>
          <table:table-cell office:value-type="string">
            <text:p>16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20</text:p>
          </table:table-cell>
          <table:table-cell table:style-name="ce2" office:value-type="float" office:value="1228637.8">
            <text:p>1228638</text:p>
          </table:table-cell>
          <table:table-cell office:value-type="string">
            <text:p>17 nt</text:p>
          </table:table-cell>
          <table:table-cell table:style-name="ce2" office:value-type="float" office:value="20501.81">
            <text:p>20502</text:p>
          </table:table-cell>
          <table:table-cell office:value-type="string">
            <text:p>17 nt</text:p>
          </table:table-cell>
          <table:table-cell table:style-name="ce2" table:formula="of:=[.B221]-[.D221]" office:value-type="float" office:value="1208135.99">
            <text:p>1208136</text:p>
          </table:table-cell>
          <table:table-cell office:value-type="string">
            <text:p>17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21</text:p>
          </table:table-cell>
          <table:table-cell table:style-name="ce2" office:value-type="float" office:value="1700853.59">
            <text:p>1700854</text:p>
          </table:table-cell>
          <table:table-cell office:value-type="string">
            <text:p>18 nt</text:p>
          </table:table-cell>
          <table:table-cell table:style-name="ce2" office:value-type="float" office:value="20796.1">
            <text:p>20796</text:p>
          </table:table-cell>
          <table:table-cell office:value-type="string">
            <text:p>18 nt</text:p>
          </table:table-cell>
          <table:table-cell table:style-name="ce2" table:formula="of:=[.B222]-[.D222]" office:value-type="float" office:value="1680057.49">
            <text:p>1680057</text:p>
          </table:table-cell>
          <table:table-cell office:value-type="string">
            <text:p>18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22</text:p>
          </table:table-cell>
          <table:table-cell table:style-name="ce2" office:value-type="float" office:value="838337.97">
            <text:p>838338</text:p>
          </table:table-cell>
          <table:table-cell office:value-type="string">
            <text:p>19 nt</text:p>
          </table:table-cell>
          <table:table-cell table:style-name="ce2" office:value-type="float" office:value="19911.49">
            <text:p>19911</text:p>
          </table:table-cell>
          <table:table-cell office:value-type="string">
            <text:p>19 nt</text:p>
          </table:table-cell>
          <table:table-cell table:style-name="ce2" table:formula="of:=[.B223]-[.D223]" office:value-type="float" office:value="818426.48">
            <text:p>818426</text:p>
          </table:table-cell>
          <table:table-cell office:value-type="string">
            <text:p>19 nt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>
            <text:p>RECT- 223</text:p>
          </table:table-cell>
          <table:table-cell table:style-name="ce2" office:value-type="float" office:value="11666562.9">
            <text:p>11666563</text:p>
          </table:table-cell>
          <table:table-cell office:value-type="string">
            <text:p>2 nt-DG203-2 (-GreB)</text:p>
          </table:table-cell>
          <table:table-cell table:style-name="ce2" office:value-type="float" office:value="6716278.81">
            <text:p>6716279</text:p>
          </table:table-cell>
          <table:table-cell office:value-type="string">
            <text:p>2 nt-Blank (right)</text:p>
          </table:table-cell>
          <table:table-cell table:style-name="ce2" table:formula="of:=[.B224]-[.D224]" office:value-type="float" office:value="4950284.09">
            <text:p>4950284</text:p>
          </table:table-cell>
          <table:table-cell office:value-type="string">
            <text:p>2 nt-DG203-2 (-GreB)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>
            <text:p>RECT- 224</text:p>
          </table:table-cell>
          <table:table-cell table:style-name="ce2" office:value-type="float" office:value="1680022.6">
            <text:p>1680023</text:p>
          </table:table-cell>
          <table:table-cell office:value-type="string">
            <text:p>3 nt</text:p>
          </table:table-cell>
          <table:table-cell table:style-name="ce2" office:value-type="float" office:value="655230.63">
            <text:p>655231</text:p>
          </table:table-cell>
          <table:table-cell office:value-type="string">
            <text:p>3 nt</text:p>
          </table:table-cell>
          <table:table-cell table:style-name="ce2" table:formula="of:=[.B225]-[.D225]" office:value-type="float" office:value="1024791.97">
            <text:p>1024792</text:p>
          </table:table-cell>
          <table:table-cell office:value-type="string">
            <text:p>3 nt</text:p>
          </table:table-cell>
          <table:table-cell table:style-name="ce2" table:number-columns-repeated="2"/>
          <table:table-cell table:style-name="ce11" office:value-type="string">
            <text:p>N25</text:p>
          </table:table-cell>
          <table:table-cell table:style-name="ce11" table:number-columns-repeated="3"/>
          <table:table-cell table:style-name="ce11" office:value-type="string">
            <text:p>RL1 (WT)</text:p>
          </table:table-cell>
          <table:table-cell table:style-name="ce11" table:number-columns-repeated="3"/>
          <table:table-cell table:style-name="ce11" office:value-type="string">
            <text:p>RL2 (L4-3)</text:p>
          </table:table-cell>
          <table:table-cell table:style-name="ce11" table:number-columns-repeated="3"/>
          <table:table-cell table:style-name="ce11" office:value-type="string">
            <text:p>RL3 (L5-1)</text:p>
          </table:table-cell>
          <table:table-cell table:style-name="ce11" table:number-columns-repeated="3"/>
          <table:table-cell table:style-name="ce11" office:value-type="string">
            <text:p>N25anti</text:p>
          </table:table-cell>
          <table:table-cell table:style-name="ce11"/>
          <table:table-cell table:number-columns-repeated="2"/>
          <table:table-cell office:value-type="string">
            <text:p>DG203-2</text:p>
          </table:table-cell>
          <table:table-cell table:number-columns-repeated="994"/>
        </table:table-row>
        <table:table-row table:style-name="ro1">
          <table:table-cell office:value-type="string">
            <text:p>RECT- 225</text:p>
          </table:table-cell>
          <table:table-cell table:style-name="ce2" office:value-type="float" office:value="1843689.41">
            <text:p>1843689</text:p>
          </table:table-cell>
          <table:table-cell office:value-type="string">
            <text:p>4 nt</text:p>
          </table:table-cell>
          <table:table-cell table:style-name="ce2" office:value-type="float" office:value="67229.11">
            <text:p>67229</text:p>
          </table:table-cell>
          <table:table-cell office:value-type="string">
            <text:p>4 nt</text:p>
          </table:table-cell>
          <table:table-cell table:style-name="ce2" table:formula="of:=[.B226]-[.D226]" office:value-type="float" office:value="1776460.3">
            <text:p>1776460</text:p>
          </table:table-cell>
          <table:table-cell office:value-type="string">
            <text:p>4 nt</text:p>
          </table:table-cell>
          <table:table-cell table:style-name="ce2" table:number-columns-repeated="2"/>
          <table:table-cell table:style-name="ce11" office:value-type="string">
            <text:p>(-)</text:p>
          </table:table-cell>
          <table:table-cell table:style-name="ce11" office:value-type="string">
            <text:p>(+)</text:p>
          </table:table-cell>
          <table:table-cell table:style-name="ce11" office:value-type="string">
            <text:p>(-)</text:p>
          </table:table-cell>
          <table:table-cell table:style-name="ce11"/>
          <table:table-cell table:style-name="ce11" office:value-type="string">
            <text:p>(-)</text:p>
          </table:table-cell>
          <table:table-cell table:style-name="ce11" office:value-type="string">
            <text:p>(+)</text:p>
          </table:table-cell>
          <table:table-cell table:style-name="ce11" office:value-type="string">
            <text:p>(-)</text:p>
          </table:table-cell>
          <table:table-cell table:style-name="ce11"/>
          <table:table-cell table:style-name="ce11" office:value-type="string">
            <text:p>(-)</text:p>
          </table:table-cell>
          <table:table-cell table:style-name="ce11" office:value-type="string">
            <text:p>(+)</text:p>
          </table:table-cell>
          <table:table-cell table:style-name="ce11" office:value-type="string">
            <text:p>(-)</text:p>
          </table:table-cell>
          <table:table-cell table:style-name="ce11"/>
          <table:table-cell table:style-name="ce11" office:value-type="string">
            <text:p>(-)</text:p>
          </table:table-cell>
          <table:table-cell table:style-name="ce11" office:value-type="string">
            <text:p>(+)</text:p>
          </table:table-cell>
          <table:table-cell table:style-name="ce11" office:value-type="string">
            <text:p>(-)</text:p>
          </table:table-cell>
          <table:table-cell table:style-name="ce11"/>
          <table:table-cell table:style-name="ce11" office:value-type="string">
            <text:p>(-)</text:p>
          </table:table-cell>
          <table:table-cell table:style-name="ce11" office:value-type="string">
            <text:p>(+)</text:p>
          </table:table-cell>
          <table:table-cell table:style-name="ce11" office:value-type="string">
            <text:p>(-)</text:p>
          </table:table-cell>
          <table:table-cell/>
          <table:table-cell table:style-name="ce11" office:value-type="string">
            <text:p>(-)</text:p>
          </table:table-cell>
          <table:table-cell table:style-name="ce11" office:value-type="string">
            <text:p>(+)</text:p>
          </table:table-cell>
          <table:table-cell table:style-name="ce11" office:value-type="string">
            <text:p>(-)</text:p>
          </table:table-cell>
          <table:table-cell table:number-columns-repeated="992"/>
        </table:table-row>
        <table:table-row table:style-name="ro1">
          <table:table-cell office:value-type="string">
            <text:p>RECT- 226</text:p>
          </table:table-cell>
          <table:table-cell table:style-name="ce2" office:value-type="float" office:value="507773.01">
            <text:p>507773</text:p>
          </table:table-cell>
          <table:table-cell office:value-type="string">
            <text:p>5 nt</text:p>
          </table:table-cell>
          <table:table-cell table:style-name="ce2" office:value-type="float" office:value="33964.94">
            <text:p>33965</text:p>
          </table:table-cell>
          <table:table-cell office:value-type="string">
            <text:p>5 nt</text:p>
          </table:table-cell>
          <table:table-cell table:style-name="ce2" table:formula="of:=[.B227]-[.D227]" office:value-type="float" office:value="473808.07">
            <text:p>473808</text:p>
          </table:table-cell>
          <table:table-cell office:value-type="string">
            <text:p>5 nt</text:p>
          </table:table-cell>
          <table:table-cell table:style-name="ce2"/>
          <table:table-cell table:style-name="ce2" office:value-type="string">
            <text:p>Total trxpts:</text:p>
          </table:table-cell>
          <table:table-cell table:style-name="ce11" office:value-type="float" office:value="17922447.92">
            <text:p>17922448</text:p>
          </table:table-cell>
          <table:table-cell table:style-name="ce11" office:value-type="float" office:value="15442841.17">
            <text:p>15442841</text:p>
          </table:table-cell>
          <table:table-cell table:style-name="ce11" office:value-type="float" office:value="17784470.49">
            <text:p>17784470</text:p>
          </table:table-cell>
          <table:table-cell/>
          <table:table-cell table:style-name="ce11" office:value-type="float" office:value="9016398.49">
            <text:p>9016398</text:p>
          </table:table-cell>
          <table:table-cell table:style-name="ce11" office:value-type="float" office:value="4896298.73">
            <text:p>4896299</text:p>
          </table:table-cell>
          <table:table-cell table:style-name="ce11" office:value-type="float" office:value="8873351.93">
            <text:p>8873352</text:p>
          </table:table-cell>
          <table:table-cell/>
          <table:table-cell table:style-name="ce11" office:value-type="float" office:value="15935240.02">
            <text:p>15935240</text:p>
          </table:table-cell>
          <table:table-cell table:style-name="ce11" office:value-type="float" office:value="7847783.03">
            <text:p>7847783</text:p>
          </table:table-cell>
          <table:table-cell table:style-name="ce11" office:value-type="float" office:value="16520818.79">
            <text:p>16520819</text:p>
          </table:table-cell>
          <table:table-cell/>
          <table:table-cell table:style-name="ce11" office:value-type="float" office:value="24268836.58">
            <text:p>24268837</text:p>
          </table:table-cell>
          <table:table-cell table:style-name="ce11" office:value-type="float" office:value="7768294.22">
            <text:p>7768294</text:p>
          </table:table-cell>
          <table:table-cell table:style-name="ce11" office:value-type="float" office:value="24222390.22">
            <text:p>24222390</text:p>
          </table:table-cell>
          <table:table-cell/>
          <table:table-cell table:style-name="ce11" office:value-type="float" office:value="26112096.89">
            <text:p>26112097</text:p>
          </table:table-cell>
          <table:table-cell table:style-name="ce11" office:value-type="float" office:value="7144250.32">
            <text:p>7144250</text:p>
          </table:table-cell>
          <table:table-cell table:style-name="ce11" office:value-type="float" office:value="28133821.35">
            <text:p>28133821</text:p>
          </table:table-cell>
          <table:table-cell/>
          <table:table-cell table:style-name="ce11" office:value-type="float" office:value="10379902.8">
            <text:p>10379903</text:p>
          </table:table-cell>
          <table:table-cell table:style-name="ce11" office:value-type="float" office:value="11693939.97">
            <text:p>11693940</text:p>
          </table:table-cell>
          <table:table-cell table:style-name="ce11" office:value-type="float" office:value="9932855.41">
            <text:p>9932855</text:p>
          </table:table-cell>
          <table:table-cell table:number-columns-repeated="992"/>
        </table:table-row>
        <table:table-row table:style-name="ro1">
          <table:table-cell office:value-type="string">
            <text:p>RECT- 227</text:p>
          </table:table-cell>
          <table:table-cell table:style-name="ce2" office:value-type="float" office:value="1387188.79">
            <text:p>1387189</text:p>
          </table:table-cell>
          <table:table-cell office:value-type="string">
            <text:p>6 nt</text:p>
          </table:table-cell>
          <table:table-cell table:style-name="ce2" office:value-type="float" office:value="20039.8">
            <text:p>20040</text:p>
          </table:table-cell>
          <table:table-cell office:value-type="string">
            <text:p>6 nt</text:p>
          </table:table-cell>
          <table:table-cell table:style-name="ce2" table:formula="of:=[.B228]-[.D228]" office:value-type="float" office:value="1367148.99">
            <text:p>1367149</text:p>
          </table:table-cell>
          <table:table-cell office:value-type="string">
            <text:p>6 nt</text:p>
          </table:table-cell>
          <table:table-cell table:style-name="ce2" table:number-columns-repeated="2"/>
          <table:table-cell table:style-name="ce2">
            <draw:frame table:end-cell-address="'~IQ10C'.Q249" table:end-x="0.0772in" table:end-y="0.1378in" draw:z-index="6" draw:name="Chart 15" draw:style-name="gr1" svg:width="5.5591in" svg:height="3.7094in" svg:x="0.1028in" svg:y="0.1476in">
              <draw:object draw:notify-on-update-of-ranges="'~IQ10C'.J225:'~IQ10C'.AF226 '~IQ10C'.J227:'~IQ10C'.AF227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office:value-type="string">
            <text:p>RECT- 228</text:p>
          </table:table-cell>
          <table:table-cell table:style-name="ce2" office:value-type="float" office:value="178680.92">
            <text:p>178681</text:p>
          </table:table-cell>
          <table:table-cell office:value-type="string">
            <text:p>7 nt</text:p>
          </table:table-cell>
          <table:table-cell table:style-name="ce2" office:value-type="float" office:value="22044.87">
            <text:p>22045</text:p>
          </table:table-cell>
          <table:table-cell office:value-type="string">
            <text:p>7 nt</text:p>
          </table:table-cell>
          <table:table-cell table:style-name="ce2" table:formula="of:=[.B229]-[.D229]" office:value-type="float" office:value="156636.05">
            <text:p>156636</text:p>
          </table:table-cell>
          <table:table-cell office:value-type="string">
            <text:p>7 nt</text:p>
          </table:table-cell>
          <table:table-cell table:style-name="ce2" table:number-columns-repeated="5"/>
          <table:table-cell table:number-columns-repeated="5"/>
          <table:table-cell>
            <draw:frame table:end-cell-address="'~IQ10C'.W249" table:end-x="0.0291in" table:end-y="0.1669in" draw:z-index="7" draw:name="Chart 16" draw:style-name="gr1" svg:width="4.1791in" svg:height="3.7094in" svg:x="0.039in" svg:y="-0.0004in">
              <draw:object draw:notify-on-update-of-ranges="'~IQ10C'.N225:'~IQ10C'.X226 '~IQ10C'.N227:'~IQ10C'.X227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06"/>
        </table:table-row>
        <table:table-row table:style-name="ro1">
          <table:table-cell office:value-type="string">
            <text:p>RECT- 229</text:p>
          </table:table-cell>
          <table:table-cell table:style-name="ce2" office:value-type="float" office:value="392462.82">
            <text:p>392463</text:p>
          </table:table-cell>
          <table:table-cell office:value-type="string">
            <text:p>8 nt</text:p>
          </table:table-cell>
          <table:table-cell table:style-name="ce2" office:value-type="float" office:value="22262.44">
            <text:p>22262</text:p>
          </table:table-cell>
          <table:table-cell office:value-type="string">
            <text:p>8 nt</text:p>
          </table:table-cell>
          <table:table-cell table:style-name="ce2" table:formula="of:=[.B230]-[.D230]" office:value-type="float" office:value="370200.38">
            <text:p>370200</text:p>
          </table:table-cell>
          <table:table-cell office:value-type="string">
            <text:p>8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30</text:p>
          </table:table-cell>
          <table:table-cell table:style-name="ce2" office:value-type="float" office:value="133753.96">
            <text:p>133754</text:p>
          </table:table-cell>
          <table:table-cell office:value-type="string">
            <text:p>9 nt</text:p>
          </table:table-cell>
          <table:table-cell table:style-name="ce2" office:value-type="float" office:value="25104.4">
            <text:p>25104</text:p>
          </table:table-cell>
          <table:table-cell office:value-type="string">
            <text:p>9 nt</text:p>
          </table:table-cell>
          <table:table-cell table:style-name="ce2" table:formula="of:=[.B231]-[.D231]" office:value-type="float" office:value="108649.56">
            <text:p>108650</text:p>
          </table:table-cell>
          <table:table-cell office:value-type="string">
            <text:p>9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31</text:p>
          </table:table-cell>
          <table:table-cell table:style-name="ce2" office:value-type="float" office:value="157194.12">
            <text:p>157194</text:p>
          </table:table-cell>
          <table:table-cell office:value-type="string">
            <text:p>10 nt</text:p>
          </table:table-cell>
          <table:table-cell table:style-name="ce2" office:value-type="float" office:value="23140.97">
            <text:p>23141</text:p>
          </table:table-cell>
          <table:table-cell office:value-type="string">
            <text:p>10 nt</text:p>
          </table:table-cell>
          <table:table-cell table:style-name="ce2" table:formula="of:=[.B232]-[.D232]" office:value-type="float" office:value="134053.15">
            <text:p>134053</text:p>
          </table:table-cell>
          <table:table-cell office:value-type="string">
            <text:p>10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32</text:p>
          </table:table-cell>
          <table:table-cell table:style-name="ce2" office:value-type="float" office:value="107124.94">
            <text:p>107125</text:p>
          </table:table-cell>
          <table:table-cell office:value-type="string">
            <text:p>11 nt</text:p>
          </table:table-cell>
          <table:table-cell table:style-name="ce2" office:value-type="float" office:value="23442.22">
            <text:p>23442</text:p>
          </table:table-cell>
          <table:table-cell office:value-type="string">
            <text:p>11 nt</text:p>
          </table:table-cell>
          <table:table-cell table:style-name="ce2" table:formula="of:=[.B233]-[.D233]" office:value-type="float" office:value="83682.72">
            <text:p>83683</text:p>
          </table:table-cell>
          <table:table-cell office:value-type="string">
            <text:p>11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33</text:p>
          </table:table-cell>
          <table:table-cell table:style-name="ce2" office:value-type="float" office:value="76412.09">
            <text:p>76412</text:p>
          </table:table-cell>
          <table:table-cell office:value-type="string">
            <text:p>12 nt</text:p>
          </table:table-cell>
          <table:table-cell table:style-name="ce2" office:value-type="float" office:value="19351.97">
            <text:p>19352</text:p>
          </table:table-cell>
          <table:table-cell office:value-type="string">
            <text:p>12 nt</text:p>
          </table:table-cell>
          <table:table-cell table:style-name="ce2" table:formula="of:=[.B234]-[.D234]" office:value-type="float" office:value="57060.12">
            <text:p>57060</text:p>
          </table:table-cell>
          <table:table-cell office:value-type="string">
            <text:p>12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34</text:p>
          </table:table-cell>
          <table:table-cell table:style-name="ce2" office:value-type="float" office:value="498688.45">
            <text:p>498688</text:p>
          </table:table-cell>
          <table:table-cell office:value-type="string">
            <text:p>13 nt</text:p>
          </table:table-cell>
          <table:table-cell table:style-name="ce2" office:value-type="float" office:value="21625.39">
            <text:p>21625</text:p>
          </table:table-cell>
          <table:table-cell office:value-type="string">
            <text:p>13 nt</text:p>
          </table:table-cell>
          <table:table-cell table:style-name="ce2" table:formula="of:=[.B235]-[.D235]" office:value-type="float" office:value="477063.06">
            <text:p>477063</text:p>
          </table:table-cell>
          <table:table-cell office:value-type="string">
            <text:p>13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35</text:p>
          </table:table-cell>
          <table:table-cell table:style-name="ce2" office:value-type="float" office:value="626208.78">
            <text:p>626209</text:p>
          </table:table-cell>
          <table:table-cell office:value-type="string">
            <text:p>14 nt</text:p>
          </table:table-cell>
          <table:table-cell table:style-name="ce2" office:value-type="float" office:value="18246.32">
            <text:p>18246</text:p>
          </table:table-cell>
          <table:table-cell office:value-type="string">
            <text:p>14 nt</text:p>
          </table:table-cell>
          <table:table-cell table:style-name="ce2" table:formula="of:=[.B236]-[.D236]" office:value-type="float" office:value="607962.46">
            <text:p>607962</text:p>
          </table:table-cell>
          <table:table-cell office:value-type="string">
            <text:p>14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36</text:p>
          </table:table-cell>
          <table:table-cell table:style-name="ce2" office:value-type="float" office:value="502066.79">
            <text:p>502067</text:p>
          </table:table-cell>
          <table:table-cell office:value-type="string">
            <text:p>15 nt</text:p>
          </table:table-cell>
          <table:table-cell table:style-name="ce2" office:value-type="float" office:value="17994.73">
            <text:p>17995</text:p>
          </table:table-cell>
          <table:table-cell office:value-type="string">
            <text:p>15 nt</text:p>
          </table:table-cell>
          <table:table-cell table:style-name="ce2" table:formula="of:=[.B237]-[.D237]" office:value-type="float" office:value="484072.06">
            <text:p>484072</text:p>
          </table:table-cell>
          <table:table-cell office:value-type="string">
            <text:p>15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37</text:p>
          </table:table-cell>
          <table:table-cell table:style-name="ce2" office:value-type="float" office:value="205581.76">
            <text:p>205582</text:p>
          </table:table-cell>
          <table:table-cell office:value-type="string">
            <text:p>16 nt</text:p>
          </table:table-cell>
          <table:table-cell table:style-name="ce2" office:value-type="float" office:value="18957.09">
            <text:p>18957</text:p>
          </table:table-cell>
          <table:table-cell office:value-type="string">
            <text:p>16 nt</text:p>
          </table:table-cell>
          <table:table-cell table:style-name="ce2" table:formula="of:=[.B238]-[.D238]" office:value-type="float" office:value="186624.67">
            <text:p>186625</text:p>
          </table:table-cell>
          <table:table-cell office:value-type="string">
            <text:p>16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38</text:p>
          </table:table-cell>
          <table:table-cell table:style-name="ce2" office:value-type="float" office:value="347586.84">
            <text:p>347587</text:p>
          </table:table-cell>
          <table:table-cell office:value-type="string">
            <text:p>17 nt</text:p>
          </table:table-cell>
          <table:table-cell table:style-name="ce2" office:value-type="float" office:value="20501.81">
            <text:p>20502</text:p>
          </table:table-cell>
          <table:table-cell office:value-type="string">
            <text:p>17 nt</text:p>
          </table:table-cell>
          <table:table-cell table:style-name="ce2" table:formula="of:=[.B239]-[.D239]" office:value-type="float" office:value="327085.03">
            <text:p>327085</text:p>
          </table:table-cell>
          <table:table-cell office:value-type="string">
            <text:p>17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39</text:p>
          </table:table-cell>
          <table:table-cell table:style-name="ce2" office:value-type="float" office:value="344043.23">
            <text:p>344043</text:p>
          </table:table-cell>
          <table:table-cell office:value-type="string">
            <text:p>18 nt</text:p>
          </table:table-cell>
          <table:table-cell table:style-name="ce2" office:value-type="float" office:value="20796.1">
            <text:p>20796</text:p>
          </table:table-cell>
          <table:table-cell office:value-type="string">
            <text:p>18 nt</text:p>
          </table:table-cell>
          <table:table-cell table:style-name="ce2" table:formula="of:=[.B240]-[.D240]" office:value-type="float" office:value="323247.13">
            <text:p>323247</text:p>
          </table:table-cell>
          <table:table-cell office:value-type="string">
            <text:p>18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40</text:p>
          </table:table-cell>
          <table:table-cell table:style-name="ce2" office:value-type="float" office:value="363152.19">
            <text:p>363152</text:p>
          </table:table-cell>
          <table:table-cell office:value-type="string">
            <text:p>19 nt</text:p>
          </table:table-cell>
          <table:table-cell table:style-name="ce2" office:value-type="float" office:value="19911.49">
            <text:p>19911</text:p>
          </table:table-cell>
          <table:table-cell office:value-type="string">
            <text:p>19 nt</text:p>
          </table:table-cell>
          <table:table-cell table:style-name="ce2" table:formula="of:=[.B241]-[.D241]" office:value-type="float" office:value="343240.7">
            <text:p>343241</text:p>
          </table:table-cell>
          <table:table-cell office:value-type="string">
            <text:p>19 nt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office:value-type="string">
            <text:p>RECT- 241</text:p>
          </table:table-cell>
          <table:table-cell table:style-name="ce2" office:value-type="float" office:value="11768335.57">
            <text:p>11768336</text:p>
          </table:table-cell>
          <table:table-cell office:value-type="string">
            <text:p>2 nt-Blank (left)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42</text:p>
          </table:table-cell>
          <table:table-cell table:style-name="ce2" office:value-type="float" office:value="312982.61">
            <text:p>312983</text:p>
          </table:table-cell>
          <table:table-cell office:value-type="string">
            <text:p>3 nt</text:p>
          </table:table-cell>
          <table:table-cell table:style-name="ce2" table:number-columns-repeated="5"/>
          <table:table-cell table:number-columns-repeated="1016"/>
        </table:table-row>
        <table:table-row table:style-name="ro1">
          <table:table-cell office:value-type="string">
            <text:p>RECT- 243</text:p>
          </table:table-cell>
          <table:table-cell table:style-name="ce2" office:value-type="float" office:value="114351.89">
            <text:p>114352</text:p>
          </table:table-cell>
          <table:table-cell office:value-type="string">
            <text:p>4 nt</text:p>
          </table:table-cell>
          <table:table-cell table:style-name="ce2" table:number-columns-repeated="5"/>
          <table:table-cell table:number-columns-repeated="1016"/>
        </table:table-row>
        <table:table-row table:style-name="ro1">
          <table:table-cell office:value-type="string">
            <text:p>RECT- 244</text:p>
          </table:table-cell>
          <table:table-cell table:style-name="ce2" office:value-type="float" office:value="33465.07">
            <text:p>33465</text:p>
          </table:table-cell>
          <table:table-cell office:value-type="string">
            <text:p>5 nt</text:p>
          </table:table-cell>
          <table:table-cell table:style-name="ce2" table:number-columns-repeated="5"/>
          <table:table-cell table:number-columns-repeated="1016"/>
        </table:table-row>
        <table:table-row table:style-name="ro1">
          <table:table-cell office:value-type="string">
            <text:p>RECT- 245</text:p>
          </table:table-cell>
          <table:table-cell table:style-name="ce2" office:value-type="float" office:value="37148.91">
            <text:p>37149</text:p>
          </table:table-cell>
          <table:table-cell office:value-type="string">
            <text:p>6 nt</text:p>
          </table:table-cell>
          <table:table-cell table:style-name="ce2" table:number-columns-repeated="5"/>
          <table:table-cell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/>
          <table:table-cell table:style-name="ce11" table:number-columns-repeated="3"/>
          <table:table-cell table:number-columns-repeated="992"/>
        </table:table-row>
        <table:table-row table:style-name="ro1">
          <table:table-cell office:value-type="string">
            <text:p>RECT- 246</text:p>
          </table:table-cell>
          <table:table-cell table:style-name="ce2" office:value-type="float" office:value="33188.32">
            <text:p>33188</text:p>
          </table:table-cell>
          <table:table-cell office:value-type="string">
            <text:p>7 nt</text:p>
          </table:table-cell>
          <table:table-cell table:style-name="ce2" table:number-columns-repeated="5"/>
          <table:table-cell table:number-columns-repeated="1016"/>
        </table:table-row>
        <table:table-row table:style-name="ro1">
          <table:table-cell office:value-type="string">
            <text:p>RECT- 247</text:p>
          </table:table-cell>
          <table:table-cell table:style-name="ce2" office:value-type="float" office:value="30956.35">
            <text:p>30956</text:p>
          </table:table-cell>
          <table:table-cell office:value-type="string">
            <text:p>8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48</text:p>
          </table:table-cell>
          <table:table-cell table:style-name="ce2" office:value-type="float" office:value="35421.53">
            <text:p>35422</text:p>
          </table:table-cell>
          <table:table-cell office:value-type="string">
            <text:p>9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49</text:p>
          </table:table-cell>
          <table:table-cell table:style-name="ce2" office:value-type="float" office:value="29668.24">
            <text:p>29668</text:p>
          </table:table-cell>
          <table:table-cell office:value-type="string">
            <text:p>10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50</text:p>
          </table:table-cell>
          <table:table-cell table:style-name="ce2" office:value-type="float" office:value="24956.48">
            <text:p>24956</text:p>
          </table:table-cell>
          <table:table-cell office:value-type="string">
            <text:p>11 nt</text:p>
          </table:table-cell>
          <table:table-cell table:style-name="ce2" table:number-columns-repeated="6"/>
          <table:table-cell table:style-name="ce11" office:value-type="string">
            <text:p>N25</text:p>
          </table:table-cell>
          <table:table-cell table:style-name="ce11" table:number-columns-repeated="3"/>
          <table:table-cell table:style-name="ce11" office:value-type="string">
            <text:p>RL1 (WT)</text:p>
          </table:table-cell>
          <table:table-cell table:style-name="ce11" table:number-columns-repeated="3"/>
          <table:table-cell table:style-name="ce11" office:value-type="string">
            <text:p>RL2 (L4-3)</text:p>
          </table:table-cell>
          <table:table-cell table:style-name="ce11" table:number-columns-repeated="3"/>
          <table:table-cell table:style-name="ce11" office:value-type="string">
            <text:p>RL3 (L5-1)</text:p>
          </table:table-cell>
          <table:table-cell table:style-name="ce11" table:number-columns-repeated="3"/>
          <table:table-cell table:style-name="ce11" office:value-type="string">
            <text:p>N25anti</text:p>
          </table:table-cell>
          <table:table-cell table:style-name="ce11"/>
          <table:table-cell table:number-columns-repeated="2"/>
          <table:table-cell office:value-type="string">
            <text:p>DG203-2</text:p>
          </table:table-cell>
          <table:table-cell table:number-columns-repeated="994"/>
        </table:table-row>
        <table:table-row table:style-name="ro1">
          <table:table-cell office:value-type="string">
            <text:p>RECT- 251</text:p>
          </table:table-cell>
          <table:table-cell table:style-name="ce2" office:value-type="float" office:value="23159.54">
            <text:p>23160</text:p>
          </table:table-cell>
          <table:table-cell office:value-type="string">
            <text:p>12 nt</text:p>
          </table:table-cell>
          <table:table-cell table:style-name="ce2" table:number-columns-repeated="6"/>
          <table:table-cell table:style-name="ce11" office:value-type="string">
            <text:p>(-)</text:p>
          </table:table-cell>
          <table:table-cell table:style-name="ce11" office:value-type="string">
            <text:p>(+)</text:p>
          </table:table-cell>
          <table:table-cell table:style-name="ce11" office:value-type="string">
            <text:p>(-)</text:p>
          </table:table-cell>
          <table:table-cell table:style-name="ce11"/>
          <table:table-cell table:style-name="ce11" office:value-type="string">
            <text:p>(-)</text:p>
          </table:table-cell>
          <table:table-cell table:style-name="ce11" office:value-type="string">
            <text:p>(+)</text:p>
          </table:table-cell>
          <table:table-cell table:style-name="ce11" office:value-type="string">
            <text:p>(-)</text:p>
          </table:table-cell>
          <table:table-cell table:style-name="ce11"/>
          <table:table-cell table:style-name="ce11" office:value-type="string">
            <text:p>(-)</text:p>
          </table:table-cell>
          <table:table-cell table:style-name="ce11" office:value-type="string">
            <text:p>(+)</text:p>
          </table:table-cell>
          <table:table-cell table:style-name="ce11" office:value-type="string">
            <text:p>(-)</text:p>
          </table:table-cell>
          <table:table-cell table:style-name="ce11"/>
          <table:table-cell table:style-name="ce11" office:value-type="string">
            <text:p>(-)</text:p>
          </table:table-cell>
          <table:table-cell table:style-name="ce11" office:value-type="string">
            <text:p>(+)</text:p>
          </table:table-cell>
          <table:table-cell table:style-name="ce11" office:value-type="string">
            <text:p>(-)</text:p>
          </table:table-cell>
          <table:table-cell table:style-name="ce11"/>
          <table:table-cell table:style-name="ce11" office:value-type="string">
            <text:p>(-)</text:p>
          </table:table-cell>
          <table:table-cell table:style-name="ce11" office:value-type="string">
            <text:p>(+)</text:p>
          </table:table-cell>
          <table:table-cell table:style-name="ce11" office:value-type="string">
            <text:p>(-)</text:p>
          </table:table-cell>
          <table:table-cell/>
          <table:table-cell table:style-name="ce11" office:value-type="string">
            <text:p>(-)</text:p>
          </table:table-cell>
          <table:table-cell table:style-name="ce11" office:value-type="string">
            <text:p>(+)</text:p>
          </table:table-cell>
          <table:table-cell table:style-name="ce11" office:value-type="string">
            <text:p>(-)</text:p>
          </table:table-cell>
          <table:table-cell table:number-columns-repeated="992"/>
        </table:table-row>
        <table:table-row table:style-name="ro1">
          <table:table-cell office:value-type="string">
            <text:p>RECT- 252</text:p>
          </table:table-cell>
          <table:table-cell table:style-name="ce2" office:value-type="float" office:value="23497.97">
            <text:p>23498</text:p>
          </table:table-cell>
          <table:table-cell office:value-type="string">
            <text:p>13 nt</text:p>
          </table:table-cell>
          <table:table-cell table:style-name="ce2" table:number-columns-repeated="5"/>
          <table:table-cell table:style-name="ce2" office:value-type="string">
            <text:p>Productive:</text:p>
          </table:table-cell>
          <table:table-cell table:style-name="ce11" office:value-type="float" office:value="3625220.78">
            <text:p>3625221</text:p>
          </table:table-cell>
          <table:table-cell table:style-name="ce11" office:value-type="float" office:value="8862441.46">
            <text:p>8862441</text:p>
          </table:table-cell>
          <table:table-cell table:style-name="ce11" office:value-type="float" office:value="3358093.99">
            <text:p>3358094</text:p>
          </table:table-cell>
          <table:table-cell/>
          <table:table-cell table:style-name="ce11" office:value-type="float" office:value="29812.6">
            <text:p>29813</text:p>
          </table:table-cell>
          <table:table-cell table:style-name="ce11" office:value-type="float" office:value="893347.45">
            <text:p>893347</text:p>
          </table:table-cell>
          <table:table-cell table:style-name="ce11" office:value-type="float" office:value="272139.84">
            <text:p>272140</text:p>
          </table:table-cell>
          <table:table-cell/>
          <table:table-cell table:style-name="ce11" office:value-type="float" office:value="544314.57">
            <text:p>544315</text:p>
          </table:table-cell>
          <table:table-cell table:style-name="ce11" office:value-type="float" office:value="2381231.56">
            <text:p>2381232</text:p>
          </table:table-cell>
          <table:table-cell table:style-name="ce11" office:value-type="float" office:value="659005.42">
            <text:p>659005</text:p>
          </table:table-cell>
          <table:table-cell/>
          <table:table-cell table:style-name="ce11" office:value-type="float" office:value="82417.72">
            <text:p>82418</text:p>
          </table:table-cell>
          <table:table-cell table:style-name="ce11" office:value-type="float" office:value="1854398.94">
            <text:p>1854399</text:p>
          </table:table-cell>
          <table:table-cell table:style-name="ce11" office:value-type="float" office:value="185050.26">
            <text:p>185050</text:p>
          </table:table-cell>
          <table:table-cell/>
          <table:table-cell table:style-name="ce11" office:value-type="float" office:value="201298.01">
            <text:p>201298</text:p>
          </table:table-cell>
          <table:table-cell table:style-name="ce11" office:value-type="float" office:value="2376284.2">
            <text:p>2376284</text:p>
          </table:table-cell>
          <table:table-cell table:style-name="ce11" office:value-type="float" office:value="249944.15">
            <text:p>249944</text:p>
          </table:table-cell>
          <table:table-cell/>
          <table:table-cell table:style-name="ce11" office:value-type="float" office:value="1507496.65">
            <text:p>1507497</text:p>
          </table:table-cell>
          <table:table-cell table:style-name="ce11" office:value-type="float" office:value="3171098.48">
            <text:p>3171098</text:p>
          </table:table-cell>
          <table:table-cell table:style-name="ce11" office:value-type="float" office:value="1631068.99">
            <text:p>1631069</text:p>
          </table:table-cell>
          <table:table-cell table:number-columns-repeated="992"/>
        </table:table-row>
        <table:table-row table:style-name="ro1">
          <table:table-cell office:value-type="string">
            <text:p>RECT- 253</text:p>
          </table:table-cell>
          <table:table-cell table:style-name="ce2" office:value-type="float" office:value="24268.84">
            <text:p>24269</text:p>
          </table:table-cell>
          <table:table-cell office:value-type="string">
            <text:p>14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54</text:p>
          </table:table-cell>
          <table:table-cell table:style-name="ce2" office:value-type="float" office:value="22989.38">
            <text:p>22989</text:p>
          </table:table-cell>
          <table:table-cell office:value-type="string">
            <text:p>15 nt</text:p>
          </table:table-cell>
          <table:table-cell table:style-name="ce2" table:number-columns-repeated="6"/>
          <table:table-cell table:style-name="ce2">
            <draw:frame table:end-cell-address="'~IQ10C'.Q276" table:end-x="0.0957in" table:end-y="0.1669in" draw:z-index="10" draw:name="Chart 19" draw:style-name="gr1" svg:width="5.5776in" svg:height="3.7189in" svg:x="0.1028in" svg:y="0.1673in">
              <draw:object draw:notify-on-update-of-ranges="'~IQ10C'.J251:'~IQ10C'.AF252 '~IQ10C'.J253:'~IQ10C'.AF253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office:value-type="string">
            <text:p>RECT- 255</text:p>
          </table:table-cell>
          <table:table-cell table:style-name="ce2" office:value-type="float" office:value="6716278.81">
            <text:p>6716279</text:p>
          </table:table-cell>
          <table:table-cell office:value-type="string">
            <text:p>2 nt-Blank (right)</text:p>
          </table:table-cell>
          <table:table-cell table:style-name="ce2" table:number-columns-repeated="9"/>
          <table:table-cell table:number-columns-repeated="5"/>
          <table:table-cell>
            <draw:frame table:end-cell-address="'~IQ10C'.W276" table:end-x="0.0291in" table:end-y="0.1472in" draw:z-index="11" draw:name="Chart 20" draw:style-name="gr1" svg:width="4.1791in" svg:height="3.6898in" svg:x="0.039in" svg:y="-0.0004in">
              <draw:object draw:notify-on-update-of-ranges="'~IQ10C'.N251:'~IQ10C'.X252 '~IQ10C'.N253:'~IQ10C'.X253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06"/>
        </table:table-row>
        <table:table-row table:style-name="ro1">
          <table:table-cell office:value-type="string">
            <text:p>RECT- 256</text:p>
          </table:table-cell>
          <table:table-cell table:style-name="ce2" office:value-type="float" office:value="655230.63">
            <text:p>655231</text:p>
          </table:table-cell>
          <table:table-cell office:value-type="string">
            <text:p>3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57</text:p>
          </table:table-cell>
          <table:table-cell table:style-name="ce2" office:value-type="float" office:value="67229.11">
            <text:p>67229</text:p>
          </table:table-cell>
          <table:table-cell office:value-type="string">
            <text:p>4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58</text:p>
          </table:table-cell>
          <table:table-cell table:style-name="ce2" office:value-type="float" office:value="33964.94">
            <text:p>33965</text:p>
          </table:table-cell>
          <table:table-cell office:value-type="string">
            <text:p>5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59</text:p>
          </table:table-cell>
          <table:table-cell table:style-name="ce2" office:value-type="float" office:value="20039.8">
            <text:p>20040</text:p>
          </table:table-cell>
          <table:table-cell office:value-type="string">
            <text:p>6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60</text:p>
          </table:table-cell>
          <table:table-cell table:style-name="ce2" office:value-type="float" office:value="22044.87">
            <text:p>22045</text:p>
          </table:table-cell>
          <table:table-cell office:value-type="string">
            <text:p>7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61</text:p>
          </table:table-cell>
          <table:table-cell table:style-name="ce2" office:value-type="float" office:value="22262.44">
            <text:p>22262</text:p>
          </table:table-cell>
          <table:table-cell office:value-type="string">
            <text:p>8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62</text:p>
          </table:table-cell>
          <table:table-cell table:style-name="ce2" office:value-type="float" office:value="25104.4">
            <text:p>25104</text:p>
          </table:table-cell>
          <table:table-cell office:value-type="string">
            <text:p>9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63</text:p>
          </table:table-cell>
          <table:table-cell table:style-name="ce2" office:value-type="float" office:value="23140.97">
            <text:p>23141</text:p>
          </table:table-cell>
          <table:table-cell office:value-type="string">
            <text:p>10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64</text:p>
          </table:table-cell>
          <table:table-cell table:style-name="ce2" office:value-type="float" office:value="23442.22">
            <text:p>23442</text:p>
          </table:table-cell>
          <table:table-cell office:value-type="string">
            <text:p>11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65</text:p>
          </table:table-cell>
          <table:table-cell table:style-name="ce2" office:value-type="float" office:value="19351.97">
            <text:p>19352</text:p>
          </table:table-cell>
          <table:table-cell office:value-type="string">
            <text:p>12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66</text:p>
          </table:table-cell>
          <table:table-cell table:style-name="ce2" office:value-type="float" office:value="21625.39">
            <text:p>21625</text:p>
          </table:table-cell>
          <table:table-cell office:value-type="string">
            <text:p>13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67</text:p>
          </table:table-cell>
          <table:table-cell table:style-name="ce2" office:value-type="float" office:value="18246.32">
            <text:p>18246</text:p>
          </table:table-cell>
          <table:table-cell office:value-type="string">
            <text:p>14 nt</text:p>
          </table:table-cell>
          <table:table-cell table:style-name="ce2" table:number-columns-repeated="5"/>
          <table:table-cell table:number-columns-repeated="1016"/>
        </table:table-row>
        <table:table-row table:style-name="ro1">
          <table:table-cell office:value-type="string">
            <text:p>RECT- 268</text:p>
          </table:table-cell>
          <table:table-cell table:style-name="ce2" office:value-type="float" office:value="17994.73">
            <text:p>17995</text:p>
          </table:table-cell>
          <table:table-cell office:value-type="string">
            <text:p>15 nt</text:p>
          </table:table-cell>
          <table:table-cell table:style-name="ce2" table:number-columns-repeated="5"/>
          <table:table-cell table:number-columns-repeated="1016"/>
        </table:table-row>
        <table:table-row table:style-name="ro1">
          <table:table-cell office:value-type="string">
            <text:p>RECT- 269</text:p>
          </table:table-cell>
          <table:table-cell table:style-name="ce2" office:value-type="float" office:value="18957.09">
            <text:p>18957</text:p>
          </table:table-cell>
          <table:table-cell office:value-type="string">
            <text:p>16 nt</text:p>
          </table:table-cell>
          <table:table-cell table:style-name="ce2" table:number-columns-repeated="5"/>
          <table:table-cell table:number-columns-repeated="1016"/>
        </table:table-row>
        <table:table-row table:style-name="ro1">
          <table:table-cell office:value-type="string">
            <text:p>RECT- 270</text:p>
          </table:table-cell>
          <table:table-cell table:style-name="ce2" office:value-type="float" office:value="20501.81">
            <text:p>20502</text:p>
          </table:table-cell>
          <table:table-cell office:value-type="string">
            <text:p>17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71</text:p>
          </table:table-cell>
          <table:table-cell table:style-name="ce2" office:value-type="float" office:value="20796.1">
            <text:p>20796</text:p>
          </table:table-cell>
          <table:table-cell office:value-type="string">
            <text:p>18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72</text:p>
          </table:table-cell>
          <table:table-cell table:style-name="ce2" office:value-type="float" office:value="19911.49">
            <text:p>19911</text:p>
          </table:table-cell>
          <table:table-cell office:value-type="string">
            <text:p>19 nt</text:p>
          </table:table-cell>
          <table:table-cell table:style-name="ce2" table:number-columns-repeated="9"/>
          <table:table-cell table:number-columns-repeated="1012"/>
        </table:table-row>
        <table:table-row table:style-name="ro1">
          <table:table-cell office:value-type="string">
            <text:p>RECT- 273</text:p>
          </table:table-cell>
          <table:table-cell table:style-name="ce2" office:value-type="float" office:value="3753393.78">
            <text:p>3753394</text:p>
          </table:table-cell>
          <table:table-cell office:value-type="string">
            <text:p>FL-N25 (-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74]-[.D274]" office:value-type="float" office:value="3625220.78">
            <text:p>3625221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74</text:p>
          </table:table-cell>
          <table:table-cell table:style-name="ce2" office:value-type="float" office:value="8990614.46">
            <text:p>8990614</text:p>
          </table:table-cell>
          <table:table-cell office:value-type="string">
            <text:p>FL-N25 (+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75]-[.D275]" office:value-type="float" office:value="8862441.46">
            <text:p>8862441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75</text:p>
          </table:table-cell>
          <table:table-cell table:style-name="ce2" office:value-type="float" office:value="3486266.99">
            <text:p>3486267</text:p>
          </table:table-cell>
          <table:table-cell office:value-type="string">
            <text:p>FL-N25 (-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76]-[.D276]" office:value-type="float" office:value="3358093.99">
            <text:p>3358094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76</text:p>
          </table:table-cell>
          <table:table-cell table:style-name="ce2" office:value-type="float" office:value="157985.6">
            <text:p>157986</text:p>
          </table:table-cell>
          <table:table-cell office:value-type="string">
            <text:p>FL-RL1 (-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77]-[.D277]" office:value-type="float" office:value="29812.6">
            <text:p>29813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77</text:p>
          </table:table-cell>
          <table:table-cell table:style-name="ce2" office:value-type="float" office:value="1021520.45">
            <text:p>1021520</text:p>
          </table:table-cell>
          <table:table-cell office:value-type="string">
            <text:p>FL-RL1 (+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78]-[.D278]" office:value-type="float" office:value="893347.45">
            <text:p>893347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78</text:p>
          </table:table-cell>
          <table:table-cell table:style-name="ce2" office:value-type="float" office:value="400312.84">
            <text:p>400313</text:p>
          </table:table-cell>
          <table:table-cell office:value-type="string">
            <text:p>FL-RL1 (-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79]-[.D279]" office:value-type="float" office:value="272139.84">
            <text:p>272140</text:p>
          </table:table-cell>
          <table:table-cell table:style-name="ce2" table:number-columns-repeated="3"/>
          <table:table-cell table:style-name="ce11" office:value-type="string">
            <text:p>N25</text:p>
          </table:table-cell>
          <table:table-cell table:style-name="ce11" table:number-columns-repeated="3"/>
          <table:table-cell table:style-name="ce11" office:value-type="string">
            <text:p>RL1 (WT)</text:p>
          </table:table-cell>
          <table:table-cell table:style-name="ce11" table:number-columns-repeated="3"/>
          <table:table-cell table:style-name="ce11" office:value-type="string">
            <text:p>RL2 (L4-3)</text:p>
          </table:table-cell>
          <table:table-cell table:style-name="ce11" table:number-columns-repeated="3"/>
          <table:table-cell table:style-name="ce11" office:value-type="string">
            <text:p>RL3 (L5-1)</text:p>
          </table:table-cell>
          <table:table-cell table:style-name="ce11" table:number-columns-repeated="3"/>
          <table:table-cell table:style-name="ce11" office:value-type="string">
            <text:p>N25anti</text:p>
          </table:table-cell>
          <table:table-cell table:style-name="ce11"/>
          <table:table-cell table:number-columns-repeated="2"/>
          <table:table-cell office:value-type="string">
            <text:p>DG203-2</text:p>
          </table:table-cell>
          <table:table-cell table:number-columns-repeated="994"/>
        </table:table-row>
        <table:table-row table:style-name="ro1">
          <table:table-cell office:value-type="string">
            <text:p>RECT- 279</text:p>
          </table:table-cell>
          <table:table-cell table:style-name="ce2" office:value-type="float" office:value="672487.57">
            <text:p>672488</text:p>
          </table:table-cell>
          <table:table-cell office:value-type="string">
            <text:p>FL-RL2 (-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80]-[.D280]" office:value-type="float" office:value="544314.57">
            <text:p>544315</text:p>
          </table:table-cell>
          <table:table-cell table:style-name="ce2" table:number-columns-repeated="3"/>
          <table:table-cell table:style-name="ce11" office:value-type="string">
            <text:p>(-)</text:p>
          </table:table-cell>
          <table:table-cell table:style-name="ce11" office:value-type="string">
            <text:p>(+)</text:p>
          </table:table-cell>
          <table:table-cell table:style-name="ce11" office:value-type="string">
            <text:p>(-)</text:p>
          </table:table-cell>
          <table:table-cell table:style-name="ce11"/>
          <table:table-cell table:style-name="ce11" office:value-type="string">
            <text:p>(-)</text:p>
          </table:table-cell>
          <table:table-cell table:style-name="ce11" office:value-type="string">
            <text:p>(+)</text:p>
          </table:table-cell>
          <table:table-cell table:style-name="ce11" office:value-type="string">
            <text:p>(-)</text:p>
          </table:table-cell>
          <table:table-cell table:style-name="ce11"/>
          <table:table-cell table:style-name="ce11" office:value-type="string">
            <text:p>(-)</text:p>
          </table:table-cell>
          <table:table-cell table:style-name="ce11" office:value-type="string">
            <text:p>(+)</text:p>
          </table:table-cell>
          <table:table-cell table:style-name="ce11" office:value-type="string">
            <text:p>(-)</text:p>
          </table:table-cell>
          <table:table-cell table:style-name="ce11"/>
          <table:table-cell table:style-name="ce11" office:value-type="string">
            <text:p>(-)</text:p>
          </table:table-cell>
          <table:table-cell table:style-name="ce11" office:value-type="string">
            <text:p>(+)</text:p>
          </table:table-cell>
          <table:table-cell table:style-name="ce11" office:value-type="string">
            <text:p>(-)</text:p>
          </table:table-cell>
          <table:table-cell table:style-name="ce11"/>
          <table:table-cell table:style-name="ce11" office:value-type="string">
            <text:p>(-)</text:p>
          </table:table-cell>
          <table:table-cell table:style-name="ce11" office:value-type="string">
            <text:p>(+)</text:p>
          </table:table-cell>
          <table:table-cell table:style-name="ce11" office:value-type="string">
            <text:p>(-)</text:p>
          </table:table-cell>
          <table:table-cell/>
          <table:table-cell table:style-name="ce11" office:value-type="string">
            <text:p>(-)</text:p>
          </table:table-cell>
          <table:table-cell table:style-name="ce11" office:value-type="string">
            <text:p>(+)</text:p>
          </table:table-cell>
          <table:table-cell table:style-name="ce11" office:value-type="string">
            <text:p>(-)</text:p>
          </table:table-cell>
          <table:table-cell table:number-columns-repeated="992"/>
        </table:table-row>
        <table:table-row table:style-name="ro1">
          <table:table-cell office:value-type="string">
            <text:p>RECT- 280</text:p>
          </table:table-cell>
          <table:table-cell table:style-name="ce2" office:value-type="float" office:value="2509404.56">
            <text:p>2509405</text:p>
          </table:table-cell>
          <table:table-cell office:value-type="string">
            <text:p>FL-RL2 (+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81]-[.D281]" office:value-type="float" office:value="2381231.56">
            <text:p>2381232</text:p>
          </table:table-cell>
          <table:table-cell table:style-name="ce2" table:number-columns-repeated="2"/>
          <table:table-cell table:style-name="ce2" office:value-type="string">
            <text:p>APR:</text:p>
          </table:table-cell>
          <table:table-cell table:style-name="ce11" office:value-type="float" office:value="3.9438224614833">
            <text:p>4</text:p>
          </table:table-cell>
          <table:table-cell table:style-name="ce11" office:value-type="float" office:value="0.742504166566309">
            <text:p>1</text:p>
          </table:table-cell>
          <table:table-cell table:style-name="ce11" office:value-type="float" office:value="4.29600140524953">
            <text:p>4</text:p>
          </table:table-cell>
          <table:table-cell/>
          <table:table-cell table:style-name="ce11" office:value-type="float" office:value="301.435832164923">
            <text:p>301</text:p>
          </table:table-cell>
          <table:table-cell table:style-name="ce11" office:value-type="float" office:value="4.48084480456065">
            <text:p>4</text:p>
          </table:table-cell>
          <table:table-cell table:style-name="ce11" office:value-type="float" office:value="31.6058541446927">
            <text:p>32</text:p>
          </table:table-cell>
          <table:table-cell/>
          <table:table-cell table:style-name="ce11" office:value-type="float" office:value="28.2757917907654">
            <text:p>28</text:p>
          </table:table-cell>
          <table:table-cell table:style-name="ce11" office:value-type="float" office:value="2.29568243669675">
            <text:p>2</text:p>
          </table:table-cell>
          <table:table-cell table:style-name="ce11" office:value-type="float" office:value="24.0693215694645">
            <text:p>24</text:p>
          </table:table-cell>
          <table:table-cell/>
          <table:table-cell table:style-name="ce11" office:value-type="float" office:value="293.461392283116">
            <text:p>293</text:p>
          </table:table-cell>
          <table:table-cell table:style-name="ce11" office:value-type="float" office:value="3.18911705158762">
            <text:p>3</text:p>
          </table:table-cell>
          <table:table-cell table:style-name="ce11" office:value-type="float" office:value="129.896277692342">
            <text:p>130</text:p>
          </table:table-cell>
          <table:table-cell/>
          <table:table-cell table:style-name="ce11" office:value-type="float" office:value="128.718604222665">
            <text:p>129</text:p>
          </table:table-cell>
          <table:table-cell table:style-name="ce11" office:value-type="float" office:value="2.0064797468249">
            <text:p>2</text:p>
          </table:table-cell>
          <table:table-cell table:style-name="ce11" office:value-type="float" office:value="111.560431400375">
            <text:p>112</text:p>
          </table:table-cell>
          <table:table-cell/>
          <table:table-cell table:style-name="ce11" office:value-type="float" office:value="5.88552296285368">
            <text:p>6</text:p>
          </table:table-cell>
          <table:table-cell table:style-name="ce11" office:value-type="float" office:value="2.6876621914309">
            <text:p>3</text:p>
          </table:table-cell>
          <table:table-cell table:style-name="ce11" office:value-type="float" office:value="5.08978251128421">
            <text:p>5</text:p>
          </table:table-cell>
          <table:table-cell table:number-columns-repeated="992"/>
        </table:table-row>
        <table:table-row table:style-name="ro1">
          <table:table-cell office:value-type="string">
            <text:p>RECT- 281</text:p>
          </table:table-cell>
          <table:table-cell table:style-name="ce2" office:value-type="float" office:value="787178.42">
            <text:p>787178</text:p>
          </table:table-cell>
          <table:table-cell office:value-type="string">
            <text:p>FL-RL2 (-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82]-[.D282]" office:value-type="float" office:value="659005.42">
            <text:p>659005</text:p>
          </table:table-cell>
          <table:table-cell table:style-name="ce2" table:number-columns-repeated="3"/>
          <table:table-cell table:style-name="ce2">
            <draw:frame table:end-cell-address="'~IQ10C'.Q303" table:end-x="0.0291in" table:end-y="0.1469in" draw:z-index="12" draw:name="Chart 21" draw:style-name="gr1" svg:width="5.5748in" svg:height="3.7094in" svg:x="0.039in" svg:y="0.1567in">
              <draw:object draw:notify-on-update-of-ranges="'~IQ10C'.J279:'~IQ10C'.AF280 '~IQ10C'.J281:'~IQ10C'.AF281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2" table:number-columns-repeated="2"/>
          <table:table-cell table:number-columns-repeated="5"/>
          <table:table-cell>
            <draw:frame table:end-cell-address="'~IQ10C'.W303" table:end-x="0.0291in" table:end-y="0.1669in" draw:z-index="13" draw:name="Chart 22" draw:style-name="gr1" svg:width="4.1791in" svg:height="3.7193in" svg:x="0.039in" svg:y="0.1669in">
              <draw:object draw:notify-on-update-of-ranges="'~IQ10C'.N279:'~IQ10C'.X280 '~IQ10C'.N281:'~IQ10C'.X281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06"/>
        </table:table-row>
        <table:table-row table:style-name="ro1">
          <table:table-cell office:value-type="string">
            <text:p>RECT- 282</text:p>
          </table:table-cell>
          <table:table-cell table:style-name="ce2" office:value-type="float" office:value="210590.72">
            <text:p>210591</text:p>
          </table:table-cell>
          <table:table-cell office:value-type="string">
            <text:p>FL-RL3 (-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83]-[.D283]" office:value-type="float" office:value="82417.72">
            <text:p>82418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83</text:p>
          </table:table-cell>
          <table:table-cell table:style-name="ce2" office:value-type="float" office:value="1982571.94">
            <text:p>1982572</text:p>
          </table:table-cell>
          <table:table-cell office:value-type="string">
            <text:p>FL-RL3 (+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84]-[.D284]" office:value-type="float" office:value="1854398.94">
            <text:p>1854399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84</text:p>
          </table:table-cell>
          <table:table-cell table:style-name="ce2" office:value-type="float" office:value="313223.26">
            <text:p>313223</text:p>
          </table:table-cell>
          <table:table-cell office:value-type="string">
            <text:p>FL-RL3 (-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85]-[.D285]" office:value-type="float" office:value="185050.26">
            <text:p>185050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85</text:p>
          </table:table-cell>
          <table:table-cell table:style-name="ce2" office:value-type="float" office:value="329471.01">
            <text:p>329471</text:p>
          </table:table-cell>
          <table:table-cell office:value-type="string">
            <text:p>FL-N25anti (-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86]-[.D286]" office:value-type="float" office:value="201298.01">
            <text:p>201298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86</text:p>
          </table:table-cell>
          <table:table-cell table:style-name="ce2" office:value-type="float" office:value="2504457.2">
            <text:p>2504457</text:p>
          </table:table-cell>
          <table:table-cell office:value-type="string">
            <text:p>FL-N25anti (+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87]-[.D287]" office:value-type="float" office:value="2376284.2">
            <text:p>2376284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87</text:p>
          </table:table-cell>
          <table:table-cell table:style-name="ce2" office:value-type="float" office:value="378117.15">
            <text:p>378117</text:p>
          </table:table-cell>
          <table:table-cell office:value-type="string">
            <text:p>FL-N25anti (-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88]-[.D288]" office:value-type="float" office:value="249944.15">
            <text:p>249944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88</text:p>
          </table:table-cell>
          <table:table-cell table:style-name="ce2" office:value-type="float" office:value="1635669.65">
            <text:p>1635670</text:p>
          </table:table-cell>
          <table:table-cell office:value-type="string">
            <text:p>FL-DG203-2 (-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89]-[.D289]" office:value-type="float" office:value="1507496.65">
            <text:p>1507497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89</text:p>
          </table:table-cell>
          <table:table-cell table:style-name="ce2" office:value-type="float" office:value="3299271.48">
            <text:p>3299271</text:p>
          </table:table-cell>
          <table:table-cell office:value-type="string">
            <text:p>FL-DG203-2 (+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90]-[.D290]" office:value-type="float" office:value="3171098.48">
            <text:p>3171098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90</text:p>
          </table:table-cell>
          <table:table-cell table:style-name="ce2" office:value-type="float" office:value="1759241.99">
            <text:p>1759242</text:p>
          </table:table-cell>
          <table:table-cell office:value-type="string">
            <text:p>FL-DG203-2 (-GreB)</text:p>
          </table:table-cell>
          <table:table-cell table:style-name="ce2" office:value-type="float" office:value="128173">
            <text:p>128173</text:p>
          </table:table-cell>
          <table:table-cell table:style-name="ce2"/>
          <table:table-cell table:style-name="ce2" table:formula="of:=[.B291]-[.D291]" office:value-type="float" office:value="1631068.99">
            <text:p>1631069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office:value-type="string">
            <text:p>RECT- 291</text:p>
          </table:table-cell>
          <table:table-cell table:style-name="ce2" office:value-type="float" office:value="134143">
            <text:p>134143</text:p>
          </table:table-cell>
          <table:table-cell office:value-type="string">
            <text:p>FL-Blank (left)</text:p>
          </table:table-cell>
          <table:table-cell/>
          <table:table-cell table:style-name="ce2" table:number-columns-repeated="8"/>
          <table:table-cell table:number-columns-repeated="1012"/>
        </table:table-row>
        <table:table-row table:style-name="ro1">
          <table:table-cell office:value-type="string">
            <text:p>RECT- 292</text:p>
          </table:table-cell>
          <table:table-cell table:style-name="ce2" office:value-type="float" office:value="122203">
            <text:p>122203</text:p>
          </table:table-cell>
          <table:table-cell office:value-type="string">
            <text:p>FL-Blank (right)</text:p>
          </table:table-cell>
          <table:table-cell table:style-name="ce2" table:formula="of:=([.B292]+[.B293])/2" office:value-type="float" office:value="128173">
            <text:p>128173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office:value-type="string">
            <text:p>RECT- 293</text:p>
          </table:table-cell>
          <table:table-cell table:style-name="ce2" office:value-type="float" office:value="16026094">
            <text:p>16026094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>
            <text:p>*Had to draw a larger rectangle for these spots to accommodate the AA dinucleotide spot and the background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/>
          <table:table-cell table:style-name="ce2" office:value-type="string">
            <text:p>dinucleotide spot. <text:s/>Drew a new rectangle for blank subtraction (#293).</text:p>
          </table:table-cell>
          <table:table-cell table:style-name="ce2" table:number-columns-repeated="10"/>
          <table:table-cell table:number-columns-repeated="1012"/>
        </table:table-row>
        <table:table-row table:style-name="ro1" table:number-rows-repeated="2">
          <table:table-cell/>
          <table:table-cell table:style-name="ce2" table:number-columns-repeated="11"/>
          <table:table-cell table:number-columns-repeated="1012"/>
        </table:table-row>
        <table:table-row table:style-name="ro1" table:number-rows-repeated="104827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0" number:min-integer-digits="1" number:grouping="true"/>
      <number:text> </number:text>
    </number:number-style>
    <number:number-style style:name="N117P1" style:volatile="true">
      <number:text> $(</number:text>
      <number:number number:decimal-places="0" number:min-integer-digits="1" number:grouping="true"/>
      <number:text>)</number:text>
    </number:number-style>
    <number:number-style style:name="N117P2" style:volatile="true">
      <number:text> $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 (</number:text>
      <number:number number:decimal-places="2" number:min-integer-digits="1" number:grouping="true"/>
      <number:text>)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number:number number:decimal-places="2" number:min-integer-digits="1" number:grouping="true"/>
      <number:text> </number:text>
    </number:number-style>
    <number:number-style style:name="N119P1" style:volatile="true">
      <number:text> $(</number:text>
      <number:number number:decimal-places="2" number:min-integer-digits="1" number:grouping="true"/>
      <number:text>)</number:text>
    </number:number-style>
    <number:number-style style:name="N119P2" style:volatile="true">
      <number:text> $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1"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time-style style:name="N5133" number:language="en" number:country="US">
      <number:minutes number:style="long"/>
      <number:text>:</number:text>
      <number:seconds number:style="long"/>
    </number:time-style>
    <number:time-style style:name="N513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5" number:language="en" number:country="US">
      <number:minutes number:style="long"/>
      <number:text>:</number:text>
      <number:seconds number:style="long" number:decimal-places="1"/>
    </number:time-style>
    <number:number-style style:name="N5136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1">03/11/2010</text:date>, <text:time>13:5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_7e_IQ10C" style:display-name="PageStyle_~IQ10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4142" meta:object-count="14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 draw:fill="solid" draw:fill-color="#ffffff"/>
    </style:style>
    <style:style style:name="ch2" style:family="chart">
      <style:chart-properties chart:auto-position="true" style:rotation-angle="0" style:direction="ltr"/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false" chart:visible="true" chart:axis-position="start" style:rotation-angle="0" style:direction="ltr"/>
      <style:graphic-properties draw:stroke="solid" svg:stroke-width="0.026cm" svg:stroke-color="#878787"/>
      <style:text-properties fo:color="#000000" style:text-line-through-style="none" fo:font-family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6" style:family="chart">
      <style:chart-properties chart:auto-position="true" style:rotation-angle="0" style:direction="ltr"/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h7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.026cm" svg:stroke-color="#878787"/>
      <style:text-properties fo:color="#000000" style:text-line-through-style="none" fo:font-family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8" style:family="chart">
      <style:graphic-properties draw:stroke="solid" svg:stroke-width="0.026cm" svg:stroke-color="#878787"/>
    </style:style>
    <style:style style:name="ch9" style:family="chart">
      <style:graphic-properties draw:stroke="solid" svg:stroke-color="#000000" draw:fill="solid" draw:fill-color="#595959"/>
      <style:text-properties fo:font-size="6pt" style:font-size-asian="6pt" style:font-size-complex="6pt"/>
    </style:style>
    <style:style style:name="ch10" style:family="chart">
      <style:graphic-properties draw:stroke="solid" svg:stroke-color="#000000" draw:fill="solid" draw:fill-color="#ff0000"/>
      <style:text-properties fo:font-size="6pt" style:font-size-asian="6pt" style:font-size-complex="6pt"/>
    </style:style>
    <style:style style:name="ch11" style:family="chart">
      <style:graphic-properties draw:stroke="solid" svg:stroke-color="#000000" draw:fill="solid" draw:fill-color="#9bbb59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515cm" svg:height="10.77cm" chart:class="chart:bar" chart:style-name="ch1">
        <chart:title svg:x="2.968cm" svg:y="0.215cm" chart:style-name="ch2">
          <text:p>Abortive Probability Profile: RL2 (L4-3)</text:p>
        </chart:title>
        <chart:legend chart:legend-position="end" svg:x="12.488cm" svg:y="4.566cm" chart:style-name="ch3"/>
        <chart:plot-area chart:style-name="ch4" table:cell-range-address="'~IQ10C'.Y65:'~IQ10C'.AB86" chart:data-source-has-labels="column" svg:x="0.419cm" svg:y="1.013cm" svg:width="11.76cm" svg:height="9.313cm">
          <chart:axis chart:dimension="x" chart:name="primary-x" chart:style-name="ch5">
            <chart:title svg:x="6.559cm" svg:y="9.837cm" chart:style-name="ch6">
              <text:p>RNA (Nucleotides)</text:p>
            </chart:title>
            <chart:categories table:cell-range-address="'~IQ10C'.Y65:'~IQ10C'.Y86"/>
          </chart:axis>
          <chart:axis chart:dimension="y" chart:name="primary-y" chart:style-name="ch7">
            <chart:title svg:x="0.311cm" svg:y="5.066cm" chart:style-name="ch6">
              <text:p>Abortive Probability</text:p>
            </chart:title>
            <chart:grid chart:style-name="ch8" chart:class="major"/>
          </chart:axis>
          <chart:series chart:style-name="ch9" chart:values-cell-range-address="'~IQ10C'.Z65:'~IQ10C'.Z86" chart:class="chart:bar">
            <chart:data-point chart:repeated="22"/>
          </chart:series>
          <chart:series chart:style-name="ch10" chart:values-cell-range-address="'~IQ10C'.AA65:'~IQ10C'.AA86" chart:class="chart:bar">
            <chart:data-point chart:repeated="22"/>
          </chart:series>
          <chart:series chart:style-name="ch11" chart:values-cell-range-address="'~IQ10C'.AB65:'~IQ10C'.AB86" chart:class="chart:bar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 text:id="'~IQ10C'.Y65:'~IQ10C'.Y86">3</text:p>
              </table:table-cell>
              <table:table-cell office:value-type="float" office:value="13.7117275124671">
                <text:p text:id="'~IQ10C'.Z65:'~IQ10C'.Z86">13.7117275124671</text:p>
              </table:table-cell>
              <table:table-cell office:value-type="float" office:value="44.4869332734343">
                <text:p text:id="'~IQ10C'.AA65:'~IQ10C'.AA86">44.4869332734343</text:p>
              </table:table-cell>
              <table:table-cell office:value-type="float" office:value="14.0851742251935">
                <text:p text:id="'~IQ10C'.AB65:'~IQ10C'.AB86">14.08517422519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1101679213024">
                <text:p>3.21101679213024</text:p>
              </table:table-cell>
              <table:table-cell office:value-type="float" office:value="5.30694411233563">
                <text:p>5.30694411233563</text:p>
              </table:table-cell>
              <table:table-cell office:value-type="float" office:value="3.45277213813138">
                <text:p>3.45277213813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2757432911352">
                <text:p>20.2757432911352</text:p>
              </table:table-cell>
              <table:table-cell office:value-type="float" office:value="11.6931335326358">
                <text:p>11.6931335326358</text:p>
              </table:table-cell>
              <table:table-cell office:value-type="float" office:value="20.0999475446448">
                <text:p>20.0999475446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838636332748">
                <text:p>29.838636332748</text:p>
              </table:table-cell>
              <table:table-cell office:value-type="float" office:value="16.5509783555988">
                <text:p>16.5509783555988</text:p>
              </table:table-cell>
              <table:table-cell office:value-type="float" office:value="29.205519855984">
                <text:p>29.205519855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1915396742769">
                <text:p>59.1915396742769</text:p>
              </table:table-cell>
              <table:table-cell office:value-type="float" office:value="19.1860715363058">
                <text:p>19.1860715363058</text:p>
              </table:table-cell>
              <table:table-cell office:value-type="float" office:value="58.292167803106">
                <text:p>58.292167803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3390679655108">
                <text:p>11.3390679655108</text:p>
              </table:table-cell>
              <table:table-cell office:value-type="float" office:value="1.16757420211">
                <text:p>1.16757420211</text:p>
              </table:table-cell>
              <table:table-cell office:value-type="float" office:value="10.9981064981947">
                <text:p>10.9981064981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1011529837498">
                <text:p>22.1011529837498</text:p>
              </table:table-cell>
              <table:table-cell office:value-type="float" office:value="1.95560145631729">
                <text:p>1.95560145631729</text:p>
              </table:table-cell>
              <table:table-cell office:value-type="float" office:value="20.7993062168027">
                <text:p>20.79930621680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8448816424675">
                <text:p>18.8448816424675</text:p>
              </table:table-cell>
              <table:table-cell office:value-type="float" office:value="1.#NAN">
                <text:p>1.#NAN</text:p>
              </table:table-cell>
              <table:table-cell office:value-type="float" office:value="18.0691517142063">
                <text:p>18.0691517142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65797831997905">
                <text:p>8.65797831997905</text:p>
              </table:table-cell>
              <table:table-cell office:value-type="float" office:value="1.#NAN">
                <text:p>1.#NAN</text:p>
              </table:table-cell>
              <table:table-cell office:value-type="float" office:value="8.41489876901646">
                <text:p>8.414898769016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284968372883">
                <text:p>29.284968372883</text:p>
              </table:table-cell>
              <table:table-cell office:value-type="float" office:value="1.#NAN">
                <text:p>1.#NAN</text:p>
              </table:table-cell>
              <table:table-cell office:value-type="float" office:value="28.2208326392473">
                <text:p>28.22083263924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0905421150031">
                <text:p>34.0905421150031</text:p>
              </table:table-cell>
              <table:table-cell office:value-type="float" office:value="1.#NAN">
                <text:p>1.#NAN</text:p>
              </table:table-cell>
              <table:table-cell office:value-type="float" office:value="32.1829911473089">
                <text:p>32.18299114730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300549795756">
                <text:p>10.300549795756</text:p>
              </table:table-cell>
              <table:table-cell office:value-type="float" office:value="1.#NAN">
                <text:p>1.#NAN</text:p>
              </table:table-cell>
              <table:table-cell office:value-type="float" office:value="9.43115483442695">
                <text:p>9.431154834426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3915777027625">
                <text:p>16.3915777027625</text:p>
              </table:table-cell>
              <table:table-cell office:value-type="float" office:value="1.#NAN">
                <text:p>1.#NAN</text:p>
              </table:table-cell>
              <table:table-cell office:value-type="float" office:value="14.3341873136732">
                <text:p>14.33418731367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3.4">
                <text:p>3.4</text:p>
              </table:table-cell>
              <table:table-cell office:value-type="float" office:value="30.3">
                <text:p>30.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 draw:fill="solid" draw:fill-color="#ffffff"/>
    </style:style>
    <style:style style:name="ch2" style:family="chart">
      <style:chart-properties chart:auto-position="true" style:rotation-angle="0" style:direction="ltr"/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h3" style:family="chart">
      <style:chart-properties chart:stacked="true"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false" chart:visible="true" chart:axis-position="start"/>
      <style:graphic-properties draw:stroke="solid" svg:stroke-width="0.026cm" svg:stroke-color="#878787"/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gap-width="150" chart:overlap="100" chart:reverse-direction="false" text:line-break="false" chart:visible="true" chart:axis-position="start"/>
      <style:graphic-properties draw:stroke="solid" svg:stroke-width="0.026cm" svg:stroke-color="#878787"/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chart-properties chart:auto-position="true" style:rotation-angle="0" style:direction="ltr"/>
      <style:text-properties fo:color="#000000" style:text-line-through-styl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h7" style:family="chart">
      <style:graphic-properties draw:stroke="solid" svg:stroke-width="0.026cm" svg:stroke-color="#878787"/>
    </style:style>
    <style:style style:name="ch8" style:family="chart">
      <style:graphic-properties draw:stroke="solid" svg:stroke-color="#000000" draw:fill="solid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0.616cm" svg:height="9.447cm" chart:class="chart:bar" chart:style-name="ch1">
        <chart:title svg:x="0.148cm" svg:y="0.189cm" chart:style-name="ch2">
          <text:p>Total Abortive RNAs -/+ GreB</text:p>
        </chart:title>
        <chart:plot-area chart:style-name="ch3" table:cell-range-address="'~IQ10C'.N197:'~IQ10C'.X199" chart:data-source-has-labels="both" svg:x="0.223cm" svg:y="1.118cm" svg:width="10.181cm" svg:height="8.141cm">
          <chart:axis chart:dimension="x" chart:name="primary-x" chart:style-name="ch4">
            <chart:categories table:cell-range-address="'~IQ10C'.N197:'~IQ10C'.X198"/>
          </chart:axis>
          <chart:axis chart:dimension="y" chart:name="primary-y" chart:style-name="ch5">
            <chart:title svg:x="0.213cm" svg:y="4.897cm" chart:style-name="ch6">
              <text:p>IQ Volumes</text:p>
            </chart:title>
            <chart:grid chart:style-name="ch7" chart:class="major"/>
          </chart:axis>
          <chart:series chart:style-name="ch8" chart:values-cell-range-address="'~IQ10C'.N199:'~IQ10C'.X199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99</text:p>
              </table:table-cell>
            </table:table-row>
          </table:table-header-rows>
          <table:table-rows>
            <table:table-row>
              <table:table-cell office:value-type="string">
                <text:p text:id="'~IQ10C'.N197:'~IQ10C'.X198">RL1 (WT)</text:p>
              </table:table-cell>
              <table:table-cell office:value-type="float" office:value="8986585.89">
                <text:p text:id="'~IQ10C'.N199:'~IQ10C'.X199">8986585.89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4002951.28">
                <text:p>4002951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01212.09">
                <text:p>8601212.09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90925.45">
                <text:p>15390925.45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5466551.47">
                <text:p>5466551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61813.37">
                <text:p>15861813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L2(L4-3)</text:p>
              </table:table-cell>
              <table:table-cell office:value-type="float" office:value="24186418.86">
                <text:p>24186418.86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5913895.28">
                <text:p>5913895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037339.96">
                <text:p>24037339.96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L3 (L5-1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 draw:fill="solid" draw:fill-color="#ffffff"/>
    </style:style>
    <style:style style:name="ch2" style:family="chart">
      <style:chart-properties chart:auto-position="true" style:rotation-angle="0" style:direction="ltr"/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h3" style:family="chart">
      <style:chart-properties chart:stacked="true"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false" chart:visible="true" chart:axis-position="start"/>
      <style:graphic-properties draw:stroke="solid" svg:stroke-width="0.026cm" svg:stroke-color="#878787"/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gap-width="150" chart:overlap="100" chart:reverse-direction="false" text:line-break="false" chart:visible="true" chart:axis-position="start"/>
      <style:graphic-properties draw:stroke="solid" svg:stroke-width="0.026cm" svg:stroke-color="#878787"/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chart-properties chart:auto-position="true" style:rotation-angle="0" style:direction="ltr"/>
      <style:text-properties fo:color="#000000" style:text-line-through-styl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h7" style:family="chart">
      <style:graphic-properties draw:stroke="solid" svg:stroke-width="0.026cm" svg:stroke-color="#878787"/>
    </style:style>
    <style:style style:name="ch8" style:family="chart">
      <style:graphic-properties draw:stroke="solid" svg:stroke-color="#000000" draw:fill="solid" draw:fill-color="#ff6600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4.168cm" svg:height="9.447cm" chart:class="chart:bar" chart:style-name="ch1">
        <chart:title svg:x="2.52cm" svg:y="0.189cm" chart:style-name="ch2">
          <text:p>Productive RNAs -/+ GreB</text:p>
        </chart:title>
        <chart:plot-area chart:style-name="ch3" table:cell-range-address="'~IQ10C'.J251:'~IQ10C'.AF253" chart:data-source-has-labels="both" svg:x="0.365cm" svg:y="1.118cm" svg:width="13.52cm" svg:height="8.141cm">
          <chart:axis chart:dimension="x" chart:name="primary-x" chart:style-name="ch4">
            <chart:categories table:cell-range-address="'~IQ10C'.J251:'~IQ10C'.AF252"/>
          </chart:axis>
          <chart:axis chart:dimension="y" chart:name="primary-y" chart:style-name="ch5">
            <chart:title svg:x="0.284cm" svg:y="4.897cm" chart:style-name="ch6">
              <text:p>IQ Volumes</text:p>
            </chart:title>
            <chart:grid chart:style-name="ch7" chart:class="major"/>
          </chart:axis>
          <chart:series chart:style-name="ch8" chart:values-cell-range-address="'~IQ10C'.J253:'~IQ10C'.AF253" chart:class="chart:bar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53</text:p>
              </table:table-cell>
            </table:table-row>
          </table:table-header-rows>
          <table:table-rows>
            <table:table-row>
              <table:table-cell office:value-type="string">
                <text:p text:id="'~IQ10C'.J251:'~IQ10C'.AF252">N25</text:p>
              </table:table-cell>
              <table:table-cell office:value-type="float" office:value="3625220.78">
                <text:p text:id="'~IQ10C'.J253:'~IQ10C'.AF253">3625220.78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8862441.46">
                <text:p>8862441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58093.99">
                <text:p>3358093.99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12.6">
                <text:p>29812.6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893347.45">
                <text:p>893347.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2139.84">
                <text:p>272139.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L1 (WT)</text:p>
              </table:table-cell>
              <table:table-cell office:value-type="float" office:value="544314.57">
                <text:p>544314.57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2381231.56">
                <text:p>2381231.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005.42">
                <text:p>659005.42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417.72">
                <text:p>82417.72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854398.94">
                <text:p>1854398.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5050.26">
                <text:p>185050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L2 (L4-3)</text:p>
              </table:table-cell>
              <table:table-cell office:value-type="float" office:value="201298.01">
                <text:p>201298.01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2376284.2">
                <text:p>2376284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9944.15">
                <text:p>249944.15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7496.65">
                <text:p>1507496.65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3171098.48">
                <text:p>3171098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1068.99">
                <text:p>1631068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L3 (L5-1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N25anti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DG203-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 draw:fill="solid" draw:fill-color="#ffffff"/>
    </style:style>
    <style:style style:name="ch2" style:family="chart">
      <style:chart-properties chart:auto-position="true" style:rotation-angle="0" style:direction="ltr"/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h3" style:family="chart">
      <style:chart-properties chart:stacked="true"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false" chart:visible="true" chart:axis-position="start"/>
      <style:graphic-properties draw:stroke="solid" svg:stroke-width="0.026cm" svg:stroke-color="#878787"/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gap-width="150" chart:overlap="100" chart:reverse-direction="false" text:line-break="false" chart:visible="true" chart:axis-position="start"/>
      <style:graphic-properties draw:stroke="solid" svg:stroke-width="0.026cm" svg:stroke-color="#878787"/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chart-properties chart:auto-position="true" style:rotation-angle="0" style:direction="ltr"/>
      <style:text-properties fo:color="#000000" style:text-line-through-styl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h7" style:family="chart">
      <style:graphic-properties draw:stroke="solid" svg:stroke-width="0.026cm" svg:stroke-color="#878787"/>
    </style:style>
    <style:style style:name="ch8" style:family="chart">
      <style:graphic-properties draw:stroke="solid" svg:stroke-color="#000000" draw:fill="solid" draw:fill-color="#ff6600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0.616cm" svg:height="9.373cm" chart:class="chart:bar" chart:style-name="ch1">
        <chart:title svg:x="0.744cm" svg:y="0.188cm" chart:style-name="ch2">
          <text:p>Productive RNAs -/+ GreB</text:p>
        </chart:title>
        <chart:plot-area chart:style-name="ch3" table:cell-range-address="'~IQ10C'.N251:'~IQ10C'.X253" chart:data-source-has-labels="both" svg:x="0.223cm" svg:y="1.116cm" svg:width="10.181cm" svg:height="8.07cm">
          <chart:axis chart:dimension="x" chart:name="primary-x" chart:style-name="ch4">
            <chart:categories table:cell-range-address="'~IQ10C'.N251:'~IQ10C'.X252"/>
          </chart:axis>
          <chart:axis chart:dimension="y" chart:name="primary-y" chart:style-name="ch5">
            <chart:title svg:x="0.213cm" svg:y="4.86cm" chart:style-name="ch6">
              <text:p>IQ Volumes</text:p>
            </chart:title>
            <chart:grid chart:style-name="ch7" chart:class="major"/>
          </chart:axis>
          <chart:series chart:style-name="ch8" chart:values-cell-range-address="'~IQ10C'.N253:'~IQ10C'.X253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53</text:p>
              </table:table-cell>
            </table:table-row>
          </table:table-header-rows>
          <table:table-rows>
            <table:table-row>
              <table:table-cell office:value-type="string">
                <text:p text:id="'~IQ10C'.N251:'~IQ10C'.X252">RL1 (WT)</text:p>
              </table:table-cell>
              <table:table-cell office:value-type="float" office:value="29812.6">
                <text:p text:id="'~IQ10C'.N253:'~IQ10C'.X253">29812.6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893347.45">
                <text:p>893347.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2139.84">
                <text:p>272139.84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314.57">
                <text:p>544314.57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2381231.56">
                <text:p>2381231.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005.42">
                <text:p>659005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L2 (L4-3)</text:p>
              </table:table-cell>
              <table:table-cell office:value-type="float" office:value="82417.72">
                <text:p>82417.72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854398.94">
                <text:p>1854398.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5050.26">
                <text:p>185050.26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L3 (L5-1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 draw:fill="solid" draw:fill-color="#ffffff"/>
    </style:style>
    <style:style style:name="ch2" style:family="chart">
      <style:chart-properties chart:auto-position="true" style:rotation-angle="0" style:direction="ltr"/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h3" style:family="chart">
      <style:chart-properties chart:stacked="true"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false" chart:visible="true" chart:axis-position="start"/>
      <style:graphic-properties draw:stroke="solid" svg:stroke-width="0.026cm" svg:stroke-color="#878787"/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gap-width="150" chart:overlap="100" chart:reverse-direction="false" text:line-break="false" chart:visible="true" chart:axis-position="start"/>
      <style:graphic-properties draw:stroke="solid" svg:stroke-width="0.026cm" svg:stroke-color="#878787"/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chart-properties chart:auto-position="true" style:rotation-angle="0" style:direction="ltr"/>
      <style:text-properties fo:color="#000000" style:text-line-through-styl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h7" style:family="chart">
      <style:graphic-properties draw:stroke="solid" svg:stroke-width="0.026cm" svg:stroke-color="#878787"/>
    </style:style>
    <style:style style:name="ch8" style:family="chart">
      <style:graphic-properties draw:stroke="solid" svg:stroke-color="#000000" draw:fill="solid" draw:fill-color="#77933c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4.161cm" svg:height="9.423cm" chart:class="chart:bar" chart:style-name="ch1">
        <chart:title svg:x="0.888cm" svg:y="0.189cm" chart:style-name="ch2">
          <text:p>Abortive:Productive Ratio -/+ GreB</text:p>
        </chart:title>
        <chart:plot-area chart:style-name="ch3" table:cell-range-address="'~IQ10C'.J279:'~IQ10C'.AF281" chart:data-source-has-labels="both" svg:x="0.365cm" svg:y="1.118cm" svg:width="13.513cm" svg:height="8.117cm">
          <chart:axis chart:dimension="x" chart:name="primary-x" chart:style-name="ch4">
            <chart:categories table:cell-range-address="'~IQ10C'.J279:'~IQ10C'.AF280"/>
          </chart:axis>
          <chart:axis chart:dimension="y" chart:name="primary-y" chart:style-name="ch5">
            <chart:title svg:x="0.284cm" svg:y="4.885cm" chart:style-name="ch6">
              <text:p>APR</text:p>
            </chart:title>
            <chart:grid chart:style-name="ch7" chart:class="major"/>
          </chart:axis>
          <chart:series chart:style-name="ch8" chart:values-cell-range-address="'~IQ10C'.J281:'~IQ10C'.AF281" chart:class="chart:bar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81</text:p>
              </table:table-cell>
            </table:table-row>
          </table:table-header-rows>
          <table:table-rows>
            <table:table-row>
              <table:table-cell office:value-type="string">
                <text:p text:id="'~IQ10C'.J279:'~IQ10C'.AF280">N25</text:p>
              </table:table-cell>
              <table:table-cell office:value-type="float" office:value="3.9438224614833">
                <text:p text:id="'~IQ10C'.J281:'~IQ10C'.AF281">3.9438224614833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0.742504166566309">
                <text:p>0.742504166566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29600140524953">
                <text:p>4.29600140524953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1.435832164923">
                <text:p>301.435832164923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4.48084480456065">
                <text:p>4.48084480456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6058541446927">
                <text:p>31.6058541446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L1 (WT)</text:p>
              </table:table-cell>
              <table:table-cell office:value-type="float" office:value="28.2757917907654">
                <text:p>28.2757917907654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2.29568243669675">
                <text:p>2.29568243669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0693215694645">
                <text:p>24.0693215694645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.461392283116">
                <text:p>293.461392283116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3.18911705158762">
                <text:p>3.18911705158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.896277692342">
                <text:p>129.896277692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L2 (L4-3)</text:p>
              </table:table-cell>
              <table:table-cell office:value-type="float" office:value="128.718604222665">
                <text:p>128.718604222665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2.0064797468249">
                <text:p>2.0064797468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.560431400375">
                <text:p>111.560431400375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88552296285368">
                <text:p>5.88552296285368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2.6876621914309">
                <text:p>2.6876621914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08978251128421">
                <text:p>5.08978251128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L3 (L5-1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N25anti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DG203-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 draw:fill="solid" draw:fill-color="#ffffff"/>
    </style:style>
    <style:style style:name="ch2" style:family="chart">
      <style:chart-properties chart:auto-position="true" style:rotation-angle="0" style:direction="ltr"/>
      <style:text-properties fo:color="#000000" style:text-line-through-style="none" fo:font-family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h3" style:family="chart">
      <style:chart-properties chart:stacked="true"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false" chart:visible="true" chart:axis-position="start"/>
      <style:graphic-properties draw:stroke="solid" svg:stroke-width="0.026cm" svg:stroke-color="#878787"/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gap-width="150" chart:overlap="100" chart:reverse-direction="false" text:line-break="false" chart:visible="true" chart:axis-position="start"/>
      <style:graphic-properties draw:stroke="solid" svg:stroke-width="0.026cm" svg:stroke-color="#878787"/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chart-properties chart:auto-position="true" style:rotation-angle="0" style:direction="ltr"/>
      <style:text-properties fo:color="#000000" style:text-line-through-styl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h7" style:family="chart">
      <style:graphic-properties draw:stroke="solid" svg:stroke-width="0.026cm" svg:stroke-color="#878787"/>
    </style:style>
    <style:style style:name="ch8" style:family="chart">
      <style:graphic-properties draw:stroke="solid" svg:stroke-color="#000000" draw:fill="solid" draw:fill-color="#77933c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0.616cm" svg:height="9.448cm" chart:class="chart:bar" chart:style-name="ch1">
        <chart:title svg:x="-0.09cm" svg:y="0.189cm" chart:style-name="ch2">
          <text:p>Abortive:Productive Ratio -/+ GreB</text:p>
        </chart:title>
        <chart:plot-area chart:style-name="ch3" table:cell-range-address="'~IQ10C'.N279:'~IQ10C'.X281" chart:data-source-has-labels="both" svg:x="0.223cm" svg:y="1.012cm" svg:width="10.181cm" svg:height="8.248cm">
          <chart:axis chart:dimension="x" chart:name="primary-x" chart:style-name="ch4">
            <chart:categories table:cell-range-address="'~IQ10C'.N279:'~IQ10C'.X280"/>
          </chart:axis>
          <chart:axis chart:dimension="y" chart:name="primary-y" chart:style-name="ch5">
            <chart:title svg:x="0.213cm" svg:y="4.845cm" chart:style-name="ch6">
              <text:p>APR</text:p>
            </chart:title>
            <chart:grid chart:style-name="ch7" chart:class="major"/>
          </chart:axis>
          <chart:series chart:style-name="ch8" chart:values-cell-range-address="'~IQ10C'.N281:'~IQ10C'.X28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81</text:p>
              </table:table-cell>
            </table:table-row>
          </table:table-header-rows>
          <table:table-rows>
            <table:table-row>
              <table:table-cell office:value-type="string">
                <text:p text:id="'~IQ10C'.N279:'~IQ10C'.X280">RL1 (WT)</text:p>
              </table:table-cell>
              <table:table-cell office:value-type="float" office:value="301.435832164923">
                <text:p text:id="'~IQ10C'.N281:'~IQ10C'.X281">301.435832164923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4.48084480456065">
                <text:p>4.48084480456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6058541446927">
                <text:p>31.6058541446927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2757917907654">
                <text:p>28.2757917907654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2.29568243669675">
                <text:p>2.29568243669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0693215694645">
                <text:p>24.0693215694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L2 (L4-3)</text:p>
              </table:table-cell>
              <table:table-cell office:value-type="float" office:value="293.461392283116">
                <text:p>293.461392283116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3.18911705158762">
                <text:p>3.18911705158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.896277692342">
                <text:p>129.896277692342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L3 (L5-1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 draw:fill="solid" draw:fill-color="#ffffff"/>
    </style:style>
    <style:style style:name="ch2" style:family="chart">
      <style:chart-properties chart:auto-position="true" style:rotation-angle="0" style:direction="ltr"/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false" chart:visible="true" chart:axis-position="start" style:rotation-angle="0" style:direction="ltr"/>
      <style:graphic-properties draw:stroke="solid" svg:stroke-width="0.026cm" svg:stroke-color="#878787"/>
      <style:text-properties fo:color="#000000" style:text-line-through-style="none" fo:font-family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6" style:family="chart">
      <style:chart-properties chart:auto-position="true" style:rotation-angle="0" style:direction="ltr"/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h7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.026cm" svg:stroke-color="#878787"/>
      <style:text-properties fo:color="#000000" style:text-line-through-style="none" fo:font-family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8" style:family="chart">
      <style:graphic-properties draw:stroke="solid" svg:stroke-width="0.026cm" svg:stroke-color="#878787"/>
    </style:style>
    <style:style style:name="ch9" style:family="chart">
      <style:graphic-properties draw:stroke="solid" svg:stroke-color="#000000" draw:fill="solid" draw:fill-color="#595959"/>
      <style:text-properties fo:font-size="6pt" style:font-size-asian="6pt" style:font-size-complex="6pt"/>
    </style:style>
    <style:style style:name="ch10" style:family="chart">
      <style:graphic-properties draw:stroke="solid" svg:stroke-color="#000000" draw:fill="solid" draw:fill-color="#ff0000"/>
      <style:text-properties fo:font-size="6pt" style:font-size-asian="6pt" style:font-size-complex="6pt"/>
    </style:style>
    <style:style style:name="ch11" style:family="chart">
      <style:graphic-properties draw:stroke="solid" svg:stroke-color="#000000" draw:fill="solid" draw:fill-color="#9bbb59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625cm" svg:height="10.747cm" chart:class="chart:bar" chart:style-name="ch1">
        <chart:title svg:x="2.943cm" svg:y="0.214cm" chart:style-name="ch2">
          <text:p>Abortive Probability Profile: RL3 (L5-1) </text:p>
        </chart:title>
        <chart:legend chart:legend-position="end" svg:x="12.596cm" svg:y="4.554cm" chart:style-name="ch3"/>
        <chart:plot-area chart:style-name="ch4" table:cell-range-address="'~IQ10C'.Y94:'~IQ10C'.AB115" chart:data-source-has-labels="column" svg:x="0.423cm" svg:y="1.011cm" svg:width="11.862cm" svg:height="9.295cm">
          <chart:axis chart:dimension="x" chart:name="primary-x" chart:style-name="ch5">
            <chart:title svg:x="6.72cm" svg:y="9.816cm" chart:style-name="ch6">
              <text:p>RNA (Nucleotide)</text:p>
            </chart:title>
            <chart:categories table:cell-range-address="'~IQ10C'.Y94:'~IQ10C'.Y115"/>
          </chart:axis>
          <chart:axis chart:dimension="y" chart:name="primary-y" chart:style-name="ch7">
            <chart:title svg:x="0.313cm" svg:y="5.055cm" chart:style-name="ch6">
              <text:p>Abortive Probability</text:p>
            </chart:title>
            <chart:grid chart:style-name="ch8" chart:class="major"/>
          </chart:axis>
          <chart:series chart:style-name="ch9" chart:values-cell-range-address="'~IQ10C'.Z94:'~IQ10C'.Z115" chart:class="chart:bar">
            <chart:data-point chart:repeated="22"/>
          </chart:series>
          <chart:series chart:style-name="ch10" chart:values-cell-range-address="'~IQ10C'.AA94:'~IQ10C'.AA115" chart:class="chart:bar">
            <chart:data-point chart:repeated="22"/>
          </chart:series>
          <chart:series chart:style-name="ch11" chart:values-cell-range-address="'~IQ10C'.AB94:'~IQ10C'.AB115" chart:class="chart:bar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 text:id="'~IQ10C'.Y94:'~IQ10C'.Y115">3</text:p>
              </table:table-cell>
              <table:table-cell office:value-type="float" office:value="6.26309767668311">
                <text:p text:id="'~IQ10C'.Z94:'~IQ10C'.Z115">6.26309767668311</text:p>
              </table:table-cell>
              <table:table-cell office:value-type="float" office:value="30.2554910182071">
                <text:p text:id="'~IQ10C'.AA94:'~IQ10C'.AA115">30.2554910182071</text:p>
              </table:table-cell>
              <table:table-cell office:value-type="float" office:value="6.08712681369725">
                <text:p text:id="'~IQ10C'.AB94:'~IQ10C'.AB115">6.08712681369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4443200406939">
                <text:p>2.64443200406939</text:p>
              </table:table-cell>
              <table:table-cell office:value-type="float" office:value="6.62618707195507">
                <text:p>6.62618707195507</text:p>
              </table:table-cell>
              <table:table-cell office:value-type="float" office:value="2.7123032857985">
                <text:p>2.7123032857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64421890490608">
                <text:p>8.64421890490608</text:p>
              </table:table-cell>
              <table:table-cell office:value-type="float" office:value="13.4679417366059">
                <text:p>13.4679417366059</text:p>
              </table:table-cell>
              <table:table-cell office:value-type="float" office:value="8.67306484381822">
                <text:p>8.67306484381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7922021442456">
                <text:p>21.7922021442456</text:p>
              </table:table-cell>
              <table:table-cell office:value-type="float" office:value="23.4108102778531">
                <text:p>23.4108102778531</text:p>
              </table:table-cell>
              <table:table-cell office:value-type="float" office:value="21.6942793270382">
                <text:p>21.6942793270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.1603369966261">
                <text:p>86.1603369966261</text:p>
              </table:table-cell>
              <table:table-cell office:value-type="float" office:value="42.7281833524556">
                <text:p>42.7281833524556</text:p>
              </table:table-cell>
              <table:table-cell office:value-type="float" office:value="86.0369912298253">
                <text:p>86.03699122982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7950047995255">
                <text:p>18.7950047995255</text:p>
              </table:table-cell>
              <table:table-cell office:value-type="float" office:value="1.42317312105673">
                <text:p>1.42317312105673</text:p>
              </table:table-cell>
              <table:table-cell office:value-type="float" office:value="17.9716998825778">
                <text:p>17.97169988257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7160651348519">
                <text:p>15.7160651348519</text:p>
              </table:table-cell>
              <table:table-cell office:value-type="float" office:value="2.21971499644805">
                <text:p>2.21971499644805</text:p>
              </table:table-cell>
              <table:table-cell office:value-type="float" office:value="15.3678706609492">
                <text:p>15.3678706609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8129034977655">
                <text:p>21.8129034977655</text:p>
              </table:table-cell>
              <table:table-cell office:value-type="float" office:value="1.#NAN">
                <text:p>1.#NAN</text:p>
              </table:table-cell>
              <table:table-cell office:value-type="float" office:value="20.7364256412674">
                <text:p>20.73642564126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13132429825498">
                <text:p>5.13132429825498</text:p>
              </table:table-cell>
              <table:table-cell office:value-type="float" office:value="1.#NAN">
                <text:p>1.#NAN</text:p>
              </table:table-cell>
              <table:table-cell office:value-type="float" office:value="3.56281106927027">
                <text:p>3.562811069270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9336228368106">
                <text:p>14.9336228368106</text:p>
              </table:table-cell>
              <table:table-cell office:value-type="float" office:value="1.#NAN">
                <text:p>1.#NAN</text:p>
              </table:table-cell>
              <table:table-cell office:value-type="float" office:value="13.1364453002635">
                <text:p>13.13644530026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.61355486127">
                <text:p>81.61355486127</text:p>
              </table:table-cell>
              <table:table-cell office:value-type="float" office:value="1.#NAN">
                <text:p>1.#NAN</text:p>
              </table:table-cell>
              <table:table-cell office:value-type="float" office:value="74.544596677867">
                <text:p>74.5445966778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2216180987963">
                <text:p>34.2216180987963</text:p>
              </table:table-cell>
              <table:table-cell office:value-type="float" office:value="1.#NAN">
                <text:p>1.#NAN</text:p>
              </table:table-cell>
              <table:table-cell office:value-type="float" office:value="5.68536340378926">
                <text:p>5.685363403789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.140328423605">
                <text:p>49.140328423605</text:p>
              </table:table-cell>
              <table:table-cell office:value-type="float" office:value="1.#NAN">
                <text:p>1.#NAN</text:p>
              </table:table-cell>
              <table:table-cell office:value-type="float" office:value="19.5448176542505">
                <text:p>19.54481765425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0.2">
                <text:p>0.2</text:p>
              </table:table-cell>
              <table:table-cell office:value-type="float" office:value="23.9">
                <text:p>23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 draw:fill="solid" draw:fill-color="#ffffff"/>
    </style:style>
    <style:style style:name="ch2" style:family="chart">
      <style:chart-properties chart:auto-position="true" style:rotation-angle="0" style:direction="ltr"/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false" chart:visible="true" chart:axis-position="start" style:rotation-angle="0" style:direction="ltr"/>
      <style:graphic-properties draw:stroke="solid" svg:stroke-width="0.026cm" svg:stroke-color="#878787"/>
      <style:text-properties fo:color="#000000" style:text-line-through-style="none" fo:font-family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6" style:family="chart">
      <style:chart-properties chart:auto-position="true" style:rotation-angle="0" style:direction="ltr"/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h7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.026cm" svg:stroke-color="#878787"/>
      <style:text-properties fo:color="#000000" style:text-line-through-style="none" fo:font-family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8" style:family="chart">
      <style:graphic-properties draw:stroke="solid" svg:stroke-width="0.026cm" svg:stroke-color="#878787"/>
    </style:style>
    <style:style style:name="ch9" style:family="chart">
      <style:graphic-properties draw:stroke="solid" svg:stroke-color="#000000" draw:fill="solid" draw:fill-color="#595959"/>
      <style:text-properties fo:font-size="6pt" style:font-size-asian="6pt" style:font-size-complex="6pt"/>
    </style:style>
    <style:style style:name="ch10" style:family="chart">
      <style:graphic-properties draw:stroke="solid" svg:stroke-color="#000000" draw:fill="solid" draw:fill-color="#ff0000"/>
      <style:text-properties fo:font-size="6pt" style:font-size-asian="6pt" style:font-size-complex="6pt"/>
    </style:style>
    <style:style style:name="ch11" style:family="chart">
      <style:graphic-properties draw:stroke="solid" svg:stroke-color="#000000" draw:fill="solid" draw:fill-color="#9bbb59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515cm" svg:height="11.223cm" chart:class="chart:bar" chart:style-name="ch1">
        <chart:title svg:x="3.285cm" svg:y="0.224cm" chart:style-name="ch2">
          <text:p>Abortive Probability Profile: N25anti</text:p>
        </chart:title>
        <chart:legend chart:legend-position="end" svg:x="12.488cm" svg:y="4.792cm" chart:style-name="ch3"/>
        <chart:plot-area chart:style-name="ch4" table:cell-range-address="'~IQ10C'.Y123:'~IQ10C'.AB143" chart:data-source-has-labels="column" svg:x="0.419cm" svg:y="1.031cm" svg:width="11.76cm" svg:height="9.721cm">
          <chart:axis chart:dimension="x" chart:name="primary-x" chart:style-name="ch5">
            <chart:title svg:x="6.665cm" svg:y="10.272cm" chart:style-name="ch6">
              <text:p>RNA (Nucleotide)</text:p>
            </chart:title>
            <chart:categories table:cell-range-address="'~IQ10C'.Y123:'~IQ10C'.Y143"/>
          </chart:axis>
          <chart:axis chart:dimension="y" chart:name="primary-y" chart:style-name="ch7">
            <chart:title svg:x="0.311cm" svg:y="5.288cm" chart:style-name="ch6">
              <text:p>Abortive Probability</text:p>
            </chart:title>
            <chart:grid chart:style-name="ch8" chart:class="major"/>
          </chart:axis>
          <chart:series chart:style-name="ch9" chart:values-cell-range-address="'~IQ10C'.Z123:'~IQ10C'.Z143" chart:class="chart:bar">
            <chart:data-point chart:repeated="21"/>
          </chart:series>
          <chart:series chart:style-name="ch10" chart:values-cell-range-address="'~IQ10C'.AA123:'~IQ10C'.AA143" chart:class="chart:bar">
            <chart:data-point chart:repeated="21"/>
          </chart:series>
          <chart:series chart:style-name="ch11" chart:values-cell-range-address="'~IQ10C'.AB123:'~IQ10C'.AB143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 text:id="'~IQ10C'.Y123:'~IQ10C'.Y143">3</text:p>
              </table:table-cell>
              <table:table-cell office:value-type="float" office:value="8.49832159917357">
                <text:p text:id="'~IQ10C'.Z123:'~IQ10C'.Z143">8.49832159917357</text:p>
              </table:table-cell>
              <table:table-cell office:value-type="float" office:value="20.1357703826929">
                <text:p text:id="'~IQ10C'.AA123:'~IQ10C'.AA143">20.1357703826929</text:p>
              </table:table-cell>
              <table:table-cell office:value-type="float" office:value="8.4753286456765">
                <text:p text:id="'~IQ10C'.AB123:'~IQ10C'.AB143">8.47532864567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814872527262">
                <text:p>11.814872527262</text:p>
              </table:table-cell>
              <table:table-cell office:value-type="float" office:value="20.9878051861706">
                <text:p>20.9878051861706</text:p>
              </table:table-cell>
              <table:table-cell office:value-type="float" office:value="11.5309756045733">
                <text:p>11.53097560457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6873281377681">
                <text:p>2.06873281377681</text:p>
              </table:table-cell>
              <table:table-cell office:value-type="float" office:value="5.90764913836706">
                <text:p>5.90764913836706</text:p>
              </table:table-cell>
              <table:table-cell office:value-type="float" office:value="2.09326553907553">
                <text:p>2.093265539075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9509772262452">
                <text:p>12.9509772262452</text:p>
              </table:table-cell>
              <table:table-cell office:value-type="float" office:value="20.7550667479821">
                <text:p>20.7550667479821</text:p>
              </table:table-cell>
              <table:table-cell office:value-type="float" office:value="13.1945012119369">
                <text:p>13.1945012119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.8122896107039">
                <text:p>25.8122896107039</text:p>
              </table:table-cell>
              <table:table-cell office:value-type="float" office:value="3.03678794507968">
                <text:p>3.03678794507968</text:p>
              </table:table-cell>
              <table:table-cell office:value-type="float" office:value="25.971965554199">
                <text:p>25.9719655541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2824375748554">
                <text:p>12.2824375748554</text:p>
              </table:table-cell>
              <table:table-cell office:value-type="float" office:value="0">
                <text:p>0</text:p>
              </table:table-cell>
              <table:table-cell office:value-type="float" office:value="12.1615712711351">
                <text:p>12.16157127113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3059249017556">
                <text:p>12.3059249017556</text:p>
              </table:table-cell>
              <table:table-cell office:value-type="float" office:value="1.80232798389841">
                <text:p>1.80232798389841</text:p>
              </table:table-cell>
              <table:table-cell office:value-type="float" office:value="12.0992595681936">
                <text:p>12.09925956819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01448807504742">
                <text:p>5.01448807504742</text:p>
              </table:table-cell>
              <table:table-cell office:value-type="float" office:value="1.92124188645984">
                <text:p>1.92124188645984</text:p>
              </table:table-cell>
              <table:table-cell office:value-type="float" office:value="4.95545833995871">
                <text:p>4.955458339958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4231259342796">
                <text:p>3.74231259342796</text:p>
              </table:table-cell>
              <table:table-cell office:value-type="float" office:value="2.01555183164156">
                <text:p>2.01555183164156</text:p>
              </table:table-cell>
              <table:table-cell office:value-type="float" office:value="3.68685313272167">
                <text:p>3.686853132721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76687608044256">
                <text:p>9.76687608044256</text:p>
              </table:table-cell>
              <table:table-cell office:value-type="float" office:value="5.40571965641187">
                <text:p>5.40571965641187</text:p>
              </table:table-cell>
              <table:table-cell office:value-type="float" office:value="9.61301383570806">
                <text:p>9.613013835708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.6735390858666">
                <text:p>60.6735390858666</text:p>
              </table:table-cell>
              <table:table-cell office:value-type="float" office:value="13.4690198004719">
                <text:p>13.4690198004719</text:p>
              </table:table-cell>
              <table:table-cell office:value-type="float" office:value="60.4619591402601">
                <text:p>60.46195914026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.3400412556999">
                <text:p>88.3400412556999</text:p>
              </table:table-cell>
              <table:table-cell office:value-type="float" office:value="5.62224890533742">
                <text:p>5.62224890533742</text:p>
              </table:table-cell>
              <table:table-cell office:value-type="float" office:value="87.785766447703">
                <text:p>87.7857664477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.9789830889883">
                <text:p>54.9789830889883</text:p>
              </table:table-cell>
              <table:table-cell office:value-type="float" office:value="1.#NAN">
                <text:p>1.#NAN</text:p>
              </table:table-cell>
              <table:table-cell office:value-type="float" office:value="51.6745679306732">
                <text:p>51.67456793067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0.8">
                <text:p>0.8</text:p>
              </table:table-cell>
              <table:table-cell office:value-type="float" office:value="33.3">
                <text:p>33.3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 draw:fill="solid" draw:fill-color="#ffffff"/>
    </style:style>
    <style:style style:name="ch2" style:family="chart">
      <style:chart-properties chart:auto-position="true" style:rotation-angle="0" style:direction="ltr"/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false" chart:visible="true" chart:axis-position="start" style:rotation-angle="0" style:direction="ltr"/>
      <style:graphic-properties draw:stroke="solid" svg:stroke-width="0.026cm" svg:stroke-color="#878787"/>
      <style:text-properties fo:color="#000000" style:text-line-through-style="none" fo:font-family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6" style:family="chart">
      <style:chart-properties chart:auto-position="true" style:rotation-angle="0" style:direction="ltr"/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h7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.026cm" svg:stroke-color="#878787"/>
      <style:text-properties fo:color="#000000" style:text-line-through-style="none" fo:font-family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8" style:family="chart">
      <style:graphic-properties draw:stroke="solid" svg:stroke-width="0.026cm" svg:stroke-color="#878787"/>
    </style:style>
    <style:style style:name="ch9" style:family="chart">
      <style:graphic-properties draw:stroke="solid" svg:stroke-color="#000000" draw:fill="solid" draw:fill-color="#595959"/>
      <style:text-properties fo:font-size="6pt" style:font-size-asian="6pt" style:font-size-complex="6pt"/>
    </style:style>
    <style:style style:name="ch10" style:family="chart">
      <style:graphic-properties draw:stroke="solid" svg:stroke-color="#000000" draw:fill="solid" draw:fill-color="#ff0000"/>
      <style:text-properties fo:font-size="6pt" style:font-size-asian="6pt" style:font-size-complex="6pt"/>
    </style:style>
    <style:style style:name="ch11" style:family="chart">
      <style:graphic-properties draw:stroke="solid" svg:stroke-color="#000000" draw:fill="solid" draw:fill-color="#9bbb59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649cm" svg:height="11.247cm" chart:class="chart:bar" chart:style-name="ch1">
        <chart:title svg:x="3.207cm" svg:y="0.224cm" chart:style-name="ch2">
          <text:p>Abortive Probability Profile: DG203-2</text:p>
        </chart:title>
        <chart:legend chart:legend-position="end" svg:x="12.62cm" svg:y="4.804cm" chart:style-name="ch3"/>
        <chart:plot-area chart:style-name="ch4" table:cell-range-address="'~IQ10C'.Y152:'~IQ10C'.AB173" chart:data-source-has-labels="column" svg:x="0.423cm" svg:y="1.031cm" svg:width="11.886cm" svg:height="9.745cm">
          <chart:axis chart:dimension="x" chart:name="primary-x" chart:style-name="ch5">
            <chart:title svg:x="6.732cm" svg:y="10.296cm" chart:style-name="ch6">
              <text:p>RNA (Nucleotide)</text:p>
            </chart:title>
            <chart:categories table:cell-range-address="'~IQ10C'.Y152:'~IQ10C'.Y173"/>
          </chart:axis>
          <chart:axis chart:dimension="y" chart:name="primary-y" chart:style-name="ch7">
            <chart:title svg:x="0.313cm" svg:y="5.3cm" chart:style-name="ch6">
              <text:p>Abortive Probability</text:p>
            </chart:title>
            <chart:grid chart:style-name="ch8" chart:class="major"/>
          </chart:axis>
          <chart:series chart:style-name="ch9" chart:values-cell-range-address="'~IQ10C'.Z152:'~IQ10C'.Z173" chart:class="chart:bar">
            <chart:data-point chart:repeated="22"/>
          </chart:series>
          <chart:series chart:style-name="ch10" chart:values-cell-range-address="'~IQ10C'.AA152:'~IQ10C'.AA173" chart:class="chart:bar">
            <chart:data-point chart:repeated="22"/>
          </chart:series>
          <chart:series chart:style-name="ch11" chart:values-cell-range-address="'~IQ10C'.AB152:'~IQ10C'.AB173" chart:class="chart:bar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 text:id="'~IQ10C'.Y152:'~IQ10C'.Y173">3</text:p>
              </table:table-cell>
              <table:table-cell office:value-type="float" office:value="10.7932561757707">
                <text:p text:id="'~IQ10C'.Z152:'~IQ10C'.Z173">10.7932561757707</text:p>
              </table:table-cell>
              <table:table-cell office:value-type="float" office:value="10.1662336479396">
                <text:p text:id="'~IQ10C'.AA152:'~IQ10C'.AA173">10.1662336479396</text:p>
              </table:table-cell>
              <table:table-cell office:value-type="float" office:value="10.3171940766225">
                <text:p text:id="'~IQ10C'.AB152:'~IQ10C'.AB173">10.3171940766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4714507489298">
                <text:p>21.4714507489298</text:p>
              </table:table-cell>
              <table:table-cell office:value-type="float" office:value="29.1820059544216">
                <text:p>29.1820059544216</text:p>
              </table:table-cell>
              <table:table-cell office:value-type="float" office:value="19.9383378050086">
                <text:p>19.93833780500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6278463251671">
                <text:p>6.76278463251671</text:p>
              </table:table-cell>
              <table:table-cell office:value-type="float" office:value="1.52350075858089">
                <text:p>1.52350075858089</text:p>
              </table:table-cell>
              <table:table-cell office:value-type="float" office:value="6.64360641228245">
                <text:p>6.64360641228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695601161162">
                <text:p>21.695601161162</text:p>
              </table:table-cell>
              <table:table-cell office:value-type="float" office:value="1.64142908311332">
                <text:p>1.64142908311332</text:p>
              </table:table-cell>
              <table:table-cell office:value-type="float" office:value="20.5431449102008">
                <text:p>20.5431449102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6669330984306">
                <text:p>3.06669330984306</text:p>
              </table:table-cell>
              <table:table-cell office:value-type="float" office:value="0.561102728439662">
                <text:p>0.561102728439662</text:p>
              </table:table-cell>
              <table:table-cell office:value-type="float" office:value="2.9641895835624">
                <text:p>2.96418958356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49917923269489">
                <text:p>7.49917923269489</text:p>
              </table:table-cell>
              <table:table-cell office:value-type="float" office:value="0.581545757203967">
                <text:p>0.581545757203967</text:p>
              </table:table-cell>
              <table:table-cell office:value-type="float" office:value="7.22292399602367">
                <text:p>7.222923996023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7830495250956">
                <text:p>2.37830495250956</text:p>
              </table:table-cell>
              <table:table-cell office:value-type="float" office:value="0.314828694039608">
                <text:p>0.314828694039608</text:p>
              </table:table-cell>
              <table:table-cell office:value-type="float" office:value="2.28359111650281">
                <text:p>2.28359111650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609424288429">
                <text:p>3.1609424288429</text:p>
              </table:table-cell>
              <table:table-cell office:value-type="float" office:value="0.15030821322108">
                <text:p>0.15030821322108</text:p>
              </table:table-cell>
              <table:table-cell office:value-type="float" office:value="2.88374634359904">
                <text:p>2.883746343599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5866643623808">
                <text:p>2.05866643623808</text:p>
              </table:table-cell>
              <table:table-cell office:value-type="float" office:value="0.0854843207179115">
                <text:p>0.0854843207179115</text:p>
              </table:table-cell>
              <table:table-cell office:value-type="float" office:value="1.85161324052804">
                <text:p>1.85161324052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3316447226178">
                <text:p>1.23316447226178</text:p>
              </table:table-cell>
              <table:table-cell office:value-type="float" office:value="0.296314386213503">
                <text:p>0.296314386213503</text:p>
              </table:table-cell>
              <table:table-cell office:value-type="float" office:value="1.2851417834923">
                <text:p>1.2851417834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2196149974055">
                <text:p>11.2196149974055</text:p>
              </table:table-cell>
              <table:table-cell office:value-type="float" office:value="0.334599466021694">
                <text:p>0.334599466021694</text:p>
              </table:table-cell>
              <table:table-cell office:value-type="float" office:value="10.8908828489481">
                <text:p>10.89088284894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4305825158946">
                <text:p>16.4305825158946</text:p>
              </table:table-cell>
              <table:table-cell office:value-type="float" office:value="0.145004069590016">
                <text:p>0.145004069590016</text:p>
              </table:table-cell>
              <table:table-cell office:value-type="float" office:value="15.5743560725012">
                <text:p>15.57435607250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2893405614723">
                <text:p>16.2893405614723</text:p>
              </table:table-cell>
              <table:table-cell office:value-type="float" office:value="0.342758301332378">
                <text:p>0.342758301332378</text:p>
              </table:table-cell>
              <table:table-cell office:value-type="float" office:value="14.6790455846772">
                <text:p>14.67904558467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32863873179118">
                <text:p>7.32863873179118</text:p>
              </table:table-cell>
              <table:table-cell office:value-type="float" office:value="1.85071646336494">
                <text:p>1.85071646336494</text:p>
              </table:table-cell>
              <table:table-cell office:value-type="float" office:value="6.63908919964888">
                <text:p>6.639089199648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8520692872079">
                <text:p>13.8520692872079</text:p>
              </table:table-cell>
              <table:table-cell office:value-type="float" office:value="17.6001699189531">
                <text:p>17.6001699189531</text:p>
              </table:table-cell>
              <table:table-cell office:value-type="float" office:value="12.4733361740307">
                <text:p>12.47333617403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2658387158278">
                <text:p>14.2658387158278</text:p>
              </table:table-cell>
              <table:table-cell office:value-type="float" office:value="29.6836923232215">
                <text:p>29.6836923232215</text:p>
              </table:table-cell>
              <table:table-cell office:value-type="float" office:value="14.0879753841924">
                <text:p>14.08797538419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7859274677982">
                <text:p>18.7859274677982</text:p>
              </table:table-cell>
              <table:table-cell office:value-type="float" office:value="20.5844797566748">
                <text:p>20.5844797566748</text:p>
              </table:table-cell>
              <table:table-cell office:value-type="float" office:value="17.4525734779511">
                <text:p>17.4525734779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14.5">
                <text:p>14.5</text:p>
              </table:table-cell>
              <table:table-cell office:value-type="float" office:value="27.1">
                <text:p>27.1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 draw:fill="solid" draw:fill-color="#ffffff"/>
    </style:style>
    <style:style style:name="ch2" style:family="chart">
      <style:chart-properties chart:auto-position="true" style:rotation-angle="0" style:direction="ltr"/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false" chart:visible="true" chart:axis-position="start" style:rotation-angle="0" style:direction="ltr"/>
      <style:graphic-properties draw:stroke="solid" svg:stroke-width="0.026cm" svg:stroke-color="#878787"/>
      <style:text-properties fo:color="#000000" style:text-line-through-style="none" fo:font-family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6" style:family="chart">
      <style:chart-properties chart:auto-position="true" style:rotation-angle="0" style:direction="ltr"/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h7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.026cm" svg:stroke-color="#878787"/>
      <style:text-properties fo:color="#000000" style:text-line-through-style="none" fo:font-family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8" style:family="chart">
      <style:graphic-properties draw:stroke="solid" svg:stroke-width="0.026cm" svg:stroke-color="#878787"/>
    </style:style>
    <style:style style:name="ch9" style:family="chart">
      <style:graphic-properties draw:stroke="solid" svg:stroke-color="#000000" draw:fill="solid" draw:fill-color="#595959"/>
      <style:text-properties fo:font-size="6pt" style:font-size-asian="6pt" style:font-size-complex="6pt"/>
    </style:style>
    <style:style style:name="ch10" style:family="chart">
      <style:graphic-properties draw:stroke="solid" svg:stroke-color="#000000" draw:fill="solid" draw:fill-color="#ff0000"/>
      <style:text-properties fo:font-size="6pt" style:font-size-asian="6pt" style:font-size-complex="6pt"/>
    </style:style>
    <style:style style:name="ch11" style:family="chart">
      <style:graphic-properties draw:stroke="solid" svg:stroke-color="#000000" draw:fill="solid" draw:fill-color="#9bbb59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491cm" svg:height="10.747cm" chart:class="chart:bar" chart:style-name="ch1">
        <chart:title svg:x="3.101cm" svg:y="0.214cm" chart:style-name="ch2">
          <text:p>Abortive Probability Profile: RL1 (WT)</text:p>
        </chart:title>
        <chart:legend chart:legend-position="end" svg:x="12.465cm" svg:y="4.554cm" chart:style-name="ch3"/>
        <chart:plot-area chart:style-name="ch4" table:cell-range-address="'~IQ10C'.Y36:'~IQ10C'.AB56" chart:data-source-has-labels="column" svg:x="0.417cm" svg:y="1.011cm" svg:width="11.74cm" svg:height="9.295cm">
          <chart:axis chart:dimension="x" chart:name="primary-x" chart:style-name="ch5">
            <chart:title svg:x="6.653cm" svg:y="9.816cm" chart:style-name="ch6">
              <text:p>RNA (Nucleotide)</text:p>
            </chart:title>
            <chart:categories table:cell-range-address="'~IQ10C'.Y36:'~IQ10C'.Y56"/>
          </chart:axis>
          <chart:axis chart:dimension="y" chart:name="primary-y" chart:style-name="ch7">
            <chart:title svg:x="0.31cm" svg:y="5.055cm" chart:style-name="ch6">
              <text:p>Abortive Probability</text:p>
            </chart:title>
            <chart:grid chart:style-name="ch8" chart:class="major"/>
          </chart:axis>
          <chart:series chart:style-name="ch9" chart:values-cell-range-address="'~IQ10C'.Z36:'~IQ10C'.Z56" chart:class="chart:bar">
            <chart:data-point chart:repeated="21"/>
          </chart:series>
          <chart:series chart:style-name="ch10" chart:values-cell-range-address="'~IQ10C'.AA36:'~IQ10C'.AA56" chart:class="chart:bar">
            <chart:data-point chart:repeated="21"/>
          </chart:series>
          <chart:series chart:style-name="ch11" chart:values-cell-range-address="'~IQ10C'.AB36:'~IQ10C'.AB5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 text:id="'~IQ10C'.Y36:'~IQ10C'.Y56">3</text:p>
              </table:table-cell>
              <table:table-cell office:value-type="float" office:value="10.9116457207516">
                <text:p text:id="'~IQ10C'.Z36:'~IQ10C'.Z56">10.9116457207516</text:p>
              </table:table-cell>
              <table:table-cell office:value-type="float" office:value="30.1239158665468">
                <text:p text:id="'~IQ10C'.AA36:'~IQ10C'.AA56">30.1239158665468</text:p>
              </table:table-cell>
              <table:table-cell office:value-type="float" office:value="9.88916777923853">
                <text:p text:id="'~IQ10C'.AB36:'~IQ10C'.AB56">9.88916777923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4158350929376">
                <text:p>11.4158350929376</text:p>
              </table:table-cell>
              <table:table-cell office:value-type="float" office:value="28.5537210115462">
                <text:p>28.5537210115462</text:p>
              </table:table-cell>
              <table:table-cell office:value-type="float" office:value="10.2544564200472">
                <text:p>10.25445642004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3312243013811">
                <text:p>14.3312243013811</text:p>
              </table:table-cell>
              <table:table-cell office:value-type="float" office:value="10.5859987886911">
                <text:p>10.5859987886911</text:p>
              </table:table-cell>
              <table:table-cell office:value-type="float" office:value="13.4853726414477">
                <text:p>13.48537264144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.3273391903968">
                <text:p>44.3273391903968</text:p>
              </table:table-cell>
              <table:table-cell office:value-type="float" office:value="42.2693144343666">
                <text:p>42.2693144343666</text:p>
              </table:table-cell>
              <table:table-cell office:value-type="float" office:value="41.8576899931111">
                <text:p>41.857689993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.2382953944959">
                <text:p>65.2382953944959</text:p>
              </table:table-cell>
              <table:table-cell office:value-type="float" office:value="24.6090365798676">
                <text:p>24.6090365798676</text:p>
              </table:table-cell>
              <table:table-cell office:value-type="float" office:value="61.8134758029061">
                <text:p>61.81347580290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4325721056957">
                <text:p>16.4325721056957</text:p>
              </table:table-cell>
              <table:table-cell office:value-type="float" office:value="3.61934868527395">
                <text:p>3.61934868527395</text:p>
              </table:table-cell>
              <table:table-cell office:value-type="float" office:value="12.6139618335464">
                <text:p>12.6139618335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6747242855047">
                <text:p>24.6747242855047</text:p>
              </table:table-cell>
              <table:table-cell office:value-type="float" office:value="2.72977013669179">
                <text:p>2.72977013669179</text:p>
              </table:table-cell>
              <table:table-cell office:value-type="float" office:value="20.088790855736">
                <text:p>20.088790855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0056412122172">
                <text:p>21.0056412122172</text:p>
              </table:table-cell>
              <table:table-cell office:value-type="float" office:value="1.#NAN">
                <text:p>1.#NAN</text:p>
              </table:table-cell>
              <table:table-cell office:value-type="float" office:value="15.6843011718655">
                <text:p>15.68430117186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.3158632296567">
                <text:p>17.3158632296567</text:p>
              </table:table-cell>
              <table:table-cell office:value-type="float" office:value="1.#NAN">
                <text:p>1.#NAN</text:p>
              </table:table-cell>
              <table:table-cell office:value-type="float" office:value="12.2550935767695">
                <text:p>12.25509357676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.1684762213496">
                <text:p>47.1684762213496</text:p>
              </table:table-cell>
              <table:table-cell office:value-type="float" office:value="1.#NAN">
                <text:p>1.#NAN</text:p>
              </table:table-cell>
              <table:table-cell office:value-type="float" office:value="30.7614433252846">
                <text:p>30.76144332528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.2716126819249">
                <text:p>52.2716126819249</text:p>
              </table:table-cell>
              <table:table-cell office:value-type="float" office:value="1.#NAN">
                <text:p>1.#NAN</text:p>
              </table:table-cell>
              <table:table-cell office:value-type="float" office:value="26.2025835657964">
                <text:p>26.2025835657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.0578107328402">
                <text:p>39.0578107328402</text:p>
              </table:table-cell>
              <table:table-cell office:value-type="float" office:value="1.#NAN">
                <text:p>1.#NAN</text:p>
              </table:table-cell>
              <table:table-cell office:value-type="float" office:value="13.3064517444754">
                <text:p>13.30645174447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.7767565624383">
                <text:p>53.7767565624383</text:p>
              </table:table-cell>
              <table:table-cell office:value-type="float" office:value="1.#NAN">
                <text:p>1.#NAN</text:p>
              </table:table-cell>
              <table:table-cell office:value-type="float" office:value="14.2391105284256">
                <text:p>14.2391105284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0.3">
                <text:p>0.3</text:p>
              </table:table-cell>
              <table:table-cell office:value-type="float" office:value="18.2">
                <text:p>18.2</text:p>
              </table:table-cell>
              <table:table-cell office:value-type="float" office:value="3.1">
                <text:p>3.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 draw:fill="solid" draw:fill-color="#ffffff"/>
    </style:style>
    <style:style style:name="ch2" style:family="chart">
      <style:chart-properties chart:auto-position="true" style:rotation-angle="0" style:direction="ltr"/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false" chart:visible="true" chart:axis-position="start"/>
      <style:graphic-properties draw:stroke="solid" svg:stroke-width="0.026cm" svg:stroke-color="#878787"/>
      <style:text-properties fo:color="#000000" style:text-line-through-style="none" fo:font-family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6" style:family="chart">
      <style:chart-properties chart:auto-position="true" style:rotation-angle="0" style:direction="ltr"/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h7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link-data-style-to-source="false" chart:visible="true" chart:axis-position="start"/>
      <style:graphic-properties draw:stroke="solid" svg:stroke-width="0.026cm" svg:stroke-color="#878787"/>
      <style:text-properties fo:color="#000000" style:text-line-through-style="none" fo:font-family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h8" style:family="chart">
      <style:graphic-properties draw:stroke="solid" svg:stroke-width="0.026cm" svg:stroke-color="#878787"/>
    </style:style>
    <style:style style:name="ch9" style:family="chart">
      <style:graphic-properties draw:stroke="solid" svg:stroke-color="#000000" draw:fill="solid" draw:fill-color="#595959"/>
      <style:text-properties fo:font-size="6pt" style:font-size-asian="6pt" style:font-size-complex="6pt"/>
    </style:style>
    <style:style style:name="ch10" style:family="chart">
      <style:graphic-properties draw:stroke="solid" svg:stroke-color="#000000" draw:fill="solid" draw:fill-color="#ff0000"/>
      <style:text-properties fo:font-size="6pt" style:font-size-asian="6pt" style:font-size-complex="6pt"/>
    </style:style>
    <style:style style:name="ch11" style:family="chart">
      <style:graphic-properties draw:stroke="solid" svg:stroke-color="#000000" draw:fill="solid" draw:fill-color="#9bbb59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358cm" svg:height="10.7cm" chart:class="chart:bar" chart:style-name="ch1">
        <chart:title svg:x="3.684cm" svg:y="0.214cm" chart:style-name="ch2">
          <text:p>Abortive Probability Profile: N25</text:p>
        </chart:title>
        <chart:legend chart:legend-position="end" svg:x="12.334cm" svg:y="4.531cm" chart:style-name="ch3"/>
        <chart:plot-area chart:style-name="ch4" table:cell-range-address="'~IQ10C'.Y7:'~IQ10C'.AB27" chart:data-source-has-labels="column" svg:x="0.413cm" svg:y="1.011cm" svg:width="11.615cm" svg:height="9.248cm">
          <chart:axis chart:dimension="x" chart:name="primary-x" chart:style-name="ch5">
            <chart:title svg:x="6.587cm" svg:y="9.769cm" chart:style-name="ch6">
              <text:p>RNA (Nucleotide)</text:p>
            </chart:title>
            <chart:categories table:cell-range-address="'~IQ10C'.Y7:'~IQ10C'.Y27"/>
          </chart:axis>
          <chart:axis chart:dimension="y" chart:name="primary-y" chart:style-name="ch7">
            <chart:title svg:x="0.308cm" svg:y="5.031cm" chart:style-name="ch6">
              <text:p>Abortive Probability</text:p>
            </chart:title>
            <chart:grid chart:style-name="ch8" chart:class="major"/>
          </chart:axis>
          <chart:series chart:style-name="ch9" chart:values-cell-range-address="'~IQ10C'.Z7:'~IQ10C'.Z27" chart:class="chart:bar">
            <chart:data-point chart:repeated="21"/>
          </chart:series>
          <chart:series chart:style-name="ch10" chart:values-cell-range-address="'~IQ10C'.AA7:'~IQ10C'.AA27" chart:class="chart:bar">
            <chart:data-point chart:repeated="21"/>
          </chart:series>
          <chart:series chart:style-name="ch11" chart:values-cell-range-address="'~IQ10C'.AB7:'~IQ10C'.AB27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 text:id="'~IQ10C'.Y7:'~IQ10C'.Y27">3</text:p>
              </table:table-cell>
              <table:table-cell office:value-type="float" office:value="16.138226725002">
                <text:p text:id="'~IQ10C'.Z7:'~IQ10C'.Z27">16.138226725002</text:p>
              </table:table-cell>
              <table:table-cell office:value-type="float" office:value="15.3910824040418">
                <text:p text:id="'~IQ10C'.AA7:'~IQ10C'.AA27">15.3910824040418</text:p>
              </table:table-cell>
              <table:table-cell office:value-type="float" office:value="16.0743850743683">
                <text:p text:id="'~IQ10C'.AB7:'~IQ10C'.AB27">16.0743850743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8346532119099">
                <text:p>21.8346532119099</text:p>
              </table:table-cell>
              <table:table-cell office:value-type="float" office:value="23.2727537478333">
                <text:p>23.2727537478333</text:p>
              </table:table-cell>
              <table:table-cell office:value-type="float" office:value="21.8756124209941">
                <text:p>21.87561242099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3585315620647">
                <text:p>6.53585315620647</text:p>
              </table:table-cell>
              <table:table-cell office:value-type="float" office:value="4.11100503747751">
                <text:p>4.11100503747751</text:p>
              </table:table-cell>
              <table:table-cell office:value-type="float" office:value="6.69586192322029">
                <text:p>6.695861923220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0758066276065">
                <text:p>13.0758066276065</text:p>
              </table:table-cell>
              <table:table-cell office:value-type="float" office:value="2.80857376200679">
                <text:p>2.80857376200679</text:p>
              </table:table-cell>
              <table:table-cell office:value-type="float" office:value="13.6261768815452">
                <text:p>13.6261768815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9168638999083">
                <text:p>5.29168638999083</text:p>
              </table:table-cell>
              <table:table-cell office:value-type="float" office:value="0.641052979167756">
                <text:p>0.641052979167756</text:p>
              </table:table-cell>
              <table:table-cell office:value-type="float" office:value="5.59757541438768">
                <text:p>5.597575414387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.2199848906434">
                <text:p>29.2199848906434</text:p>
              </table:table-cell>
              <table:table-cell office:value-type="float" office:value="3.14499299404849">
                <text:p>3.14499299404849</text:p>
              </table:table-cell>
              <table:table-cell office:value-type="float" office:value="30.3339357923034">
                <text:p>30.3339357923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0389737253419">
                <text:p>23.0389737253419</text:p>
              </table:table-cell>
              <table:table-cell office:value-type="float" office:value="0.968995458193038">
                <text:p>0.968995458193038</text:p>
              </table:table-cell>
              <table:table-cell office:value-type="float" office:value="24.4465456849822">
                <text:p>24.44654568498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4607228452753">
                <text:p>15.4607228452753</text:p>
              </table:table-cell>
              <table:table-cell office:value-type="float" office:value="0.476714617728598">
                <text:p>0.476714617728598</text:p>
              </table:table-cell>
              <table:table-cell office:value-type="float" office:value="16.8119030623514">
                <text:p>16.81190306235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73489889232374">
                <text:p>5.73489889232374</text:p>
              </table:table-cell>
              <table:table-cell office:value-type="float" office:value="1.#NAN">
                <text:p>1.#NAN</text:p>
              </table:table-cell>
              <table:table-cell office:value-type="float" office:value="6.36120926938602">
                <text:p>6.361209269386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0360029137508">
                <text:p>2.10360029137508</text:p>
              </table:table-cell>
              <table:table-cell office:value-type="float" office:value="1.#NAN">
                <text:p>1.#NAN</text:p>
              </table:table-cell>
              <table:table-cell office:value-type="float" office:value="1.87728334193876">
                <text:p>1.877283341938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8638596449092">
                <text:p>1.88638596449092</text:p>
              </table:table-cell>
              <table:table-cell office:value-type="float" office:value="1.#NAN">
                <text:p>1.#NAN</text:p>
              </table:table-cell>
              <table:table-cell office:value-type="float" office:value="2.16843847117542">
                <text:p>2.16843847117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1531206870455">
                <text:p>2.41531206870455</text:p>
              </table:table-cell>
              <table:table-cell office:value-type="float" office:value="1.#NAN">
                <text:p>1.#NAN</text:p>
              </table:table-cell>
              <table:table-cell office:value-type="float" office:value="2.81221100743997">
                <text:p>2.81221100743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5358910044771">
                <text:p>1.25358910044771</text:p>
              </table:table-cell>
              <table:table-cell office:value-type="float" office:value="1.#NAN">
                <text:p>1.#NAN</text:p>
              </table:table-cell>
              <table:table-cell office:value-type="float" office:value="1.42956181992012">
                <text:p>1.429561819920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20.2">
                <text:p>20.2</text:p>
              </table:table-cell>
              <table:table-cell office:value-type="float" office:value="57.4">
                <text:p>57.4</text:p>
              </table:table-cell>
              <table:table-cell office:value-type="float" office:value="18.9">
                <text:p>18.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 draw:fill="solid" draw:fill-color="#ffffff"/>
    </style:style>
    <style:style style:name="ch2" style:family="chart">
      <style:chart-properties chart:auto-position="true" style:rotation-angle="0" style:direction="ltr"/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h3" style:family="chart">
      <style:chart-properties chart:stacked="true"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false" chart:visible="true" chart:axis-position="start"/>
      <style:graphic-properties draw:stroke="solid" svg:stroke-width="0.026cm" svg:stroke-color="#878787"/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gap-width="150" chart:overlap="100" chart:reverse-direction="false" text:line-break="false" chart:visible="true" chart:axis-position="start"/>
      <style:graphic-properties draw:stroke="solid" svg:stroke-width="0.026cm" svg:stroke-color="#878787"/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chart-properties chart:auto-position="true" style:rotation-angle="0" style:direction="ltr"/>
      <style:text-properties fo:color="#000000" style:text-line-through-styl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h7" style:family="chart">
      <style:graphic-properties draw:stroke="solid" svg:stroke-width="0.026cm" svg:stroke-color="#878787"/>
    </style:style>
    <style:style style:name="ch8" style:family="chart">
      <style:graphic-properties draw:stroke="solid" svg:stroke-color="#000000" draw:fill="solid" draw:fill-color="#595959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4.121cm" svg:height="9.423cm" chart:class="chart:bar" chart:style-name="ch1">
        <chart:title svg:x="2.469cm" svg:y="0.189cm" chart:style-name="ch2">
          <text:p>Total Transcripts -/+ GreB</text:p>
        </chart:title>
        <chart:plot-area chart:style-name="ch3" table:cell-range-address="'~IQ10C'.J225:'~IQ10C'.AF227" chart:data-source-has-labels="both" svg:x="0.363cm" svg:y="1.118cm" svg:width="13.476cm" svg:height="8.117cm">
          <chart:axis chart:dimension="x" chart:name="primary-x" chart:style-name="ch4">
            <chart:categories table:cell-range-address="'~IQ10C'.J225:'~IQ10C'.AF226"/>
          </chart:axis>
          <chart:axis chart:dimension="y" chart:name="primary-y" chart:style-name="ch5">
            <chart:title svg:x="0.283cm" svg:y="4.885cm" chart:style-name="ch6">
              <text:p>IQ Volumes</text:p>
            </chart:title>
            <chart:grid chart:style-name="ch7" chart:class="major"/>
          </chart:axis>
          <chart:series chart:style-name="ch8" chart:values-cell-range-address="'~IQ10C'.J227:'~IQ10C'.AF227" chart:class="chart:bar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27</text:p>
              </table:table-cell>
            </table:table-row>
          </table:table-header-rows>
          <table:table-rows>
            <table:table-row>
              <table:table-cell office:value-type="string">
                <text:p text:id="'~IQ10C'.J225:'~IQ10C'.AF226">N25</text:p>
              </table:table-cell>
              <table:table-cell office:value-type="float" office:value="17922447.92">
                <text:p text:id="'~IQ10C'.J227:'~IQ10C'.AF227">17922447.92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5442841.17">
                <text:p>15442841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784470.49">
                <text:p>17784470.49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16398.49">
                <text:p>9016398.49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4896298.73">
                <text:p>4896298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73351.93">
                <text:p>8873351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L1 (WT)</text:p>
              </table:table-cell>
              <table:table-cell office:value-type="float" office:value="15935240.02">
                <text:p>15935240.02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7847783.03">
                <text:p>7847783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20818.79">
                <text:p>16520818.79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268836.58">
                <text:p>24268836.58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7768294.22">
                <text:p>7768294.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222390.22">
                <text:p>24222390.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L2 (L4-3)</text:p>
              </table:table-cell>
              <table:table-cell office:value-type="float" office:value="26112096.89">
                <text:p>26112096.89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7144250.32">
                <text:p>7144250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33821.35">
                <text:p>28133821.35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79902.8">
                <text:p>10379902.8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1693939.97">
                <text:p>11693939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32855.41">
                <text:p>9932855.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L3 (L5-1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N25anti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DG203-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 draw:fill="solid" draw:fill-color="#ffffff"/>
    </style:style>
    <style:style style:name="ch2" style:family="chart">
      <style:chart-properties chart:auto-position="true" style:rotation-angle="0" style:direction="ltr"/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h3" style:family="chart">
      <style:chart-properties chart:stacked="true"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false" chart:visible="true" chart:axis-position="start"/>
      <style:graphic-properties draw:stroke="solid" svg:stroke-width="0.026cm" svg:stroke-color="#878787"/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gap-width="150" chart:overlap="100" chart:reverse-direction="false" text:line-break="false" chart:visible="true" chart:axis-position="start"/>
      <style:graphic-properties draw:stroke="solid" svg:stroke-width="0.026cm" svg:stroke-color="#878787"/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chart-properties chart:auto-position="true" style:rotation-angle="0" style:direction="ltr"/>
      <style:text-properties fo:color="#000000" style:text-line-through-styl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h7" style:family="chart">
      <style:graphic-properties draw:stroke="solid" svg:stroke-width="0.026cm" svg:stroke-color="#878787"/>
    </style:style>
    <style:style style:name="ch8" style:family="chart">
      <style:graphic-properties draw:stroke="solid" svg:stroke-color="#000000" draw:fill="solid" draw:fill-color="#595959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0.616cm" svg:height="9.423cm" chart:class="chart:bar" chart:style-name="ch1">
        <chart:title svg:x="0.717cm" svg:y="0.189cm" chart:style-name="ch2">
          <text:p>Total Transcripts -/+ GreB</text:p>
        </chart:title>
        <chart:plot-area chart:style-name="ch3" table:cell-range-address="'~IQ10C'.N225:'~IQ10C'.X227" chart:data-source-has-labels="both" svg:x="0.223cm" svg:y="1.118cm" svg:width="10.181cm" svg:height="8.117cm">
          <chart:axis chart:dimension="x" chart:name="primary-x" chart:style-name="ch4">
            <chart:categories table:cell-range-address="'~IQ10C'.N225:'~IQ10C'.X226"/>
          </chart:axis>
          <chart:axis chart:dimension="y" chart:name="primary-y" chart:style-name="ch5">
            <chart:title svg:x="0.213cm" svg:y="4.885cm" chart:style-name="ch6">
              <text:p>IQ Volumes</text:p>
            </chart:title>
            <chart:grid chart:style-name="ch7" chart:class="major"/>
          </chart:axis>
          <chart:series chart:style-name="ch8" chart:values-cell-range-address="'~IQ10C'.N227:'~IQ10C'.X227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27</text:p>
              </table:table-cell>
            </table:table-row>
          </table:table-header-rows>
          <table:table-rows>
            <table:table-row>
              <table:table-cell office:value-type="string">
                <text:p text:id="'~IQ10C'.N225:'~IQ10C'.X226">RL1 (WT)</text:p>
              </table:table-cell>
              <table:table-cell office:value-type="float" office:value="9016398.49">
                <text:p text:id="'~IQ10C'.N227:'~IQ10C'.X227">9016398.49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4896298.73">
                <text:p>4896298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73351.93">
                <text:p>8873351.93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35240.02">
                <text:p>15935240.02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7847783.03">
                <text:p>7847783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20818.79">
                <text:p>16520818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L2 (L4-3)</text:p>
              </table:table-cell>
              <table:table-cell office:value-type="float" office:value="24268836.58">
                <text:p>24268836.58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7768294.22">
                <text:p>7768294.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222390.22">
                <text:p>24222390.22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L3 (L5-1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 draw:fill="solid" draw:fill-color="#ffffff"/>
    </style:style>
    <style:style style:name="ch2" style:family="chart">
      <style:chart-properties chart:auto-position="true" style:rotation-angle="0" style:direction="ltr"/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h3" style:family="chart">
      <style:chart-properties chart:stacked="true"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false" chart:visible="true" chart:axis-position="start"/>
      <style:graphic-properties draw:stroke="solid" svg:stroke-width="0.026cm" svg:stroke-color="#878787"/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gap-width="150" chart:overlap="100" chart:reverse-direction="false" text:line-break="false" chart:visible="true" chart:axis-position="start"/>
      <style:graphic-properties draw:stroke="solid" svg:stroke-width="0.026cm" svg:stroke-color="#878787"/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chart-properties chart:auto-position="true" style:rotation-angle="0" style:direction="ltr"/>
      <style:text-properties fo:color="#000000" style:text-line-through-styl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h7" style:family="chart">
      <style:graphic-properties draw:stroke="solid" svg:stroke-width="0.026cm" svg:stroke-color="#878787"/>
    </style:style>
    <style:style style:name="ch8" style:family="chart">
      <style:graphic-properties draw:stroke="solid" svg:stroke-color="#000000" draw:fill="solid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4.331cm" svg:height="9.423cm" chart:class="chart:bar" chart:style-name="ch1">
        <chart:title svg:x="2.005cm" svg:y="0.189cm" chart:style-name="ch2">
          <text:p>Total Abortive RNAs -/+ GreB</text:p>
        </chart:title>
        <chart:plot-area chart:style-name="ch3" table:cell-range-address="'~IQ10C'.J197:'~IQ10C'.AF199" chart:data-source-has-labels="both" svg:x="0.371cm" svg:y="1.118cm" svg:width="13.674cm" svg:height="8.117cm">
          <chart:axis chart:dimension="x" chart:name="primary-x" chart:style-name="ch4">
            <chart:categories table:cell-range-address="'~IQ10C'.J197:'~IQ10C'.AF198"/>
          </chart:axis>
          <chart:axis chart:dimension="y" chart:name="primary-y" chart:style-name="ch5">
            <chart:title svg:x="0.287cm" svg:y="4.885cm" chart:style-name="ch6">
              <text:p>IQ Volumes</text:p>
            </chart:title>
            <chart:grid chart:style-name="ch7" chart:class="major"/>
          </chart:axis>
          <chart:series chart:style-name="ch8" chart:values-cell-range-address="'~IQ10C'.J199:'~IQ10C'.AF199" chart:class="chart:bar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199</text:p>
              </table:table-cell>
            </table:table-row>
          </table:table-header-rows>
          <table:table-rows>
            <table:table-row>
              <table:table-cell office:value-type="string">
                <text:p text:id="'~IQ10C'.J197:'~IQ10C'.AF198">N25</text:p>
              </table:table-cell>
              <table:table-cell office:value-type="float" office:value="14297227.14">
                <text:p text:id="'~IQ10C'.J199:'~IQ10C'.AF199">14297227.14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6580399.71">
                <text:p>6580399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26376.5">
                <text:p>14426376.5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86585.89">
                <text:p>8986585.89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4002951.28">
                <text:p>4002951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01212.09">
                <text:p>8601212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L1 (WT)</text:p>
              </table:table-cell>
              <table:table-cell office:value-type="float" office:value="15390925.45">
                <text:p>15390925.45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5466551.47">
                <text:p>5466551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61813.37">
                <text:p>15861813.37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186418.86">
                <text:p>24186418.86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5913895.28">
                <text:p>5913895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037339.96">
                <text:p>24037339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L2(L4-3)</text:p>
              </table:table-cell>
              <table:table-cell office:value-type="float" office:value="25910798.88">
                <text:p>25910798.88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4767966.12">
                <text:p>4767966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883877.2">
                <text:p>27883877.2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72406.15">
                <text:p>8872406.15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8522841.49">
                <text:p>8522841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01786.42">
                <text:p>8301786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L3 (L5-1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N25anti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DG203-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+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(-)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